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reeSans1" svg:font-family="FreeSans"/>
    <style:font-face style:name="OpenSymbol" svg:font-family="OpenSymbol"/>
    <style:font-face style:name="Cumberland AMT" svg:font-family="'Cumberland AMT'"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4">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Preformatted_20_Text">
      <style:text-properties fo:font-weight="bold" style:font-weight-asian="bold" style:font-weight-complex="bold"/>
    </style:style>
    <style:style style:name="P4" style:family="paragraph" style:parent-style-name="Horizontal_20_Line">
      <style:paragraph-properties fo:margin-left="2.928in" fo:margin-right="2.928in" fo:text-align="center" style:justify-single-word="false" fo:text-indent="0in" style:auto-text-indent="false"/>
    </style:style>
    <style:style style:name="P5" style:family="paragraph" style:parent-style-name="Heading_20_1" style:master-page-name="HTML">
      <style:paragraph-properties style:page-number="auto"/>
    </style:style>
    <style:style style:name="P6" style:family="paragraph" style:parent-style-name="Quotations">
      <style:text-properties fo:font-size="10pt" fo:font-style="italic"/>
    </style:style>
    <style:style style:name="P7" style:family="paragraph" style:parent-style-name="List_20_Contents">
      <style:paragraph-properties fo:margin-top="0in" fo:margin-bottom="0.1965in"/>
    </style:style>
    <style:style style:name="P8" style:family="paragraph" style:parent-style-name="Text_20_body" style:list-style-name="L1"/>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text-properties fo:font-style="italic" fo:font-weight="bold"/>
    </style:style>
    <style:style style:name="P12" style:family="paragraph" style:parent-style-name="Text_20_body" style:list-style-name="L47"/>
    <style:style style:name="P13" style:family="paragraph" style:parent-style-name="Text_20_body" style:list-style-name="L48"/>
    <style:style style:name="P14" style:family="paragraph" style:parent-style-name="Text_20_body" style:list-style-name="L49"/>
    <style:style style:name="P15" style:family="paragraph" style:parent-style-name="Text_20_body" style:list-style-name="L50"/>
    <style:style style:name="P16" style:family="paragraph" style:parent-style-name="Text_20_body" style:list-style-name="L51"/>
    <style:style style:name="P17" style:family="paragraph" style:parent-style-name="Text_20_body" style:list-style-name="L52"/>
    <style:style style:name="P18" style:family="paragraph" style:parent-style-name="Text_20_body" style:list-style-name="L53"/>
    <style:style style:name="P19" style:family="paragraph" style:parent-style-name="Text_20_body" style:list-style-name="L54"/>
    <style:style style:name="P20" style:family="paragraph" style:parent-style-name="Text_20_body" style:list-style-name="L55"/>
    <style:style style:name="P21" style:family="paragraph" style:parent-style-name="Text_20_body" style:list-style-name="L56"/>
    <style:style style:name="P22" style:family="paragraph" style:parent-style-name="Text_20_body" style:list-style-name="L57"/>
    <style:style style:name="P23" style:family="paragraph" style:parent-style-name="Text_20_body" style:list-style-name="L58"/>
    <style:style style:name="P24" style:family="paragraph" style:parent-style-name="Text_20_body" style:list-style-name="L59"/>
    <style:style style:name="P25" style:family="paragraph" style:parent-style-name="Text_20_body" style:list-style-name="L60"/>
    <style:style style:name="P26" style:family="paragraph" style:parent-style-name="Text_20_body" style:list-style-name="L61"/>
    <style:style style:name="P27" style:family="paragraph" style:parent-style-name="Text_20_body" style:list-style-name="L62"/>
    <style:style style:name="P28" style:family="paragraph" style:parent-style-name="Text_20_body" style:list-style-name="L63"/>
    <style:style style:name="P29" style:family="paragraph" style:parent-style-name="Text_20_body" style:list-style-name="L64"/>
    <style:style style:name="P30" style:family="paragraph" style:parent-style-name="Text_20_body" style:list-style-name="L65"/>
    <style:style style:name="P31" style:family="paragraph" style:parent-style-name="Text_20_body" style:list-style-name="L66"/>
    <style:style style:name="P32" style:family="paragraph" style:parent-style-name="Text_20_body" style:list-style-name="L67"/>
    <style:style style:name="P33" style:family="paragraph" style:parent-style-name="Text_20_body" style:list-style-name="L68"/>
    <style:style style:name="P34" style:family="paragraph" style:parent-style-name="Text_20_body" style:list-style-name="L69"/>
    <style:style style:name="P35" style:family="paragraph" style:parent-style-name="Text_20_body" style:list-style-name="L70"/>
    <style:style style:name="P36" style:family="paragraph" style:parent-style-name="Text_20_body" style:list-style-name="L71"/>
    <style:style style:name="P37" style:family="paragraph" style:parent-style-name="Text_20_body" style:list-style-name="L72"/>
    <style:style style:name="P38" style:family="paragraph" style:parent-style-name="Text_20_body" style:list-style-name="L73"/>
    <style:style style:name="P39" style:family="paragraph" style:parent-style-name="Text_20_body" style:list-style-name="L74"/>
    <style:style style:name="P40" style:family="paragraph" style:parent-style-name="Text_20_body" style:list-style-name="L75"/>
    <style:style style:name="P41" style:family="paragraph" style:parent-style-name="Text_20_body" style:list-style-name="L76"/>
    <style:style style:name="P42" style:family="paragraph" style:parent-style-name="Text_20_body" style:list-style-name="L77"/>
    <style:style style:name="P43" style:family="paragraph" style:parent-style-name="Text_20_body" style:list-style-name="L78"/>
    <style:style style:name="P44" style:family="paragraph" style:parent-style-name="Text_20_body" style:list-style-name="L79"/>
    <style:style style:name="P45" style:family="paragraph" style:parent-style-name="Text_20_body" style:list-style-name="L80"/>
    <style:style style:name="P46" style:family="paragraph" style:parent-style-name="Text_20_body" style:list-style-name="L81"/>
    <style:style style:name="P47" style:family="paragraph" style:parent-style-name="Text_20_body" style:list-style-name="L82"/>
    <style:style style:name="P48" style:family="paragraph" style:parent-style-name="Text_20_body" style:list-style-name="L83"/>
    <style:style style:name="P49" style:family="paragraph" style:parent-style-name="Text_20_body" style:list-style-name="L84"/>
    <style:style style:name="P50" style:family="paragraph" style:parent-style-name="Text_20_body" style:list-style-name="L85"/>
    <style:style style:name="P51" style:family="paragraph" style:parent-style-name="Text_20_body" style:list-style-name="L86"/>
    <style:style style:name="P52" style:family="paragraph" style:parent-style-name="Text_20_body" style:list-style-name="L87"/>
    <style:style style:name="P53" style:family="paragraph" style:parent-style-name="Text_20_body" style:list-style-name="L88"/>
    <style:style style:name="P54" style:family="paragraph" style:parent-style-name="Text_20_body" style:list-style-name="L89"/>
    <style:style style:name="P55" style:family="paragraph" style:parent-style-name="Text_20_body" style:list-style-name="L90"/>
    <style:style style:name="P56" style:family="paragraph" style:parent-style-name="Text_20_body" style:list-style-name="L91"/>
    <style:style style:name="P57" style:family="paragraph" style:parent-style-name="Text_20_body">
      <style:paragraph-properties fo:text-align="center" style:justify-single-word="false"/>
      <style:text-properties fo:font-weight="bold" style:font-weight-asian="bold" style:font-weight-complex="bold"/>
    </style:style>
    <style:style style:name="P58" style:family="paragraph" style:parent-style-name="Text_20_body" style:master-page-name="HTML">
      <style:paragraph-properties fo:margin-top="0in" fo:margin-bottom="0in" style:page-number="auto"/>
    </style:style>
    <style:style style:name="P59" style:family="paragraph" style:parent-style-name="Text_20_body">
      <style:paragraph-properties fo:margin-top="0in" fo:margin-bottom="0in"/>
    </style:style>
    <style:style style:name="P60" style:family="paragraph" style:parent-style-name="Text_20_body" style:list-style-name="L1">
      <style:paragraph-properties fo:margin-top="0in" fo:margin-bottom="0in"/>
    </style:style>
    <style:style style:name="P61" style:family="paragraph" style:parent-style-name="Text_20_body" style:list-style-name="L48">
      <style:paragraph-properties fo:margin-top="0in" fo:margin-bottom="0in"/>
    </style:style>
    <style:style style:name="P62" style:family="paragraph" style:parent-style-name="Text_20_body" style:list-style-name="L49">
      <style:paragraph-properties fo:margin-top="0in" fo:margin-bottom="0in"/>
    </style:style>
    <style:style style:name="P63" style:family="paragraph" style:parent-style-name="Text_20_body" style:list-style-name="L61">
      <style:paragraph-properties fo:margin-top="0in" fo:margin-bottom="0in"/>
    </style:style>
    <style:style style:name="P64" style:family="paragraph" style:parent-style-name="Text_20_body" style:list-style-name="L62">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77">
      <style:paragraph-properties fo:margin-top="0in" fo:margin-bottom="0in"/>
    </style:style>
    <style:style style:name="P68" style:family="paragraph" style:parent-style-name="Text_20_body" style:list-style-name="L79">
      <style:paragraph-properties fo:margin-top="0in" fo:margin-bottom="0in"/>
    </style:style>
    <style:style style:name="P69" style:family="paragraph" style:parent-style-name="Text_20_body" style:list-style-name="L80">
      <style:paragraph-properties fo:margin-top="0in" fo:margin-bottom="0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position="33% 80%"/>
    </style:style>
    <style:style style:name="T4" style:family="text">
      <style:text-properties fo:font-weight="bold"/>
    </style:style>
    <style:style style:name="T5" style:family="text">
      <style:text-properties fo:font-size="18pt" fo:font-weight="bold"/>
    </style:style>
    <style:style style:name="T6" style:family="text">
      <style:text-properties fo:color="#000000"/>
    </style:style>
    <style:style style:name="T7" style:family="text">
      <style:text-properties fo:font-size="10pt" fo:font-style="itali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icensing and Legal information</text:p>
      <text:p text:style-name="Text_20_body"/>
      <text:p text:style-name="Text_20_body">This product is made available subject to the terms of GNU Lesser General Public License Version 3. A copy of the LGPL license can be found at <text:a xlink:type="simple" xlink:href="http://www.gnu.org/licenses/lgpl-3.0.html">http://www.gnu.org/licenses/lgpl-3.0.html</text:a></text:p>
      <text:p text:style-name="Text_20_body">Third Party Code Additional copyright notices and license terms applicable to portions of the Software are set forth in the THIRDPARTYLICENSEREADME.html file, and can be found at the bottom of this document.</text:p>
      <text:p text:style-name="Text_20_body">All trademarks and registered trademarks mentioned herein are the property of their respective owners.</text:p>
      <text:p text:style-name="Text_20_body">Copyright (c) 2000, 2010 Oracle, and/or its affiliates. All rights reserved.</text:p>
      <text:p text:style-name="Text_20_body">This product has been created by <text:span text:style-name="T2">The Document Foundation</text:span>, incorporating many modifications from different contributors, see <text:a xlink:type="simple" xlink:href="http://www.libreoffice.org/">http://www.libreoffice.org/</text:a> for more details.</text:p>
      <text:p text:style-name="Text_20_body"/>
      <text:p text:style-name="P57">- DO NOT TRANSLATE OR LOCALIZE THIS DOCUMENT -</text:p>
      <text:h text:style-name="Heading_20_3" text:outline-level="3"><text:s text:c="19"/>GNU LESSER GENERAL PUBLIC LICENSE</text:h>
      <text:p text:style-name="P3"><text:s text:c="23"/>Version 3, 29 June 2007</text:p>
      <text:p text:style-name="P3"/>
      <text:p text:style-name="Preformatted_20_Text"><text:s/>Copyright (C) 2007 Free Software Foundation, Inc. </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text:s text:c="2"/>This version of the GNU Lesser General Public License incorporates</text:p>
      <text:p text:style-name="Preformatted_20_Text">the terms and conditions of version 3 of the GNU General Public</text:p>
      <text:p text:style-name="Preformatted_20_Text">License, supplemented by the additional permissions listed below.</text:p>
      <text:p text:style-name="Preformatted_20_Text"/>
      <text:p text:style-name="Preformatted_20_Text"><text:s text:c="2"/>0. Additional Definitions. </text:p>
      <text:p text:style-name="Preformatted_20_Text"/>
      <text:p text:style-name="Preformatted_20_Text"><text:s text:c="2"/>As used herein, "this License" refers to version 3 of the GNU Lesser</text:p>
      <text:p text:style-name="Preformatted_20_Text">General Public License, and the "GNU GPL" refers to version 3 of the GNU</text:p>
      <text:p text:style-name="Preformatted_20_Text">General Public License.</text:p>
      <text:p text:style-name="Preformatted_20_Text"/>
      <text:p text:style-name="Preformatted_20_Text"><text:s text:c="2"/>"The Library" refers to a covered work governed by this License,</text:p>
      <text:p text:style-name="Preformatted_20_Text">other than an Application or a Combined Work as defined below.</text:p>
      <text:p text:style-name="Preformatted_20_Text"/>
      <text:p text:style-name="Preformatted_20_Text"><text:s text:c="2"/>An "Application" is any work that makes use of an interface provided</text:p>
      <text:p text:style-name="Preformatted_20_Text">by the Library, but which is not otherwise based on the Library.</text:p>
      <text:p text:style-name="Preformatted_20_Text">Defining a subclass of a class defined by the Library is deemed a mode</text:p>
      <text:p text:style-name="Preformatted_20_Text">of using an interface provided by the Library.</text:p>
      <text:p text:style-name="Preformatted_20_Text"/>
      <text:p text:style-name="Preformatted_20_Text"><text:s text:c="2"/>A "Combined Work" is a work produced by combining or linking an</text:p>
      <text:p text:style-name="Preformatted_20_Text">Application with the Library. <text:s/>The particular version of the Library</text:p>
      <text:p text:style-name="Preformatted_20_Text">with which the Combined Work was made is also called the "Linked</text:p>
      <text:p text:style-name="Preformatted_20_Text">Version".</text:p>
      <text:p text:style-name="Preformatted_20_Text"/>
      <text:p text:style-name="Preformatted_20_Text"><text:s text:c="2"/>The "Minimal Corresponding Source" for a Combined Work means the</text:p>
      <text:p text:style-name="Preformatted_20_Text">Corresponding Source for the Combined Work, excluding any source code</text:p>
      <text:p text:style-name="Preformatted_20_Text">for portions of the Combined Work that, considered in isolation, are</text:p>
      <text:p text:style-name="Preformatted_20_Text">based on the Application, and not on the Linked Version.</text:p>
      <text:p text:style-name="Preformatted_20_Text"/>
      <text:p text:style-name="Preformatted_20_Text"><text:s text:c="2"/>The "Corresponding Application Code" for a Combined Work means the</text:p>
      <text:p text:style-name="Preformatted_20_Text">object code and/or source code for the Application, including any data</text:p>
      <text:p text:style-name="Preformatted_20_Text">and utility programs needed for reproducing the Combined Work from the</text:p>
      <text:p text:style-name="Preformatted_20_Text"><text:soft-page-break/>Application, but excluding the System Libraries of the Combined Work.</text:p>
      <text:p text:style-name="Preformatted_20_Text"/>
      <text:p text:style-name="Preformatted_20_Text"><text:s text:c="2"/>1. Exception to Section 3 of the GNU GPL.</text:p>
      <text:p text:style-name="Preformatted_20_Text"/>
      <text:p text:style-name="Preformatted_20_Text"><text:s text:c="2"/>You may convey a covered work under sections 3 and 4 of this License</text:p>
      <text:p text:style-name="Preformatted_20_Text">without being bound by section 3 of the GNU GPL.</text:p>
      <text:p text:style-name="Preformatted_20_Text"/>
      <text:p text:style-name="Preformatted_20_Text"><text:s text:c="2"/>2. Conveying Modified Versions.</text:p>
      <text:p text:style-name="Preformatted_20_Text"/>
      <text:p text:style-name="Preformatted_20_Text"><text:s text:c="2"/>If you modify a copy of the Library, and, in your modifications, a</text:p>
      <text:p text:style-name="Preformatted_20_Text">facility refers to a function or data to be supplied by an Application</text:p>
      <text:p text:style-name="Preformatted_20_Text">that uses the facility (other than as an argument passed when the</text:p>
      <text:p text:style-name="Preformatted_20_Text">facility is invoked), then you may convey a copy of the modified</text:p>
      <text:p text:style-name="Preformatted_20_Text">version:</text:p>
      <text:p text:style-name="Preformatted_20_Text"/>
      <text:p text:style-name="Preformatted_20_Text"><text:s text:c="3"/>a) under this License, provided that you make a good faith effort to</text:p>
      <text:p text:style-name="Preformatted_20_Text"><text:s text:c="3"/>ensure that, in the event an Application does not supply the</text:p>
      <text:p text:style-name="Preformatted_20_Text"><text:s text:c="3"/>function or data, the facility still operates, and performs</text:p>
      <text:p text:style-name="Preformatted_20_Text"><text:s text:c="3"/>whatever part of its purpose remains meaningful, or</text:p>
      <text:p text:style-name="Preformatted_20_Text"/>
      <text:p text:style-name="Preformatted_20_Text"><text:s text:c="3"/>b) under the GNU GPL, with none of the additional permissions of</text:p>
      <text:p text:style-name="Preformatted_20_Text"><text:s text:c="3"/>this License applicable to that copy.</text:p>
      <text:p text:style-name="Preformatted_20_Text"/>
      <text:p text:style-name="Preformatted_20_Text"><text:s text:c="2"/>3. Object Code Incorporating Material from Library Header Files.</text:p>
      <text:p text:style-name="Preformatted_20_Text"/>
      <text:p text:style-name="Preformatted_20_Text"><text:s text:c="2"/>The object code form of an Application may incorporate material from</text:p>
      <text:p text:style-name="Preformatted_20_Text">a header file that is part of the Library. <text:s/>You may convey such object</text:p>
      <text:p text:style-name="Preformatted_20_Text">code under terms of your choice, provided that, if the incorporated</text:p>
      <text:p text:style-name="Preformatted_20_Text">material is not limited to numerical parameters, data structure</text:p>
      <text:p text:style-name="Preformatted_20_Text">layouts and accessors, or small macros, inline functions and templates</text:p>
      <text:p text:style-name="Preformatted_20_Text">(ten or fewer lines in length), you do both of the following:</text:p>
      <text:p text:style-name="Preformatted_20_Text"/>
      <text:p text:style-name="Preformatted_20_Text"><text:s text:c="3"/>a) Give prominent notice with each copy of the object code that the</text:p>
      <text:p text:style-name="Preformatted_20_Text"><text:s text:c="3"/>Library is used in it and that the Library and its use are</text:p>
      <text:p text:style-name="Preformatted_20_Text"><text:s text:c="3"/>covered by this License.</text:p>
      <text:p text:style-name="Preformatted_20_Text"/>
      <text:p text:style-name="Preformatted_20_Text"><text:s text:c="3"/>b) Accompany the object code with a copy of the GNU GPL and this license</text:p>
      <text:p text:style-name="Preformatted_20_Text"><text:s text:c="3"/>document.</text:p>
      <text:p text:style-name="Preformatted_20_Text"/>
      <text:p text:style-name="Preformatted_20_Text"><text:s text:c="2"/>4. Combined Works.</text:p>
      <text:p text:style-name="Preformatted_20_Text"/>
      <text:p text:style-name="Preformatted_20_Text"><text:s text:c="2"/>You may convey a Combined Work under terms of your choice that,</text:p>
      <text:p text:style-name="Preformatted_20_Text">taken together, effectively do not restrict modification of the</text:p>
      <text:p text:style-name="Preformatted_20_Text">portions of the Library contained in the Combined Work and reverse</text:p>
      <text:p text:style-name="Preformatted_20_Text">engineering for debugging such modifications, if you also do each of</text:p>
      <text:p text:style-name="Preformatted_20_Text">the following:</text:p>
      <text:p text:style-name="Preformatted_20_Text"/>
      <text:p text:style-name="Preformatted_20_Text"><text:s text:c="3"/>a) Give prominent notice with each copy of the Combined Work that</text:p>
      <text:p text:style-name="Preformatted_20_Text"><text:s text:c="3"/>the Library is used in it and that the Library and its use are</text:p>
      <text:p text:style-name="Preformatted_20_Text"><text:s text:c="3"/>covered by this License.</text:p>
      <text:p text:style-name="Preformatted_20_Text"/>
      <text:p text:style-name="Preformatted_20_Text"><text:s text:c="3"/>b) Accompany the Combined Work with a copy of the GNU GPL and this license</text:p>
      <text:p text:style-name="Preformatted_20_Text"><text:s text:c="3"/>document.</text:p>
      <text:p text:style-name="Preformatted_20_Text"/>
      <text:p text:style-name="Preformatted_20_Text"><text:s text:c="3"/>c) For a Combined Work that displays copyright notices during</text:p>
      <text:p text:style-name="Preformatted_20_Text"><text:s text:c="3"/>execution, include the copyright notice for the Library among</text:p>
      <text:p text:style-name="Preformatted_20_Text"><text:s text:c="3"/>these notices, as well as a reference directing the user to the</text:p>
      <text:p text:style-name="Preformatted_20_Text"><text:s text:c="3"/>copies of the GNU GPL and this license document.</text:p>
      <text:p text:style-name="Preformatted_20_Text"/>
      <text:p text:style-name="Preformatted_20_Text"><text:s text:c="3"/>d) Do one of the following:</text:p>
      <text:p text:style-name="Preformatted_20_Text"/>
      <text:p text:style-name="Preformatted_20_Text"><text:s text:c="7"/>0) Convey the Minimal Corresponding Source under the terms of this</text:p>
      <text:p text:style-name="Preformatted_20_Text"><text:s text:c="7"/>License, and the Corresponding Application Code in a form</text:p>
      <text:p text:style-name="Preformatted_20_Text"><text:s text:c="7"/>suitable for, and under terms that permit, the user to</text:p>
      <text:p text:style-name="Preformatted_20_Text"><text:soft-page-break/><text:s text:c="7"/>recombine or relink the Application with a modified version of</text:p>
      <text:p text:style-name="Preformatted_20_Text"><text:s text:c="7"/>the Linked Version to produce a modified Combined Work, in the</text:p>
      <text:p text:style-name="Preformatted_20_Text"><text:s text:c="7"/>manner specified by section 6 of the GNU GPL for conveying</text:p>
      <text:p text:style-name="Preformatted_20_Text"><text:s text:c="7"/>Corresponding Source.</text:p>
      <text:p text:style-name="Preformatted_20_Text"/>
      <text:p text:style-name="Preformatted_20_Text"><text:s text:c="7"/>1) Use a suitable shared library mechanism for linking with the</text:p>
      <text:p text:style-name="Preformatted_20_Text"><text:s text:c="7"/>Library. <text:s/>A suitable mechanism is one that (a) uses at run time</text:p>
      <text:p text:style-name="Preformatted_20_Text"><text:s text:c="7"/>a copy of the Library already present on the user's computer</text:p>
      <text:p text:style-name="Preformatted_20_Text"><text:s text:c="7"/>system, and (b) will operate properly with a modified version</text:p>
      <text:p text:style-name="Preformatted_20_Text"><text:s text:c="7"/>of the Library that is interface-compatible with the Linked</text:p>
      <text:p text:style-name="Preformatted_20_Text"><text:s text:c="7"/>Version. </text:p>
      <text:p text:style-name="Preformatted_20_Text"/>
      <text:p text:style-name="Preformatted_20_Text"><text:s text:c="3"/>e) Provide Installation Information, but only if you would otherwise</text:p>
      <text:p text:style-name="Preformatted_20_Text"><text:s text:c="3"/>be required to provide such information under section 6 of the</text:p>
      <text:p text:style-name="Preformatted_20_Text"><text:s text:c="3"/>GNU GPL, and only to the extent that such information is</text:p>
      <text:p text:style-name="Preformatted_20_Text"><text:s text:c="3"/>necessary to install and execute a modified version of the</text:p>
      <text:p text:style-name="Preformatted_20_Text"><text:s text:c="3"/>Combined Work produced by recombining or relinking the</text:p>
      <text:p text:style-name="Preformatted_20_Text"><text:s text:c="3"/>Application with a modified version of the Linked Version. (If</text:p>
      <text:p text:style-name="Preformatted_20_Text"><text:s text:c="3"/>you use option 4d0, the Installation Information must accompany</text:p>
      <text:p text:style-name="Preformatted_20_Text"><text:s text:c="3"/>the Minimal Corresponding Source and Corresponding Application</text:p>
      <text:p text:style-name="Preformatted_20_Text"><text:s text:c="3"/>Code. If you use option 4d1, you must provide the Installation</text:p>
      <text:p text:style-name="Preformatted_20_Text"><text:s text:c="3"/>Information in the manner specified by section 6 of the GNU GPL</text:p>
      <text:p text:style-name="Preformatted_20_Text"><text:s text:c="3"/>for conveying Corresponding Source.)</text:p>
      <text:p text:style-name="Preformatted_20_Text"/>
      <text:p text:style-name="Preformatted_20_Text"><text:s text:c="2"/>5. Combined Libraries.</text:p>
      <text:p text:style-name="Preformatted_20_Text"/>
      <text:p text:style-name="Preformatted_20_Text"><text:s text:c="2"/>You may place library facilities that are a work based on the</text:p>
      <text:p text:style-name="Preformatted_20_Text">Library side by side in a single library together with other library</text:p>
      <text:p text:style-name="Preformatted_20_Text">facilities that are not Applications and are not covered by this</text:p>
      <text:p text:style-name="Preformatted_20_Text">License, and convey such a combined library under terms of your</text:p>
      <text:p text:style-name="Preformatted_20_Text">choice, if you do both of the following:</text:p>
      <text:p text:style-name="Preformatted_20_Text"/>
      <text:p text:style-name="Preformatted_20_Text"><text:s text:c="3"/>a) Accompany the combined library with a copy of the same work based</text:p>
      <text:p text:style-name="Preformatted_20_Text"><text:s text:c="3"/>on the Library, uncombined with any other library facilities,</text:p>
      <text:p text:style-name="Preformatted_20_Text"><text:s text:c="3"/>conveyed under the terms of this License.</text:p>
      <text:p text:style-name="Preformatted_20_Text"/>
      <text:p text:style-name="Preformatted_20_Text"><text:s text:c="3"/>b) Give prominent notice with the combined library that part of it</text:p>
      <text:p text:style-name="Preformatted_20_Text"><text:s text:c="3"/>is a work based on the Library, and explaining where to find the</text:p>
      <text:p text:style-name="Preformatted_20_Text"><text:s text:c="3"/>accompanying uncombined form of the same work.</text:p>
      <text:p text:style-name="Preformatted_20_Text"/>
      <text:p text:style-name="Preformatted_20_Text"><text:s text:c="2"/>6. Revised Versions of the GNU Lesser General Public License.</text:p>
      <text:p text:style-name="Preformatted_20_Text"/>
      <text:p text:style-name="Preformatted_20_Text"><text:s text:c="2"/>The Free Software Foundation may publish revised and/or new versions</text:p>
      <text:p text:style-name="Preformatted_20_Text">of the GNU Lesser General Public License from time to time. Such new</text:p>
      <text:p text:style-name="Preformatted_20_Text">versions will be similar in spirit to the present version, but may</text:p>
      <text:p text:style-name="Preformatted_20_Text">differ in detail to address new problems or concerns.</text:p>
      <text:p text:style-name="Preformatted_20_Text"/>
      <text:p text:style-name="Preformatted_20_Text"><text:s text:c="2"/>Each version is given a distinguishing version number. If the</text:p>
      <text:p text:style-name="Preformatted_20_Text">Library as you received it specifies that a certain numbered version</text:p>
      <text:p text:style-name="Preformatted_20_Text">of the GNU Lesser General Public License "or any later version"</text:p>
      <text:p text:style-name="Preformatted_20_Text">applies to it, you have the option of following the terms and</text:p>
      <text:p text:style-name="Preformatted_20_Text">conditions either of that published version or of any later version</text:p>
      <text:p text:style-name="Preformatted_20_Text">published by the Free Software Foundation. If the Library as you</text:p>
      <text:p text:style-name="Preformatted_20_Text">received it does not specify a version number of the GNU Lesser</text:p>
      <text:p text:style-name="Preformatted_20_Text">General Public License, you may choose any version of the GNU Lesser</text:p>
      <text:p text:style-name="Preformatted_20_Text">General Public License ever published by the Free Software Foundation.</text:p>
      <text:p text:style-name="Preformatted_20_Text"/>
      <text:p text:style-name="Preformatted_20_Text"><text:s text:c="2"/>If the Library as you received it specifies that a proxy can decide</text:p>
      <text:p text:style-name="Preformatted_20_Text">whether future versions of the GNU Lesser General Public License shall</text:p>
      <text:p text:style-name="Preformatted_20_Text">apply, that proxy's public statement of acceptance of any version is</text:p>
      <text:p text:style-name="Preformatted_20_Text">permanent authorization for you to choose that version for the</text:p>
      <text:p text:style-name="Preformatted_20_Text">Library.</text:p>
      <text:p text:style-name="Preformatted_20_Text"/>
      <text:p text:style-name="Preformatted_20_Text"/>
      <text:h text:style-name="Heading_20_3" text:outline-level="3"><text:soft-page-break/><text:s text:c="20"/>GNU GENERAL PUBLIC LICENSE</text:h>
      <text:p text:style-name="P3"><text:s text:c="23"/>Version 3, 29 June 2007</text:p>
      <text:p text:style-name="P3"/>
      <text:p text:style-name="Preformatted_20_Text"><text:s/>Copyright (C) 2007 Free Software Foundation, Inc. </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text:soft-page-break/>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text:soft-page-break/>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text:soft-page-break/>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text:soft-page-break/></text:p>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text:soft-page-break/>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oft-page-break/><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oft-page-break/><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text:soft-page-break/></text:p>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text:soft-page-break/>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text:p>
      <text:p text:style-name="Preformatted_20_Text"><text:s text:c="4"/>Copyright (C) <text:s text:c="2"/></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oft-page-break/><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6"/>Copyright (C) <text:s text:c="2"/></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he library. <text:s/>If this is what you want to do, use the GNU Lesser General</text:p>
      <text:p text:style-name="Preformatted_20_Text">Public License instead of this License. <text:s/>But first, please read</text:p>
      <text:p text:style-name="Preformatted_20_Text">.</text:p>
      <text:p text:style-name="P2"/>
      <text:p text:style-name="Horizontal_20_Line"/>
      <text:p text:style-name="P2"/>
      <text:p text:style-name="P58">DO NOT TRANSLATE OR LOCALIZE THIS DOCUMENT </text:p>
      <text:p text:style-name="Horizontal_20_Line"/>
      <text:p text:style-name="Text_20_body">The following software may be included in this product:Bitstram Vera Fonts; Use of any of this software is governed by the terms of the license below:</text:p>
      <text:h text:style-name="Heading_20_2" text:outline-level="2">Bitstream, Inc. </text:h>
      <text:h text:style-name="Heading_20_3" text:outline-level="3">Bitstream Vera Fonts</text:h>
      <text:p text:style-name="P59"><text:span text:style-name="Emphasis">Copyright (c) 2003 by Bitstream, Inc. All Rights Reserved. Bitstream Vera is a trademark of Bitstream, Inc. <text:line-break/><text:line-break/>Permission is hereby granted, free of charge, to any person obtaining a copy of the fonts accompanying this license (â€œFontsâ€ﾝ) and associated documentation files (the â€œFont Softwareâ€ﾝ), to reproduce and distribute the Font Software, including without limitation the rights to use, copy, merge, publish, distribute, and/or sell copies of the Font Software, and to permit persons to whom the Font Software is furnished to do so, subject to the following conditions: <text:line-break/><text:line-break/>The above copyright and trademark notices and this permission notice shall be included in all copies of one or more of the Font Software typefaces.<text:line-break/><text:line-break/>The Font Software may be modified, altered, or added to, and in particular the designs of glyphs or characters in the Fonts may be modified and additional glyphs or characters may be added to the Fonts, only if the fonts are renamed to names not containing either the words â€œBitstreamâ€ﾝ or the word â€œVeraâ€ﾝ.<text:line-break/><text:line-break/>This License becomes null and void to the extent applicable to Fonts or Font Software that has been modified and is distributed under the â€œBitstream Veraâ€ﾝ names. <text:line-break/><text:line-break/>The Font Software may be sold as part of a larger software package but no copy of one or more of the Font Software typefaces may be sold by itself. <text:line-break/><text:line-break/>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 <text:line-break/><text:line-break/>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 </text:span></text:p>
      <text:p text:style-name="Horizontal_20_Line"/>
      <text:p text:style-name="Text_20_body">The following software may be included in this product:BerkeleyDB; Use of any of this software is governed by the terms of the license below:</text:p>
      <text:h text:style-name="Heading_20_2" text:outline-level="2"><text:soft-page-break/>Sleepycat Software </text:h>
      <text:h text:style-name="Heading_20_3" text:outline-level="3">BerkeleyDB</text:h>
      <text:p text:style-name="Text_20_body">&gt; </text:p>
      <text:p text:style-name="Preformatted_20_Text">=-=-=-=-=-=-=-=-=-=-=-=-=-=-=-=-=-=-=-=-=-=-=-=-=</text:p>
      <text:p text:style-name="Preformatted_20_Text">/*</text:p>
      <text:p text:style-name="Preformatted_20_Text"><text:s/>* Copyright (c) 1990-2004</text:p>
      <text:p text:style-name="Preformatted_20_Text"><text:s/>* <text:s text:c="5"/>Sleepycat Software. <text:s/>All rights reserved.</text:p>
      <text:p text:style-name="Preformatted_20_Text"><text:s/>*</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 1. Redistributions of source code must retain the above copyright</text:p>
      <text:p text:style-name="Preformatted_20_Text"><text:s/>* <text:s text:c="3"/>notice, this list of conditions and the following disclaimer.</text:p>
      <text:p text:style-name="Preformatted_20_Text"><text:s/>* 2. Redistributions in binary form must reproduce the above copyright</text:p>
      <text:p text:style-name="Preformatted_20_Text"><text:s/>* <text:s text:c="3"/>notice, this list of conditions and the following disclaimer in the</text:p>
      <text:p text:style-name="Preformatted_20_Text"><text:s/>* <text:s text:c="3"/>documentation and/or other materials provided with the distribution.</text:p>
      <text:p text:style-name="Preformatted_20_Text"><text:s/>* 3. Redistributions in any form must be accompanied by information on</text:p>
      <text:p text:style-name="Preformatted_20_Text"><text:s/>* <text:s text:c="3"/>how to obtain complete source code for the DB software and any</text:p>
      <text:p text:style-name="Preformatted_20_Text"><text:s/>* <text:s text:c="3"/>accompanying software that uses the DB software. <text:s/>The source code</text:p>
      <text:p text:style-name="Preformatted_20_Text"><text:s/>* <text:s text:c="3"/>must either be included in the distribution or be available for no</text:p>
      <text:p text:style-name="Preformatted_20_Text"><text:s/>* <text:s text:c="3"/>more than the cost of distribution plus a nominal fee, and must be</text:p>
      <text:p text:style-name="Preformatted_20_Text"><text:s/>* <text:s text:c="3"/>freely redistributable under reasonable conditions. <text:s/>For an</text:p>
      <text:p text:style-name="Preformatted_20_Text"><text:s/>* <text:s text:c="3"/>executable file, complete source code means the source code for all</text:p>
      <text:p text:style-name="Preformatted_20_Text"><text:s/>* <text:s text:c="3"/>modules it contains. <text:s/>It does not include source code for modules or</text:p>
      <text:p text:style-name="Preformatted_20_Text"><text:s/>* <text:s text:c="3"/>files that typically accompany the major components of the operating</text:p>
      <text:p text:style-name="Preformatted_20_Text"><text:s/>* <text:s text:c="3"/>system on which the executable file runs.</text:p>
      <text:p text:style-name="Preformatted_20_Text"><text:s/>*</text:p>
      <text:p text:style-name="Preformatted_20_Text"><text:s/>* THIS SOFTWARE IS PROVIDED BY SLEEPYCAT SOFTWARE ``AS IS'' AND ANY EXPRESS</text:p>
      <text:p text:style-name="Preformatted_20_Text"><text:s/>* OR IMPLIED WARRANTIES, INCLUDING, BUT NOT LIMITED TO, THE IMPLIED</text:p>
      <text:p text:style-name="Preformatted_20_Text"><text:s/>* WARRANTIES OF MERCHANTABILITY, FITNESS FOR A PARTICULAR PURPOSE, OR</text:p>
      <text:p text:style-name="Preformatted_20_Text"><text:s/>* NON-INFRINGEMENT, ARE DISCLAIMED. <text:s/>IN NO EVENT SHALL SLEEPYCAT SOFTWARE</text:p>
      <text:p text:style-name="Preformatted_20_Text"><text:s/>* BE LIABLE FOR ANY DIRECT, INDIRECT, INCIDENTAL, SPECIAL, EXEMPLARY, OR</text:p>
      <text:p text:style-name="Preformatted_20_Text"><text:s/>* CONSEQUENTIAL DAMAGES (INCLUDING, BUT NOT LIMITED TO, PROCUREMENT OF</text:p>
      <text:p text:style-name="Preformatted_20_Text"><text:s/>* SUBSTITUTE GOODS OR SERVICES; LOSS OF USE, DATA, OR PROFITS; OR BUSINESS</text:p>
      <text:p text:style-name="Preformatted_20_Text"><text:s/>* INTERRUPTION) HOWEVER CAUSED AND ON ANY THEORY OF LIABILITY, WHETHER IN</text:p>
      <text:p text:style-name="Preformatted_20_Text"><text:s/>* CONTRACT, STRICT LIABILITY, OR TORT (INCLUDING NEGLIGENCE OR OTHERWISE)</text:p>
      <text:p text:style-name="Preformatted_20_Text"><text:s/>* ARISING IN ANY WAY OUT OF THE USE OF THIS SOFTWARE, EVEN IF ADVISED OF</text:p>
      <text:p text:style-name="Preformatted_20_Text"><text:s/>* THE POSSIBILITY OF SUCH DAMAGE.</text:p>
      <text:p text:style-name="Preformatted_20_Text"><text:s/>*/</text:p>
      <text:p text:style-name="Preformatted_20_Text">/*</text:p>
      <text:p text:style-name="Preformatted_20_Text"><text:s/>* Copyright (c) 1990, 1993, 1994, 1995</text:p>
      <text:p text:style-name="Preformatted_20_Text"><text:s/>* <text:s text:c="5"/>The Regents of the University of California. <text:s/>All rights reserved.</text:p>
      <text:p text:style-name="Preformatted_20_Text"><text:s/>*</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 1. Redistributions of source code must retain the above copyright</text:p>
      <text:p text:style-name="Preformatted_20_Text"><text:s/>* <text:s text:c="3"/>notice, this list of conditions and the following disclaimer.</text:p>
      <text:p text:style-name="Preformatted_20_Text"><text:s/>* 2. Redistributions in binary form must reproduce the above copyright</text:p>
      <text:p text:style-name="Preformatted_20_Text"><text:s/>* <text:s text:c="3"/>notice, this list of conditions and the following disclaimer in the</text:p>
      <text:p text:style-name="Preformatted_20_Text"><text:s/>* <text:s text:c="3"/>documentation and/or other materials provided with the distribution.</text:p>
      <text:p text:style-name="Preformatted_20_Text"><text:s/>* 3. Neither the name of the University nor the names of its contributors</text:p>
      <text:p text:style-name="Preformatted_20_Text"><text:s/>* <text:s text:c="3"/>may be used to endorse or promote products derived from this software</text:p>
      <text:p text:style-name="Preformatted_20_Text"><text:s/>* <text:s text:c="3"/>without specific prior written permission.</text:p>
      <text:p text:style-name="Preformatted_20_Text"><text:s/>*</text:p>
      <text:p text:style-name="Preformatted_20_Text"><text:s/>* THIS SOFTWARE IS PROVIDED BY THE REGENTS AND CONTRIBUTORS ``AS IS'' AND</text:p>
      <text:p text:style-name="Preformatted_20_Text"><text:s/>* ANY EXPRESS OR IMPLIED WARRANTIES, INCLUDING, BUT NOT LIMITED TO, THE</text:p>
      <text:p text:style-name="Preformatted_20_Text"><text:s/>* IMPLIED WARRANTIES OF MERCHANTABILITY AND FITNESS FOR A PARTICULAR PURPOSE</text:p>
      <text:p text:style-name="Preformatted_20_Text"><text:s/>* ARE DISCLAIMED. <text:s/>IN NO EVENT SHALL THE REGENTS OR CONTRIBUTORS BE LIABLE</text:p>
      <text:p text:style-name="Preformatted_20_Text"><text:s/>* FOR ANY DIRECT, INDIRECT, INCIDENTAL, SPECIAL, EXEMPLARY, OR CONSEQUENTIAL</text:p>
      <text:p text:style-name="Preformatted_20_Text"><text:soft-page-break/><text:s/>* DAMAGES (INCLUDING, BUT NOT LIMITED TO, PROCUREMENT OF SUBSTITUTE GOODS</text:p>
      <text:p text:style-name="Preformatted_20_Text"><text:s/>* OR SERVICES; LOSS OF USE, DATA, OR PROFITS; OR BUSINESS INTERRUPTION)</text:p>
      <text:p text:style-name="Preformatted_20_Text"><text:s/>* HOWEVER CAUSED AND ON ANY THEORY OF LIABILITY, WHETHER IN CONTRACT, STRICT</text:p>
      <text:p text:style-name="Preformatted_20_Text"><text:s/>* LIABILITY, OR TORT (INCLUDING NEGLIGENCE OR OTHERWISE) ARISING IN ANY WAY</text:p>
      <text:p text:style-name="Preformatted_20_Text"><text:s/>* OUT OF THE USE OF THIS SOFTWARE, EVEN IF ADVISED OF THE POSSIBILITY OF</text:p>
      <text:p text:style-name="Preformatted_20_Text"><text:s/>* SUCH DAMAGE.</text:p>
      <text:p text:style-name="Preformatted_20_Text"><text:s/>*/</text:p>
      <text:p text:style-name="Preformatted_20_Text">/*</text:p>
      <text:p text:style-name="Preformatted_20_Text"><text:s/>* Copyright (c) 1995, 1996</text:p>
      <text:p text:style-name="Preformatted_20_Text"><text:s/>* <text:s text:c="5"/>The President and Fellows of Harvard University. <text:s/>All rights reserved.</text:p>
      <text:p text:style-name="Preformatted_20_Text"><text:s/>*</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 1. Redistributions of source code must retain the above copyright</text:p>
      <text:p text:style-name="Preformatted_20_Text"><text:s/>* <text:s text:c="3"/>notice, this list of conditions and the following disclaimer.</text:p>
      <text:p text:style-name="Preformatted_20_Text"><text:s/>* 2. Redistributions in binary form must reproduce the above copyright</text:p>
      <text:p text:style-name="Preformatted_20_Text"><text:s/>* <text:s text:c="3"/>notice, this list of conditions and the following disclaimer in the</text:p>
      <text:p text:style-name="Preformatted_20_Text"><text:s/>* <text:s text:c="3"/>documentation and/or other materials provided with the distribution.</text:p>
      <text:p text:style-name="Preformatted_20_Text"><text:s/>* 3. Neither the name of the University nor the names of its contributors</text:p>
      <text:p text:style-name="Preformatted_20_Text"><text:s/>* <text:s text:c="3"/>may be used to endorse or promote products derived from this software</text:p>
      <text:p text:style-name="Preformatted_20_Text"><text:s/>* <text:s text:c="3"/>without specific prior written permission.</text:p>
      <text:p text:style-name="Preformatted_20_Text"><text:s/>*</text:p>
      <text:p text:style-name="Preformatted_20_Text"><text:s/>* THIS SOFTWARE IS PROVIDED BY HARVARD AND ITS CONTRIBUTORS ``AS IS'' AND</text:p>
      <text:p text:style-name="Preformatted_20_Text"><text:s/>* ANY EXPRESS OR IMPLIED WARRANTIES, INCLUDING, BUT NOT LIMITED TO, THE</text:p>
      <text:p text:style-name="Preformatted_20_Text"><text:s/>* IMPLIED WARRANTIES OF MERCHANTABILITY AND FITNESS FOR A PARTICULAR PURPOSE</text:p>
      <text:p text:style-name="Preformatted_20_Text"><text:s/>* ARE DISCLAIMED. <text:s/>IN NO EVENT SHALL HARVARD OR ITS CONTRIBUTORS BE LIABLE</text:p>
      <text:p text:style-name="Preformatted_20_Text"><text:s/>* FOR ANY DIRECT, INDIRECT, INCIDENTAL, SPECIAL, EXEMPLARY, OR CONSEQUENTIAL</text:p>
      <text:p text:style-name="Preformatted_20_Text"><text:s/>* DAMAGES (INCLUDING, BUT NOT LIMITED TO, PROCUREMENT OF SUBSTITUTE GOODS</text:p>
      <text:p text:style-name="Preformatted_20_Text"><text:s/>* OR SERVICES; LOSS OF USE, DATA, OR PROFITS; OR BUSINESS INTERRUPTION)</text:p>
      <text:p text:style-name="Preformatted_20_Text"><text:s/>* HOWEVER CAUSED AND ON ANY THEORY OF LIABILITY, WHETHER IN CONTRACT, STRICT</text:p>
      <text:p text:style-name="Preformatted_20_Text"><text:s/>* LIABILITY, OR TORT (INCLUDING NEGLIGENCE OR OTHERWISE) ARISING IN ANY WAY</text:p>
      <text:p text:style-name="Preformatted_20_Text"><text:s/>* OUT OF THE USE OF THIS SOFTWARE, EVEN IF ADVISED OF THE POSSIBILITY OF</text:p>
      <text:p text:style-name="Preformatted_20_Text"><text:s/>* SUCH DAMAGE.</text:p>
      <text:p text:style-name="Preformatted_20_Text"><text:s/>*/</text:p>
      <text:p text:style-name="Preformatted_20_Text"/>
      <text:p text:style-name="Preformatted_20_Text"/>
      <text:p text:style-name="P2"><text:s/></text:p>
      <text:p text:style-name="Horizontal_20_Line"/>
      <text:p text:style-name="Text_20_body">The following software may be included in this product:Czech thesaurus database; Use of any of this software is governed by the terms of the license below:</text:p>
      <text:h text:style-name="Heading_20_2" text:outline-level="2">Pavel Rychly, Pavel Smrz, {pary,smrz}@fi.muni.cz, NLPlab, Faculty of Informatics, Masaryk University </text:h>
      <text:h text:style-name="Heading_20_3" text:outline-level="3">Czech Thesaurus Database</text:h>
      <text:p text:style-name="P59">Copyright (c) 2002 Pavel Rychly, Pavel Smrz, {pary,smrz}@fi.muni.cz, NLPlab, Faculty of Informatics, Masaryk University <text:line-break/>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 <text:line-break/>The above copyright notice and this permission notice shall be included in all copies or substantial portions of the Data. <text:line-break/>THE DATA ARE PROVIDED "AS IS", WITHOUT WARRANTY OF ANY KIND, EXPRESS OR IMPLIED, INCLUDING BUT NOT LIMITED TO THE WARRANTIES OF MERCHANTABILITY, <text:soft-page-break/>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 </text:p>
      <text:p text:style-name="Horizontal_20_Line"/>
      <text:p text:style-name="Text_20_body">The following software may be included in this product:Generic Polygon Clipper (GPC); Use of any of this software is governed by the terms of the license below:</text:p>
      <text:h text:style-name="Heading_20_2" text:outline-level="2">Alan Murta </text:h>
      <text:h text:style-name="Heading_20_3" text:outline-level="3">GPC</text:h>
      <text:p text:style-name="P59">Copyright: (C) 1997-1999, Advanced Interfaces Group, University of Manchester. <text:line-break/>This software is free for non-commercial use. It may be copied, modified, and redistributed provided that this copyright notice is preserved on all copies. The intellectual property rights of the algorithms used reside with the University of Manchester Advanced Interfaces Group. <text:line-break/>You may not use this software, in whole or in part, in support of any commercial product without the express consent of the author. <text:line-break/>There is no warranty or other guarantee of fitness of this software for any purpose. It is provided solely "as is". </text:p>
      <text:p text:style-name="Horizontal_20_Line"/>
      <text:p text:style-name="Text_20_body">The following software may be included in this product: LaTeX dictinary data; Use of any of this software is governed by the terms of the license below:</text:p>
      <text:h text:style-name="Heading_20_2" text:outline-level="2">LaTeX3 Project </text:h>
      <text:h text:style-name="Heading_20_3" text:outline-level="3">LPPL version 1.3b</text:h>
      <text:p text:style-name="P59">The LaTeX Project Public License <text:line-break/>=-=-=-=-=-=-=-=-=-=-=-=-=-=-=-=- <text:line-break/><text:line-break/>LPPL Version 1.3b 2006-01-07 <text:line-break/><text:line-break/>Copyright 1999 2002-2006 LaTeX3 Project <text:line-break/>Everyone is allowed to distribute verbatim copies of this license document, but modification of it is not allowed. <text:line-break/>PREAMBLE <text:line-break/>======== <text:line-break/>The LaTeX Project Public License (LPPL) is the primary license under which the the LaTeX kernel and the base LaTeX packages are distributed. <text:line-break/>You may use this license for any work of which you hold the copyright and which you wish to distribute. This license may be particularly suitable if your work is TeX-related (such as a LaTeX package), but you may use it with small modifications even if your work is unrelated to TeX. <text:line-break/>The section `WHETHER AND HOW TO DISTRIBUTE WORKS UNDER THIS LICENSE', below, gives instructions, examples, and recommendations for authors who are considering distributing their works under this license. <text:line-break/>This license gives conditions under which a work may be distributed and modified, as well as conditions under which modified versions of that work may be distributed. <text:line-break/>We, the LaTeX3 Project, believe that the conditions below give you the freedom to make and distribute <text:soft-page-break/>modified versions of your work that conform with whatever technical specifications you wish while maintaining the availability, integrity, and reliability of that work. If you do not see how to achieve your goal while meeting these conditions, then read the document `cfgguide.tex' and `modguide.tex' in the base LaTeX distribution for suggestions. <text:line-break/><text:line-break/>DEFINITIONS <text:line-break/>=========== <text:line-break/><text:line-break/>In this license document the following terms are used: <text:line-break/>`Work' Any work being distributed under this License. <text:line-break/>`Derived Work' Any work that under any applicable law is derived from the Work. <text:line-break/>`Modification' Any procedure that produces a Derived Work under any applicable law -- for example, the production of a file containing an original file associated with the Work or a significant portion of such a file, either verbatim or with modifications and/or translated into another language. <text:line-break/>`Modify' To apply any procedure that produces a Derived Work under any applicable law. <text:line-break/>`Distribution' Making copies of the Work available from one person to another, in whole or in part. Distribution includes (but is not limited to) making any electronic components of the Work accessible by file transfer protocols such as FTP or HTTP or by shared file systems such as Sun's Network File System (NFS). <text:line-break/>`Compiled Work' A version of the Work that has been processed into a form where it is directly usable on a computer system. This processing may include using installation facilities provided by the Work, transformations of the Work, copying of components of the Work, or other activities. Note that modification of any installation facilities provided by the Work constitutes modification of the Work. <text:line-break/>`Current Maintainer' A person or persons nominated as such within the Work. If there is no such explicit nomination then it is the `Copyright Holder' under any applicable law. <text:line-break/>`Base Interpreter' A program or process that is normally needed for running or interpreting a part or the whole of the Work. <text:line-break/>A Base Interpreter may depend on external components but these are not considered part of the Base Interpreter provided that each external component clearly identifies itself whenever it is used interactively. Unless explicitly specified when applying the license to the Work, the only applicable Base Interpreter is a `LaTeX-Format' or in the case of files belonging to the `LaTeX-format' a program implementing the `TeX language'. <text:line-break/><text:line-break/>CONDITIONS ON DISTRIBUTION AND MODIFICATION <text:line-break/>=========================================== <text:line-break/><text:line-break/>1. Activities other than distribution and/or modification of the Work are not covered by this license; they are outside its scope. In particular, the act of running the Work is not restricted and no requirements are made concerning any offers of support for the Work. <text:line-break/>2. You may distribute a complete, unmodified copy of the Work as you received it. Distribution of only part of the Work is considered modification of the Work, and no right to distribute such a Derived Work may be assumed under the terms of this clause. <text:line-break/>3. You may distribute a Compiled Work that has been generated from a complete, unmodified copy of the Work as distributed under Clause 2 above, as long as that Compiled Work is distributed in such a way that the recipients may install the Compiled Work on their system exactly as it would have been installed if they generated a Compiled Work directly from the Work. <text:line-break/>4. If you are the Current Maintainer of the Work, you may, without restriction, modify the Work, thus creating a Derived Work. You may also distribute the Derived Work without restriction, including Compiled Works generated from the Derived Work. Derived Works distributed in this manner by the Current Maintainer are considered to be updated versions of the Work. <text:line-break/>5. If you are not the Current Maintainer of the Work, you may modify your copy of the Work, thus creating a Derived Work based on the Work, and compile this Derived Work, thus creating a Compiled Work based on the Derived Work. <text:line-break/>6. If you are not the Current Maintainer of the Work, you may distribute a Derived Work provided the <text:soft-page-break/>following conditions are met for every component of the Work unless that component clearly states in the copyright notice that it is exempt from that condition. Only the Current Maintainer is allowed to add such statements of exemption to a component of the Work. <text:line-break/>a. If a component of this Derived Work can be a direct replacement for a component of the Work when that component is used with the Base Interpreter, then, wherever this component of the Work identifies itself to the user when used interactively with that Base Interpreter, the replacement component of this Derived Work clearly and unambiguously identifies itself as a modified version of this component to the user when used interactively with that Base Interpreter. <text:line-break/>b. Every component of the Derived Work contains prominent notices detailing the nature of the changes to that component, or a prominent reference to another file that is distributed as part of the Derived Work and that contains a complete and accurate log of the changes. <text:line-break/>c. No information in the Derived Work implies that any persons, including (but not limited to) the authors of the original version of the Work, provide any support, including (but not limited to) the reporting and handling of errors, to recipients of the Derived Work unless those persons have stated explicitly that they do provide such support for the Derived Work. <text:line-break/>d. You distribute at least one of the following with the Derived Work: <text:line-break/>1. A complete, unmodified copy of the Work; if your distribution of a modified component is made by offering access to copy the modified component from a designated place, then offering equivalent access to copy the Work from the same or some similar place meets this condition, even though third parties are not compelled to copy the Work along with the modified component; <text:line-break/>2. Information that is sufficient to obtain a complete, unmodified copy of the Work. <text:line-break/>7. If you are not the Current Maintainer of the Work, you may distribute a Compiled Work generated from a Derived Work, as long as the Derived Work is distributed to all recipients of the Compiled Work, and as long as the conditions of Clause 6, above, are met with regard to the Derived Work. <text:line-break/>8. The conditions above are not intended to prohibit, and hence do not apply to, the modification, by any method, of any component so that it becomes identical to an updated version of that component of the Work as it is distributed by the Current Maintainer under Clause 4, above. <text:line-break/>9. Distribution of the Work or any Derived Work in an alternative format, where the Work or that Derived Work (in whole or in part) is then produced by applying some process to that format, does not relax or nullify any sections of this license as they pertain to the results of applying that process. <text:line-break/>10. a. A Derived Work may be distributed under a different license provided that license itself honors the conditions listed in Clause 6 above, in regard to the Work, though it does not have to honor the rest of the conditions in this license. <text:line-break/>b. If a Derived Work is distributed under a different license, that Derived Work must provide sufficient documentation as part of itself to allow each recipient of that Derived Work to honor the restrictions in Clause 6 above, concerning changes from the Work. <text:line-break/>11. This license places no restrictions on works that are unrelated to the Work, nor does this license place any restrictions on aggregating such works with the Work by any means. <text:line-break/>12. Nothing in this license is intended to, or may be used to, prevent complete compliance by all parties with all applicable laws. <text:line-break/>NO WARRANTY <text:line-break/>=========== <text:line-break/><text:line-break/>There is no warranty for the Work. Except when otherwise stated in writing, the Copyright Holder provides the Work `as is', without warranty of any kind, either expressed or implied, including, but not limited to, the implied warranties of merchantability and fitness for a particular purpose. The entire risk as to the quality and performance of the Work is with you. Should the Work prove defective, you assume the cost of all necessary servicing, repair, or correction. <text:line-break/>In no event unless required by applicable law or agreed to in writing will The Copyright Holder, or any author named in the components of the Work, or any other party who may distribute and/or modify the Work as permitted above, be liable to you for damages, including any general, special, incidental or consequential damages arising out of any use of the Work or out of inability to use the Work (including, but not limited to, loss of data, data being rendered inaccurate, or losses sustained by anyone as a result of any failure of the <text:soft-page-break/>Work to operate with any other programs), even if the Copyright Holder or said author or said other party has been advised of the possibility of such damages. <text:line-break/><text:line-break/>MAINTENANCE OF THE WORK <text:line-break/>======================= <text:line-break/><text:line-break/>The Work has the status `author-maintained' if the Copyright Holder explicitly and prominently states near the primary copyright notice in the Work that the Work can only be maintained by the Copyright Holder or simply that it is `author-maintained'. <text:line-break/>The Work has the status `maintained' if there is a Current Maintainer who has indicated in the Work that they are willing to receive error reports for the Work (for example, by supplying a valid e-mail address). It is not required for the Current Maintainer to acknowledge or act upon these error reports. <text:line-break/>The Work changes from status `maintained' to `unmaintained' if there is no Current Maintainer, or the person stated to be Current Maintainer of the work cannot be reached through the indicated means of communication for a period of six months, and there are no other significant signs of active maintenance. <text:line-break/>You can become the Current Maintainer of the Work by agreement with any existing Current Maintainer to take over this role. <text:line-break/>If the Work is unmaintained, you can become the Current Maintainer of the Work through the following steps: <text:line-break/>1. Make a reasonable attempt to trace the Current Maintainer (and the Copyright Holder, if the two differ) through the means of an Internet or similar search. <text:line-break/>2. If this search is successful, then enquire whether the Work is still maintained. <text:line-break/>a. If it is being maintained, then ask the Current Maintainer to update their communication data within one month. <text:line-break/>b. If the search is unsuccessful or no action to resume active maintenance is taken by the Current Maintainer, then announce within the pertinent community your intention to take over maintenance. (If the Work is a LaTeX work, this could be done, for example, by posting to comp.text.tex.) <text:line-break/>3a. If the Current Maintainer is reachable and agrees to pass maintenance of the Work to you, then this takes effect immediately upon announcement. <text:line-break/>b. If the Current Maintainer is not reachable and the Copyright Holder agrees that maintenance of the Work be passed to you, then this takes effect immediately upon announcement. <text:line-break/>4. If you make an `intention announcement' as described in 2b. above and after three months your intention is challenged neither by the Current Maintainer nor by the Copyright Holder nor by other people, then you may arrange for the Work to be changed so as to name you as the (new) Current Maintainer. <text:line-break/>5. If the previously unreachable Current Maintainer becomes reachable once more within three months of a change completed under the terms of 3b) or 4), then that Current Maintainer must become or remain the Current Maintainer upon request provided they then update their communication data within one month. <text:line-break/>A change in the Current Maintainer does not, of itself, alter the fact that the Work is distributed under the LPPL license. <text:line-break/>If you become the Current Maintainer of the Work, you should immediately provide, within the Work, a prominent and unambiguous statement of your status as Current Maintainer. You should also announce your new status to the same pertinent community as in 2b) above. <text:line-break/><text:line-break/>WHETHER AND HOW TO DISTRIBUTE WORKS UNDER THIS LICENSE <text:line-break/>====================================================== <text:line-break/><text:line-break/>This section contains important instructions, examples, and recommendations for authors who are considering distributing their works under this license. These authors are addressed as `you' in this section. <text:line-break/>Choosing This License or Another License <text:line-break/>---------------------------------------- <text:line-break/><text:line-break/>If for any part of your work you want or need to use *distribution* conditions that differ significantly from those in this license, then do not refer to this license anywhere in your work but, instead, distribute your work <text:soft-page-break/>under a different license. You may use the text of this license as a model for your own license, but your license should not refer to the LPPL or otherwise give the impression that your work is distributed under the LPPL. <text:line-break/>The document `modguide.tex' in the base LaTeX distribution explains the motivation behind the conditions of this license. It explains, for example, why distributing LaTeX under the GNU General Public License (GPL) was considered inappropriate. Even if your work is unrelated to LaTeX, the discussion in `modguide.tex' may still be relevant, and authors intending to distribute their works under any license are encouraged to read it. <text:line-break/><text:line-break/>A Recommendation on Modification Without Distribution <text:line-break/>----------------------------------------------------- <text:line-break/><text:line-break/>It is wise never to modify a component of the Work, even for your own personal use, without also meeting the above conditions for distributing the modified component. While you might intend that such modifications will never be distributed, often this will happen by accident -- you may forget that you have modified that component; or it may not occur to you when allowing others to access the modified version that you are thus distributing it and violating the conditions of this license in ways that could have legal implications and, worse, cause problems for the community. It is therefore usually in your best interest to keep your copy of the Work identical with the public one. Many works provide ways to control the behavior of that work without altering any of its licensed components. <text:line-break/><text:line-break/>How to Use This License <text:line-break/>----------------------- <text:line-break/><text:line-break/>To use this license, place in each of the components of your work both an explicit copyright notice including your name and the year the work was authored and/or last substantially modified. Include also a statement that the distribution and/or modification of that component is constrained by the conditions in this license. <text:line-break/>Here is an example of such a notice and statement: <text:line-break/>%% pig.dtx %% Copyright 2005 M. Y. Name % % This work may be distributed and/or modified under the % conditions of the LaTeX Project Public License, either version 1.3 % of this license or (at your option) any later version. % The latest version of this license is in % http://www.latex-project.org/lppl.txt % and version 1.3 or later is part of all distributions of LaTeX % version 2005/12/01 or later. % % This work has the LPPL maintenance status `maintained'. % % The Current Maintainer of this work is M. Y. Name. % % This work consists of the files pig.dtx and pig.ins % and the derived file pig.sty. <text:line-break/>Given such a notice and statement in a file, the conditions given in this license document would apply, with the `Work' referring to the three files `pig.dtx', `pig.ins', and `pig.sty' (the last being generated from `pig.dtx' using `pig.ins'), the `Base Interpreter' referring to any `LaTeX-Format', and both `Copyright Holder' and `Current Maintainer' referring to the person `M. Y. Name'. <text:line-break/>If you do not want the Maintenance section of LPPL to apply to your Work, change `maintained' above into `author-maintained'. However, we recommend that you use `maintained', as the Maintenance section was added in order to ensure that your Work remains useful to the community even when you can no longer maintain and support it yourself. <text:line-break/><text:line-break/>Derived Works That Are Not Replacements <text:line-break/>--------------------------------------- <text:line-break/><text:line-break/>Several clauses of the LPPL specify means to provide reliability and stability for the user community. They therefore concern themselves with the case that a Derived Work is intended to be used as a (compatible or incompatible) replacement of the original Work. If this is not the case (e.g., if a few lines of code are reused for a completely different task), then clauses 6b and 6d shall not apply. <text:line-break/><text:line-break/>Important Recommendations <text:line-break/>------------------------- <text:line-break/><text:soft-page-break/><text:line-break/>Defining What Constitutes the Work <text:line-break/>The LPPL requires that distributions of the Work contain all the files of the Work. It is therefore important that you provide a way for the licensee to determine which files constitute the Work. This could, for example, be achieved by explicitly listing all the files of the Work near the copyright notice of each file or by using a line such as: <text:line-break/>% This work consists of all files listed in manifest.txt. <text:line-break/>in that place. In the absence of an unequivocal list it might be impossible for the licensee to determine what is considered by you to comprise the Work and, in such a case, the licensee would be entitled to make reasonable conjectures as to which files comprise the Work. </text:p>
      <text:p text:style-name="Horizontal_20_Line"/>
      <text:p text:style-name="Text_20_body">The following software may be included in this product:MS Runtime Libraries; Use of any of this software is governed by the terms of the license below:</text:p>
      <text:h text:style-name="Heading_20_2" text:outline-level="2">Microsoft Corporation </text:h>
      <text:h text:style-name="Heading_20_3" text:outline-level="3">Runtime Libraries</text:h>
      <text:p text:style-name="P59">Microsoft .NET Framework Redistributable EULA <text:line-break/>SUPPLEMENTAL END-USER LICENSE AGREEMENT FOR MICROSOFT SOFTWARE <text:line-break/>IMPORTANT: <text:line-break/>READ CAREFULLY— <text:line-break/>These Microsoft Corporation ("Microsoft")<text:line-break/>operating system components, including any "online" or electronic<text:line-break/>documentation ("OS Components") are subject to the terms and <text:line-break/>conditions of the agreement under which you have licensed the <text:line-break/>applicable Microsoft operating system product ("OS Product") <text:line-break/>described below (each an "End User License Agreement" or "EULA") <text:line-break/>and the terms and conditions of this Supplemental EULA. BY INSTALLING, <text:line-break/>COPYING OR OTHERWISE USING THE OS COMPONENTS, YOU AGREE TO BE BOUND <text:line-break/>BY THE TERMS AND CONDITIONS OF THE APPLICABLE OS PRODUCT EULA AND <text:line-break/>THIS SUPPLEMENTAL EULA. IF YOU DO NOT AGREE TO THESE TERMS AND <text:line-break/>CONDITIONS, DO NOT INSTALL, COPY OR USE THE OS COMPONENTS. <text:line-break/>NOTE: IF YOU DO NOT HAVE A VALID EULA FOR ANY "OS PRODUCT" <text:line-break/>(MICROSOFT WINDOWS 98, WINDOWS ME, WINDOWS NT 4.0 (DESKTOP <text:line-break/>EDITION), WINDOWS 2000 OPERATING SYSTEM, WINDOWS XP PROFESSIONAL <text:line-break/>AND/OR WINDOWS XP HOME EDITION), YOU ARE NOT AUTHORIZED TO INSTALL, <text:line-break/>COPY OR OTHERWISE USE THE OS COMPONENTS AND YOU HAVE NO RIGHTS UNDER <text:line-break/>THIS SUPPLEMENTAL EULA. <text:line-break/>Capitalized terms used in this Supplemental EULA and not otherwise <text:line-break/>defined herein shall have the meanings assigned to them in the <text:line-break/>applicable OS Product EULA. <text:line-break/>General. The OS Components are provided to you by Microsoft to update, <text:line-break/>supplement, or replace existing functionality of the applicable OS <text:line-break/>Product Microsoft grants you a license to use the OS Components <text:line-break/>under the terms and conditions of the OS Product EULA for the applicable <text:line-break/>OS Product (which are hereby incorporated by reference) and the terms <text:line-break/>and conditions set forth in this Supplemental EULA, provided that you <text:line-break/>comply with all such terms and conditions. To the extent that any terms <text:line-break/>in this Supplemental EULA conflict with terms in the applicable OS <text:line-break/>Product EULA, the terms of this Supplemental EULA control solely with <text:line-break/><text:soft-page-break/>respect to the OS Components. <text:line-break/>Additional Rights and Limitations. <text:line-break/>*If you have multiple validly licensed copies of the applicable OS <text:line-break/>Product(s), you may reproduce, install and use one copy of the OS <text:line-break/>Components as part of such applicable OS Product(s) on all of your <text:line-break/>computers running validly licensed copies of the OS Product(s) <text:line-break/>provided that you use such additional copies of the OS Components <text:line-break/>in accordance with the terms and conditions above. You may not <text:line-break/>disclose the results of any benchmark test of the .NET Framework <text:line-break/>component of the OS Components to any third party without Microsoft's <text:line-break/>prior written approval. Microsoft retains all right, title and<text:line-break/>interest in and to the OS Components. All rights not expressly granted <text:line-break/>are reserved by Microsoft. <text:line-break/>IF THE APPLICABLE OS PRODUCT WAS LICENSED TO YOU BY MICROSOFT OR ANY <text:line-break/>OF ITS WHOLLY OWNED SUBSIDIARIES, THE LIMITED WARRANTY (IF ANY) <text:line-break/>INCLUDED IN THE APPLICABLE OS PRODUCT EULA APPLIES TO THE OS COMPONENTS <text:line-break/>PROVIDED THE OS COMPONENTS HAVE BEEN LICENSED BY YOU WITHIN THE TERM OF <text:line-break/>THE LIMITED WARRANTY IN THE APPLICABLE OS PRODUCT EULA. HOWEVER, THIS <text:line-break/>SUPPLEMENTAL EULA DOES NOT EXTEND THE TIME PERIOD FOR WHICH THE LIMITED <text:line-break/>WARRANTY IS PROVIDED. <text:line-break/>IF THE APPLICABLE OS PRODUCT WAS LICENSED TO YOU BY AN ENTITY OTHER THAN <text:line-break/>MICROSOFT OR ANY OF ITS WHOLLY OWNED SUBSIDIARIES, MICROSOFT DISCLAIMS <text:line-break/>ALL WARRANTIES WITH RESPECT TO THE OS COMPONENTS AS FOLLOWS: <text:line-break/>DISCLAIMER OF WARRANTIES. TO THE MAXIMUM EXTENT PERMITTED BY APPLICABLE <text:line-break/>LAW, MICROSOFT AND ITS SUPPLIERS PROVIDE TO YOU THE OS COMPONENTS, AND <text:line-break/>ANY (IF ANY) SUPPORT SERVICES RELATED TO THE OS COMPONENTS ("SUPPORT <text:line-break/>SERVICES") <text:span text:style-name="T1">AS IS AND WITH ALL FAULTS;</text:span> and Microsoft and its suppliers <text:line-break/>hereby disclaim with respect to THE os COMPONENTS AND SUPPORT SERVICES <text:line-break/>all warranties and conditions, whether express, implied or statutory, <text:line-break/>including, but not limited to, any (if any) warranties or conditions <text:line-break/>of OR RELATED TO: TITLE, NON-INFRINGEMENT, merchantability, fitness <text:line-break/>for a particular purpose, lack of viruses, accuracy or completeness <text:line-break/>of responses, results, lack of negligence or lack of workmanlike effort, <text:line-break/>QUIET ENJOYMENT, QUIET POSSESSION, AND CORRESPONDENCE TO DESCRIPTION. <text:line-break/>The entire risk arising out of use or performance of the OS Components <text:line-break/>AND ANY SUPPORT SERVICES remains with you. <text:line-break/>EXCLUSION OF INCIDENTAL, CONSEQUENTIAL AND CERTAIN OTHER DAMAGES. To <text:line-break/>the maximum extent permitted by applicable law, in no event shall <text:line-break/>Microsoft or its suppliers be liable for any special, incidental, <text:line-break/>indirect, or consequential damages whatsoever (including, but not <text:line-break/>limited to, damages for: loss of profits, LOSS OF confidential or <text:line-break/>other information, business interruption, personal injury, loss of <text:line-break/>privacy, failure to meet any duty (including of good faith or of <text:line-break/>reasonable care), negligence, and any other pecuniary or other loss <text:line-break/>whatsoever) arising out of or in any way related to the use of or <text:line-break/>inability to use the OS Components OR THE SUPPORT SERVICES, OR the <text:line-break/>provision of or failure to provide Support Services, or otherwise <text:line-break/>under or in connection with any provision of this Supplemental EULA, <text:line-break/>even if Microsoft or any supplier has been advised of the possibility <text:line-break/>of such damages. <text:line-break/>LIMITATION OF LIABILITY AND REMEDIES. NOTWITHSTANDING ANY DAMAGES THAT <text:line-break/>YOU MIGHT INCUR FOR ANY REASON WHATSOEVER (INCLUDING, WITHOUT <text:line-break/>LIMITATION, ALL DAMAGES REFERENCED ABOVE AND ALL DIRECT OR GENERAL <text:line-break/><text:soft-page-break/>DAMAGES), THE ENTIRE LIABILITY OF MICROSOFT AND ANY OF ITS SUPPLIERS <text:line-break/>UNDER ANY PROVISION OF THIS SUPPLEMENTAL EULA AND YOUR EXCLUSIVE <text:line-break/>REMEDY FOR ALL OF THE FOREGOING SHALL BE LIMITED TO THE GREATER OF <text:line-break/>THE AMOUNT ACTUALLY PAID BY YOU FOR THE OS COMPONENTS OR U.S.$5.00. <text:line-break/>THE FOREGOING LIMITATIONS, EXCLUSIONS AND DISCLAIMERS SHALL APPLY <text:line-break/>TO THE MAXIMUM EXTENT PERMITTED BY APPLICABLE LAW, EVEN IF ANY REMEDY <text:line-break/>FAILS ITS ESSENTIAL PURPOSE. <text:line-break/><text:line-break/>Si vous avez acquis votre produit Microsoft au CANADA, le texte suivant <text:line-break/>vous concerne : <text:line-break/>SI LE PRODUIT OS APPLICABLE VOUS A ÉTÉ CONCÉDÉ SOUS LICENCE PAR <text:line-break/>MICROSOFT OU PAR L'UNE QUELCONQUE DE SES FILIALES À 100%, LA GARANTIE <text:line-break/>LIMITÉE (SI ELLE EXISTE) APPLICABLE EN VERTU DU CONTRAT DE LICENCE <text:line-break/>UTILISATEUR FINAL (« CLUF ») RELATIF À CE PRODUIT OS S'APPLIQUE AUX <text:line-break/>COMPOSANTS SYSTÈME D'EXPLOITATION DE MICROSOFT Y COMPRIS TOUTE <text:line-break/>DOCUMENTATION « EN LIGNE » OU SOUS FORME ÉLECTRONIQUE (LES « <text:line-break/>COMPOSANTS OS »), À CONDITION QUE CEUX-CI VOUS AIENT ÉTÉ CONCÉDÉS <text:line-break/>SOUS LICENCE PENDANT LA DURÉE DE LA GARANTIE LIMITÉE DU CLUF RELATIF <text:line-break/>AU PRODUIT OS APPLICABLE. LE PRÉSENT CLUF SUPPLÉMENTAIRE N'A PAS POUR <text:line-break/>EFFET DE PROROGER LA DURÉE DE CETTE GARANTIE LIMITÉE. <text:line-break/>SI LE PRODUIT OS VOUS A ÉTÉ CONCÉDÉ SOUS LICENCE PAR UNE ENTITÉ AUTRE <text:line-break/>QUE MICROSOFT OU QUE L'UNE QUELCONQUE DE SES FILIALES À 100%, <text:line-break/>MICROSOFT EXCLUT TOUTE GARANTIE RELATIVE AUX COMPOSANTS OS COMME <text:line-break/>CELA EST STIPULÉ CI-APRÈS : <text:line-break/>EXCLUSION DE GARANTIE. DANS TOUTE LA MESURE PERMISE PAR LE DROIT <text:line-break/>APPLICABLE, MICROSOFT ET SES FOURNISSEURS VOUS FOURNISSENT LES <text:line-break/>COMPOSANTS OS, AINSI QUE, LE CAS ÉCHÉANT, TOUT SERVICE D'ASSISTANCE <text:line-break/>RELATIF À CES COMPOSANTS OS (LES "SERVICES D'ASSISTANCE"), « COMME <text:line-break/>TELS ET AVEC TOUS LEURS DEFAUTS ». EN OUTRE, MICROSOFT ET SES <text:line-break/>FOURNISSEURS EXCLUENT PAR LES PRÉSENTES TOUTE AUTRE GARANTIE LÉGALE, <text:line-break/>EXPRESSE OU IMPLICITE, RELATIVE AUX COMPOSANTS OS ET AUX SERVICES <text:line-break/>D'ASSISTANCE, NOTAMMENT (LE CAS ÉCHÉANT), TOUTE GARANTIE : DE PROPRIÉTÉ, <text:line-break/>D'ABSENCE DE CONTREFAÇON, DE QUALITÉ, D'ADAPTATION À UN USAGE <text:line-break/>PARTICULIER, D'ABSENCE DE VIRUS, DE PRÉCISION, D'EXHAUSTIVITÉ DES <text:line-break/>RÉPONSES, DES RÉSULTATS OBTENUS, D'ABSENCE DE NÉGLIGENCE, OU DE <text:line-break/>DÉFAUT DE FABRICATION, DE JOUISSANCE PAISIBLE, D'ABSENCE DE TROUBLE <text:line-break/>DE POSSESSION ET DE CONFORMITÉ À LA DESCRIPTION. VOUS ASSUMEZ <text:line-break/>L'ENSEMBLE DES RISQUES DÉCOULANT DE L'UTILISATION OU DU FONCTIONNEMENT <text:line-break/>DES COMPOSANTS OS ET DES SERVICES D'ASSISTANCE. <text:line-break/>EXCLUSION DE RESPONSABILITÉ POUR LES DOMMAGES ACCESSOIRES, INDIRECTS <text:line-break/>ET CERTAINS AUTRES TYPES DE DOMMAGES. DANS TOUTE LA MESURE PERMISE <text:line-break/>PAR LE DROIT APPLICABLE, MICROSOFT OU SES FOURNISSEURS NE POURRONT EN <text:line-break/>AUCUN CAS ÊTRE TENUS RESPONSABLES DE TOUT DOMMAGE SPÉCIAL, ACCESSOIRE, <text:line-break/>INCIDENT OU INDIRECT DE QUELQUE NATURE QUE CE SOIT (Y COMPRIS, MAIS <text:line-break/>NON DE FACON LIMITATIVE, LES PERTES DE BÉNÉFICES, PERTES D'INFORMATIONS <text:line-break/>CONFIDENTIELLES OU AUTRES INFORMATIONS, INTERRUPTIONS D'ACTIVITÉ, <text:line-break/>PRÉJUDICES CORPORELS, ATTEINTES À LA VIE PRIVÉE, MANQUEMENT À TOUTE <text:line-break/>OBLIGATION (NOTAMMENT L'OBLIGATION DE BONNE FOI ET DE DILIGENCE), <text:line-break/>NÉGLIGENCE, ET POUR TOUTE PERTE PÉCUNIAIRE OU AUTRE DE QUELQUE NATURE <text:line-break/>QUE CE SOIT), RÉSULTANT DE, OU RELATIFS A, L'UTILISATION OU <text:line-break/>L'IMPOSSIBILITÉ D'UTILISER LES COMPOSANTS OS OU LES SERVICES D'ASSISTANCE, <text:line-break/>OU LA FOURNITURE OU LE DÉFAUT DE FOURNITURE DES SERVICES D'ASSISTANCE, OU <text:line-break/>AUTREMENT EN VERTU DE, OU RELATIVEMENT A, TOUTE DISPOSITION DE CE CLUF <text:line-break/><text:soft-page-break/>SUPPLÉMENTAIRE, MÊME SI LA SOCIÉTÉ MICROSOFT OU UN QUELCONQUE FOURNISSEUR <text:line-break/>A ÉTÉ PRÉVENU DE L'ÉVENTUALITÉ DE TELS DOMMAGES. <text:line-break/>LIMITATION DE RESPONSABILITÉ ET RECOURS. NONOBSTANT TOUT DOMMAGE QUE VOUS <text:line-break/>POURRIEZ SUBIR POUR QUELQUE MOTIF QUE CE SOIT (NOTAMMENT TOUS LES DOMMAGES <text:line-break/>ÉNUMÉRÉS CI-DESSUS ET TOUS LES DOMMAGES DIRECTS OU GÉNÉRAUX), L'ENTIÈRE <text:line-break/>RESPONSABILITÉ DE MICROSOFT ET DE L'UN QUELCONQUE DE SES FOURNISSEURS AU <text:line-break/>TITRE DE TOUTE STIPULATION DE CE CLUF SUPPLÉMENTAIRE ET VOTRE SEUL RECOURS <text:line-break/>EN CE QUI CONCERNE TOUS LES DOMMAGES PRÉCITÉS NE SAURAIENT EXCÉDER LE <text:line-break/>MONTANT QUE VOUS AVEZ EFFECTIVEMENT PAYÉ POUR LES COMPOSANTS OS OU 5 DOLLARS <text:line-break/>US (US$ 5,00), SELON LE PLUS ÉLEVÉ DES DEUX MONTANTS. LES PRÉSENTES <text:line-break/>LIMITATIONS ET EXCLUSIONS DEMEURERONT APPLICABLES DANS TOUTE LA MESURE <text:line-break/>PERMISE PAR LE DROIT APPLICABLE QUAND BIEN MÊME UN QUELCONQUE REMÈDE À UN <text:line-break/>QUELCONQUE MANQUEMENT NE PRODUIRAIT PAS D'EFFET. <text:line-break/>La présente Convention est régie par les lois de la province d'Ontario, <text:line-break/>Canada. Chacune des parties à la présente reconnaît irrévocablement la <text:line-break/>compétence des tribunaux de la province d'Ontario et consent à instituer <text:line-break/>tout litige qui pourrait découler de la présente auprès des tribunaux <text:line-break/>situés dans le district judiciaire de York, province d'Ontario. <text:line-break/>Au cas où vous auriez des questions concernant cette licence ou que vous <text:line-break/>désiriez vous mettre en rapport avec Microsoft pour quelque raison que <text:line-break/>ce soit, veuillez contacter la succursale Microsoft desservant votre <text:line-break/>pays, ou écrire à : Microsoft Sales Information Center, One Microsoft <text:line-break/>Way, Redmond, Washington 98052-6399. </text:p>
      <text:p text:style-name="Horizontal_20_Line"/>
      <text:p text:style-name="Text_20_body">The following software may be included in this product: Ispell W?rterbuch igerman98; Use of any of this software is governed by the terms of the license below:</text:p>
      <text:h text:style-name="Heading_20_2" text:outline-level="2">Bjoern Jacke </text:h>
      <text:h text:style-name="Heading_20_3" text:outline-level="3">German Dictionaries igerman98</text:h>
      <text:p text:style-name="P59">OASIS distribution license agreement 0.1 from 2005-11-10 <text:line-break/>Without any modifications this dictionary may be distributed with programs that support the OASIS Open Document Format for Office Applications and whose PRIMARY format for saving documents is the Open Document Format. <text:line-break/>This requires that all licenses and copyright files are also distributed together with the package the dictionary is shipped with. <text:line-break/>Any modifications of the dictionary files are not allowed for this agreement, modifications require the use of the GNU GENERAL PUBLIC LICENSE. <text:line-break/>If you have questions or don't get along with this, send me your comments/questions/ideas to Bjoern Jacke </text:p>
      <text:p text:style-name="Horizontal_20_Line"/>
      <text:p text:style-name="Text_20_body">The following software may be included in this product: WordNet Release 2.1; Use of any of this software is governed by the terms of the license below:</text:p>
      <text:h text:style-name="Heading_20_2" text:outline-level="2">Princeton University </text:h>
      <text:h text:style-name="Heading_20_3" text:outline-level="3">WordNet 2.1</text:h>
      <text:p text:style-name="P59">WordNet 2.1 Copyright 2005 by Princeton University. <text:line-break/><text:soft-page-break/>This software and database is being provided to you, the LICENSEE, by Princeton University under the following license. By obtaining, using and/or copying this software and database, you agree that you have read, understood, and will comply with these terms and conditions.: <text:line-break/>Permission to use, copy, modify and distribute this software and database and its documentation for any purpose and without fee or royalty is hereby granted, provided that you agree to comply with the following copyright notice and statements, including the disclaimer, and that the same appear on ALL copies of the software, database and documentation, including modifications that you make for internal use or for distribution. <text:line-break/>WordNet 2.1 Copyright 2005 by Princeton University. All rights reserved. <text:line-break/>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 <text:line-break/>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 </text:p>
      <text:p text:style-name="Horizontal_20_Line"/>
      <text:p text:style-name="Text_20_body">The following software may be included in this product:Bitstram Vera Fonts; Use of any of this software is governed by the terms of the license below:</text:p>
      <text:h text:style-name="Heading_20_2" text:outline-level="2">Bitstream, Inc. </text:h>
      <text:h text:style-name="Heading_20_3" text:outline-level="3">Bitstream Vera Fonts</text:h>
      <text:p text:style-name="P59"><text:span text:style-name="Emphasis">Copyright (c) 2003 by Bitstream, Inc. All Rights Reserved. Bitstream Vera is a trademark of Bitstream, Inc. <text:line-break/><text:line-break/>Permission is hereby granted, free of charge, to any person obtaining a copy of the fonts accompanying this license (â€œFontsâ€ﾝ) and associated documentation files (the â€œFont Softwareâ€ﾝ), to reproduce and distribute the Font Software, including without limitation the rights to use, copy, merge, publish, distribute, and/or sell copies of the Font Software, and to permit persons to whom the Font Software is furnished to do so, subject to the following conditions: <text:line-break/><text:line-break/>The above copyright and trademark notices and this permission notice shall be included in all copies of one or more of the Font Software typefaces.<text:line-break/><text:line-break/>The Font Software may be modified, altered, or added to, and in particular the designs of glyphs or characters in the Fonts may be modified and additional glyphs or characters may be added to the Fonts, only if the fonts are renamed to names not containing either the words â€œBitstreamâ€ﾝ or the word â€œVeraâ€ﾝ.<text:line-break/><text:line-break/>This License becomes null and void to the extent applicable to Fonts or Font Software that has been modified and is distributed under the â€œBitstream Veraâ€ﾝ names. <text:line-break/><text:line-break/>The Font Software may be sold as part of a larger software package but no copy of one or more of the Font Software typefaces may be sold by itself. <text:line-break/><text:line-break/>THE FONT SOFTWARE IS PROVIDED "AS IS", WITHOUT WARRANTY OF ANY KIND, EXPRESS OR IMPLIED, INCLUDING BUT NOT LIMITED TO ANY WARRANTIES OF MERCHANTABILITY, FITNESS </text:span><text:soft-page-break/><text:span text:style-name="Emphasis">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 <text:line-break/><text:line-break/>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 </text:span><text:line-break/>Arev Fonts Copyright <text:line-break/>Copyright (c) 2006 by Tavmjong Bah. All Rights Reserved. <text:line-break/>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 <text:line-break/>The above copyright and trademark notices and this permission notice shall be included in all copies of one or more of the Font Software typefaces. <text:line-break/>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 <text:line-break/>This License becomes null and void to the extent applicable to Fonts or Font Software that has been modified and is distributed under the "Tavmjong Bah Arev" names. <text:line-break/>The Font Software may be sold as part of a larger software package but no copy of one or more of the Font Software typefaces may be sold by itself. <text:line-break/>THE FONT SOFTWARE IS PROVIDED "AS IS", WITHOUT WARRANTY OF 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 <text:line-break/>Except as contained in this notice, the name of Tavmjong Bah shall not be used in advertising or otherwise to promote the sale, use or other dealings in this Font Software without prior written authorization from Tavmjong Bah. For further information, contact: tavmjong @ free . fr. </text:p>
      <text:p text:style-name="Horizontal_20_Line"/>
      <text:p text:style-name="Text_20_body">The following software may be included in this product: Liberation Fonts; Use of any of this software is governed by the terms of the license below:</text:p>
      <text:h text:style-name="Heading_20_2" text:outline-level="2">RedHat, Inc.</text:h>
      <text:h text:style-name="Heading_20_3" text:outline-level="3">Liberation Fonts</text:h>
      <text:p text:style-name="Text_20_body"><text:a xlink:type="simple" xlink:href="#gpl">refer to GNU General Public License</text:a> and the following terms: <text:line-break/>LICENSE AGREEMENT AND LIMITED PRODUCT WARRANTY LIBERATION FONT SOFTWARE <text:line-break/>This agreement governs the use of the Software and any updates to the Software, regardless of the delivery mechanism. Subject to the following terms, Red Hat, Inc. ("Red Hat") grants to the user ("Client") a license to this collective work pursuant to the GNU General Public License v.2 with the exceptions set forth below <text:soft-page-break/>and such other terms as our set forth in this End User License Agreement. <text:line-break/>1. The Software and License Exception. LIBERATION font software (the "Software") consists of TrueType-OpenType formatted font software for rendering LIBERATION typefaces in sans serif, serif, and monospaced character styles. You are licensed to use, modify, copy, and distribute the Software pursuant to the GNU General Public License v.2 with the following exceptions: <text:line-break/>1)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 <text:line-break/>2) As a further exception, any distribution of the object code of the Software in a physical product must provide you the right to access and modify the source code for the Software and to reinstall that modified version of the Software in object code form on the same physical product on which you received it. <text:line-break/>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 <text:line-break/>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 <text:line-break/>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 <text:line-break/>5. Export Control. As required by U.S. law, Client represents and warrants that it: (a) understands that the Software is subject to export controls under the U.S. Commerce Department's Export Administration Regulations ("EAR"); (b) is not located in a prohibited destination country under the EAR or U.S. sanctions regulations (currently Cuba, Iran, Iraq, Libya, North Korea, Sudan and Syria); (c) will not export, re-export, or transfer the Software to any prohibited destination, entity, or individual without the necessary export license(s) or authorizations(s) from the U.S. Government; (d) will not use or transfer the Software for use in any sensitive nuclear, chemical or biological weapons, or missile technology end-uses unless authorized by the U.S. Government by regulation or specific license; (e) understands and agrees that if it is in the United States and exports or transfers the Software to eligible end users, it will, as required by EAR Section 740.17(e), submit semi-annual reports to the Commerce Department's Bureau of Industry &amp; Security (BIS), which include the name and address (including country) of each transferee; and (f) understands that countries other than the United States may restrict the import, use, or export of encryption products and that it shall be solely responsible for compliance with any such import, use, or export restrictions. <text:line-break/>6. General. If any provision of this agreement is held to be unenforceable, that 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 <text:line-break/>Copyright © 2007 Red Hat, Inc. All rights reserved. LIBERATION is a trademark of Red Hat, Inc. </text:p>
      <text:p text:style-name="Horizontal_20_Line"/>
      <text:p text:style-name="Text_20_body">The following software may be included in this product: MathML DTD; Use of any of this software is <text:soft-page-break/>governed by the terms of the license below:</text:p>
      <text:h text:style-name="Heading_20_2" text:outline-level="2">World Wide Web Consortium (W3C)</text:h>
      <text:h text:style-name="Heading_20_3" text:outline-level="3">MathML DTD</text:h>
      <text:p text:style-name="Heading_20_1">W3C<text:span text:style-name="T3">®</text:span> SOFTWARE NOTICE AND LICENSE</text:p>
      <text:h text:style-name="Heading_20_4" text:outline-level="4">Copyright © 1994-2001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http://www.w3.org/Consortium/Legal/</text:h>
      <text:p text:style-name="Text_20_body">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Text_20_body">Permission to use, copy, modify, and distribute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1842819892" text:style-name="L1">
        <text:list-item>
          <text:p text:style-name="P60">The full text of this NOTICE in a location viewable to users of the redistributed or derivative work. </text:p>
        </text:list-item>
        <text:list-item>
          <text:p text:style-name="P60">Any pre-existing intellectual property disclaimers, notices, or terms and conditions. If none exist, a short notice of the following form (hypertext is preferred, text is permitted) should be used within the body of any redistributed or derivative code: "Copyright © [$date-of-software]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http://www.w3.org/Consortium/Legal/" </text:p>
        </text:list-item>
        <text:list-item>
          <text:p text:style-name="P8">Notice of any changes or modifications to the W3C files, including the date changes were made. (We recommend you provide URIs to the location from which the code is derived.) </text:p>
        </text:list-item>
      </text:list>
      <text:p text:style-name="Text_20_body">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Text_20_body">COPYRIGHT HOLDERS WILL NOT BE LIABLE FOR ANY DIRECT, INDIRECT, SPECIAL OR CONSEQUENTIAL DAMAGES ARISING OUT OF ANY USE OF THE SOFTWARE OR DOCUMENTATION.</text:p>
      <text:p text:style-name="Text_20_body">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P59"/>
      <text:p text:style-name="Horizontal_20_Line"/>
      <text:p text:style-name="Text_20_body">The following software may be included in this product: NSIS; Use of any of this software is governed by the terms of the license below:</text:p>
      <text:h text:style-name="Heading_20_2" text:outline-level="2"><text:soft-page-break/>Nullsoft, Inc.</text:h>
      <text:h text:style-name="Heading_20_3" text:outline-level="3">NSIS</text:h>
      <text:p text:style-name="P59">Copyright (C) 1999-2003 Nullsoft, Inc. <text:line-break/>This license applies to everything in the NSIS package, except where otherwise noted. <text:line-break/>This software is provided 'as-is', without any express or implied warranty. In no event will the authors be held liable for any damages arising from the use of this software. <text:line-break/>Permission is granted to anyone to use this software for any purpose, including commercial applications, and to alter it and redistribute it freely, subject to the following restrictions: <text:line-break/>1. The origin of this software must not be misrepresented; you must not claim that you wrote the original software. If you use this software in a product, an acknowledgment in the product documentation would be appreciated but is not required. <text:line-break/>2. Altered source versions must be plainly marked as such, and must not be misrepresented as being the original software. <text:line-break/>3. This notice may not be removed or altered from any source distribution. </text:p>
      <text:p text:style-name="Horizontal_20_Line"/>
      <text:p text:style-name="Text_20_body">The following software may be included in this product: PostScript(R) AFM Files; Use of any of this software is governed by the terms of the license below:</text:p>
      <text:h text:style-name="Heading_20_2" text:outline-level="2">Adobe</text:h>
      <text:h text:style-name="Heading_20_3" text:outline-level="3">PostScript(R) AFM files</text:h>
      <text:p text:style-name="P59"><text:line-break/>Adobe Core 35 AFM Files with 314 Glyph Entries <text:line-break/>This file and the 35 PostScript(R)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 </text:p>
      <text:p text:style-name="Horizontal_20_Line"/>
      <text:p text:style-name="Text_20_body">The following software may be included in this product: Antigrain; Use of any of this software is governed by the terms of the license below:</text:p>
      <text:h text:style-name="Heading_20_2" text:outline-level="2">Axim Shemanarev</text:h>
      <text:h text:style-name="Heading_20_3" text:outline-level="3">Antigrain</text:h>
      <text:p text:style-name="P59"><text:line-break/>Anti-Grain Geometry - Version 2.0 <text:line-break/>Copyright (C) 2002-2004 Maxim Shemanarev (McSeem) <text:line-break/>Permission to copy, use, modify, sell and distribute this software is granted provided this copyright notice appears in all copies. This software is provided "as is" without express or implied warranty, and with no claim as to its suitability for any purpose. </text:p>
      <text:p text:style-name="Horizontal_20_Line"/>
      <text:p text:style-name="Text_20_body">The following software may be included in this product: beanshell; Use of any of this software is governed by the terms of the license below:</text:p>
      <text:h text:style-name="Heading_20_2" text:outline-level="2"><text:soft-page-break/>Pat Niemeyer</text:h>
      <text:h text:style-name="Heading_20_3" text:outline-level="3">beanshell</text:h>
      <text:p text:style-name="Text_20_body"><text:a xlink:type="simple" xlink:href="#lgpl">jump to LGPL</text:a></text:p>
      <text:p text:style-name="Preformatted_20_Text"/>
      <text:p text:style-name="Preformatted_20_Text">/*****************************************************************************</text:p>
      <text:p text:style-name="Preformatted_20_Text"><text:s/>* <text:s text:c="74"/>*</text:p>
      <text:p text:style-name="Preformatted_20_Text"><text:s/>* <text:s/>This file is part of the BeanShell Java Scripting distribution. <text:s text:c="9"/>*</text:p>
      <text:p text:style-name="Preformatted_20_Text"><text:s/>* <text:s/>Documentation and updates may be found at http://www.beanshell.org/ <text:s text:c="5"/>*</text:p>
      <text:p text:style-name="Preformatted_20_Text"><text:s/>* <text:s text:c="74"/>*</text:p>
      <text:p text:style-name="Preformatted_20_Text"><text:s/>* <text:s/>Sun Public License Notice: <text:s text:c="46"/>*</text:p>
      <text:p text:style-name="Preformatted_20_Text"><text:s/>* <text:s text:c="74"/>*</text:p>
      <text:p text:style-name="Preformatted_20_Text"><text:s/>* <text:s/>The contents of this file are subject to the Sun Public License Version <text:s/>*</text:p>
      <text:p text:style-name="Preformatted_20_Text"><text:s/>* <text:s/>1.0 (the "License"); you may not use this file except in compliance with *</text:p>
      <text:p text:style-name="Preformatted_20_Text"><text:s/>* <text:s/>the License. A copy of the License is available at http://www.sun.com <text:s text:c="3"/>*</text:p>
      <text:p text:style-name="Preformatted_20_Text"><text:s/>* <text:s text:c="74"/>*</text:p>
      <text:p text:style-name="Preformatted_20_Text"><text:s/>* <text:s/>The Original Code is BeanShell. The Initial Developer of the Original <text:s text:c="3"/>*</text:p>
      <text:p text:style-name="Preformatted_20_Text"><text:s/>* <text:s/>Code is Pat Niemeyer. Portions created by Pat Niemeyer are Copyright <text:s text:c="4"/>*</text:p>
      <text:p text:style-name="Preformatted_20_Text"><text:s/>* <text:s/>(C) 2000. <text:s/>All Rights Reserved. <text:s text:c="41"/>*</text:p>
      <text:p text:style-name="Preformatted_20_Text"><text:s/>* <text:s text:c="74"/>*</text:p>
      <text:p text:style-name="Preformatted_20_Text"><text:s/>* <text:s/>GNU Public License Notice: <text:s text:c="46"/>*</text:p>
      <text:p text:style-name="Preformatted_20_Text"><text:s/>* <text:s text:c="74"/>*</text:p>
      <text:p text:style-name="Preformatted_20_Text"><text:s/>* <text:s/>Alternatively, the contents of this file may be used under the terms of <text:s/>*</text:p>
      <text:p text:style-name="Preformatted_20_Text"><text:s/>* <text:s/>the GNU Lesser General Public License (the "LGPL"), in which case the <text:s text:c="3"/>*</text:p>
      <text:p text:style-name="Preformatted_20_Text"><text:s/>* <text:s/>provisions of LGPL are applicable instead of those above. If you wish to *</text:p>
      <text:p text:style-name="Preformatted_20_Text"><text:s/>* <text:s/>allow use of your version of this file only under the <text:s/>terms of the LGPL *</text:p>
      <text:p text:style-name="Preformatted_20_Text"><text:s/>* <text:s/>and not to allow others to use your version of this file under the SPL, <text:s/>*</text:p>
      <text:p text:style-name="Preformatted_20_Text"><text:s/>* <text:s/>indicate your decision by deleting the provisions above and replace <text:s text:c="5"/>*</text:p>
      <text:p text:style-name="Preformatted_20_Text"><text:s/>* <text:s/>them with the notice and other provisions required by the LGPL. <text:s/>If you <text:s/>*</text:p>
      <text:p text:style-name="Preformatted_20_Text"><text:s/>* <text:s/>do not delete the provisions above, a recipient may use your version of <text:s/>*</text:p>
      <text:p text:style-name="Preformatted_20_Text"><text:s/>* <text:s/>this file under either the SPL or the LGPL. <text:s text:c="29"/>*</text:p>
      <text:p text:style-name="Preformatted_20_Text"><text:s/>* <text:s text:c="74"/>*</text:p>
      <text:p text:style-name="Preformatted_20_Text"><text:s/>* <text:s/>Patrick Niemeyer (pat@pat.net) <text:s text:c="42"/>*</text:p>
      <text:p text:style-name="Preformatted_20_Text"><text:s/>* <text:s/>Author of Learning Java, O'Reilly &amp; Associates <text:s text:c="26"/>*</text:p>
      <text:p text:style-name="Preformatted_20_Text"><text:s/>* <text:s/>http://www.pat.net/~pat/ <text:s text:c="48"/>*</text:p>
      <text:p text:style-name="Preformatted_20_Text"><text:s/>* <text:s text:c="74"/>*</text:p>
      <text:p text:style-name="P2"><text:s/>*****************************************************************************/</text:p>
      <text:p text:style-name="Horizontal_20_Line"/>
      <text:p text:style-name="Text_20_body">The following software may be included in this product: C++ Boost Library; Use of any of this software is governed by the terms of the license below:</text:p>
      <text:h text:style-name="Heading_20_2" text:outline-level="2">Boost.org</text:h>
      <text:h text:style-name="Heading_20_3" text:outline-level="3">C++ Boost Library</text:h>
      <text:p text:style-name="P59">Boost Software License - Version 1.0 - August 17th, 2003 <text:line-break/>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 <text:line-break/>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 <text:line-break/><text:soft-page-break/>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 </text:p>
      <text:p text:style-name="Horizontal_20_Line"/>
      <text:p text:style-name="Text_20_body">The following software may be included in this product: Cairo; Use of any of this software is governed by the terms of the license below:</text:p>
      <text:h text:style-name="Heading_20_2" text:outline-level="2">Cairographics.org</text:h>
      <text:h text:style-name="Heading_20_3" text:outline-level="3">Cairo (B)</text:h>
      <text:p text:style-name="P59"><text:a xlink:type="simple" xlink:href="#mpllic">jump to MPL 1.1</text:a></text:p>
      <text:p text:style-name="Horizontal_20_Line"/>
      <text:p text:style-name="Text_20_body">The following software may be included in this product:Charis SIL v4; Use of any of this software is governed by the terms of the license below:</text:p>
      <text:h text:style-name="Heading_20_2" text:outline-level="2">SIL International</text:h>
      <text:h text:style-name="Heading_20_3" text:outline-level="3">Charis SIL v.4</text:h>
      <text:p text:style-name="P59"><text:line-break/>This Font Software is Copyright (c) 1997-2006, SIL International (http://scripts.sil.org/). <text:line-break/>All Rights Reserved. <text:line-break/>"Charis SIL" is a Reserved Font Name for this Font Software. <text:line-break/>"SIL" is a Reserved Font Name for this Font Software. <text:line-break/>This Font Software is licensed under the SIL Open Font License, Version 1.0. <text:line-break/>No modification of the license is permitted, only verbatim copy is allowed. <text:line-break/>This license is copied below, and is also available with a FAQ at: http://scripts.sil.org/OFL <text:line-break/>----------------------------------------------------------- <text:line-break/>SIL OPEN FONT LICENSE Version 1.0 - 22 November 2005 <text:line-break/>----------------------------------------------------------- <text:line-break/>PREAMBLE <text:line-break/>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 <text:line-break/>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 <text:line-break/>DEFINITIONS <text:line-break/>"Font Software" refers to any and all of the following: <text:line-break/>- font files <text:line-break/>- data files <text:line-break/>- source code <text:line-break/>- build scripts <text:line-break/>- documentation <text:line-break/><text:soft-page-break/>"Reserved Font Name" refers to the Font Software name as seen by users and any other names as specified after the copyright statement. <text:line-break/>"Standard Version" refers to the collection of Font Software components as distributed by the Copyright Holder. <text:line-break/>"Modified Version" refers to any derivative font software made by adding to, deleting, or substituting -- in part or in whole -- any of the components of the Standard Version, by changing formats or by porting the Font Software to a new environment. <text:line-break/>"Author" refers to any designer, engineer, programmer, technical writer or other person who contributed to the Font Software. <text:line-break/>PERMISSION &amp; CONDITIONS <text:line-break/>Permission is hereby granted, free of charge, to any person obtaining a copy of the Font Software, to use, study, copy, merge, embed, modify, redistribute, and sell modified and unmodified copies of the Font Software, subject to the following conditions: <text:line-break/>1) Neither the Font Software nor any of its individual components, in Standard or Modified Versions, may be sold by itself. <text:line-break/>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 <text:line-break/>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 <text:line-break/>4) The name(s) of the Copyright Holder or the Author(s) of the Font Software shall not be used to promote, endorse or advertise any Modified Version, except to acknowledge the contribution(s) of the Copyright Holder and the Author(s) or with their explicit written permission. <text:line-break/>5) The Font Software, modified or unmodified, in part or in whole, must be distributed using this license, and may not be distributed under any other license. <text:line-break/>TERMINATION <text:line-break/>This license becomes null and void if any of the above conditions are not met. <text:line-break/>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 </text:p>
      <text:p text:style-name="Horizontal_20_Line"/>
      <text:p text:style-name="Text_20_body">The following software may be included in this product:KDE Crystal theme icons; Use of any of this software is governed by the terms of the license below:</text:p>
      <text:h text:style-name="Heading_20_2" text:outline-level="2">KDE Artists: </text:h>
      <text:h text:style-name="Heading_20_3" text:outline-level="3">KDE Crystal theme icons</text:h>
      <text:p text:style-name="Text_20_body">KDE Crystal theme icons. <text:line-break/>Copyright (C) 2002 and following years KDE Artists This library is free software; you can redistribute it and/or modify it under the terms of the GNU Lesser General Public License as published by the Free Software Foundation, version 2.1 of the License. </text:p>
      <text:p text:style-name="Preformatted_20_Text"><text:soft-page-break/>License</text:p>
      <text:p text:style-name="Preformatted_20_Text"/>
      <text:p text:style-name="Preformatted_20_Text">The Crystal Project are released under LGPL.</text:p>
      <text:p text:style-name="Preformatted_20_Text"/>
      <text:p text:style-name="Preformatted_20_Text">GNU General Public License.</text:p>
      <text:p text:style-name="Preformatted_20_Text"/>
      <text:p text:style-name="Preformatted_20_Text"><text:s text:c="3"/>0.</text:p>
      <text:p text:style-name="Preformatted_20_Text"/>
      <text:p text:style-name="Preformatted_20_Text"><text:s text:c="6"/>This License Agreement applies to any software library or other program</text:p>
      <text:p text:style-name="Preformatted_20_Text">which contains a notice placed by the copyright holder or other authorized party</text:p>
      <text:p text:style-name="Preformatted_20_Text">saying it may be distributed under the terms of this Lesser General Public</text:p>
      <text:p text:style-name="Preformatted_20_Text">License (also called "this License"). Each licensee is addressed as "you".</text:p>
      <text:p text:style-name="Preformatted_20_Text"/>
      <text:p text:style-name="Preformatted_20_Text"><text:s text:c="6"/>A "library" means a collection of software functions and/or data prepared</text:p>
      <text:p text:style-name="Preformatted_20_Text">so as to be conveniently linked with application programs (which use some of</text:p>
      <text:p text:style-name="Preformatted_20_Text">those functions and data) to form executables.</text:p>
      <text:p text:style-name="Preformatted_20_Text"/>
      <text:p text:style-name="Preformatted_20_Text"><text:s text:c="6"/>The "Library", below, refers to any such software library or work which</text:p>
      <text:p text:style-name="Preformatted_20_Text">has been distributed under these terms. A "work based on the Library" means</text:p>
      <text:p text:style-name="Preformatted_20_Text">either the Library or any derivative work under copyright law: that is to say, a</text:p>
      <text:p text:style-name="Preformatted_20_Text">work containing the Library or a portion of it, either verbatim or with</text:p>
      <text:p text:style-name="Preformatted_20_Text">modifications and/or translated straightforwardly into another language.</text:p>
      <text:p text:style-name="Preformatted_20_Text">(Hereinafter, translation is included without limitation in the term</text:p>
      <text:p text:style-name="Preformatted_20_Text">"modification".)</text:p>
      <text:p text:style-name="Preformatted_20_Text"/>
      <text:p text:style-name="Preformatted_20_Text"><text:s text:c="6"/>"Source code" for a work means the preferred form of the work for making</text:p>
      <text:p text:style-name="Preformatted_20_Text">modifications to it. For a library, complete source code means all the source</text:p>
      <text:p text:style-name="Preformatted_20_Text">code for all modules it contains, plus any associated interface definition</text:p>
      <text:p text:style-name="Preformatted_20_Text">files, plus the scripts used to control compilation and installation of the library.</text:p>
      <text:p text:style-name="Preformatted_20_Text"/>
      <text:p text:style-name="Preformatted_20_Text"><text:s text:c="6"/>Activities other than copying, distribution and modification are not</text:p>
      <text:p text:style-name="Preformatted_20_Text">covered by this License; they are outside its scope. The act of running a</text:p>
      <text:p text:style-name="Preformatted_20_Text">program using the Library is not restricted, and output from such a program is</text:p>
      <text:p text:style-name="Preformatted_20_Text">covered only if its contents constitute a work based on the Library (independent</text:p>
      <text:p text:style-name="Preformatted_20_Text">of the use of the Library in a tool for writing it). Whether that is true</text:p>
      <text:p text:style-name="Preformatted_20_Text">depends on what the Library does and what the program that uses the Library does.</text:p>
      <text:p text:style-name="Preformatted_20_Text"><text:s text:c="3"/>1.</text:p>
      <text:p text:style-name="Preformatted_20_Text"/>
      <text:p text:style-name="Preformatted_20_Text"><text:s text:c="6"/>You may copy and distribute verbatim copies of the Library's complete</text:p>
      <text:p text:style-name="Preformatted_20_Text">source code as you receive it, in any medium, provided that you conspicuously</text:p>
      <text:p text:style-name="Preformatted_20_Text">and appropriately publish on each copy an appropriate copyright notice and</text:p>
      <text:p text:style-name="Preformatted_20_Text">disclaimer of warranty; keep intact all the notices that refer to this License</text:p>
      <text:p text:style-name="Preformatted_20_Text">and to the absence of any warranty; and distribute a copy of this License along</text:p>
      <text:p text:style-name="Preformatted_20_Text">with the Library.</text:p>
      <text:p text:style-name="Preformatted_20_Text"/>
      <text:p text:style-name="Preformatted_20_Text"><text:s text:c="6"/>You may charge a fee for the physical act of transferring a copy, and you</text:p>
      <text:p text:style-name="Preformatted_20_Text">may at your option offer warranty protection in exchange for a fee.</text:p>
      <text:p text:style-name="Preformatted_20_Text"><text:s text:c="3"/>2.</text:p>
      <text:p text:style-name="Preformatted_20_Text"/>
      <text:p text:style-name="Preformatted_20_Text"><text:s text:c="6"/>You may modify your copy or copies of the Library or any portion of it,</text:p>
      <text:p text:style-name="Preformatted_20_Text">thus forming a work based on the Library, and copy and distribute such</text:p>
      <text:p text:style-name="Preformatted_20_Text">modifications or work under the terms of Section 1 above, provided that you also</text:p>
      <text:p text:style-name="Preformatted_20_Text">meet all of these conditions:</text:p>
      <text:p text:style-name="Preformatted_20_Text"><text:s text:c="9"/>1. The modified work must itself be a software library.</text:p>
      <text:p text:style-name="Preformatted_20_Text"><text:s text:c="9"/>2. You must cause the files modified to carry prominent notices stating</text:p>
      <text:p text:style-name="Preformatted_20_Text">that you changed the files and the date of any change.</text:p>
      <text:p text:style-name="Preformatted_20_Text"><text:s text:c="9"/>3. You must cause the whole of the work to be licensed at no charge to</text:p>
      <text:p text:style-name="Preformatted_20_Text">all third parties under the terms of this License.</text:p>
      <text:p text:style-name="Preformatted_20_Text"><text:s text:c="9"/>4. If a facility in the modified Library refers to a function or a</text:p>
      <text:p text:style-name="Preformatted_20_Text">table of data to be supplied by an application program that uses the facility,</text:p>
      <text:p text:style-name="Preformatted_20_Text">other than as an argument passed when the facility is invoked, then you must</text:p>
      <text:p text:style-name="Preformatted_20_Text">make a good faith effort to ensure that, in the event an application does not</text:p>
      <text:p text:style-name="Preformatted_20_Text">supply such function or table, the facility still operates, and performs</text:p>
      <text:p text:style-name="Preformatted_20_Text">whatever part of its purpose remains meaningful.</text:p>
      <text:p text:style-name="Preformatted_20_Text"><text:soft-page-break/></text:p>
      <text:p text:style-name="Preformatted_20_Text"><text:s text:c="6"/>(For example, a function in a library to compute square roots has a</text:p>
      <text:p text:style-name="Preformatted_20_Text">purpose that is entirely well-defined independent of the application. Therefore,</text:p>
      <text:p text:style-name="Preformatted_20_Text">Subsection 2d requires that any application-supplied function or table used by</text:p>
      <text:p text:style-name="Preformatted_20_Text">this function must be optional: if the application does not supply it, the</text:p>
      <text:p text:style-name="Preformatted_20_Text">square root function must still compute square roots.)</text:p>
      <text:p text:style-name="Preformatted_20_Text"/>
      <text:p text:style-name="Preformatted_20_Text"><text:s text:c="6"/>These requirements apply to the modified work as a whole. If identifiable</text:p>
      <text:p text:style-name="Preformatted_20_Text">sections of that work are not derived from the Library, and can be reasonably</text:p>
      <text:p text:style-name="Preformatted_20_Text">considered independent and separate works in themselves, then this License, and</text:p>
      <text:p text:style-name="Preformatted_20_Text">its terms, do not apply to those sections when you distribute them as separate</text:p>
      <text:p text:style-name="Preformatted_20_Text">works. But when you distribute the same sections as part of a whole which is a</text:p>
      <text:p text:style-name="Preformatted_20_Text">work based on the Library, the distribution of the whole must be on the terms of</text:p>
      <text:p text:style-name="Preformatted_20_Text">this License, whose permissions for other licensees extend to the entire whole,</text:p>
      <text:p text:style-name="Preformatted_20_Text">and thus to each and every part regardless of who wrote it.</text:p>
      <text:p text:style-name="Preformatted_20_Text"/>
      <text:p text:style-name="Preformatted_20_Text"><text:s text:c="6"/>Thus, it is not the intent of this section to claim rights or contest your</text:p>
      <text:p text:style-name="Preformatted_20_Text">rights to work written entirely by you; rather, the intent is to exercise the</text:p>
      <text:p text:style-name="Preformatted_20_Text">right to control the distribution of derivative or collective works based on the</text:p>
      <text:p text:style-name="Preformatted_20_Text">Library.</text:p>
      <text:p text:style-name="Preformatted_20_Text"/>
      <text:p text:style-name="Preformatted_20_Text"><text:s text:c="6"/>In addition, mere aggregation of another work not based on the Library</text:p>
      <text:p text:style-name="Preformatted_20_Text">with the Library (or with a work based on the Library) on a volume of a storage</text:p>
      <text:p text:style-name="Preformatted_20_Text">or distribution medium does not bring the other work under the scope of this</text:p>
      <text:p text:style-name="Preformatted_20_Text">License.</text:p>
      <text:p text:style-name="Preformatted_20_Text"><text:s text:c="3"/>3.</text:p>
      <text:p text:style-name="Preformatted_20_Text"/>
      <text:p text:style-name="Preformatted_20_Text"><text:s text:c="6"/>You may opt to apply the terms of the ordinary GNU General Public License</text:p>
      <text:p text:style-name="Preformatted_20_Text">instead of this License to a given copy of the Library. To do this, you must</text:p>
      <text:p text:style-name="Preformatted_20_Text">alter all the notices that refer to this License, so that they refer to the</text:p>
      <text:p text:style-name="Preformatted_20_Text">ordinary GNU General Public License, version 2, instead of to this License. (If</text:p>
      <text:p text:style-name="Preformatted_20_Text">a newer version than version 2 of the ordinary GNU General Public License has</text:p>
      <text:p text:style-name="Preformatted_20_Text">appeared, then you can specify that version instead if you wish.) Do not make</text:p>
      <text:p text:style-name="Preformatted_20_Text">any other change in these notices.</text:p>
      <text:p text:style-name="Preformatted_20_Text"/>
      <text:p text:style-name="Preformatted_20_Text"><text:s text:c="6"/>Once this change is made in a given copy, it is irreversible for that</text:p>
      <text:p text:style-name="Preformatted_20_Text">copy, so the ordinary GNU General Public License applies to all subsequent</text:p>
      <text:p text:style-name="Preformatted_20_Text">copies and derivative works made from that copy.</text:p>
      <text:p text:style-name="Preformatted_20_Text"/>
      <text:p text:style-name="Preformatted_20_Text"><text:s text:c="6"/>This option is useful when you wish to copy part of the code of the</text:p>
      <text:p text:style-name="Preformatted_20_Text">Library into a program that is not a library.</text:p>
      <text:p text:style-name="Preformatted_20_Text"><text:s text:c="3"/>4.</text:p>
      <text:p text:style-name="Preformatted_20_Text"/>
      <text:p text:style-name="Preformatted_20_Text"><text:s text:c="6"/>You may copy and distribute the Library (or a portion or derivative of it,</text:p>
      <text:p text:style-name="Preformatted_20_Text">under Section 2) in object code or executable form under the terms of Sections 1</text:p>
      <text:p text:style-name="Preformatted_20_Text">and 2 above provided that you accompany it with the complete corresponding</text:p>
      <text:p text:style-name="Preformatted_20_Text">machine-readable source code, which must be distributed under the terms of</text:p>
      <text:p text:style-name="Preformatted_20_Text">Sections 1 and 2 above on a medium customarily used for software interchange.</text:p>
      <text:p text:style-name="Preformatted_20_Text"/>
      <text:p text:style-name="Preformatted_20_Text"><text:s text:c="6"/>If distribution of object code is made by offering access to copy from a</text:p>
      <text:p text:style-name="Preformatted_20_Text">designated place, then offering equivalent access to copy the source code from</text:p>
      <text:p text:style-name="Preformatted_20_Text">the same place satisfies the requirement to distribute the source code, even</text:p>
      <text:p text:style-name="Preformatted_20_Text">though third parties are not compelled to copy the source along with the object</text:p>
      <text:p text:style-name="Preformatted_20_Text">code.</text:p>
      <text:p text:style-name="Preformatted_20_Text"><text:s text:c="3"/>5.</text:p>
      <text:p text:style-name="Preformatted_20_Text"/>
      <text:p text:style-name="Preformatted_20_Text"><text:s text:c="6"/>A program that contains no derivative of any portion of the Library, but</text:p>
      <text:p text:style-name="Preformatted_20_Text">is designed to work with the Library by being compiled or linked with it, is</text:p>
      <text:p text:style-name="Preformatted_20_Text">called a "work that uses the Library". Such a work, in isolation, is not a</text:p>
      <text:p text:style-name="Preformatted_20_Text">derivative work of the Library, and therefore falls outside the scope of this</text:p>
      <text:p text:style-name="Preformatted_20_Text">License.</text:p>
      <text:p text:style-name="Preformatted_20_Text"><text:s text:c="6"/>However, linking a "work that uses the Library" with the Library creates</text:p>
      <text:p text:style-name="Preformatted_20_Text">an executable that is a derivative of the Library (because it contains portions</text:p>
      <text:p text:style-name="Preformatted_20_Text">of the Library), rather than a "work that uses the library". The executable is</text:p>
      <text:p text:style-name="Preformatted_20_Text"><text:soft-page-break/>therefore covered by this License. Section 6 states terms for distribution of</text:p>
      <text:p text:style-name="Preformatted_20_Text">such executables.</text:p>
      <text:p text:style-name="Preformatted_20_Text"/>
      <text:p text:style-name="Preformatted_20_Text"><text:s text:c="6"/>When a "work that uses the Library" uses material from a header file that</text:p>
      <text:p text:style-name="Preformatted_20_Text">is part of the Library, the object code for the work may be a derivative work of</text:p>
      <text:p text:style-name="Preformatted_20_Text">the Library even though the source code is not. Whether this is true is</text:p>
      <text:p text:style-name="Preformatted_20_Text">especially significant if the work can be linked without the Library, or if the</text:p>
      <text:p text:style-name="Preformatted_20_Text">work is itself a library. The threshold for this to be true is not precisely</text:p>
      <text:p text:style-name="Preformatted_20_Text">defined by law.</text:p>
      <text:p text:style-name="Preformatted_20_Text"/>
      <text:p text:style-name="Preformatted_20_Text"><text:s text:c="6"/>If such an object file uses only numerical parameters, data structure</text:p>
      <text:p text:style-name="Preformatted_20_Text">layouts and accessors, and small macros and small inline functions (ten lines or</text:p>
      <text:p text:style-name="Preformatted_20_Text">less in length), then the use of the object file is unrestricted, regardless of</text:p>
      <text:p text:style-name="Preformatted_20_Text">whether it is legally a derivative work. (Executables containing this object</text:p>
      <text:p text:style-name="Preformatted_20_Text">code plus portions of the Library will still fall under Section 6.)</text:p>
      <text:p text:style-name="Preformatted_20_Text"/>
      <text:p text:style-name="Preformatted_20_Text"><text:s text:c="6"/>Otherwise, if the work is a derivative of the Library, you may distribute</text:p>
      <text:p text:style-name="Preformatted_20_Text">the object code for the work under the terms of Section 6. Any executables</text:p>
      <text:p text:style-name="Preformatted_20_Text">containing that work also fall under Section 6, whether or not they are linked</text:p>
      <text:p text:style-name="Preformatted_20_Text">directly with the Library itself.</text:p>
      <text:p text:style-name="Preformatted_20_Text"><text:s text:c="3"/>6.</text:p>
      <text:p text:style-name="Preformatted_20_Text"/>
      <text:p text:style-name="Preformatted_20_Text"><text:s text:c="6"/>As an exception to the Sections above, you may also combine or link a</text:p>
      <text:p text:style-name="Preformatted_20_Text">"work that uses the Library" with the Library to produce a work containing</text:p>
      <text:p text:style-name="Preformatted_20_Text">portions of the Library, and distribute that work under terms of your choice,</text:p>
      <text:p text:style-name="Preformatted_20_Text">provided that the terms permit modification of the work for the customer's own</text:p>
      <text:p text:style-name="Preformatted_20_Text">use and reverse engineering for debugging such modifications.</text:p>
      <text:p text:style-name="Preformatted_20_Text"/>
      <text:p text:style-name="Preformatted_20_Text"><text:s text:c="6"/>You must give prominent notice with each copy of the work that the Library</text:p>
      <text:p text:style-name="Preformatted_20_Text">is used in it and that the Library and its use are covered by this License. You</text:p>
      <text:p text:style-name="Preformatted_20_Text">must supply a copy of this License. If the work during execution displays</text:p>
      <text:p text:style-name="Preformatted_20_Text">copyright notices, you must include the copyright notice for the Library among</text:p>
      <text:p text:style-name="Preformatted_20_Text">them, as well as a reference directing the user to the copy of this License.</text:p>
      <text:p text:style-name="Preformatted_20_Text">Also, you must do one of these things:</text:p>
      <text:p text:style-name="Preformatted_20_Text"><text:s text:c="9"/>1. Accompany the work with the complete corresponding machine-readable</text:p>
      <text:p text:style-name="Preformatted_20_Text">source code for the Library including whatever changes were used in the work</text:p>
      <text:p text:style-name="Preformatted_20_Text">(which must be distributed under Sections 1 and 2 above); and, if the work is an</text:p>
      <text:p text:style-name="Preformatted_20_Text">executable linked with the Library, with the complete machine-readable "work</text:p>
      <text:p text:style-name="Preformatted_20_Text">that uses the Library", as object code and/or source code, so that the user can</text:p>
      <text:p text:style-name="Preformatted_20_Text">modify the Library and then relink to produce a modified executable containing</text:p>
      <text:p text:style-name="Preformatted_20_Text">the modified Library. (It is understood that the user who changes the contents</text:p>
      <text:p text:style-name="Preformatted_20_Text">of definitions files in the Library will not necessarily be able to recompile</text:p>
      <text:p text:style-name="Preformatted_20_Text">the application to use the modified definitions.) .</text:p>
      <text:p text:style-name="Preformatted_20_Text"><text:s text:c="9"/>2. Use a suitable shared library mechanism for linking with the</text:p>
      <text:p text:style-name="Preformatted_20_Text">Library. A suitable mechanism is one that (1) uses at run time a copy of the</text:p>
      <text:p text:style-name="Preformatted_20_Text">library already present on the user's computer system, rather than copying</text:p>
      <text:p text:style-name="Preformatted_20_Text">library functions into the executable, and (2) will operate properly with a</text:p>
      <text:p text:style-name="Preformatted_20_Text">modified version of the library, if the user installs one, as long as the</text:p>
      <text:p text:style-name="Preformatted_20_Text">modified version is interface-compatible with the version that the work was made</text:p>
      <text:p text:style-name="Preformatted_20_Text">with.</text:p>
      <text:p text:style-name="Preformatted_20_Text"><text:s text:c="9"/>3. Accompany the work with a written offer, valid for at least three</text:p>
      <text:p text:style-name="Preformatted_20_Text">years, to give the same user the materials specified in Subsection 6a, above,</text:p>
      <text:p text:style-name="Preformatted_20_Text">for a charge no more than the cost of performing this distribution.</text:p>
      <text:p text:style-name="Preformatted_20_Text"><text:s text:c="9"/>4. If distribution of the work is made by offering access to copy from</text:p>
      <text:p text:style-name="Preformatted_20_Text">a designated place, offer equivalent access to copy the above specified</text:p>
      <text:p text:style-name="Preformatted_20_Text">materials from the same place.</text:p>
      <text:p text:style-name="Preformatted_20_Text"><text:s text:c="9"/>5. Verify that the user has already received a copy of these materials</text:p>
      <text:p text:style-name="Preformatted_20_Text">or that you have already sent this user a copy.</text:p>
      <text:p text:style-name="Preformatted_20_Text"/>
      <text:p text:style-name="Preformatted_20_Text"><text:s text:c="6"/>For an executable, the required form of the "work that uses the Library"</text:p>
      <text:p text:style-name="Preformatted_20_Text">must include any data and utility programs needed for reproducing the executable</text:p>
      <text:p text:style-name="Preformatted_20_Text">from it. However, as a special exception, the materials to be distributed need</text:p>
      <text:p text:style-name="Preformatted_20_Text">not include anything that is normally distributed (in either source or binary</text:p>
      <text:p text:style-name="Preformatted_20_Text">form) with the major components (compiler, kernel, and so on) of the operating</text:p>
      <text:p text:style-name="Preformatted_20_Text"><text:soft-page-break/>system on which the executable runs, unless that component itself accompanies</text:p>
      <text:p text:style-name="Preformatted_20_Text">the executable.</text:p>
      <text:p text:style-name="Preformatted_20_Text"/>
      <text:p text:style-name="Preformatted_20_Text"><text:s text:c="6"/>It may happen that this requirement contradicts the license restrictions</text:p>
      <text:p text:style-name="Preformatted_20_Text">of other proprietary libraries that do not normally accompany the operating</text:p>
      <text:p text:style-name="Preformatted_20_Text">system. Such a contradiction means you cannot use both them and the Library</text:p>
      <text:p text:style-name="Preformatted_20_Text">together in an executable that you distribute.</text:p>
      <text:p text:style-name="Preformatted_20_Text"><text:s text:c="3"/>7.</text:p>
      <text:p text:style-name="Preformatted_20_Text"/>
      <text:p text:style-name="Preformatted_20_Text"><text:s text:c="6"/>You may place library facilities that are a work based on the Library</text:p>
      <text:p text:style-name="Preformatted_20_Text">side-by-side in a single library together with other library facilities not</text:p>
      <text:p text:style-name="Preformatted_20_Text">covered by this License, and distribute such a combined library, provided that</text:p>
      <text:p text:style-name="Preformatted_20_Text">the separate distribution of the work based on the Library and of the other</text:p>
      <text:p text:style-name="Preformatted_20_Text">library facilities is otherwise permitted, and provided that you do these two</text:p>
      <text:p text:style-name="Preformatted_20_Text">things:</text:p>
      <text:p text:style-name="Preformatted_20_Text"><text:s text:c="9"/>1.</text:p>
      <text:p text:style-name="Preformatted_20_Text"/>
      <text:p text:style-name="Preformatted_20_Text"><text:s text:c="12"/>Accompany the combined library with a copy of the same work based on</text:p>
      <text:p text:style-name="Preformatted_20_Text">the Library, uncombined with any other library facilities. This must be</text:p>
      <text:p text:style-name="Preformatted_20_Text">distributed under the terms of the Sections above.</text:p>
      <text:p text:style-name="Preformatted_20_Text"><text:s text:c="9"/>2.</text:p>
      <text:p text:style-name="Preformatted_20_Text"/>
      <text:p text:style-name="Preformatted_20_Text"><text:s text:c="12"/>Give prominent notice with the combined library of the fact that</text:p>
      <text:p text:style-name="Preformatted_20_Text">part of it is a work based on the Library, and explaining where to find the</text:p>
      <text:p text:style-name="Preformatted_20_Text">accompanying uncombined form of the same work.</text:p>
      <text:p text:style-name="Preformatted_20_Text"><text:s text:c="3"/>8.</text:p>
      <text:p text:style-name="Preformatted_20_Text"/>
      <text:p text:style-name="Preformatted_20_Text"><text:s text:c="6"/>You may not copy, modify, sublicense, link with, or distribute the Library</text:p>
      <text:p text:style-name="Preformatted_20_Text">except as expressly provided under this License. Any attempt otherwise to copy,</text:p>
      <text:p text:style-name="Preformatted_20_Text">modify, sublicense, link with, or distribute the Library is void, and will</text:p>
      <text:p text:style-name="Preformatted_20_Text">automatically terminate your rights under this License. However, parties who</text:p>
      <text:p text:style-name="Preformatted_20_Text">have received copies, or rights, from you under this License will not have their</text:p>
      <text:p text:style-name="Preformatted_20_Text">licenses terminated so long as such parties remain in full compliance.</text:p>
      <text:p text:style-name="Preformatted_20_Text"><text:s text:c="3"/>9.</text:p>
      <text:p text:style-name="Preformatted_20_Text"/>
      <text:p text:style-name="Preformatted_20_Text"><text:s text:c="6"/>You are not required to accept this License, since you have not signed it.</text:p>
      <text:p text:style-name="Preformatted_20_Text">However, nothing else grants you permission to modify or distribute the Library</text:p>
      <text:p text:style-name="Preformatted_20_Text">or its derivative works. These actions are prohibited by law if you do not</text:p>
      <text:p text:style-name="Preformatted_20_Text">accept this License. Therefore, by modifying or distributing the Library (or any</text:p>
      <text:p text:style-name="Preformatted_20_Text">work based on the Library), you indicate your acceptance of this License to do</text:p>
      <text:p text:style-name="Preformatted_20_Text">so, and all its terms and conditions for copying, distributing or modifying the</text:p>
      <text:p text:style-name="Preformatted_20_Text">Library or works based on it.</text:p>
      <text:p text:style-name="Preformatted_20_Text"><text:s text:c="2"/>10.</text:p>
      <text:p text:style-name="Preformatted_20_Text"/>
      <text:p text:style-name="Preformatted_20_Text"><text:s text:c="6"/>Each time you redistribute the Library (or any work based on the Library),</text:p>
      <text:p text:style-name="Preformatted_20_Text">the recipient automatically receives a license from the original licensor to</text:p>
      <text:p text:style-name="Preformatted_20_Text">copy, distribute, link with or modify the Library subject to these terms and</text:p>
      <text:p text:style-name="Preformatted_20_Text">conditions. You may not impose any further restrictions on the recipients'</text:p>
      <text:p text:style-name="Preformatted_20_Text">exercise of the rights granted herein. You are not responsible for enforcing</text:p>
      <text:p text:style-name="Preformatted_20_Text">compliance by third parties with this License.</text:p>
      <text:p text:style-name="Preformatted_20_Text"><text:s text:c="2"/>11.</text:p>
      <text:p text:style-name="Preformatted_20_Text"/>
      <text:p text:style-name="Preformatted_20_Text"><text:s text:c="6"/>If, as a consequence of a court judgment or allegation of patent</text:p>
      <text:p text:style-name="Preformatted_20_Text">infringement or for any other reason (not limited to patent issues), conditions</text:p>
      <text:p text:style-name="Preformatted_20_Text">are imposed on you (whether by court order, agreement or otherwise) that</text:p>
      <text:p text:style-name="Preformatted_20_Text">contradict the conditions of this License, they do not excuse you from the</text:p>
      <text:p text:style-name="Preformatted_20_Text">conditions of this License. If you cannot distribute so as to satisfy</text:p>
      <text:p text:style-name="Preformatted_20_Text">simultaneously your obligations under this License and any other pertinent</text:p>
      <text:p text:style-name="Preformatted_20_Text">obligations, then as a consequence you may not distribute the Library at all.</text:p>
      <text:p text:style-name="Preformatted_20_Text">For example, if a patent license would not permit royalty-free redistribution of</text:p>
      <text:p text:style-name="Preformatted_20_Text">the Library by all those who receive copies directly or indirectly through you,</text:p>
      <text:p text:style-name="Preformatted_20_Text">then the only way you could satisfy both it and this License would be to refrain</text:p>
      <text:p text:style-name="Preformatted_20_Text">entirely from distribution of the Library.</text:p>
      <text:p text:style-name="Preformatted_20_Text"/>
      <text:p text:style-name="Preformatted_20_Text"><text:soft-page-break/><text:s text:c="6"/>If any portion of this section is held invalid or unenforceable under any</text:p>
      <text:p text:style-name="Preformatted_20_Text">particular circumstance, the balance of the section is intended to apply, and</text:p>
      <text:p text:style-name="Preformatted_20_Text">the section as a whole is intended to apply in other circumstances.</text:p>
      <text:p text:style-name="Preformatted_20_Text"/>
      <text:p text:style-name="Preformatted_20_Text"><text:s text:c="6"/>It is not the purpose of this section to induce you to infringe any</text:p>
      <text:p text:style-name="Preformatted_20_Text">patents or other property right claims or to contest validity of any such</text:p>
      <text:p text:style-name="Preformatted_20_Text">claims; this section has the sole purpose of protecting the integrity of the</text:p>
      <text:p text:style-name="Preformatted_20_Text">free software distribution system which is implemented by public license</text:p>
      <text:p text:style-name="Preformatted_20_Text">practices. Many people have made generous contributions to the wide range of</text:p>
      <text:p text:style-name="Preformatted_20_Text">software distributed through that system in reliance on consistent application</text:p>
      <text:p text:style-name="Preformatted_20_Text">of that system; it is up to the author/donor to decide if he or she is willing</text:p>
      <text:p text:style-name="Preformatted_20_Text">to distribute software through any other system and a licensee cannot impose</text:p>
      <text:p text:style-name="Preformatted_20_Text">that choice.</text:p>
      <text:p text:style-name="Preformatted_20_Text"/>
      <text:p text:style-name="Preformatted_20_Text"><text:s text:c="6"/>This section is intended to make thoroughly clear what is believed to be a</text:p>
      <text:p text:style-name="Preformatted_20_Text">consequence of the rest of this License.</text:p>
      <text:p text:style-name="Preformatted_20_Text"><text:s text:c="2"/>12.</text:p>
      <text:p text:style-name="Preformatted_20_Text"/>
      <text:p text:style-name="Preformatted_20_Text"><text:s text:c="6"/>If the distribution and/or use of the Library is restricted in certain</text:p>
      <text:p text:style-name="Preformatted_20_Text">countries either by patents or by copyrighted interfaces, the original copyright</text:p>
      <text:p text:style-name="Preformatted_20_Text">holder who places the Library under this License may add an explicit</text:p>
      <text:p text:style-name="Preformatted_20_Text">geographical distribution limitation excluding those countries, so that</text:p>
      <text:p text:style-name="Preformatted_20_Text">distribution is permitted only in or among countries not thus excluded. In such</text:p>
      <text:p text:style-name="Preformatted_20_Text">case, this License incorporates the limitation as if written in the body of this</text:p>
      <text:p text:style-name="Preformatted_20_Text">License.</text:p>
      <text:p text:style-name="Preformatted_20_Text"><text:s text:c="2"/>13.</text:p>
      <text:p text:style-name="Preformatted_20_Text"/>
      <text:p text:style-name="Preformatted_20_Text"><text:s text:c="6"/>The Free Software Foundation may publish revised and/or new versions of</text:p>
      <text:p text:style-name="Preformatted_20_Text">the Lesser General Public License from time to time. Such new versions will be</text:p>
      <text:p text:style-name="Preformatted_20_Text">similar in spirit to the present version, but may differ in detail to address</text:p>
      <text:p text:style-name="Preformatted_20_Text">new problems or concerns.</text:p>
      <text:p text:style-name="Preformatted_20_Text"/>
      <text:p text:style-name="Preformatted_20_Text"><text:s text:c="6"/>Each version is given a distinguishing version number. If the Library</text:p>
      <text:p text:style-name="Preformatted_20_Text">specifies a version number of this License which applies to it and "any later</text:p>
      <text:p text:style-name="Preformatted_20_Text">version", you have the option of following the terms and conditions either of</text:p>
      <text:p text:style-name="Preformatted_20_Text">that version or of any later version published by the Free Software Foundation.</text:p>
      <text:p text:style-name="Preformatted_20_Text">If the Library does not specify a license version number, you may choose any</text:p>
      <text:p text:style-name="Preformatted_20_Text">version ever published by the Free Software Foundation.</text:p>
      <text:p text:style-name="Preformatted_20_Text"><text:s text:c="2"/>14.</text:p>
      <text:p text:style-name="Preformatted_20_Text"/>
      <text:p text:style-name="Preformatted_20_Text"><text:s text:c="6"/>If you wish to incorporate parts of the Library into other free programs</text:p>
      <text:p text:style-name="Preformatted_20_Text">whose distribution conditions are incompatible with these, write to the author</text:p>
      <text:p text:style-name="Preformatted_20_Text">to ask for permission. For software which is copyrighted by the Free Software</text:p>
      <text:p text:style-name="Preformatted_20_Text">Foundation, write to the Free Software Foundation; we sometimes make exceptions</text:p>
      <text:p text:style-name="Preformatted_20_Text">for this. Our decision will be guided by the two goals of preserving the free</text:p>
      <text:p text:style-name="Preformatted_20_Text">status of all derivatives of our free software and of promoting the sharing and</text:p>
      <text:p text:style-name="Preformatted_20_Text">reuse of software generally.</text:p>
      <text:p text:style-name="Preformatted_20_Text"/>
      <text:p text:style-name="Preformatted_20_Text">No Warranty</text:p>
      <text:p text:style-name="Preformatted_20_Text"/>
      <text:p text:style-name="Preformatted_20_Text"><text:s text:c="2"/>15.</text:p>
      <text:p text:style-name="Preformatted_20_Text"/>
      <text:p text:style-name="Preformatted_20_Text"><text:s text:c="6"/>Because the library is licensed free of charge, there is no warranty for</text:p>
      <text:p text:style-name="Preformatted_20_Text">the library, to the extent permitted by applicable law. Except when otherwise</text:p>
      <text:p text:style-name="Preformatted_20_Text">stated in writing the copyright holders and/or other parties provide the library</text:p>
      <text:p text:style-name="Preformatted_20_Text">"as is" without warranty of any kind, either expressed or implied, including,</text:p>
      <text:p text:style-name="Preformatted_20_Text">but not limited to, the implied warranties of merchantability and fitness for a</text:p>
      <text:p text:style-name="Preformatted_20_Text">particular purpose. The entire risk as to the quality and performance of the</text:p>
      <text:p text:style-name="Preformatted_20_Text">library is with you. Should the library prove defective, you assume the cost of</text:p>
      <text:p text:style-name="Preformatted_20_Text">all necessary servicing, repair or correction.</text:p>
      <text:p text:style-name="Preformatted_20_Text"><text:s text:c="2"/>16.</text:p>
      <text:p text:style-name="Preformatted_20_Text"/>
      <text:p text:style-name="Preformatted_20_Text"><text:s text:c="6"/>In no event unless required by applicable law or agreed to in writing will</text:p>
      <text:p text:style-name="Preformatted_20_Text">any copyright holder, or any other party who may modify and/or redistribute the</text:p>
      <text:p text:style-name="Preformatted_20_Text"><text:soft-page-break/>library as permitted above, be liable to you for damages, including any general,</text:p>
      <text:p text:style-name="Preformatted_20_Text">special, incidental or consequential damages arising out of the use or inability</text:p>
      <text:p text:style-name="Preformatted_20_Text">to use the library (including but not limited to loss of data or data being</text:p>
      <text:p text:style-name="Preformatted_20_Text">rendered inaccurate or losses sustained by you or third parties or a failure of</text:p>
      <text:p text:style-name="Preformatted_20_Text">the library to operate with any other software), even if such holder or other</text:p>
      <text:p text:style-name="Preformatted_20_Text">party has been advised of the possibility of such damages.</text:p>
      <text:p text:style-name="P2"/>
      <text:p text:style-name="P59"/>
      <text:p text:style-name="Horizontal_20_Line"/>
      <text:p text:style-name="Text_20_body">The following software may be included in this product: libcurl; Use of any of this software is governed by the terms of the license below:</text:p>
      <text:h text:style-name="Heading_20_2" text:outline-level="2">Daniel Stenberg</text:h>
      <text:h text:style-name="Heading_20_3" text:outline-level="3">libcurl</text:h>
      <text:p text:style-name="P59">Copyright (C) 1998-2001, Daniel Stenberg, , et al. <text:line-break/>Everyone is permitted to copy and distribute verbatim copies of this license document, but changing it is not allowed. <text:line-break/>In order to be useful for every potential user, the curl and libcurl are dual-licensed under the MPL and the MIT/X-derivate licenses. <text:line-break/>You may opt to use, copy, modify, merge, publish, distribute and/or sell copies of the Software, and permit persons to whom the Software is furnished to do so, under the terms of the MPL or the MIT/X-derivate licenses. You may pick one of these licenses. The files MITX.txt and MPL-1.1.txt contain the license texts. <text:line-break/>As a courtesy to the open-source and free software community, we ask you to dual-license any modifications that you make as well, under the terms of this document. <text:line-break/>Please remember to always keep the licensing information included in individual source files up-to-date, so as to avoid misleading anyone as to the status of these files. <text:line-break/>I will use a submission policy according to which I will only enter contributions into the CVS tree if the contributor agrees to both licenses and this dual-license approach. </text:p>
      <text:p text:style-name="Horizontal_20_Line"/>
      <text:p text:style-name="Text_20_body">The following software may be included in this product: Afrikaans dictionary; Use of any of this software is governed by the terms of the license below:</text:p>
      <text:h text:style-name="Heading_20_2" text:outline-level="2">Friedel Wolff</text:h>
      <text:h text:style-name="Heading_20_3" text:outline-level="3">Afrikaans dictionary</text:h>
      <text:p text:style-name="P59"><text:line-break/><text:a xlink:type="simple" xlink:href="#lgpl">Jump to LGPL</text:a></text:p>
      <text:p text:style-name="Horizontal_20_Line"/>
      <text:p text:style-name="Text_20_body">The following software may be included in this product: Stavekontrolden (Danish Spellchecker); Use of any of this software is governed by the terms of the license below:</text:p>
      <text:h text:style-name="Heading_20_2" text:outline-level="2">Finn Gruwier Larsen</text:h>
      <text:h text:style-name="Heading_20_3" text:outline-level="3">Stavekontrolden (Danish Spellchecker) (LGPL v2.1)</text:h>
      <text:p text:style-name="P59"><text:line-break/><text:soft-page-break/><text:a xlink:type="simple" xlink:href="#lgpl">jump to GNU Lesser General Public License</text:a></text:p>
      <text:p text:style-name="Horizontal_20_Line"/>
      <text:p text:style-name="Text_20_body">The following software may be included in this product: Slovenian spellcheck dictionary; Use of any of this software is governed by the terms of the license below:</text:p>
      <text:h text:style-name="Heading_20_2" text:outline-level="2">Jaak Pruulmann</text:h>
      <text:h text:style-name="Heading_20_3" text:outline-level="3">Estonian dictionaries</text:h>
      <text:p text:style-name="P59"><text:line-break/><text:a xlink:type="simple" xlink:href="#lgpl">Gnu Lesser General Public License</text:a></text:p>
      <text:p text:style-name="Horizontal_20_Line"/>
      <text:p text:style-name="Text_20_body">The following software may be included in this product: French dictionary; Use of any of this software is governed by the terms of the license below:</text:p>
      <text:h text:style-name="Heading_20_2" text:outline-level="2">dico.savant@free.fr</text:h>
      <text:h text:style-name="Heading_20_3" text:outline-level="3">French dictionary</text:h>
      <text:p text:style-name="P59"><text:line-break/><text:a xlink:type="simple" xlink:href="#mpllic">jump to Mozilla Public License</text:a></text:p>
      <text:p text:style-name="Horizontal_20_Line"/>
      <text:p text:style-name="Text_20_body">The following software may be included in this product: Italian dictionary; Use of any of this software is governed by the terms of the license below:</text:p>
      <text:h text:style-name="Heading_20_2" text:outline-level="2">Davide Prina</text:h>
      <text:h text:style-name="Heading_20_3" text:outline-level="3">Italian dictionary</text:h>
      <text:p text:style-name="P59"><text:line-break/><text:a xlink:type="simple" xlink:href="#gpl">Jump to GPL</text:a></text:p>
      <text:p text:style-name="Horizontal_20_Line"/>
      <text:p text:style-name="Text_20_body">The following software may be included in this product: MySpell-ku (Kurdish Spellchecker); Use of any of this software is governed by the terms of the license below:</text:p>
      <text:h text:style-name="Heading_20_2" text:outline-level="2">Erdal Ronahi</text:h>
      <text:h text:style-name="Heading_20_3" text:outline-level="3">MySpell-ku (Kurdish Spellchecker) (LGPL v2.1)</text:h>
      <text:p text:style-name="P59"><text:line-break/><text:a xlink:type="simple" xlink:href="#lgpl">jump to GNU Lesser General Public License</text:a></text:p>
      <text:p text:style-name="Horizontal_20_Line"/>
      <text:p text:style-name="Text_20_body">The following software may be included in this product: Lithuanian spelling dictionary; Use of any of this software is governed by the terms of the license below:</text:p>
      <text:h text:style-name="Heading_20_2" text:outline-level="2"><text:soft-page-break/>Albertas Agejevas</text:h>
      <text:h text:style-name="Heading_20_3" text:outline-level="3">Lithuaninian spelling dictionary</text:h>
      <text:p text:style-name="P59"><text:line-break/>Copyright (c) Albertas Agejevas , 2000, 2001 <text:line-break/>All rights reserved. <text:line-break/>Redistribution and use in source and binary forms, with or without modification, are permitted provided that the following conditions are met: <text:line-break/>1. Redistributions of source code must retain the above copyright notice, this list of conditions and the following disclaimer. <text:line-break/>2. Redistributions in binary form must reproduce the above copyright notice, this list of conditions and the following disclaimer in the documentation and/or other materials provided with the distribution. <text:line-break/>3. Neither the name of the Albertas Agejevas nor the names of its contributors may be used to endorse or promote products derived from this software without specific prior written permission. <text:line-break/>THIS SOFTWARE IS PROVIDED BY ALBERTAS AGEJEVAS AND CONTRIBUTORS ``AS IS'' AND ANY EXPRESS OR IMPLIED WARRANTIES, INCLUDING, BUT NOT LIMITED TO, THE IMPLIED WARRANTIES OF MERCHANTABILITY AND FITNESS FOR A PARTICULAR PURPOSE ARE DISCLAIMED. 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p text:style-name="Text_20_body">The following software may be included in this product: 'Nepali dictionares; Use of any of this software is governed by the terms of the license below:</text:p>
      <text:h text:style-name="Heading_20_2" text:outline-level="2">Madan Puraskar Pustkalaya</text:h>
      <text:h text:style-name="Heading_20_3" text:outline-level="3">Nepali dictionaries</text:h>
      <text:p text:style-name="P59"><text:line-break/><text:a xlink:type="simple" xlink:href="#lgpl">jump to GNU Lesser General Public License</text:a></text:p>
      <text:p text:style-name="Horizontal_20_Line"/>
      <text:p text:style-name="Text_20_body">The following software may be included in this product: Polish spelling dictionary; Use of any of this software is governed by the terms of the license below:</text:p>
      <text:h text:style-name="Heading_20_2" text:outline-level="2">Marek Futrega</text:h>
      <text:h text:style-name="Heading_20_3" text:outline-level="3">Polish spelling dictionary</text:h>
      <text:p text:style-name="P59"><text:line-break/><text:a xlink:type="simple" xlink:href="#mpllic">jump to Mozilla Public License</text:a></text:p>
      <text:p text:style-name="Horizontal_20_Line"/>
      <text:p text:style-name="Text_20_body">The following software may be included in this product: Slovak dictionary; Use of any of this software is governed by the terms of the license below:</text:p>
      <text:h text:style-name="Heading_20_2" text:outline-level="2"><text:soft-page-break/>Zdenko Podobny</text:h>
      <text:h text:style-name="Heading_20_3" text:outline-level="3">Slovak dictionary</text:h>
      <text:p text:style-name="P59"><text:line-break/><text:a xlink:type="simple" xlink:href="#mpllic">jump to Mozilla Public License</text:a></text:p>
      <text:p text:style-name="Horizontal_20_Line"/>
      <text:p text:style-name="Text_20_body">The following software may be included in this product: Slovenian spellcheck dictionary; Use of any of this software is governed by the terms of the license below:</text:p>
      <text:h text:style-name="Heading_20_2" text:outline-level="2">Ales Kosir</text:h>
      <text:h text:style-name="Heading_20_3" text:outline-level="3">Slovenian spellcheck dictionary</text:h>
      <text:p text:style-name="P59"><text:line-break/><text:a xlink:type="simple" xlink:href="#lgpl">Gnu Lesser General Public License</text:a></text:p>
      <text:p text:style-name="Horizontal_20_Line"/>
      <text:p text:style-name="Text_20_body">The following software may be included in this product: dictionaries for South African English; Use of any of this software is governed by the terms of the license below:</text:p>
      <text:h text:style-name="Heading_20_2" text:outline-level="2">David Bartlett and Andrew Brown</text:h>
      <text:h text:style-name="Heading_20_3" text:outline-level="3">dictionaries for South African English</text:h>
      <text:p text:style-name="P59"><text:line-break/><text:a xlink:type="simple" xlink:href="#lgpl">jump to GNU Lesser General Public License</text:a></text:p>
      <text:p text:style-name="Horizontal_20_Line"/>
      <text:p text:style-name="Text_20_body">The following software may be included in this product: Swedish dictionary; Use of any of this software is governed by the terms of the license below:</text:p>
      <text:h text:style-name="Heading_20_2" text:outline-level="2">Göran Anderson</text:h>
      <text:h text:style-name="Heading_20_3" text:outline-level="3">Swedish dictionary</text:h>
      <text:p text:style-name="P59"><text:line-break/><text:a xlink:type="simple" xlink:href="#lgpl">jump to GNU Lesser General Public License</text:a></text:p>
      <text:p text:style-name="Horizontal_20_Line"/>
      <text:p text:style-name="Text_20_body">The following software may be included in this product: expat XML Parser Toolkit; Use of any of this software is governed by the terms of the license below:</text:p>
      <text:h text:style-name="Heading_20_2" text:outline-level="2">James Clark</text:h>
      <text:h text:style-name="Heading_20_3" text:outline-level="3">expat XML Parser Toolkit</text:h>
      <text:p text:style-name="P59">Copyright (c) 1998, 1999, 2000 Thai Open Source Software Center Ltd and Clark Cooper <text:line-break/>Copyright (c) 2001, 2002, 2003 Expat maintainers. <text:line-break/>Permission is hereby granted, free of charge, to any person obtaining a copy of this software and associated <text:soft-page-break/>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line-break/>The above copyright notice and this permission notice shall be included in all copies or substantial portions of the Software. <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text:p>
      <text:p text:style-name="Horizontal_20_Line"/>
      <text:p text:style-name="Text_20_body">The following software may be included in this product: Freetype; Use of any of this software is governed by the terms of the license below:</text:p>
      <text:h text:style-name="Heading_20_2" text:outline-level="2">Freetype Project</text:h>
      <text:h text:style-name="Heading_20_3" text:outline-level="3">Freetype Library</text:h>
      <text:p text:style-name="P59"><text:line-break/>Legal Terms <text:line-break/>=========== <text:line-break/><text:line-break/>0. Definitions <text:line-break/>-------------- <text:line-break/>Throughout this license, the terms `package', `FreeType Project', and `FreeType archive' refer to the set of files originally distributed by the authors (David Turner, Robert Wilhelm, and Werner Lemberg) as the `FreeType Project', be they named as alpha, beta or final release. <text:line-break/>`You' refers to the licensee, or person using the project, where `using' is a generic term including compiling the project's source code as well as linking it to form a `program' or `executable'. This program is referred to as `a program using the FreeType engine'. <text:line-break/>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 <text:line-break/>The FreeType Project is copyright (C) 1996-2000 by David Turner, Robert Wilhelm, and Werner Lemberg. All rights reserved except as specified below. <text:line-break/><text:line-break/>1. No Warranty <text:line-break/>-------------- <text:line-break/>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 <text:line-break/><text:line-break/>2. Redistribution <text:line-break/>----------------- <text:line-break/>This license grants a worldwide, royalty-free, perpetual and irrevocable right and license to use, execute, perform, compile, display, copy, create derivative works of, distribute and sublicense the FreeType Project (in <text:soft-page-break/>both source and object code forms) and derivative works thereof for any purpose; and to authorize others to exercise some or all of the rights granted herein, subject to the following conditions: <text:line-break/>o 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 <text:line-break/>o Redistribution in binary form must provide a disclaimer that states that the software is based in part of the work of the FreeType Team, in the distribution documentation. We also encourage you to put an URL to the FreeType web page in your documentation, though this isn't mandatory. <text:line-break/><text:line-break/>These conditions apply to any software derived from or based on the FreeType Project, not just the unmodified files. If you use our work, you must acknowledge us. However, no fee need be paid to us. <text:line-break/><text:line-break/>3. Advertising <text:line-break/>-------------- <text:line-break/>Neither the FreeType authors and contributors nor you shall use the name of the other for commercial, advertising, or promotional purposes without specific prior written permission. <text:line-break/>We suggest, but do not require, that you use one or more of the following phrases to refer to this software in your documentation or advertising materials: `FreeType Project', `FreeType Engine', `FreeType library', or `FreeType Distribution'. <text:line-break/>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 <text:line-break/><text:line-break/>4. Contacts <text:line-break/>----------- <text:line-break/>There are two mailing lists related to FreeType: <text:line-break/>o freetype@freetype.org <text:line-break/>Discusses general use and applications of FreeType, as well as future and wanted additions to the library and distribution. If you are looking for support, start in this list if you haven't found anything to help you in the documentation. <text:line-break/>o devel@freetype.org <text:line-break/>Discusses bugs, as well as engine internals, design issues, specific licenses, porting, etc. <text:line-break/>o http://www.freetype.org <text:line-break/>Holds the current FreeType web page, which will allow you to download our latest development version and read online documentation. <text:line-break/><text:line-break/>You can also contact us individually at: <text:line-break/><text:line-break/>David Turner <text:line-break/>Robert Wilhelm <text:line-break/>Werner Lemberg </text:p>
      <text:p text:style-name="Horizontal_20_Line"/>
      <text:p text:style-name="Text_20_body">The following software may be included in this product: GTK+ (The Gimp Toolkit); Use of any of this software is governed by the terms of the license below:</text:p>
      <text:h text:style-name="Heading_20_2" text:outline-level="2">gimp.org</text:h>
      <text:h text:style-name="Heading_20_3" text:outline-level="3">The Gimp Toolkit (GTK+)</text:h>
      <text:p text:style-name="P59"><text:a xlink:type="simple" xlink:href="#lgpl">jump to LGPL</text:a></text:p>
      <text:p text:style-name="Horizontal_20_Line"/>
      <text:p text:style-name="Text_20_body"><text:soft-page-break/>The following software may be included in this product:HSQL Database Engine; Use of any of this software is governed by the terms of the license below:</text:p>
      <text:h text:style-name="Heading_20_2" text:outline-level="2">Thomas Mueller and the Hypersonic SQL Group: </text:h>
      <text:h text:style-name="Heading_20_3" text:outline-level="3">HSQLDB</text:h>
      <text:p text:style-name="P9"><text:line-break/><text:span text:style-name="T4">ORIGINAL LICENSE (a.k.a. "hypersonic_lic.txt")</text:span></text:p>
      <text:p text:style-name="P9"><text:span text:style-name="T4">For content, code, and products originally developed by Thomas Mueller and the Hypersonic SQL Group:</text:span><text:line-break/><text:line-break/>Copyright (c) 1995-2000 by the Hypersonic SQL Group.<text:line-break/>All rights reserved. </text:p>
      <text:p text:style-name="Text_20_body">Redistribution and use in source and binary forms, with or without<text:line-break/>modification, are permitted provided that the following conditions are met:<text:line-break/><text:line-break/>Redistributions of source code must retain the above copyright notice, this<text:line-break/>list of conditions and the following disclaimer.<text:line-break/><text:line-break/>Redistributions in binary form must reproduce the above copyright notice,<text:line-break/>this list of conditions and the following disclaimer in the documentation<text:line-break/>and/or other materials provided with the distribution.<text:line-break/><text:line-break/>Neither the name of the Hypersonic SQL Group nor the names of its<text:line-break/>contributors may be used to endorse or promote products derived from this<text:line-break/>software without specific prior written permission.<text:line-break/><text:line-break/>THIS SOFTWARE IS PROVIDED BY THE COPYRIGHT HOLDERS AND CONTRIBUTORS "AS IS"<text:line-break/>AND ANY EXPRESS OR IMPLIED WARRANTIES, INCLUDING, BUT NOT LIMITED TO, THE<text:line-break/>IMPLIED WARRANTIES OF MERCHANTABILITY AND FITNESS FOR A PARTICULAR PURPOSE<text:line-break/>ARE DISCLAIMED. IN NO EVENT SHALL THE HYPERSONIC SQL GROUP, <text:line-break/>OR CONTRIBUTORS BE LIABLE FOR ANY DIRECT, INDIRECT, INCIDENTAL, SPECIAL, <text:line-break/>EXEMPLARY, OR CONSEQUENTIAL DAMAGES (INCLUDING, BUT NOT LIMITED TO, <text:line-break/>PROCUREMENT OF SUBSTITUTE GOODS OR SERVICES;<text:line-break/>LOSS OF USE, DATA, OR PROFITS; OR BUSINESS INTERRUPTION) HOWEVER CAUSED AND<text:line-break/>ON ANY THEORY OF LIABILITY, WHETHER IN CONTRACT, STRICT LIABILITY, OR TORT<text:line-break/>(INCLUDING NEGLIGENCE OR OTHERWISE) ARISING IN ANY WAY OUT OF THE USE OF THIS<text:line-break/>SOFTWARE, EVEN IF ADVISED OF THE POSSIBILITY OF SUCH DAMAGE.</text:p>
      <text:p text:style-name="P9">This software consists of voluntary contributions made by many individuals on behalf of the<text:line-break/>Hypersonic SQL Group.</text:p>
      <text:h text:style-name="P1" text:outline-level="4">For work added by the HSQL Development Group (a.k.a. hsqldb_lic.txt):</text:h>
      <text:p text:style-name="Text_20_body">Copyright (c) 2001-2004, The HSQL Development Group<text:line-break/>All rights reserved.<text:line-break/><text:line-break/>Redistribution and use in source and binary forms, with or without<text:line-break/>modification, are permitted provided that the following conditions are met:<text:line-break/><text:line-break/>Redistributions of source code must retain the above copyright notice, this<text:line-break/><text:soft-page-break/>list of conditions and the following disclaimer.<text:line-break/><text:line-break/>Redistributions in binary form must reproduce the above copyright notice,<text:line-break/>this list of conditions and the following disclaimer in the documentation<text:line-break/>and/or other materials provided with the distribution.<text:line-break/><text:line-break/>Neither the name of the HSQL Development Group nor the names of its<text:line-break/>contributors may be used to endorse or promote products derived from this<text:line-break/>software without specific prior written permission.<text:line-break/><text:line-break/>THIS SOFTWARE IS PROVIDED BY THE COPYRIGHT HOLDERS AND CONTRIBUTORS "AS IS"<text:line-break/>AND ANY EXPRESS OR IMPLIED WARRANTIES, INCLUDING, BUT NOT LIMITED TO, THE<text:line-break/>IMPLIED WARRANTIES OF MERCHANTABILITY AND FITNESS FOR A PARTICULAR PURPOSE<text:line-break/>ARE DISCLAIMED. IN NO EVENT SHALL HSQL DEVELOPMENT GROUP, HSQLDB.ORG, <text:line-break/>OR CONTRIBUTORS BE LIABLE FOR ANY DIRECT, INDIRECT, INCIDENTAL, SPECIAL, <text:line-break/>EXEMPLARY, OR CONSEQUENTIAL DAMAGES (INCLUDING, BUT NOT LIMITED TO, <text:line-break/>PROCUREMENT OF SUBSTITUTE GOODS OR SERVICES;<text:line-break/>LOSS OF USE, DATA, OR PROFITS; OR BUSINESS INTERRUPTION) HOWEVER CAUSED AND<text:line-break/>ON ANY THEORY OF LIABILITY, WHETHER IN CONTRACT, STRICT LIABILITY, OR TORT<text:line-break/>(INCLUDING NEGLIGENCE OR OTHERWISE) ARISING IN ANY WAY OUT OF THE USE OF THIS<text:line-break/>SOFTWARE, EVEN IF ADVISED OF THE POSSIBILITY OF SUCH DAMAGE.</text:p>
      <text:p text:style-name="P59"/>
      <text:p text:style-name="Horizontal_20_Line"/>
      <text:p text:style-name="Text_20_body">The following software may be included in this product: Polish hyphenation dictionary; Use of any of this software is governed by the terms of the license below:</text:p>
      <text:h text:style-name="Heading_20_2" text:outline-level="2">Bence Nagy</text:h>
      <text:h text:style-name="Heading_20_3" text:outline-level="3">Hungarian hyphenation dictionary</text:h>
      <text:p text:style-name="P59"><text:line-break/><text:a xlink:type="simple" xlink:href="#gpl">Lesser Gnu Library License</text:a></text:p>
      <text:p text:style-name="Horizontal_20_Line"/>
      <text:p text:style-name="Text_20_body">The following software may be included in this product: Lithuanian pattern for hyphenation; Use of any of this software is governed by the terms of the license below:</text:p>
      <text:h text:style-name="Heading_20_2" text:outline-level="2">n/a</text:h>
      <text:h text:style-name="Heading_20_3" text:outline-level="3">Lithuanian pattern for hyphenation</text:h>
      <text:p text:style-name="P59"><text:line-break/><text:a xlink:type="simple" xlink:href="#lppl">jump to the LaTeX Project Public License</text:a></text:p>
      <text:p text:style-name="Horizontal_20_Line"/>
      <text:p text:style-name="Text_20_body">The following software may be included in this product: Polish hyphenation dictionary; Use of any of this software is governed by the terms of the license below:</text:p>
      <text:h text:style-name="Heading_20_2" text:outline-level="2"><text:soft-page-break/>Adam Polaczynski</text:h>
      <text:h text:style-name="Heading_20_3" text:outline-level="3">Polish hyphenation dictionary</text:h>
      <text:p text:style-name="P59"><text:line-break/><text:a xlink:type="simple" xlink:href="#lgpl">Lesser Gnu Library License</text:a></text:p>
      <text:p text:style-name="Horizontal_20_Line"/>
      <text:p text:style-name="Text_20_body">The following software may be included in this product: Slovenian pattern for hyphenation; Use of any of this software is governed by the terms of the license below:</text:p>
      <text:h text:style-name="Heading_20_2" text:outline-level="2">Matjaz Vrecko</text:h>
      <text:h text:style-name="Heading_20_3" text:outline-level="3">Slovenian pattern for hyphenation</text:h>
      <text:p text:style-name="P59"><text:line-break/><text:a xlink:type="simple" xlink:href="#lgpl">Lesser Gnu Library License</text:a></text:p>
      <text:p text:style-name="Horizontal_20_Line"/>
      <text:p text:style-name="Text_20_body">The following software may be included in this product: Zulu hyphenation dictionary; Use of any of this software is governed by the terms of the license below:</text:p>
      <text:h text:style-name="Heading_20_2" text:outline-level="2">Friedel Wolff</text:h>
      <text:h text:style-name="Heading_20_3" text:outline-level="3">Zulu hyphenation dictionary</text:h>
      <text:p text:style-name="P59"><text:line-break/><text:a xlink:type="simple" xlink:href="#lgpl">Lesser Gnu Library License</text:a></text:p>
      <text:p text:style-name="Horizontal_20_Line"/>
      <text:p text:style-name="Text_20_body">The following software may be included in this product: ICU; Use of any of this software is governed by the terms of the license below:</text:p>
      <text:h text:style-name="Heading_20_2" text:outline-level="2">International Business Machine Corporation (IBM)</text:h>
      <text:h text:style-name="Heading_20_3" text:outline-level="3">ICU</text:h>
      <text:h text:style-name="Heading_20_4" text:outline-level="4">ICU License - ICU 1.8.1 and later</text:h>
      <text:p text:style-name="Preformatted_20_Text">COPYRIGHT AND PERMISSION NOTICE</text:p>
      <text:p text:style-name="Preformatted_20_Text"/>
      <text:p text:style-name="Preformatted_20_Text">Copyright (c) 1995-2002 International Business Machines Corporation and others</text:p>
      <text:p text:style-name="Preformatted_20_Text">All rights reserved.</text:p>
      <text:p text:style-name="Preformatted_20_Text"/>
      <text:p text:style-name="Preformatted_20_Text">Permission is hereby granted, free of charge, to any person obtaining a</text:p>
      <text:p text:style-name="Preformatted_20_Text">copy of this software and associated documentation files (the</text:p>
      <text:p text:style-name="Preformatted_20_Text">"Software"), to deal in the Software without restriction, including</text:p>
      <text:p text:style-name="Preformatted_20_Text">without limitation the rights to use, copy, modify, merge, publish,</text:p>
      <text:p text:style-name="Preformatted_20_Text">distribute, and/or sell copies of the Software, and to permit persons</text:p>
      <text:p text:style-name="Preformatted_20_Text">to whom the Software is furnished to do so, provided that the above</text:p>
      <text:p text:style-name="Preformatted_20_Text">copyright notice(s) and this permission notice appear in all copies of</text:p>
      <text:p text:style-name="Preformatted_20_Text">the Software and that both the above copyright notice(s) and this</text:p>
      <text:p text:style-name="Preformatted_20_Text">permission notice appear in supporting documentation.</text:p>
      <text:p text:style-name="Preformatted_20_Text"/>
      <text:p text:style-name="Preformatted_20_Text"><text:soft-page-break/>THE SOFTWARE IS PROVIDED "AS IS", WITHOUT WARRANTY OF ANY KIND, EXPRESS</text:p>
      <text:p text:style-name="Preformatted_20_Text">OR IMPLIED, INCLUDING BUT NOT LIMITED TO THE WARRANTIES OF</text:p>
      <text:p text:style-name="Preformatted_20_Text">MERCHANTABILITY, FITNESS FOR A PARTICULAR PURPOSE AND NONINFRINGEMENT</text:p>
      <text:p text:style-name="Preformatted_20_Text">OF THIRD PARTY RIGHTS. IN NO EVENT SHALL THE COPYRIGHT HOLDER OR</text:p>
      <text:p text:style-name="Preformatted_20_Text">HOLDERS INCLUDED IN THIS NOTICE BE LIABLE FOR ANY CLAIM, OR ANY SPECIAL</text:p>
      <text:p text:style-name="Preformatted_20_Text">INDIRECT OR CONSEQUENTIAL DAMAGES, OR ANY DAMAGES WHATSOEVER RESULTING</text:p>
      <text:p text:style-name="Preformatted_20_Text">FROM LOSS OF USE, DATA OR PROFITS, WHETHER IN AN ACTION OF CONTRACT,</text:p>
      <text:p text:style-name="Preformatted_20_Text">NEGLIGENCE OR OTHER TORTIOUS ACTION, ARISING OUT OF OR IN CONNECTION</text:p>
      <text:p text:style-name="Preformatted_20_Text">WITH THE USE OR PERFORMANCE OF THIS SOFTWARE.</text:p>
      <text:p text:style-name="Preformatted_20_Text"/>
      <text:p text:style-name="Preformatted_20_Text">Except as contained in this notice, the name of a copyright holder</text:p>
      <text:p text:style-name="Preformatted_20_Text">shall not be used in advertising or otherwise to promote the sale, use</text:p>
      <text:p text:style-name="Preformatted_20_Text">or other dealings in this Software without prior written authorization</text:p>
      <text:p text:style-name="Preformatted_20_Text">of the copyright holder.</text:p>
      <text:p text:style-name="Preformatted_20_Text"/>
      <text:p text:style-name="Preformatted_20_Text">--------------------------------------------------------------------------------</text:p>
      <text:p text:style-name="P2">All trademarks and registered trademarks mentioned herein are the property of their respective owners.</text:p>
      <text:p text:style-name="Horizontal_20_Line"/>
      <text:p text:style-name="Text_20_body">The following software may be included in this product: JDOM; Use of any of this software is governed by the terms of the license below:</text:p>
      <text:h text:style-name="Heading_20_2" text:outline-level="2">Jason Hunter, Brett McLaughlin</text:h>
      <text:h text:style-name="Heading_20_3" text:outline-level="3">JDOM</text:h>
      <text:p text:style-name="P59">Copyright (C) 2000-2004 Jason Hunter &amp; Brett McLaughlin. All rights reserved. <text:line-break/>Redistribution and use in source and binary forms, with or without modification, are permitted provided that the following conditions are met: <text:line-break/>1. Redistributions of source code must retain the above copyright notice, this list of conditions, and the following disclaimer. <text:line-break/>2. Redistributions in binary form must reproduce the above copyright notice, this list of conditions, and the disclaimer that follows these conditions in the documentation and/or other materials provided with the distribution. <text:line-break/>3. The name "JDOM" must not be used to endorse or promote products derived from this software without prior written permission. For written permission, please contact . <text:line-break/>4. Products derived from this software may not be called "JDOM", nor may "JDOM" appear in their name, without prior written permission from the JDOM Project Management . <text:line-break/>In addition, we request (but do not require) that you include in the end-user documentation provided with the redistribution and/or in the software itself an acknowledgement equivalent to the following: <text:line-break/>"This product includes software developed by the JDOM Project (http://www.jdom.org/)." <text:line-break/>Alternatively, the acknowledgment may be graphical using the logos available at http://www.jdom.org/images/logos. <text:line-break/>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line-break/>This software consists of voluntary contributions made by many individuals on behalf of the JDOM Project <text:soft-page-break/>and was originally created by Jason Hunter and Brett McLaughlin . For more information on the JDOM Project, please see . </text:p>
      <text:p text:style-name="Horizontal_20_Line"/>
      <text:p text:style-name="Text_20_body">The following software may be included in this product: IJG JPEG Library; Use of any of this software is governed by the terms of the license below:</text:p>
      <text:h text:style-name="Heading_20_2" text:outline-level="2">Independent JPEG Group (IJG)</text:h>
      <text:h text:style-name="Heading_20_3" text:outline-level="3">IJG JPEG Library</text:h>
      <text:p text:style-name="Preformatted_20_Text">LEGAL ISSUES</text:p>
      <text:p text:style-name="Preformatted_20_Text">============</text:p>
      <text:p text:style-name="Preformatted_20_Text"/>
      <text:p text:style-name="Preformatted_20_Text">In plain English:</text:p>
      <text:p text:style-name="Preformatted_20_Text"/>
      <text:p text:style-name="Preformatted_20_Text">1. We don't promise that this software works. <text:s/>(But if you find any bugs,</text:p>
      <text:p text:style-name="Preformatted_20_Text"><text:s text:c="3"/>please let us know!)</text:p>
      <text:p text:style-name="Preformatted_20_Text">2. You can use this software for whatever you want. <text:s/>You don't have to pay us.</text:p>
      <text:p text:style-name="Preformatted_20_Text">3. You may not pretend that you wrote this software. <text:s/>If you use it in a</text:p>
      <text:p text:style-name="Preformatted_20_Text"><text:s text:c="3"/>program, you must acknowledge somewhere in your documentation that</text:p>
      <text:p text:style-name="Preformatted_20_Text"><text:s text:c="3"/>you've used the IJG code.</text:p>
      <text:p text:style-name="Preformatted_20_Text"/>
      <text:p text:style-name="Preformatted_20_Text">In legalese:</text:p>
      <text:p text:style-name="Preformatted_20_Text"/>
      <text:p text:style-name="Preformatted_20_Text">The authors make NO WARRANTY or representation, either express or implied,</text:p>
      <text:p text:style-name="Preformatted_20_Text">with respect to this software, its quality, accuracy, merchantability, or</text:p>
      <text:p text:style-name="Preformatted_20_Text">fitness for a particular purpose. <text:s/>This software is provided "AS IS", and you,</text:p>
      <text:p text:style-name="Preformatted_20_Text">its user, assume the entire risk as to its quality and accuracy.</text:p>
      <text:p text:style-name="Preformatted_20_Text"/>
      <text:p text:style-name="Preformatted_20_Text">This software is copyright (C) 1991-1998, Thomas G. Lane.</text:p>
      <text:p text:style-name="Preformatted_20_Text">All Rights Reserved except as specified below.</text:p>
      <text:p text:style-name="Preformatted_20_Text"/>
      <text:p text:style-name="Preformatted_20_Text">Permission is hereby granted to use, copy, modify, and distribute this</text:p>
      <text:p text:style-name="Preformatted_20_Text">software (or portions thereof) for any purpose, without fee, subject to these</text:p>
      <text:p text:style-name="Preformatted_20_Text">conditions:</text:p>
      <text:p text:style-name="Preformatted_20_Text">(1) If any part of the source code for this software is distributed, then this</text:p>
      <text:p text:style-name="Preformatted_20_Text">README file must be included, with this copyright and no-warranty notice</text:p>
      <text:p text:style-name="Preformatted_20_Text">unaltered; and any additions, deletions, or changes to the original files</text:p>
      <text:p text:style-name="Preformatted_20_Text">must be clearly indicated in accompanying documentation.</text:p>
      <text:p text:style-name="Preformatted_20_Text">(2) If only executable code is distributed, then the accompanying</text:p>
      <text:p text:style-name="Preformatted_20_Text">documentation must state that "this software is based in part on the work of</text:p>
      <text:p text:style-name="Preformatted_20_Text">the Independent JPEG Group".</text:p>
      <text:p text:style-name="Preformatted_20_Text">(3) Permission for use of this software is granted only if the user accepts</text:p>
      <text:p text:style-name="Preformatted_20_Text">full responsibility for any undesirable consequences; the authors accept</text:p>
      <text:p text:style-name="Preformatted_20_Text">NO LIABILITY for damages of any kind.</text:p>
      <text:p text:style-name="Preformatted_20_Text"/>
      <text:p text:style-name="Preformatted_20_Text">These conditions apply to any software derived from or based on the IJG code,</text:p>
      <text:p text:style-name="Preformatted_20_Text">not just to the unmodified library. <text:s/>If you use our work, you ought to</text:p>
      <text:p text:style-name="Preformatted_20_Text">acknowledge us.</text:p>
      <text:p text:style-name="Preformatted_20_Text"/>
      <text:p text:style-name="Preformatted_20_Text">Permission is NOT granted for the use of any IJG author's name or company name</text:p>
      <text:p text:style-name="Preformatted_20_Text">in advertising or publicity relating to this software or products derived from</text:p>
      <text:p text:style-name="Preformatted_20_Text">it. <text:s/>This software may be referred to only as "the Independent JPEG Group's</text:p>
      <text:p text:style-name="Preformatted_20_Text">software".</text:p>
      <text:p text:style-name="Preformatted_20_Text"/>
      <text:p text:style-name="Preformatted_20_Text">We specifically permit and encourage the use of this software as the basis of</text:p>
      <text:p text:style-name="Preformatted_20_Text">commercial products, provided that all warranty or liability claims are</text:p>
      <text:p text:style-name="Preformatted_20_Text">assumed by the product vendor.</text:p>
      <text:p text:style-name="Preformatted_20_Text"/>
      <text:p text:style-name="Preformatted_20_Text"/>
      <text:p text:style-name="Preformatted_20_Text">ansi2knr.c is included in this distribution by permission of L. Peter Deutsch,</text:p>
      <text:p text:style-name="Preformatted_20_Text"><text:soft-page-break/>sole proprietor of its copyright holder, Aladdin Enterprises of Menlo Park, CA.</text:p>
      <text:p text:style-name="Preformatted_20_Text">ansi2knr.c is NOT covered by the above copyright and conditions, but instead</text:p>
      <text:p text:style-name="Preformatted_20_Text">by the usual distribution terms of the Free Software Foundation; principally,</text:p>
      <text:p text:style-name="Preformatted_20_Text">that you must include source code if you redistribute it. <text:s/>(See the file</text:p>
      <text:p text:style-name="Preformatted_20_Text">ansi2knr.c for full details.) <text:s/>However, since ansi2knr.c is not needed as part</text:p>
      <text:p text:style-name="Preformatted_20_Text">of any program generated from the IJG code, this does not limit you more than</text:p>
      <text:p text:style-name="Preformatted_20_Text">the foregoing paragraphs do.</text:p>
      <text:p text:style-name="Preformatted_20_Text"/>
      <text:p text:style-name="Preformatted_20_Text">The Unix configuration script "configure" was produced with GNU Autoconf.</text:p>
      <text:p text:style-name="Preformatted_20_Text">It is copyright by the Free Software Foundation but is freely distributable.</text:p>
      <text:p text:style-name="Preformatted_20_Text">The same holds for its supporting scripts (config.guess, config.sub,</text:p>
      <text:p text:style-name="Preformatted_20_Text">ltconfig, ltmain.sh). <text:s/>Another support script, install-sh, is copyright</text:p>
      <text:p text:style-name="Preformatted_20_Text">by M.I.T. but is also freely distributable.</text:p>
      <text:p text:style-name="Preformatted_20_Text"/>
      <text:p text:style-name="Preformatted_20_Text">It appears that the arithmetic coding option of the JPEG spec is covered by</text:p>
      <text:p text:style-name="Preformatted_20_Text">patents owned by IBM, AT&amp;T, and Mitsubishi. <text:s/>Hence arithmetic coding cannot</text:p>
      <text:p text:style-name="Preformatted_20_Text">legally be used without obtaining one or more licenses. <text:s/>For this reason,</text:p>
      <text:p text:style-name="Preformatted_20_Text">support for arithmetic coding has been removed from the free JPEG software.</text:p>
      <text:p text:style-name="Preformatted_20_Text">(Since arithmetic coding provides only a marginal gain over the unpatented</text:p>
      <text:p text:style-name="Preformatted_20_Text">Huffman mode, it is unlikely that very many implementations will support it.)</text:p>
      <text:p text:style-name="Preformatted_20_Text">So far as we are aware, there are no patent restrictions on the remaining</text:p>
      <text:p text:style-name="Preformatted_20_Text">code.</text:p>
      <text:p text:style-name="Preformatted_20_Text"/>
      <text:p text:style-name="Preformatted_20_Text">The IJG distribution formerly included code to read and write GIF files.</text:p>
      <text:p text:style-name="Preformatted_20_Text">To avoid entanglement with the Unisys LZW patent, GIF reading support has</text:p>
      <text:p text:style-name="Preformatted_20_Text">been removed altogether, and the GIF writer has been simplified to produce</text:p>
      <text:p text:style-name="Preformatted_20_Text">"uncompressed GIFs". <text:s/>This technique does not use the LZW algorithm; the</text:p>
      <text:p text:style-name="Preformatted_20_Text">resulting GIF files are larger than usual, but are readable by all standard</text:p>
      <text:p text:style-name="Preformatted_20_Text">GIF decoders.</text:p>
      <text:p text:style-name="Preformatted_20_Text"/>
      <text:p text:style-name="Preformatted_20_Text">We are required to state that</text:p>
      <text:p text:style-name="Preformatted_20_Text"><text:s text:c="4"/>"The Graphics Interchange Format(c) is the Copyright property of</text:p>
      <text:p text:style-name="Preformatted_20_Text"><text:s text:c="4"/>CompuServe Incorporated. <text:s/>GIF(sm) is a Service Mark property of</text:p>
      <text:p text:style-name="Preformatted_20_Text"><text:s text:c="4"/>CompuServe Incorporated."</text:p>
      <text:p text:style-name="P2"/>
      <text:p text:style-name="Horizontal_20_Line"/>
      <text:p text:style-name="Text_20_body">The following software may be included in this product: libegg; Use of any of this software is governed by the terms of the license below:</text:p>
      <text:h text:style-name="Heading_20_2" text:outline-level="2">Anders Carlson </text:h>
      <text:h text:style-name="Heading_20_3" text:outline-level="3">libegg</text:h>
      <text:p text:style-name="P59"><text:a xlink:type="simple" xlink:href="#lgpl">jump to LGPL</text:a></text:p>
      <text:p text:style-name="Horizontal_20_Line"/>
      <text:p text:style-name="Text_20_body">The following software may be included in this product: libmspack; Use of any of this software is governed by the terms of the license below:</text:p>
      <text:h text:style-name="Heading_20_2" text:outline-level="2">Stuart Caie </text:h>
      <text:h text:style-name="Heading_20_3" text:outline-level="3">libmspack</text:h>
      <text:p text:style-name="P59"><text:a xlink:type="simple" xlink:href="#lgpl">jump to LGPL</text:a></text:p>
      <text:p text:style-name="Horizontal_20_Line"/>
      <text:p text:style-name="Text_20_body">The following software may be included in this product: Redland RDF Library librdf; Use of any of this <text:soft-page-break/>software is governed by the terms of the license below:</text:p>
      <text:h text:style-name="Heading_20_2" text:outline-level="2">Dave Beckett</text:h>
      <text:h text:style-name="Heading_20_3" text:outline-level="3">librdf</text:h>
      <text:p text:style-name="P59"><text:a xlink:type="simple" xlink:href="#lgpl">jump to LGPL</text:a></text:p>
      <text:p text:style-name="Horizontal_20_Line"/>
      <text:p text:style-name="Text_20_body">The following software may be included in this product: GNU ISO C++ Library; Use of any of this software is governed by the terms of the license below:</text:p>
      <text:h text:style-name="Heading_20_2" text:outline-level="2">Free Software Foundation, Inc.</text:h>
      <text:h text:style-name="Heading_20_3" text:outline-level="3">GNU ISO C++ Library</text:h>
      <text:p text:style-name="Text_20_body"><text:line-break/><text:a xlink:type="simple" xlink:href="#gpl">Jump to GPL</text:a></text:p>
      <text:p text:style-name="Preformatted_20_Text">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 text:c="5"/>51 Franklin Stree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ibrary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text:soft-page-break/></text:p>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oft-page-break/><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text:soft-page-break/>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text:soft-page-break/>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convey the exclusion of warranty; and each file should have at least</text:p>
      <text:p text:style-name="Preformatted_20_Text">the "copyright" line and a pointer to where the full notice is found.</text:p>
      <text:p text:style-name="Preformatted_20_Text"/>
      <text:p text:style-name="Preformatted_20_Text"><text:s text:c="4"/></text:p>
      <text:p text:style-name="Preformatted_20_Text"><text:s text:c="4"/>Copyright (C) <text:s text:c="2"/></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oft-page-break/><text:s text:c="4"/>the Free Software Foundation; either version 2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if not, write to the Free Software</text:p>
      <text:p text:style-name="Preformatted_20_Text"><text:s text:c="4"/>Foundation, Inc., 51 Franklin Street, Fifth Floor, Boston, MA <text:s/>02110-1301 <text:s/>USA</text:p>
      <text:p text:style-name="Preformatted_20_Text"/>
      <text:p text:style-name="Preformatted_20_Text"/>
      <text:p text:style-name="Preformatted_20_Text">Also add information on how to contact you by electronic and paper mail.</text:p>
      <text:p text:style-name="Preformatted_20_Text"/>
      <text:p text:style-name="Preformatted_20_Text">If the program is interactive, make it output a short notice like this</text:p>
      <text:p text:style-name="Preformatted_20_Text">when it starts in an interactive mode:</text:p>
      <text:p text:style-name="Preformatted_20_Text"/>
      <text:p text:style-name="Preformatted_20_Text"><text:s text:c="4"/>Gnomovision version 69, Copyright (C) year <text:s/>name of author</text:p>
      <text:p text:style-name="Preformatted_20_Text"><text:s text:c="4"/>Gnomovision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the commands you use may</text:p>
      <text:p text:style-name="Preformatted_20_Text">be called something other than `show w' and `show c'; they could even be</text:p>
      <text:p text:style-name="Preformatted_20_Text">mouse-clicks or menu items--whatever suits your program.</text:p>
      <text:p text:style-name="Preformatted_20_Text"/>
      <text:p text:style-name="Preformatted_20_Text">You should also get your employer (if you work as a programmer) or your</text:p>
      <text:p text:style-name="Preformatted_20_Text">school, if any, to sign a "copyright disclaimer" for the program, if</text:p>
      <text:p text:style-name="Preformatted_20_Text">necessary. <text:s/>Here is a sample; alter the names:</text:p>
      <text:p text:style-name="Preformatted_20_Text"/>
      <text:p text:style-name="Preformatted_20_Text"><text:s text:c="2"/>Yoyodyne, Inc., hereby disclaims all copyright interest in the program</text:p>
      <text:p text:style-name="Preformatted_20_Text"><text:s text:c="2"/>`Gnomovision' (which makes passes at compilers) written by James Hacker.</text:p>
      <text:p text:style-name="Preformatted_20_Text"/>
      <text:p text:style-name="Preformatted_20_Text"><text:s text:c="2"/>, 1 April 1989</text:p>
      <text:p text:style-name="Preformatted_20_Text"><text:s text:c="2"/>Ty Coon, President of Vice</text:p>
      <text:p text:style-name="Preformatted_20_Text"/>
      <text:p text:style-name="Preformatted_20_Text">This General Public License does not permit incorporating your program into</text:p>
      <text:p text:style-name="Preformatted_20_Text">proprietary programs. <text:s/>If your program is a subroutine library, you may</text:p>
      <text:p text:style-name="Preformatted_20_Text">consider it more useful to permit linking proprietary applications with the</text:p>
      <text:p text:style-name="Preformatted_20_Text">library. <text:s/>If this is what you want to do, use the GNU Library General</text:p>
      <text:p text:style-name="Preformatted_20_Text">Public License instead of this License.</text:p>
      <text:p text:style-name="Preformatted_20_Text"/>
      <text:p text:style-name="Preformatted_20_Text">Additional License(s)</text:p>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text:soft-page-break/>//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p text:style-name="P2"/>
      <text:p text:style-name="Horizontal_20_Line"/>
      <text:p text:style-name="Text_20_body">The following software may be included in this product: libtextcat; Use of any of this software is governed by the terms of the license below:</text:p>
      <text:h text:style-name="Heading_20_2" text:outline-level="2"><text:soft-page-break/>WiseGuys Internet B.V.</text:h>
      <text:h text:style-name="Heading_20_3" text:outline-level="3">libtextcat</text:h>
      <text:p text:style-name="P59"><text:line-break/>Copyright (c) 2003, WiseGuys Internet B.V. <text:line-break/>All rights reserved. <text:line-break/>Redistribution and use in source and binary forms, with or without modification, are permitted provided that the following conditions are met: <text:line-break/>- Redistributions of source code must retain the above copyright notice, this list of conditions and the following disclaimer. <text:line-break/>- Redistributions in binary form must reproduce the above copyright notice, this list of conditions and the following disclaimer in the documentation and/or other materials provided with the distribution. <text:line-break/>- Neither the name of the WiseGuys Internet B.V. nor the names of its contributors may be used to endorse or promote products derived from this software without specific prior written permission. <text:line-break/>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p text:style-name="Text_20_body">The following software may be included in this product: libwpd; Use of any of this software is governed by the terms of the license below:</text:p>
      <text:h text:style-name="Heading_20_2" text:outline-level="2">William LaChance</text:h>
      <text:h text:style-name="Heading_20_3" text:outline-level="3">libwpd</text:h>
      <text:p text:style-name="P59"><text:a xlink:type="simple" xlink:href="#lgpl">jump to LGPL</text:a><text:line-break/>Except where otherwise noted in the source code (trio files, hash.c and list.c) </text:p>
      <text:p text:style-name="Horizontal_20_Line"/>
      <text:p text:style-name="Text_20_body">The following software may be included in this product: libxml2; Use of any of this software is governed by the terms of the license below:</text:p>
      <text:h text:style-name="Heading_20_2" text:outline-level="2">Daniel Veillard</text:h>
      <text:h text:style-name="Heading_20_3" text:outline-level="3">libxml2</text:h>
      <text:p text:style-name="P59">Copyright (C) 1998-2002 Daniel Veillard. All Rights Reserved. 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 The above copyright notice and this permission notice shall be included in all copies or substantial portions of the Software. THE SOFTWARE IS <text:soft-page-break/>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 Except as contained in this notice, the name of Daniel Veillard shall not be used in advertising or otherwise to promote the sale, use or other deal- ings in this Software without prior written authorization from him. </text:p>
      <text:p text:style-name="Horizontal_20_Line"/>
      <text:p text:style-name="Text_20_body">The following software may be included in this product: XML Security Library; Use of any of this software is governed by the terms of the license below:</text:p>
      <text:h text:style-name="Heading_20_2" text:outline-level="2">Aleksey Sanin</text:h>
      <text:h text:style-name="Heading_20_3" text:outline-level="3">XML Security Library</text:h>
      <text:p text:style-name="Text_20_body"/>
      <text:p text:style-name="Preformatted_20_Text">XML Security Library</text:p>
      <text:p text:style-name="Preformatted_20_Text"/>
      <text:p text:style-name="Preformatted_20_Text">Use of any of this software is governed by the terms of the license below:</text:p>
      <text:p text:style-name="Preformatted_20_Text"/>
      <text:p text:style-name="Preformatted_20_Text">Please note: We do not use all libraries of the project, but only:</text:p>
      <text:p text:style-name="Preformatted_20_Text">- xmlsec-core; License: MIT</text:p>
      <text:p text:style-name="Preformatted_20_Text">- xmlsec-nss; License: GPL + MPL </text:p>
      <text:p text:style-name="Preformatted_20_Text"/>
      <text:p text:style-name="Preformatted_20_Text">-------------------------------------------------</text:p>
      <text:p text:style-name="Preformatted_20_Text">The MIT License</text:p>
      <text:p text:style-name="Preformatted_20_Text"/>
      <text:p text:style-name="Preformatted_20_Text">Copyright (c) <text:s/></text:p>
      <text:p text:style-name="Preformatted_20_Text"/>
      <text:p text:style-name="Preformatted_20_Text">Permission is hereby granted, free of charge, to any person obtaining a copy of</text:p>
      <text:p text:style-name="Preformatted_20_Text">this software and associated documentation files (the "Software"), to deal in</text:p>
      <text:p text:style-name="Preformatted_20_Text">the Software without restriction, including without limitation the rights to</text:p>
      <text:p text:style-name="Preformatted_20_Text">use, copy, modify, merge, publish, distribute, sublicense, and/or sell copies of</text:p>
      <text:p text:style-name="Preformatted_20_Text">the Software, and to permit persons to whom the Software is furnished to do so,</text:p>
      <text:p text:style-name="Preformatted_20_Text">subject to the following conditions:</text:p>
      <text:p text:style-name="Preformatted_20_Text"/>
      <text:p text:style-name="Preformatted_20_Text">The above copyright notice and this permission notice shall be included in all</text:p>
      <text:p text:style-name="Preformatted_20_Text">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 FITNESS</text:p>
      <text:p text:style-name="Preformatted_20_Text">FOR A PARTICULAR PURPOSE AND NONINFRINGEMENT. IN NO EVENT SHALL THE AUTHORS OR</text:p>
      <text:p text:style-name="Preformatted_20_Text">COPYRIGHT HOLDERS BE LIABLE FOR ANY CLAIM, DAMAGES OR OTHER LIABILITY, WHETHER</text:p>
      <text:p text:style-name="Preformatted_20_Text">IN AN ACTION OF CONTRACT, TORT OR OTHERWISE, ARISING FROM, OUT OF OR IN</text:p>
      <text:p text:style-name="Preformatted_20_Text">CONNECTION WITH THE SOFTWARE OR THE USE OR OTHER DEALINGS IN THE SOFTWARE.</text:p>
      <text:p text:style-name="Preformatted_20_Text">-------------------------------------------------------------------</text:p>
      <text:p text:style-name="Preformatted_20_Text">The GNU General Public License (GPL)</text:p>
      <text:p text:style-name="Preformatted_20_Text">Version 2, June 1991</text:p>
      <text:p text:style-name="Preformatted_20_Text"/>
      <text:p text:style-name="Preformatted_20_Text">Copyright (C) 1989, 1991 Free Software Foundation, Inc.</text:p>
      <text:p text:style-name="Preformatted_20_Text">59 Temple Place, Suite 330, Boston, MA 02111-1307 USA</text:p>
      <text:p text:style-name="Preformatted_20_Text"/>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Preamble</text:p>
      <text:p text:style-name="Preformatted_20_Text"/>
      <text:p text:style-name="Preformatted_20_Text"><text:soft-page-break/>The licenses for most software are designed to take away your freedom to share</text:p>
      <text:p text:style-name="Preformatted_20_Text">and change it. By contrast, the GNU General Public License is intended to</text:p>
      <text:p text:style-name="Preformatted_20_Text">guarantee your freedom to share and change free software--to make sure the</text:p>
      <text:p text:style-name="Preformatted_20_Text">software is free for all its users. This General Public License applies to most</text:p>
      <text:p text:style-name="Preformatted_20_Text">of the Free Software Foundation's software and to any other program whose</text:p>
      <text:p text:style-name="Preformatted_20_Text">authors commit to using it. (Some other Free Software Foundation software is</text:p>
      <text:p text:style-name="Preformatted_20_Text">covered by the GNU Library General Public License instead.) You can apply it to</text:p>
      <text:p text:style-name="Preformatted_20_Text">your programs, too.</text:p>
      <text:p text:style-name="Preformatted_20_Text"/>
      <text:p text:style-name="Preformatted_20_Text">When we speak of free software, we are referring to freedom, not price. Our</text:p>
      <text:p text:style-name="Preformatted_20_Text">General Public Licenses are designed to make sure that you have the freedom to</text:p>
      <text:p text:style-name="Preformatted_20_Text">distribute copies of free software (and charge for this service if you wish),</text:p>
      <text:p text:style-name="Preformatted_20_Text">that you receive source code or can get it if you want it, that you can change</text:p>
      <text:p text:style-name="Preformatted_20_Text">the software or use pieces of it in new free programs; and that you know you can</text:p>
      <text:p text:style-name="Preformatted_20_Text">do these things.</text:p>
      <text:p text:style-name="Preformatted_20_Text"/>
      <text:p text:style-name="Preformatted_20_Text">To protect your rights, we need to make restrictions that forbid anyone to deny</text:p>
      <text:p text:style-name="Preformatted_20_Text">you these rights or to ask you to surrender the rights. These restrictions</text:p>
      <text:p text:style-name="Preformatted_20_Text">translate to certain responsibilities for you if you distribute copies of the</text:p>
      <text:p text:style-name="Preformatted_20_Text">software, or if you modify it.</text:p>
      <text:p text:style-name="Preformatted_20_Text"/>
      <text:p text:style-name="Preformatted_20_Text">For example, if you distribute copies of such a program, whether gratis or for a</text:p>
      <text:p text:style-name="Preformatted_20_Text">fee, you must give the recipients all the rights that you have. You must make</text:p>
      <text:p text:style-name="Preformatted_20_Text">sure that they, too, receive or can get the source code. And you must show them</text:p>
      <text:p text:style-name="Preformatted_20_Text">these terms so they know their rights.</text:p>
      <text:p text:style-name="Preformatted_20_Text"/>
      <text:p text:style-name="Preformatted_20_Text">We protect your rights with two steps: (1) copyright the software, and (2) offer</text:p>
      <text:p text:style-name="Preformatted_20_Text">you this license which gives you legal permission to copy, distribute and/or</text:p>
      <text:p text:style-name="Preformatted_20_Text">modify the software.</text:p>
      <text:p text:style-name="Preformatted_20_Text"/>
      <text:p text:style-name="Preformatted_20_Text">Also, for each author's protection and ours, we want to make certain that</text:p>
      <text:p text:style-name="Preformatted_20_Text">everyone understands that there is no warranty for this free software. If the</text:p>
      <text:p text:style-name="Preformatted_20_Text">software is modified by someone else and passed on, we want its recipients to</text:p>
      <text:p text:style-name="Preformatted_20_Text">know that what they have is not the original, so that any problems introduced by</text:p>
      <text:p text:style-name="Preformatted_20_Text">others will not reflect on the original authors' reputations.</text:p>
      <text:p text:style-name="Preformatted_20_Text"/>
      <text:p text:style-name="Preformatted_20_Text">Finally, any free program is threatened constantly by software patents. We wish</text:p>
      <text:p text:style-name="Preformatted_20_Text">to avoid the danger that redistributors of a free program will individually</text:p>
      <text:p text:style-name="Preformatted_20_Text">obtain patent licenses, in effect making the program proprietary. To prevent</text:p>
      <text:p text:style-name="Preformatted_20_Text">this, we have made it clear that any patent must be licensed for everyone's free</text:p>
      <text:p text:style-name="Preformatted_20_Text">use or not licensed at all.</text:p>
      <text:p text:style-name="Preformatted_20_Text"/>
      <text:p text:style-name="Preformatted_20_Text">The precise terms and conditions for copying, distribution and modification follow.</text:p>
      <text:p text:style-name="Preformatted_20_Text"/>
      <text:p text:style-name="Preformatted_20_Text">TERMS AND CONDITIONS FOR COPYING, DISTRIBUTION AND MODIFICATION</text:p>
      <text:p text:style-name="Preformatted_20_Text"/>
      <text:p text:style-name="Preformatted_20_Text">0. This License applies to any program or other work which contains a notice</text:p>
      <text:p text:style-name="Preformatted_20_Text">placed by the copyright holder saying it may be distributed under the terms of</text:p>
      <text:p text:style-name="Preformatted_20_Text">this General Public License. The "Program", below, refers to any such program or</text:p>
      <text:p text:style-name="Preformatted_20_Text">work, and a "work based on the Program" means either the Program or any</text:p>
      <text:p text:style-name="Preformatted_20_Text">derivative work under copyright law: that is to say, a work containing the</text:p>
      <text:p text:style-name="Preformatted_20_Text">Program or a portion of it, either verbatim or with modifications and/or</text:p>
      <text:p text:style-name="Preformatted_20_Text">translated into another language. (Hereinafter, translation is included without</text:p>
      <text:p text:style-name="Preformatted_20_Text">limitation in the term "modification".) Each licensee is addressed as "you".</text:p>
      <text:p text:style-name="Preformatted_20_Text"/>
      <text:p text:style-name="Preformatted_20_Text">Activities other than copying, distribution and modification are not covered by</text:p>
      <text:p text:style-name="Preformatted_20_Text">this License; they are outside its scope. The act of running the Program is not</text:p>
      <text:p text:style-name="Preformatted_20_Text">restricted, and the output from the Program is covered only if its contents</text:p>
      <text:p text:style-name="Preformatted_20_Text">constitute a work based on the Program (independent of having been made by</text:p>
      <text:p text:style-name="Preformatted_20_Text">running the Program). Whether that is true depends on what the Program does.</text:p>
      <text:p text:style-name="Preformatted_20_Text"/>
      <text:p text:style-name="Preformatted_20_Text">1. You may copy and distribute verbatim copies of the Program's source code as</text:p>
      <text:p text:style-name="Preformatted_20_Text">you receive it, in any medium, provided that you conspicuously and appropriately</text:p>
      <text:p text:style-name="Preformatted_20_Text">publish on each copy an appropriate copyright notice and disclaimer of warranty;</text:p>
      <text:p text:style-name="Preformatted_20_Text"><text:soft-page-break/>keep intact all the notices that refer to this License and to the absence of any</text:p>
      <text:p text:style-name="Preformatted_20_Text">warranty; 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 you may at</text:p>
      <text:p text:style-name="Preformatted_20_Text">your option offer warranty protection in exchange for a fee.</text:p>
      <text:p text:style-name="Preformatted_20_Text"/>
      <text:p text:style-name="Preformatted_20_Text">2. You may modify your copy or copies of the Program or any portion of it, thus</text:p>
      <text:p text:style-name="Preformatted_20_Text">forming a work based on the Program, and copy and distribute such modifications</text:p>
      <text:p text:style-name="Preformatted_20_Text">or work under the terms of Section 1 above, provided that you also meet all of</text:p>
      <text:p text:style-name="Preformatted_20_Text">these conditions:</text:p>
      <text:p text:style-name="Preformatted_20_Text"/>
      <text:p text:style-name="Preformatted_20_Text"><text:s text:c="4"/>a) You must cause the modified files to carry prominent notices stating that</text:p>
      <text:p text:style-name="Preformatted_20_Text">you changed the files and the date of any change.</text:p>
      <text:p text:style-name="Preformatted_20_Text"/>
      <text:p text:style-name="Preformatted_20_Text"><text:s text:c="4"/>b) You must cause any work that you distribute or publish, that in whole or</text:p>
      <text:p text:style-name="Preformatted_20_Text">in part contains or is derived from the Program or any part thereof, to be</text:p>
      <text:p text:style-name="Preformatted_20_Text">licensed as a whole at no charge to all third parties under the terms of this</text:p>
      <text:p text:style-name="Preformatted_20_Text">License.</text:p>
      <text:p text:style-name="Preformatted_20_Text"/>
      <text:p text:style-name="Preformatted_20_Text"><text:s text:c="4"/>c) If the modified program normally reads commands interactively when run,</text:p>
      <text:p text:style-name="Preformatted_20_Text">you must cause it, when started running for such interactive use in the most</text:p>
      <text:p text:style-name="Preformatted_20_Text">ordinary way, to print or display an announcement including an appropriate</text:p>
      <text:p text:style-name="Preformatted_20_Text">copyright notice and a notice that there is no warranty (or else, saying that</text:p>
      <text:p text:style-name="Preformatted_20_Text">you provide a warranty) and that users may redistribute the program under these</text:p>
      <text:p text:style-name="Preformatted_20_Text">conditions, and telling the user how to view a copy of this License. (Exception:</text:p>
      <text:p text:style-name="Preformatted_20_Text">if the Program itself is interactive but does not normally print such an</text:p>
      <text:p text:style-name="Preformatted_20_Text">announcement, your work based on the Program is not required to print an</text:p>
      <text:p text:style-name="Preformatted_20_Text">announcement.)</text:p>
      <text:p text:style-name="Preformatted_20_Text"/>
      <text:p text:style-name="Preformatted_20_Text">These requirements apply to the modified work as a whole. If identifiable</text:p>
      <text:p text:style-name="Preformatted_20_Text">sections of that work are not derived from the Program, and can be reasonably</text:p>
      <text:p text:style-name="Preformatted_20_Text">considered independent and separate works in themselves, then this License, and</text:p>
      <text:p text:style-name="Preformatted_20_Text">its terms, do not apply to those sections when you distribute them as separate</text:p>
      <text:p text:style-name="Preformatted_20_Text">works. But when you distribute the same sections as part of a whole which is a</text:p>
      <text:p text:style-name="Preformatted_20_Text">work based on the Program, the distribution of the whole must be on the terms of</text:p>
      <text:p text:style-name="Preformatted_20_Text">this License, whose permissions for other licensees extend to the entire whole,</text:p>
      <text:p text:style-name="Preformatted_20_Text">and thus to each and every part regardless of who wrote it.</text:p>
      <text:p text:style-name="Preformatted_20_Text"/>
      <text:p text:style-name="Preformatted_20_Text">Thus, it is not the intent of this section to claim rights or contest your</text:p>
      <text:p text:style-name="Preformatted_20_Text">rights to work written entirely by you; rather, the intent is to exercise the</text:p>
      <text:p text:style-name="Preformatted_20_Text">right to control the distribution of derivative or collective works based on the</text:p>
      <text:p text:style-name="Preformatted_20_Text">Program.</text:p>
      <text:p text:style-name="Preformatted_20_Text"/>
      <text:p text:style-name="Preformatted_20_Text">In addition, mere aggregation of another work not based on the Program with the</text:p>
      <text:p text:style-name="Preformatted_20_Text">Program (or with a work based on the Program) on a volume of a storage or</text:p>
      <text:p text:style-name="Preformatted_20_Text">distribution medium does not bring the other work under the scope of this License.</text:p>
      <text:p text:style-name="Preformatted_20_Text"/>
      <text:p text:style-name="Preformatted_20_Text">3. You may copy and distribute the Program (or a work based on it, under Section</text:p>
      <text:p text:style-name="Preformatted_20_Text">2) in object code or executable form under the terms of Sections 1 and 2 above</text:p>
      <text:p text:style-name="Preformatted_20_Text">provided that you also do one of the following:</text:p>
      <text:p text:style-name="Preformatted_20_Text"/>
      <text:p text:style-name="Preformatted_20_Text"><text:s text:c="4"/>a) Accompany it with the complete corresponding machine-readable source</text:p>
      <text:p text:style-name="Preformatted_20_Text">code, which must be distributed under the terms of Sections 1 and 2 above on a</text:p>
      <text:p text:style-name="Preformatted_20_Text">medium customarily used for software interchange; or,</text:p>
      <text:p text:style-name="Preformatted_20_Text"/>
      <text:p text:style-name="Preformatted_20_Text"><text:s text:c="4"/>b) Accompany it with a written offer, valid for at least three years, to</text:p>
      <text:p text:style-name="Preformatted_20_Text">give any third party, for a charge no more than your cost of physically</text:p>
      <text:p text:style-name="Preformatted_20_Text">performing source distribution, a complete machine-readable copy of the</text:p>
      <text:p text:style-name="Preformatted_20_Text">corresponding source code, to be distributed under the terms of Sections 1 and 2</text:p>
      <text:p text:style-name="Preformatted_20_Text">above on a medium customarily used for software interchange; or,</text:p>
      <text:p text:style-name="Preformatted_20_Text"/>
      <text:p text:style-name="Preformatted_20_Text"><text:s text:c="4"/>c) Accompany it with the information you received as to the offer to</text:p>
      <text:p text:style-name="Preformatted_20_Text">distribute corresponding source code. (This alternative is allowed only for</text:p>
      <text:p text:style-name="Preformatted_20_Text"><text:soft-page-break/>noncommercial distribution and only if you received the program in object code</text:p>
      <text:p text:style-name="Preformatted_20_Text">or executable form with such an offer, in accord with Subsection b above.)</text:p>
      <text:p text:style-name="Preformatted_20_Text"/>
      <text:p text:style-name="Preformatted_20_Text">The source code for a work means the preferred form of the work for making</text:p>
      <text:p text:style-name="Preformatted_20_Text">modifications to it. For an executable work, complete source code means all the</text:p>
      <text:p text:style-name="Preformatted_20_Text">source code for all modules it contains, plus any associated interface</text:p>
      <text:p text:style-name="Preformatted_20_Text">definition files, plus the scripts used to control compilation and installation</text:p>
      <text:p text:style-name="Preformatted_20_Text">of the executable. However, as a special exception, the source code distributed</text:p>
      <text:p text:style-name="Preformatted_20_Text">need not include anything that is normally distributed (in either source or</text:p>
      <text:p text:style-name="Preformatted_20_Text">binary form) with the major components (compiler, kernel, and so on) of the</text:p>
      <text:p text:style-name="Preformatted_20_Text">operating system on which the executable runs, unless that component itself</text:p>
      <text:p text:style-name="Preformatted_20_Text">accompanies the executable.</text:p>
      <text:p text:style-name="Preformatted_20_Text"/>
      <text:p text:style-name="Preformatted_20_Text">If distribution of executable or object code is made by offering access to copy</text:p>
      <text:p text:style-name="Preformatted_20_Text">from a designated place, then offering equivalent access to copy the source code</text:p>
      <text:p text:style-name="Preformatted_20_Text">from the same place counts as distribution of the source code, even though third</text:p>
      <text:p text:style-name="Preformatted_20_Text">parties are not compelled to copy the source along with the object code.</text:p>
      <text:p text:style-name="Preformatted_20_Text"/>
      <text:p text:style-name="Preformatted_20_Text">4. You may not copy, modify, sublicense, or distribute the Program except as</text:p>
      <text:p text:style-name="Preformatted_20_Text">expressly provided under this License. Any attempt otherwise to copy, modify,</text:p>
      <text:p text:style-name="Preformatted_20_Text">sublicense or distribute the Program is void, and will automatically terminate</text:p>
      <text:p text:style-name="Preformatted_20_Text">your rights under this License. However, parties who have received copies, or</text:p>
      <text:p text:style-name="Preformatted_20_Text">rights, from you under this License will not have their licenses terminated so</text:p>
      <text:p text:style-name="Preformatted_20_Text">long as such parties remain in full compliance.</text:p>
      <text:p text:style-name="Preformatted_20_Text"/>
      <text:p text:style-name="Preformatted_20_Text">5. You are not required to accept this License, since you have not signed it.</text:p>
      <text:p text:style-name="Preformatted_20_Text">However, nothing else grants you permission to modify or distribute the Program</text:p>
      <text:p text:style-name="Preformatted_20_Text">or its derivative works. These actions are prohibited by law if you do not</text:p>
      <text:p text:style-name="Preformatted_20_Text">accept this License. Therefore, by modifying or distributing the Program (or any</text:p>
      <text:p text:style-name="Preformatted_20_Text">work based on the Program), you indicate your acceptance of this License to do</text:p>
      <text:p text:style-name="Preformatted_20_Text">so, and all its terms and conditions for copying, distributing or modifying the</text:p>
      <text:p text:style-name="Preformatted_20_Text">Program or works based on it.</text:p>
      <text:p text:style-name="Preformatted_20_Text"/>
      <text:p text:style-name="Preformatted_20_Text">6. Each time you redistribute the Program (or any work based on the Program),</text:p>
      <text:p text:style-name="Preformatted_20_Text">the recipient automatically receives a license from the original licensor to</text:p>
      <text:p text:style-name="Preformatted_20_Text">copy, distribute or modify the Program subject to these terms and conditions.</text:p>
      <text:p text:style-name="Preformatted_20_Text">You may not impose any further restrictions on the recipients' exercise of the</text:p>
      <text:p text:style-name="Preformatted_20_Text">rights granted herein. You are not responsible for enforcing compliance by third</text:p>
      <text:p text:style-name="Preformatted_20_Text">parties to this License.</text:p>
      <text:p text:style-name="Preformatted_20_Text"/>
      <text:p text:style-name="Preformatted_20_Text">7. If, as a consequence of a court judgment or allegation of patent infringement</text:p>
      <text:p text:style-name="Preformatted_20_Text">or for any other reason (not limited to patent issues), conditions are imposed</text:p>
      <text:p text:style-name="Preformatted_20_Text">on you (whether by court order, agreement or otherwise) that contradict the</text:p>
      <text:p text:style-name="Preformatted_20_Text">conditions of this License, they do not excuse you from the conditions of this</text:p>
      <text:p text:style-name="Preformatted_20_Text">License. If you cannot distribute so as to satisfy simultaneously your</text:p>
      <text:p text:style-name="Preformatted_20_Text">obligations under this License and any other pertinent obligations, then as a</text:p>
      <text:p text:style-name="Preformatted_20_Text">consequence you may not distribute the Program at all. For example, if a patent</text:p>
      <text:p text:style-name="Preformatted_20_Text">license would not permit royalty-free redistribution of the Program by all those</text:p>
      <text:p text:style-name="Preformatted_20_Text">who receive copies directly or indirectly through you, then the only way you</text:p>
      <text:p text:style-name="Preformatted_20_Text">could satisfy both it and this License would be to refrain entirely from</text:p>
      <text:p text:style-name="Preformatted_20_Text">distribution of the Program.</text:p>
      <text:p text:style-name="Preformatted_20_Text"/>
      <text:p text:style-name="Preformatted_20_Text">If any portion of this section is held invalid or unenforceable under any</text:p>
      <text:p text:style-name="Preformatted_20_Text">particular circumstance, the balance of the section is intended to apply and the</text:p>
      <text:p text:style-name="Preformatted_20_Text">section as a whole is intended to apply in other circumstances.</text:p>
      <text:p text:style-name="Preformatted_20_Text"/>
      <text:p text:style-name="Preformatted_20_Text">It is not the purpose of this section to induce you to infringe any patents or</text:p>
      <text:p text:style-name="Preformatted_20_Text">other property right claims or to contest validity of any such claims; this</text:p>
      <text:p text:style-name="Preformatted_20_Text">section has the sole purpose of protecting the integrity of the free software</text:p>
      <text:p text:style-name="Preformatted_20_Text">distribution system, which is implemented by public license practices. Many</text:p>
      <text:p text:style-name="Preformatted_20_Text">people have made generous contributions to the wide range of software</text:p>
      <text:p text:style-name="Preformatted_20_Text">distributed through that system in reliance on consistent application of that</text:p>
      <text:p text:style-name="Preformatted_20_Text">system; it is up to the author/donor to decide if he or she is willing to</text:p>
      <text:p text:style-name="Preformatted_20_Text">distribute software through any other system and a licensee cannot impose that</text:p>
      <text:p text:style-name="Preformatted_20_Text"><text:soft-page-break/>choice.</text:p>
      <text:p text:style-name="Preformatted_20_Text"/>
      <text:p text:style-name="Preformatted_20_Text">This section is intended to make thoroughly clear what is believed to be a</text:p>
      <text:p text:style-name="Preformatted_20_Text">consequence of the rest of this License.</text:p>
      <text:p text:style-name="Preformatted_20_Text"/>
      <text:p text:style-name="Preformatted_20_Text">8. If the distribution and/or use of the Program is restricted in certain</text:p>
      <text:p text:style-name="Preformatted_20_Text">countries either by patents or by copyrighted interfaces, the original copyright</text:p>
      <text:p text:style-name="Preformatted_20_Text">holder who places the Program under this License may add an explicit</text:p>
      <text:p text:style-name="Preformatted_20_Text">geographical distribution limitation excluding those countries, so that</text:p>
      <text:p text:style-name="Preformatted_20_Text">distribution is permitted only in or among countries not thus excluded. In such</text:p>
      <text:p text:style-name="Preformatted_20_Text">case, this License incorporates the limitation as if written in the body of this</text:p>
      <text:p text:style-name="Preformatted_20_Text">License.</text:p>
      <text:p text:style-name="Preformatted_20_Text"/>
      <text:p text:style-name="Preformatted_20_Text">9. The Free Software Foundation may publish revised and/or new versions of the</text:p>
      <text:p text:style-name="Preformatted_20_Text">General Public License from time to time. Such new versions will be similar in</text:p>
      <text:p text:style-name="Preformatted_20_Text">spirit to the present version, but may differ in detail to address new problems</text:p>
      <text:p text:style-name="Preformatted_20_Text">or concerns.</text:p>
      <text:p text:style-name="Preformatted_20_Text"/>
      <text:p text:style-name="Preformatted_20_Text">Each version is given a distinguishing version number. If the Program specifies</text:p>
      <text:p text:style-name="Preformatted_20_Text">a version number of this License which applies to it and "any later version",</text:p>
      <text:p text:style-name="Preformatted_20_Text">you have the option of following the terms and conditions either of that version</text:p>
      <text:p text:style-name="Preformatted_20_Text">or of any later version published by the Free Software Foundation. If the</text:p>
      <text:p text:style-name="Preformatted_20_Text">Program does not specify a version number of this License, you may choose any</text:p>
      <text:p text:style-name="Preformatted_20_Text">version ever published by the Free Software Foundation.</text:p>
      <text:p text:style-name="Preformatted_20_Text"/>
      <text:p text:style-name="Preformatted_20_Text">10. If you wish to incorporate parts of the Program into other free programs</text:p>
      <text:p text:style-name="Preformatted_20_Text">whose distribution conditions are different, write to the author to ask for</text:p>
      <text:p text:style-name="Preformatted_20_Text">permission. For software which is copyrighted by the Free Software Foundation,</text:p>
      <text:p text:style-name="Preformatted_20_Text">write to the Free Software Foundation; we sometimes make exceptions for this.</text:p>
      <text:p text:style-name="Preformatted_20_Text">Our decision will be guided by the two goals of preserving the free status of</text:p>
      <text:p text:style-name="Preformatted_20_Text">all derivatives of our free software and of promoting the sharing and reuse of</text:p>
      <text:p text:style-name="Preformatted_20_Text">software generally.</text:p>
      <text:p text:style-name="Preformatted_20_Text"/>
      <text:p text:style-name="Preformatted_20_Text">NO WARRANTY</text:p>
      <text:p text:style-name="Preformatted_20_Text"/>
      <text:p text:style-name="Preformatted_20_Text">11. BECAUSE THE PROGRAM IS LICENSED FREE OF CHARGE, THERE IS NO WARRANTY FOR THE</text:p>
      <text:p text:style-name="Preformatted_20_Text">PROGRAM, TO THE EXTENT PERMITTED BY APPLICABLE LAW. EXCEPT WHEN OTHERWISE STATED</text:p>
      <text:p text:style-name="Preformatted_20_Text">IN WRITING THE COPYRIGHT HOLDERS AND/OR OTHER PARTIES PROVIDE THE PROGRAM "AS</text:p>
      <text:p text:style-name="Preformatted_20_Text">IS" WITHOUT WARRANTY OF ANY KIND, EITHER EXPRESSED OR IMPLIED, INCLUDING, BUT</text:p>
      <text:p text:style-name="Preformatted_20_Text">NOT LIMITED TO, THE IMPLIED WARRANTIES OF MERCHANTABILITY AND FITNESS FOR A</text:p>
      <text:p text:style-name="Preformatted_20_Text">PARTICULAR PURPOSE. THE ENTIRE RISK AS TO THE QUALITY AND PERFORMANCE OF THE</text:p>
      <text:p text:style-name="Preformatted_20_Text">PROGRAM IS WITH YOU. SHOULD THE PROGRAM PROVE DEFECTIVE, YOU ASSUME THE COST OF</text:p>
      <text:p text:style-name="Preformatted_20_Text">ALL NECESSARY SERVICING, REPAIR OR CORRECTION.</text:p>
      <text:p text:style-name="Preformatted_20_Text"/>
      <text:p text:style-name="Preformatted_20_Text">12. IN NO EVENT UNLESS REQUIRED BY APPLICABLE LAW OR AGREED TO IN WRITING WILL</text:p>
      <text:p text:style-name="Preformatted_20_Text">ANY COPYRIGHT HOLDER, OR ANY OTHER PARTY WHO MAY MODIFY AND/OR REDISTRIBUTE THE</text:p>
      <text:p text:style-name="Preformatted_20_Text">PROGRAM AS PERMITTED ABOVE, BE LIABLE TO YOU FOR DAMAGES, INCLUDING ANY GENERAL,</text:p>
      <text:p text:style-name="Preformatted_20_Text">SPECIAL, INCIDENTAL OR CONSEQUENTIAL DAMAGES ARISING OUT OF THE USE OR INABILITY</text:p>
      <text:p text:style-name="Preformatted_20_Text">TO USE THE PROGRAM (INCLUDING BUT NOT LIMITED TO LOSS OF DATA OR DATA BEING</text:p>
      <text:p text:style-name="Preformatted_20_Text">RENDERED INACCURATE OR LOSSES SUSTAINED BY YOU OR THIRD PARTIES OR A FAILURE OF</text:p>
      <text:p text:style-name="Preformatted_20_Text">THE PROGRAM TO OPERATE WITH ANY OTHER PROGRAMS), EVEN IF SUCH HOLDER OR OTHER</text:p>
      <text:p text:style-name="Preformatted_20_Text">PARTY HAS BEEN ADVISED OF THE POSSIBILITY OF SUCH DAMAGES.</text:p>
      <text:p text:style-name="Preformatted_20_Text"/>
      <text:p text:style-name="Preformatted_20_Text">END OF TERMS AND CONDITIONS</text:p>
      <text:p text:style-name="Preformatted_20_Text"/>
      <text:p text:style-name="Preformatted_20_Text">How to Apply These Terms to Your New Programs</text:p>
      <text:p text:style-name="Preformatted_20_Text"/>
      <text:p text:style-name="Preformatted_20_Text">If you develop a new program, and you want it to be of the greatest possible use</text:p>
      <text:p text:style-name="Preformatted_20_Text">to the public, the best way to achieve this is to make it free software which</text:p>
      <text:p text:style-name="Preformatted_20_Text">everyone can redistribute and change under these terms.</text:p>
      <text:p text:style-name="Preformatted_20_Text"/>
      <text:p text:style-name="Preformatted_20_Text">To do so, attach the following notices to the program. It is safest to attach</text:p>
      <text:p text:style-name="Preformatted_20_Text">them to the start of each source file to most effectively convey the exclusion</text:p>
      <text:p text:style-name="Preformatted_20_Text">of warranty; and each file should have at least the "copyright" line and a</text:p>
      <text:p text:style-name="Preformatted_20_Text"><text:soft-page-break/>pointer to where the full notice is found.</text:p>
      <text:p text:style-name="Preformatted_20_Text"/>
      <text:p text:style-name="Preformatted_20_Text"><text:s text:c="4"/>one line to give the program's name and a brief idea of what it does.</text:p>
      <text:p text:style-name="Preformatted_20_Text"><text:s text:c="4"/>Copyright (C)</text:p>
      <text:p text:style-name="Preformatted_20_Text"/>
      <text:p text:style-name="Preformatted_20_Text"><text:s text:c="4"/>This program is free software; you can redistribute it and/or modify it</text:p>
      <text:p text:style-name="Preformatted_20_Text">under the terms of the GNU General Public License as published by the Free</text:p>
      <text:p text:style-name="Preformatted_20_Text">Software Foundation; either version 2 of the License, or (at your option) any</text:p>
      <text:p text:style-name="Preformatted_20_Text">later version.</text:p>
      <text:p text:style-name="Preformatted_20_Text"/>
      <text:p text:style-name="Preformatted_20_Text"><text:s text:c="4"/>This program is distributed in the hope that it will be useful, but WITHOUT</text:p>
      <text:p text:style-name="Preformatted_20_Text">ANY WARRANTY; without even the implied warranty of MERCHANTABILITY or FITNESS</text:p>
      <text:p text:style-name="Preformatted_20_Text">FOR A PARTICULAR PURPOSE. See the GNU General Public License for more details.</text:p>
      <text:p text:style-name="Preformatted_20_Text"/>
      <text:p text:style-name="Preformatted_20_Text"><text:s text:c="4"/>You should have received a copy of the GNU General Public License along with</text:p>
      <text:p text:style-name="Preformatted_20_Text">this program; if not, write to the Free Software Foundation, Inc., 59 Temple</text:p>
      <text:p text:style-name="Preformatted_20_Text">Place, Suite 330, Boston, MA 02111-1307 USA</text:p>
      <text:p text:style-name="Preformatted_20_Text"/>
      <text:p text:style-name="Preformatted_20_Text">Also add information on how to contact you by electronic and paper mail.</text:p>
      <text:p text:style-name="Preformatted_20_Text"/>
      <text:p text:style-name="Preformatted_20_Text">If the program is interactive, make it output a short notice like this when it</text:p>
      <text:p text:style-name="Preformatted_20_Text">starts in an interactive mode:</text:p>
      <text:p text:style-name="Preformatted_20_Text"/>
      <text:p text:style-name="Preformatted_20_Text"><text:s text:c="4"/>Gnomovision version 69, Copyright (C) year name of author Gnomovision comes</text:p>
      <text:p text:style-name="Preformatted_20_Text">with ABSOLUTELY NO WARRANTY; for details type `show w'. This is free software,</text:p>
      <text:p text:style-name="Preformatted_20_Text">and you are welcome to redistribute it under certain conditions; type `show c'</text:p>
      <text:p text:style-name="Preformatted_20_Text">for details.</text:p>
      <text:p text:style-name="Preformatted_20_Text"/>
      <text:p text:style-name="Preformatted_20_Text">The hypothetical commands `show w' and `show c' should show the appropriate</text:p>
      <text:p text:style-name="Preformatted_20_Text">parts of the General Public License. Of course, the commands you use may be</text:p>
      <text:p text:style-name="Preformatted_20_Text">called something other than `show w' and `show c'; they could even be</text:p>
      <text:p text:style-name="Preformatted_20_Text">mouse-clicks or menu items--whatever suits your program.</text:p>
      <text:p text:style-name="Preformatted_20_Text"/>
      <text:p text:style-name="Preformatted_20_Text">You should also get your employer (if you work as a programmer) or your school,</text:p>
      <text:p text:style-name="Preformatted_20_Text">if any, to sign a "copyright disclaimer" for the program, if necessary. Here is</text:p>
      <text:p text:style-name="Preformatted_20_Text">a sample; alter the names:</text:p>
      <text:p text:style-name="Preformatted_20_Text"/>
      <text:p text:style-name="Preformatted_20_Text"><text:s text:c="4"/>Yoyodyne, Inc., hereby disclaims all copyright interest</text:p>
      <text:p text:style-name="Preformatted_20_Text"><text:s text:c="4"/>in the program `Gnomovision' (which makes passes at compilers)</text:p>
      <text:p text:style-name="Preformatted_20_Text"><text:s text:c="4"/>written by James Hacker.</text:p>
      <text:p text:style-name="Preformatted_20_Text"/>
      <text:p text:style-name="Preformatted_20_Text"><text:s text:c="4"/>signature of Ty Coon, 1 April 1989</text:p>
      <text:p text:style-name="Preformatted_20_Text"><text:s text:c="4"/>Ty Coon, President of Vice</text:p>
      <text:p text:style-name="Preformatted_20_Text"/>
      <text:p text:style-name="Preformatted_20_Text">This General Public License does not permit incorporating your program into</text:p>
      <text:p text:style-name="Preformatted_20_Text">proprietary programs. If your program is a subroutine library, you may consider</text:p>
      <text:p text:style-name="Preformatted_20_Text">it more useful to permit linking proprietary applications with the library. If</text:p>
      <text:p text:style-name="Preformatted_20_Text">this is what you want to do, use the GNU Library General Public License instead</text:p>
      <text:p text:style-name="Preformatted_20_Text">of this License.</text:p>
      <text:p text:style-name="Preformatted_20_Text">----------------------------------------------------------</text:p>
      <text:p text:style-name="Preformatted_20_Text">Mozilla Public License Version 1.0</text:p>
      <text:p text:style-name="Preformatted_20_Text"/>
      <text:p text:style-name="Preformatted_20_Text">1. Definitions.</text:p>
      <text:p text:style-name="Preformatted_20_Text"/>
      <text:p text:style-name="Preformatted_20_Text"><text:s text:c="6"/>1.1. "Contributor" means each entity that creates or contributes to the</text:p>
      <text:p text:style-name="Preformatted_20_Text">creation of Modifications.</text:p>
      <text:p text:style-name="Preformatted_20_Text"/>
      <text:p text:style-name="Preformatted_20_Text"><text:s text:c="6"/>1.2. "Contributor Version" means the combination of the Original Code,</text:p>
      <text:p text:style-name="Preformatted_20_Text">prior Modifications used by a Contributor, and the Modifications made by that</text:p>
      <text:p text:style-name="Preformatted_20_Text">particular Contributor.</text:p>
      <text:p text:style-name="Preformatted_20_Text"/>
      <text:p text:style-name="Preformatted_20_Text"><text:s text:c="6"/>1.3. "Covered Code" means the Original Code or Modifications or the</text:p>
      <text:p text:style-name="Preformatted_20_Text">combination of the Original Code and Modifications, in each case including</text:p>
      <text:p text:style-name="Preformatted_20_Text">portions thereof.</text:p>
      <text:p text:style-name="Preformatted_20_Text"><text:soft-page-break/></text:p>
      <text:p text:style-name="Preformatted_20_Text"><text:s text:c="6"/>1.4. "Electronic Distribution Mechanism" means a mechanism generally</text:p>
      <text:p text:style-name="Preformatted_20_Text">accepted in the software development community for the electronic transfer of data.</text:p>
      <text:p text:style-name="Preformatted_20_Text"/>
      <text:p text:style-name="Preformatted_20_Text"><text:s text:c="6"/>1.5. "Executable" means Covered Code in any form other than Source Code.</text:p>
      <text:p text:style-name="Preformatted_20_Text"/>
      <text:p text:style-name="Preformatted_20_Text"><text:s text:c="6"/>1.6. "Initial Developer" means the individual or entity identified as the</text:p>
      <text:p text:style-name="Preformatted_20_Text">Initial Developer in the Source Code notice required by Exhibit A.</text:p>
      <text:p text:style-name="Preformatted_20_Text"/>
      <text:p text:style-name="Preformatted_20_Text"><text:s text:c="6"/>1.7. "Larger Work" means a work which combines Covered Code or portions</text:p>
      <text:p text:style-name="Preformatted_20_Text">thereof with code not governed by the terms of this License.</text:p>
      <text:p text:style-name="Preformatted_20_Text"/>
      <text:p text:style-name="Preformatted_20_Text"><text:s text:c="6"/>1.8. "License" means this document.</text:p>
      <text:p text:style-name="Preformatted_20_Text"/>
      <text:p text:style-name="Preformatted_20_Text"><text:s text:c="6"/>1.9. "Modifications" means any addition to or deletion from the substance</text:p>
      <text:p text:style-name="Preformatted_20_Text">or structure of either the Original Code or any previous Modifications. When</text:p>
      <text:p text:style-name="Preformatted_20_Text">Covered Code is released as a series of files, a Modification is:</text:p>
      <text:p text:style-name="Preformatted_20_Text"/>
      <text:p text:style-name="Preformatted_20_Text"><text:s text:c="12"/>A. Any addition to or deletion from the contents of a file</text:p>
      <text:p text:style-name="Preformatted_20_Text">containing Original Code or previous Modifications.</text:p>
      <text:p text:style-name="Preformatted_20_Text"/>
      <text:p text:style-name="Preformatted_20_Text"><text:s text:c="12"/>B. Any new file that contains any part of the Original Code or</text:p>
      <text:p text:style-name="Preformatted_20_Text">previous Modifications. </text:p>
      <text:p text:style-name="Preformatted_20_Text"/>
      <text:p text:style-name="Preformatted_20_Text"><text:s text:c="6"/>1.10. "Original Code" means Source Code of computer software code which is</text:p>
      <text:p text:style-name="Preformatted_20_Text">described in the Source Code notice required by Exhibit A as Original Code, and</text:p>
      <text:p text:style-name="Preformatted_20_Text">which, at the time of its release under this License is not already Covered Code</text:p>
      <text:p text:style-name="Preformatted_20_Text">governed by this License.</text:p>
      <text:p text:style-name="Preformatted_20_Text"/>
      <text:p text:style-name="Preformatted_20_Text"><text:s text:c="6"/>1.11. "Source Code" means the preferred form of the Covered Code for</text:p>
      <text:p text:style-name="Preformatted_20_Text">making modifications to it, including all modules it contains, plus any</text:p>
      <text:p text:style-name="Preformatted_20_Text">associated interface definition files, scripts used to control compilation and</text:p>
      <text:p text:style-name="Preformatted_20_Text">installation of an Executable, or a list of source code differential comparisons</text:p>
      <text:p text:style-name="Preformatted_20_Text">against either the Original Code or another well known, available Covered Code</text:p>
      <text:p text:style-name="Preformatted_20_Text">of the Contributor's choice. The Source Code can be in a compressed or archival</text:p>
      <text:p text:style-name="Preformatted_20_Text">form, provided the appropriate decompression or de-archiving software is widely</text:p>
      <text:p text:style-name="Preformatted_20_Text">available for no charge.</text:p>
      <text:p text:style-name="Preformatted_20_Text"/>
      <text:p text:style-name="Preformatted_20_Text"><text:s text:c="6"/>1.12. "You" means an individual or a legal entity exercising rights under,</text:p>
      <text:p text:style-name="Preformatted_20_Text">and complying with all of the terms of, this License or a future version of this</text:p>
      <text:p text:style-name="Preformatted_20_Text">License issued under Section 6.1. For legal entities, "You" includes any entity</text:p>
      <text:p text:style-name="Preformatted_20_Text">which controls, is controlled by, or is under common control with You. For</text:p>
      <text:p text:style-name="Preformatted_20_Text">purposes of this definition, "control" means (a) the power, direct or indirect,</text:p>
      <text:p text:style-name="Preformatted_20_Text">to cause the direction or management of such entity, whether by contract or</text:p>
      <text:p text:style-name="Preformatted_20_Text">otherwise, or (b) ownership of fifty percent (50%) or more of the outstanding</text:p>
      <text:p text:style-name="Preformatted_20_Text">shares or beneficial ownership of such entity. </text:p>
      <text:p text:style-name="Preformatted_20_Text"/>
      <text:p text:style-name="Preformatted_20_Text">2. Source Code License.</text:p>
      <text:p text:style-name="Preformatted_20_Text"/>
      <text:p text:style-name="Preformatted_20_Text"><text:s text:c="6"/>2.1. The Initial Developer Grant.</text:p>
      <text:p text:style-name="Preformatted_20_Text"><text:s text:c="6"/>The Initial Developer hereby grants You a world-wide, royalty-free,</text:p>
      <text:p text:style-name="Preformatted_20_Text">non-exclusive license, subject to third party intellectual property claims:</text:p>
      <text:p text:style-name="Preformatted_20_Text"/>
      <text:p text:style-name="Preformatted_20_Text"><text:s text:c="12"/>(a) to use, reproduce, modify, display, perform, sublicense and</text:p>
      <text:p text:style-name="Preformatted_20_Text">distribute the Original Code (or portions thereof) with or without</text:p>
      <text:p text:style-name="Preformatted_20_Text">Modifications, or as part of a Larger Work; and</text:p>
      <text:p text:style-name="Preformatted_20_Text"/>
      <text:p text:style-name="Preformatted_20_Text"><text:s text:c="12"/>(b) under patents now or hereafter owned or controlled by Initial</text:p>
      <text:p text:style-name="Preformatted_20_Text">Developer, to make, have made, use and sell ("Utilize") the Original Code (or</text:p>
      <text:p text:style-name="Preformatted_20_Text">portions thereof), but solely to the extent that any such patent is reasonably</text:p>
      <text:p text:style-name="Preformatted_20_Text">necessary to enable You to Utilize the Original Code (or portions thereof) and</text:p>
      <text:p text:style-name="Preformatted_20_Text">not to any greater extent that may be necessary to Utilize further Modifications</text:p>
      <text:p text:style-name="Preformatted_20_Text">or combinations. </text:p>
      <text:p text:style-name="Preformatted_20_Text"/>
      <text:p text:style-name="Preformatted_20_Text"><text:soft-page-break/><text:s text:c="6"/>2.2. Contributor Grant.</text:p>
      <text:p text:style-name="Preformatted_20_Text"><text:s text:c="6"/>Each Contributor hereby grants You a world-wide, royalty-free,</text:p>
      <text:p text:style-name="Preformatted_20_Text">non-exclusive license, subject to third party intellectual property claims:</text:p>
      <text:p text:style-name="Preformatted_20_Text"/>
      <text:p text:style-name="Preformatted_20_Text"><text:s text:c="12"/>(a) to use, reproduce, modify, display, perform, sublicense and</text:p>
      <text:p text:style-name="Preformatted_20_Text">distribute the Modifications created by such Contributor (or portions thereof)</text:p>
      <text:p text:style-name="Preformatted_20_Text">either on an unmodified basis, with other Modifications, as Covered Code or as</text:p>
      <text:p text:style-name="Preformatted_20_Text">part of a Larger Work; and</text:p>
      <text:p text:style-name="Preformatted_20_Text"/>
      <text:p text:style-name="Preformatted_20_Text"><text:s text:c="12"/>(b) under patents now or hereafter owned or controlled by</text:p>
      <text:p text:style-name="Preformatted_20_Text">Contributor, to Utilize the Contributor Version (or portions thereof), but</text:p>
      <text:p text:style-name="Preformatted_20_Text">solely to the extent that any such patent is reasonably necessary to enable You</text:p>
      <text:p text:style-name="Preformatted_20_Text">to Utilize the Contributor Version (or portions thereof), and not to any greater</text:p>
      <text:p text:style-name="Preformatted_20_Text">extent that may be necessary to Utilize further Modifications or combinations. </text:p>
      <text:p text:style-name="Preformatted_20_Text"/>
      <text:p text:style-name="Preformatted_20_Text">3. Distribution Obligations.</text:p>
      <text:p text:style-name="Preformatted_20_Text"/>
      <text:p text:style-name="Preformatted_20_Text"><text:s text:c="6"/>3.1. Application of License.</text:p>
      <text:p text:style-name="Preformatted_20_Text"><text:s text:c="6"/>The Modifications which You create or to which You contribute are governed</text:p>
      <text:p text:style-name="Preformatted_20_Text">by the terms of this License, including without limitation Section 2.2. The</text:p>
      <text:p text:style-name="Preformatted_20_Text">Source Code version of Covered Code may be distributed only under the terms of</text:p>
      <text:p text:style-name="Preformatted_20_Text">this License or a future version of this License released under Section 6.1, and</text:p>
      <text:p text:style-name="Preformatted_20_Text">You must include a copy of this License with every copy of the Source Code You</text:p>
      <text:p text:style-name="Preformatted_20_Text">distribute. You may not offer or impose any terms on any Source Code version</text:p>
      <text:p text:style-name="Preformatted_20_Text">that alters or restricts the applicable version of this License or the</text:p>
      <text:p text:style-name="Preformatted_20_Text">recipients' rights hereunder. However, You may include an additional document</text:p>
      <text:p text:style-name="Preformatted_20_Text">offering the additional rights described in Section 3.5.</text:p>
      <text:p text:style-name="Preformatted_20_Text"/>
      <text:p text:style-name="Preformatted_20_Text"><text:s text:c="6"/>3.2. Availability of Source Code.</text:p>
      <text:p text:style-name="Preformatted_20_Text"><text:s text:c="6"/>Any Modification which You create or to which You contribute must be made</text:p>
      <text:p text:style-name="Preformatted_20_Text">available in Source Code form under the terms of this License either on the same</text:p>
      <text:p text:style-name="Preformatted_20_Text">media as an Executable version or via an accepted Electronic Distribution</text:p>
      <text:p text:style-name="Preformatted_20_Text">Mechanism to anyone to whom you made an Executable version available; and if</text:p>
      <text:p text:style-name="Preformatted_20_Text">made available via Electronic Distribution Mechanism, must remain available for</text:p>
      <text:p text:style-name="Preformatted_20_Text">at least twelve (12) months after the date it initially became available, or at</text:p>
      <text:p text:style-name="Preformatted_20_Text">least six (6) months after a subsequent version of that particular Modification</text:p>
      <text:p text:style-name="Preformatted_20_Text">has been made available to such recipients. You are responsible for ensuring</text:p>
      <text:p text:style-name="Preformatted_20_Text">that the Source Code version remains available even if the Electronic</text:p>
      <text:p text:style-name="Preformatted_20_Text">Distribution Mechanism is maintained by a third party.</text:p>
      <text:p text:style-name="Preformatted_20_Text"/>
      <text:p text:style-name="Preformatted_20_Text"><text:s text:c="6"/>3.3. Description of Modifications.</text:p>
      <text:p text:style-name="Preformatted_20_Text"><text:s text:c="6"/>You must cause all Covered Code to which you contribute to contain a file</text:p>
      <text:p text:style-name="Preformatted_20_Text">documenting the changes You made to create that Covered Code and the date of any</text:p>
      <text:p text:style-name="Preformatted_20_Text">change. You must include a prominent statement that the Modification is derived,</text:p>
      <text:p text:style-name="Preformatted_20_Text">directly or indirectly, from Original Code provided by the Initial Developer and</text:p>
      <text:p text:style-name="Preformatted_20_Text">including the name of the Initial Developer in (a) the Source Code, and (b) in</text:p>
      <text:p text:style-name="Preformatted_20_Text">any notice in an Executable version or related documentation in which You</text:p>
      <text:p text:style-name="Preformatted_20_Text">describe the origin or ownership of the Covered Code.</text:p>
      <text:p text:style-name="Preformatted_20_Text"/>
      <text:p text:style-name="Preformatted_20_Text"><text:s text:c="6"/>3.4. Intellectual Property Matters</text:p>
      <text:p text:style-name="Preformatted_20_Text"/>
      <text:p text:style-name="Preformatted_20_Text"><text:s text:c="12"/>(a) Third Party Claims.</text:p>
      <text:p text:style-name="Preformatted_20_Text"><text:s text:c="12"/>If You have knowledge that a party claims an intellectual property</text:p>
      <text:p text:style-name="Preformatted_20_Text">right in particular functionality or code (or its utilization under this</text:p>
      <text:p text:style-name="Preformatted_20_Text">License), you must include a text file with the source code distribution titled</text:p>
      <text:p text:style-name="Preformatted_20_Text">"LEGAL" which describes the claim and the party making the claim in sufficient</text:p>
      <text:p text:style-name="Preformatted_20_Text">detail that a recipient will know whom to contact. If you obtain such knowledge</text:p>
      <text:p text:style-name="Preformatted_20_Text">after You make Your Modification available as described in Section 3.2, You</text:p>
      <text:p text:style-name="Preformatted_20_Text">shall promptly modify the LEGAL file in all copies You make available thereafter</text:p>
      <text:p text:style-name="Preformatted_20_Text">and shall take other steps (such as notifying appropriate mailing lists or</text:p>
      <text:p text:style-name="Preformatted_20_Text">newsgroups) reasonably calculated to inform those who received the Covered Code</text:p>
      <text:p text:style-name="Preformatted_20_Text">that new knowledge has been obtained.</text:p>
      <text:p text:style-name="Preformatted_20_Text"/>
      <text:p text:style-name="Preformatted_20_Text"><text:s text:c="12"/>(b) Contributor APIs.</text:p>
      <text:p text:style-name="Preformatted_20_Text"><text:soft-page-break/><text:s text:c="12"/>If Your Modification is an application programming interface and You</text:p>
      <text:p text:style-name="Preformatted_20_Text">own or control patents which are reasonably necessary to implement that API, you</text:p>
      <text:p text:style-name="Preformatted_20_Text">must also include this information in the LEGAL file. </text:p>
      <text:p text:style-name="Preformatted_20_Text"/>
      <text:p text:style-name="Preformatted_20_Text"><text:s text:c="6"/>3.5. Required Notices.</text:p>
      <text:p text:style-name="Preformatted_20_Text"><text:s text:c="6"/>You must duplicate the notice in Exhibit A in each file of the Source</text:p>
      <text:p text:style-name="Preformatted_20_Text">Code, and this License in any documentation for the Source Code, where You</text:p>
      <text:p text:style-name="Preformatted_20_Text">describe recipients' rights relating to Covered Code. If You created one or more</text:p>
      <text:p text:style-name="Preformatted_20_Text">Modification(s), You may add your name as a Contributor to the notice described</text:p>
      <text:p text:style-name="Preformatted_20_Text">in Exhibit A. If it is not possible to put such notice in a particular Source</text:p>
      <text:p text:style-name="Preformatted_20_Text">Code file due to its structure, then you must include such notice in a location</text:p>
      <text:p text:style-name="Preformatted_20_Text">(such as a relevant directory file) where a user would be likely to look for</text:p>
      <text:p text:style-name="Preformatted_20_Text">such a notice. You may choose to offer, and to charge a fee for, warranty,</text:p>
      <text:p text:style-name="Preformatted_20_Text">support, indemnity or liability obligations to one or more recipients of Covered</text:p>
      <text:p text:style-name="Preformatted_20_Text">Code. However, You may do so only on Your own behalf, and not on behalf of the</text:p>
      <text:p text:style-name="Preformatted_20_Text">Initial Developer or any Contributor. You must make it absolutely clear than any</text:p>
      <text:p text:style-name="Preformatted_20_Text">such warranty, support, indemnity or liability obligation is offered by You</text:p>
      <text:p text:style-name="Preformatted_20_Text">alone, and You hereby agree to indemnify the Initial Developer and every</text:p>
      <text:p text:style-name="Preformatted_20_Text">Contributor for any liability incurred by the Initial Developer or such</text:p>
      <text:p text:style-name="Preformatted_20_Text">Contributor as a result of warranty, support, indemnity or liability terms You</text:p>
      <text:p text:style-name="Preformatted_20_Text">offer.</text:p>
      <text:p text:style-name="Preformatted_20_Text"/>
      <text:p text:style-name="Preformatted_20_Text"><text:s text:c="6"/>3.6. Distribution of Executable Versions.</text:p>
      <text:p text:style-name="Preformatted_20_Text"><text:s text:c="6"/>You may distribute Covered Code in Executable form only if the</text:p>
      <text:p text:style-name="Preformatted_20_Text">requirements of Section 3.1-3.5 have been met for that Covered Code, and if You</text:p>
      <text:p text:style-name="Preformatted_20_Text">include a notice stating that the Source Code version of the Covered Code is</text:p>
      <text:p text:style-name="Preformatted_20_Text">available under the terms of this License, including a description of how and</text:p>
      <text:p text:style-name="Preformatted_20_Text">where You have fulfilled the obligations of Section 3.2. The notice must be</text:p>
      <text:p text:style-name="Preformatted_20_Text">conspicuously included in any notice in an Executable version, related</text:p>
      <text:p text:style-name="Preformatted_20_Text">documentation or collateral in which You describe recipients' rights relating to</text:p>
      <text:p text:style-name="Preformatted_20_Text">the Covered Code. You may distribute the Executable version of Covered Code</text:p>
      <text:p text:style-name="Preformatted_20_Text">under a license of Your choice, which may contain terms different from this</text:p>
      <text:p text:style-name="Preformatted_20_Text">License, provided that You are in compliance with the terms of this License and</text:p>
      <text:p text:style-name="Preformatted_20_Text">that the license for the Executable version does not attempt to limit or alter</text:p>
      <text:p text:style-name="Preformatted_20_Text">the recipient's rights in the Source Code version from the rights set forth in</text:p>
      <text:p text:style-name="Preformatted_20_Text">this License. If You distribute the Executable version under a different license</text:p>
      <text:p text:style-name="Preformatted_20_Text">You must make it absolutely clear that any terms which differ from this License</text:p>
      <text:p text:style-name="Preformatted_20_Text">are offered by You alone, not by the Initial Developer or any Contributor. You</text:p>
      <text:p text:style-name="Preformatted_20_Text">hereby agree to indemnify the Initial Developer and every Contributor for any</text:p>
      <text:p text:style-name="Preformatted_20_Text">liability incurred by the Initial Developer or such Contributor as a result of</text:p>
      <text:p text:style-name="Preformatted_20_Text">any such terms You offer.</text:p>
      <text:p text:style-name="Preformatted_20_Text"/>
      <text:p text:style-name="Preformatted_20_Text"><text:s text:c="6"/>3.7. Larger Works.</text:p>
      <text:p text:style-name="Preformatted_20_Text"><text:s text:c="6"/>You may create a Larger Work by combining Covered Code with other code not</text:p>
      <text:p text:style-name="Preformatted_20_Text">governed by the terms of this License and distribute the Larger Work as a single</text:p>
      <text:p text:style-name="Preformatted_20_Text">product. In such a case, You must make sure the requirements of this License are</text:p>
      <text:p text:style-name="Preformatted_20_Text">fulfilled for the Covered Code. </text:p>
      <text:p text:style-name="Preformatted_20_Text"/>
      <text:p text:style-name="Preformatted_20_Text">4. Inability to Comply Due to Statute or Regulation.</text:p>
      <text:p text:style-name="Preformatted_20_Text"/>
      <text:p text:style-name="Preformatted_20_Text"><text:s text:c="6"/>If it is impossible for You to comply with any of the terms of this</text:p>
      <text:p text:style-name="Preformatted_20_Text">License with respect to some or all of the Covered Code due to statute or</text:p>
      <text:p text:style-name="Preformatted_20_Text">regulation then You must: (a) comply with the terms of this License to the</text:p>
      <text:p text:style-name="Preformatted_20_Text">maximum extent possible; and (b) describe the limitations and the code they</text:p>
      <text:p text:style-name="Preformatted_20_Text">affect. Such description must be included in the LEGAL file described in Section</text:p>
      <text:p text:style-name="Preformatted_20_Text">3.4 and must be included with all distributions of the Source Code. Except to</text:p>
      <text:p text:style-name="Preformatted_20_Text">the extent prohibited by statute or regulation, such description must be</text:p>
      <text:p text:style-name="Preformatted_20_Text">sufficiently detailed for a recipient of ordinary skill to be able to understand</text:p>
      <text:p text:style-name="Preformatted_20_Text">it. </text:p>
      <text:p text:style-name="Preformatted_20_Text"/>
      <text:p text:style-name="Preformatted_20_Text">5. Application of this License.</text:p>
      <text:p text:style-name="Preformatted_20_Text"/>
      <text:p text:style-name="Preformatted_20_Text"><text:s text:c="6"/>This License applies to code to which the Initial Developer has attached</text:p>
      <text:p text:style-name="Preformatted_20_Text">the notice in Exhibit A, and to related Covered Code. </text:p>
      <text:p text:style-name="Preformatted_20_Text"><text:soft-page-break/></text:p>
      <text:p text:style-name="Preformatted_20_Text">6. Versions of the License.</text:p>
      <text:p text:style-name="Preformatted_20_Text"/>
      <text:p text:style-name="Preformatted_20_Text"><text:s text:c="6"/>6.1. New Versions.</text:p>
      <text:p text:style-name="Preformatted_20_Text"><text:s text:c="6"/>Netscape Communications Corporation ("Netscape") may publish revised</text:p>
      <text:p text:style-name="Preformatted_20_Text">and/or new versions of the License from time to time. Each version will be given</text:p>
      <text:p text:style-name="Preformatted_20_Text">a distinguishing version number.</text:p>
      <text:p text:style-name="Preformatted_20_Text"/>
      <text:p text:style-name="Preformatted_20_Text"><text:s text:c="6"/>6.2. Effect of New Versions.</text:p>
      <text:p text:style-name="Preformatted_20_Text"><text:s text:c="6"/>Once Covered Code has been published under a particular version of the</text:p>
      <text:p text:style-name="Preformatted_20_Text">License, You may always continue to use it under the terms of that version. You</text:p>
      <text:p text:style-name="Preformatted_20_Text">may also choose to use such Covered Code under the terms of any subsequent</text:p>
      <text:p text:style-name="Preformatted_20_Text">version of the License published by Netscape. No one other than Netscape has the</text:p>
      <text:p text:style-name="Preformatted_20_Text">right to modify the terms applicable to Covered Code created under this License.</text:p>
      <text:p text:style-name="Preformatted_20_Text"/>
      <text:p text:style-name="Preformatted_20_Text"><text:s text:c="6"/>6.3. Derivative Works.</text:p>
      <text:p text:style-name="Preformatted_20_Text"><text:s text:c="6"/>If you create or use a modified version of this License (which you may</text:p>
      <text:p text:style-name="Preformatted_20_Text">only do in order to apply it to code which is not already Covered Code governed</text:p>
      <text:p text:style-name="Preformatted_20_Text">by this License), you must (a) rename Your license so that the phrases</text:p>
      <text:p text:style-name="Preformatted_20_Text">"Mozilla", "MOZILLAPL", "MOZPL", "Netscape", "NPL" or any confusingly similar</text:p>
      <text:p text:style-name="Preformatted_20_Text">phrase do not appear anywhere in your license and (b) otherwise make it clear</text:p>
      <text:p text:style-name="Preformatted_20_Text">that your version of the license contains terms which differ from the Mozilla</text:p>
      <text:p text:style-name="Preformatted_20_Text">Public License and Netscape Public License. (Filling in the name of the Initial</text:p>
      <text:p text:style-name="Preformatted_20_Text">Developer, Original Code or Contributor in the notice described in Exhibit A</text:p>
      <text:p text:style-name="Preformatted_20_Text">shall not of themselves be deemed to be modifications of this License.) </text:p>
      <text:p text:style-name="Preformatted_20_Text"/>
      <text:p text:style-name="Preformatted_20_Text">7. DISCLAIMER OF WARRANTY.</text:p>
      <text:p text:style-name="Preformatted_20_Text"/>
      <text:p text:style-name="Preformatted_20_Text"><text:s text:c="6"/>COVERED CODE IS PROVIDED UNDER THIS LICENSE ON AN "AS IS" BASIS, WITHOUT</text:p>
      <text:p text:style-name="Preformatted_20_Text">WARRANTY OF ANY KIND, EITHER EXPRESSED OR IMPLIED, INCLUDING, WITHOUT</text:p>
      <text:p text:style-name="Preformatted_20_Text">LIMITATION, WARRANTIES THAT THE COVERED CODE IS FREE OF DEFECTS, MERCHANTABLE,</text:p>
      <text:p text:style-name="Preformatted_20_Text">FIT FOR A PARTICULAR PURPOSE OR NON-INFRINGING. THE ENTIRE RISK AS TO THE</text:p>
      <text:p text:style-name="Preformatted_20_Text">QUALITY AND PERFORMANCE OF THE COVERED CODE IS WITH YOU. SHOULD ANY COVERED CODE</text:p>
      <text:p text:style-name="Preformatted_20_Text">PROVE DEFECTIVE IN ANY RESPECT, YOU (NOT THE INITIAL DEVELOPER OR ANY OTHER</text:p>
      <text:p text:style-name="Preformatted_20_Text">CONTRIBUTOR) ASSUME THE COST OF ANY NECESSARY SERVICING, REPAIR OR CORRECTION.</text:p>
      <text:p text:style-name="Preformatted_20_Text">THIS DISCLAIMER OF WARRANTY CONSTITUTES AN ESSENTIAL PART OF THIS LICENSE. NO</text:p>
      <text:p text:style-name="Preformatted_20_Text">USE OF ANY COVERED CODE IS AUTHORIZED HEREUNDER EXCEPT UNDER THIS DISCLAIMER. </text:p>
      <text:p text:style-name="Preformatted_20_Text"/>
      <text:p text:style-name="Preformatted_20_Text">8. TERMINATION.</text:p>
      <text:p text:style-name="Preformatted_20_Text"/>
      <text:p text:style-name="Preformatted_20_Text"><text:s text:c="6"/>This License and the rights granted hereunder will terminate automatically</text:p>
      <text:p text:style-name="Preformatted_20_Text">if You fail to comply with terms herein and fail to cure such breach within 30</text:p>
      <text:p text:style-name="Preformatted_20_Text">days of becoming aware of the breach. All sublicenses to the Covered Code which</text:p>
      <text:p text:style-name="Preformatted_20_Text">are properly granted shall survive any termination of this License. Provisions</text:p>
      <text:p text:style-name="Preformatted_20_Text">which, by their nature, must remain in effect beyond the termination of this</text:p>
      <text:p text:style-name="Preformatted_20_Text">License shall survive. </text:p>
      <text:p text:style-name="Preformatted_20_Text"/>
      <text:p text:style-name="Preformatted_20_Text">9. LIMITATION OF LIABILITY.</text:p>
      <text:p text:style-name="Preformatted_20_Text"/>
      <text:p text:style-name="Preformatted_20_Text"><text:s text:c="6"/>UNDER NO CIRCUMSTANCES AND UNDER NO LEGAL THEORY, WHETHER TORT (INCLUDING</text:p>
      <text:p text:style-name="Preformatted_20_Text">NEGLIGENCE), CONTRACT, OR OTHERWISE, SHALL THE INITIAL DEVELOPER, ANY OTHER</text:p>
      <text:p text:style-name="Preformatted_20_Text">CONTRIBUTOR, OR ANY DISTRIBUTOR OF COVERED CODE, OR ANY SUPPLIER OF ANY OF SUCH</text:p>
      <text:p text:style-name="Preformatted_20_Text">PARTIES, BE LIABLE TO YOU OR ANY OTHER PERSON FOR ANY INDIRECT, SPECIAL,</text:p>
      <text:p text:style-name="Preformatted_20_Text">INCIDENTAL, OR CONSEQUENTIAL DAMAGES OF ANY CHARACTER INCLUDING, WITHOUT</text:p>
      <text:p text:style-name="Preformatted_20_Text">LIMITATION, DAMAGES FOR LOSS OF GOODWILL, WORK STOPPAGE, COMPUTER FAILURE OR</text:p>
      <text:p text:style-name="Preformatted_20_Text">MALFUNCTION, OR ANY AND ALL OTHER COMMERCIAL DAMAGES OR LOSSES, EVEN IF SUCH</text:p>
      <text:p text:style-name="Preformatted_20_Text">PARTY SHALL HAVE BEEN INFORMED OF THE POSSIBILITY OF SUCH DAMAGES. THIS</text:p>
      <text:p text:style-name="Preformatted_20_Text">LIMITATION OF LIABILITY SHALL NOT APPLY TO LIABILITY FOR DEATH OR PERSONAL</text:p>
      <text:p text:style-name="Preformatted_20_Text">INJURY RESULTING FROM SUCH PARTY'S NEGLIGENCE TO THE EXTENT APPLICABLE LAW</text:p>
      <text:p text:style-name="Preformatted_20_Text">PROHIBITS SUCH LIMITATION. SOME JURISDICTIONS DO NOT ALLOW THE EXCLUSION OR</text:p>
      <text:p text:style-name="Preformatted_20_Text">LIMITATION OF INCIDENTAL OR CONSEQUENTIAL DAMAGES, SO THAT EXCLUSION AND</text:p>
      <text:p text:style-name="Preformatted_20_Text">LIMITATION MAY NOT APPLY TO YOU. </text:p>
      <text:p text:style-name="Preformatted_20_Text"/>
      <text:p text:style-name="Preformatted_20_Text">10. U.S. GOVERNMENT END USERS.</text:p>
      <text:p text:style-name="Preformatted_20_Text"><text:soft-page-break/></text:p>
      <text:p text:style-name="Preformatted_20_Text"><text:s text:c="6"/>The Covered Code is a "commercial item," as that term is defined in 48</text:p>
      <text:p text:style-name="Preformatted_20_Text">C.F.R. 2.101 (Oct. 1995), consisting of "commercial computer software" and</text:p>
      <text:p text:style-name="Preformatted_20_Text">"commercial computer software documentation," as such terms are used in 48</text:p>
      <text:p text:style-name="Preformatted_20_Text">C.F.R. 12.212 (Sept. 1995). Consistent with 48 C.F.R. 12.212 and 48 C.F.R.</text:p>
      <text:p text:style-name="Preformatted_20_Text">227.7202-1 through 227.7202-4 (June 1995), all U.S. Government End Users acquire</text:p>
      <text:p text:style-name="Preformatted_20_Text">Covered Code with only those rights set forth herein. </text:p>
      <text:p text:style-name="Preformatted_20_Text"/>
      <text:p text:style-name="Preformatted_20_Text">11. MISCELLANEOUS.</text:p>
      <text:p text:style-name="Preformatted_20_Text"/>
      <text:p text:style-name="Preformatted_20_Text"><text:s text:c="6"/>This License represents the complete agreement concerning subject matter</text:p>
      <text:p text:style-name="Preformatted_20_Text">hereof. If any provision of this License is held to be unenforceable, such</text:p>
      <text:p text:style-name="Preformatted_20_Text">provision shall be reformed only to the extent necessary to make it enforceable.</text:p>
      <text:p text:style-name="Preformatted_20_Text">This License shall be governed by California law provisions (except to the</text:p>
      <text:p text:style-name="Preformatted_20_Text">extent applicable law, if any, provides otherwise), excluding its</text:p>
      <text:p text:style-name="Preformatted_20_Text">conflict-of-law provisions. With respect to disputes in which at least one party</text:p>
      <text:p text:style-name="Preformatted_20_Text">is a citizen of, or an entity chartered or registered to do business in, the</text:p>
      <text:p text:style-name="Preformatted_20_Text">United States of America: (a) unless otherwise agreed in writing, all disputes</text:p>
      <text:p text:style-name="Preformatted_20_Text">relating to this License (excepting any dispute relating to intellectual</text:p>
      <text:p text:style-name="Preformatted_20_Text">property rights) shall be subject to final and binding arbitration, with the</text:p>
      <text:p text:style-name="Preformatted_20_Text">losing party paying all costs of arbitration; (b) any arbitration relating to</text:p>
      <text:p text:style-name="Preformatted_20_Text">this Agreement shall be held in Santa Clara County, California, under the</text:p>
      <text:p text:style-name="Preformatted_20_Text">auspices of JAMS/EndDispute; and (c) any litigation relating to this Agreement</text:p>
      <text:p text:style-name="Preformatted_20_Text">shall be subject to the jurisdiction of the Federal Courts of the Northern</text:p>
      <text:p text:style-name="Preformatted_20_Text">District of California, with venue lying in Santa Clara County, California, with</text:p>
      <text:p text:style-name="Preformatted_20_Text">the losing party responsible for costs, including without limitation, court</text:p>
      <text:p text:style-name="Preformatted_20_Text">costs and reasonable attorneys fees and expenses. The application of the United</text:p>
      <text:p text:style-name="Preformatted_20_Text">Nations Convention on Contracts for the International Sale of Goods is expressly</text:p>
      <text:p text:style-name="Preformatted_20_Text">excluded. Any law or regulation which provides that the language of a contract</text:p>
      <text:p text:style-name="Preformatted_20_Text">shall be construed against the drafter shall not apply to this License. </text:p>
      <text:p text:style-name="Preformatted_20_Text"/>
      <text:p text:style-name="Preformatted_20_Text">12. RESPONSIBILITY FOR CLAIMS.</text:p>
      <text:p text:style-name="Preformatted_20_Text"/>
      <text:p text:style-name="Preformatted_20_Text"><text:s text:c="6"/>Except in cases where another Contributor has failed to comply with</text:p>
      <text:p text:style-name="Preformatted_20_Text">Section 3.4, You are responsible for damages arising, directly or indirectly,</text:p>
      <text:p text:style-name="Preformatted_20_Text">out of Your utilization of rights under this License, based on the number of</text:p>
      <text:p text:style-name="Preformatted_20_Text">copies of Covered Code you made available, the revenues you received from</text:p>
      <text:p text:style-name="Preformatted_20_Text">utilizing such rights, and other relevant factors. You agree to work with</text:p>
      <text:p text:style-name="Preformatted_20_Text">affected parties to distribute responsibility on an equitable basis. </text:p>
      <text:p text:style-name="Preformatted_20_Text"/>
      <text:p text:style-name="Preformatted_20_Text">EXHIBIT A.</text:p>
      <text:p text:style-name="Preformatted_20_Text"/>
      <text:p text:style-name="Preformatted_20_Text"><text:s text:c="6"/>"The contents of this file are subject to the Mozilla Public License</text:p>
      <text:p text:style-name="Preformatted_20_Text">Version 1.0 (the "License"); you may not use this file except in compliance with</text:p>
      <text:p text:style-name="Preformatted_20_Text">the License. You may obtain a copy of the License at http://www.mozilla.org/MPL/</text:p>
      <text:p text:style-name="Preformatted_20_Text"/>
      <text:p text:style-name="Preformatted_20_Text"><text:s text:c="6"/>Software distributed under the License is distributed on an "AS IS" basis,</text:p>
      <text:p text:style-name="Preformatted_20_Text">WITHOUT WARRANTY OF ANY KIND, either express or implied. See the License for the</text:p>
      <text:p text:style-name="Preformatted_20_Text">specific language governing rights and limitations under the License.</text:p>
      <text:p text:style-name="Preformatted_20_Text"/>
      <text:p text:style-name="Preformatted_20_Text"><text:s text:c="6"/>The Original Code is ______________________________________.</text:p>
      <text:p text:style-name="Preformatted_20_Text"/>
      <text:p text:style-name="Preformatted_20_Text"><text:s text:c="6"/>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text:s text:c="6"/>Contributor(s): ______________________________________." </text:p>
      <text:p text:style-name="P2"/>
      <text:p text:style-name="Horizontal_20_Line"/>
      <text:p text:style-name="Text_20_body">The following software may be included in this product: libxslt; Use of any of this software is governed by the terms of the license below:</text:p>
      <text:h text:style-name="Heading_20_2" text:outline-level="2"><text:soft-page-break/>www.xmlsoft.org</text:h>
      <text:h text:style-name="Heading_20_3" text:outline-level="3">libxslt</text:h>
      <text:p text:style-name="P59">Copyright (C) 2001-2002 Daniel Veillard. All Rights Reserved.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 <text:line-break/>The above copyright notice and this permission notice shall be included in all copies or substantial portions of the Software. <text:line-break/>THE SOFTWARE IS 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 <text:line-break/>Except as contained in this notice, the name of Daniel Veillard shall not be used in advertising or otherwise to promote the sale, use or other deal- ings in this Software without prior written authorization from him. </text:p>
      <text:p text:style-name="Horizontal_20_Line"/>
      <text:p text:style-name="Text_20_body">The following software may be included in this product: lpsolve; Use of any of this software is governed by the terms of the license below:</text:p>
      <text:h text:style-name="Heading_20_2" text:outline-level="2">Kjell Eikland and Peter Notebaert </text:h>
      <text:h text:style-name="Heading_20_3" text:outline-level="3">lpsolve</text:h>
      <text:p text:style-name="P59"><text:a xlink:type="simple" xlink:href="#lgpl">jump to LGPL</text:a></text:p>
      <text:p text:style-name="Horizontal_20_Line"/>
      <text:p text:style-name="Text_20_body">The following software may be included in this product: Network Audio System; Use of any of this software is governed by the terms of the license below:</text:p>
      <text:h text:style-name="Heading_20_2" text:outline-level="2">Network Computer Devices, Inc.</text:h>
      <text:h text:style-name="Heading_20_3" text:outline-level="3">Network Audio System (NAS)</text:h>
      <text:p text:style-name="P59">Copyright 1995 Network Computing Devices, Inc. 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Network Computing Devices, Inc. not be used in advertising or publicity pertaining to distribution of this software without specific, written prior permission. <text:line-break/><text:line-break/>THIS SOFTWARE IS PROVIDED `AS-IS'. NETWORK COMPUTING DEVICES, INC., DISCLAIMS ALL WARRANTIES WITH REGARD TO THIS SOFTWARE, INCLUDING WITHOUT LIMITATION ALL IMPLIED WARRANTIES OF MERCHANTABILITY, FITNESS FOR A PARTICULAR PURPOSE, OR NONINFRINGEMENT. IN NO EVENT SHALL NETWORK COMPUTING DEVICES, INC., BE LIABLE FOR ANY DAMAGES WHATSOEVER, INCLUDING SPECIAL, INCIDENTAL OR CONSEQUENTIAL DAMAGES, INCLUDING LOSS OF USE, DATA, OR PROFITS, EVEN IF ADVISED OF THE POSSIBILITY THEREOF, AND REGARDLESS OF WHETHER IN AN ACTION IN CONTRACT, TORT OR NEGLIGENCE, ARISING OUT OF OR IN CONNECTION WITH THE USE OR <text:soft-page-break/>PERFORMANCE OF THIS SOFTWARE. </text:p>
      <text:p text:style-name="Horizontal_20_Line"/>
      <text:p text:style-name="Text_20_body">The following software may be included in this product: NeoLight 1.1.x; Use of any of this software is governed by the terms of the license below:</text:p>
      <text:h text:style-name="Heading_20_2" text:outline-level="2">Planamesa, Inc.</text:h>
      <text:h text:style-name="Heading_20_3" text:outline-level="3">NeoLight</text:h>
      <text:p text:style-name="P59"><text:line-break/><text:a xlink:type="simple" xlink:href="#lgpl">jump to GNU Lesser General Public License</text:a></text:p>
      <text:p text:style-name="Horizontal_20_Line"/>
      <text:p text:style-name="Text_20_body">The following software may be included in this product: neon; Use of any of this software is governed by the terms of the license below:</text:p>
      <text:h text:style-name="Heading_20_2" text:outline-level="2">Joe Orton</text:h>
      <text:h text:style-name="Heading_20_3" text:outline-level="3">neon</text:h>
      <text:p text:style-name="P59"><text:a xlink:type="simple" xlink:href="#lgpl">jump to LGPL</text:a></text:p>
      <text:p text:style-name="Horizontal_20_Line"/>
      <text:p text:style-name="Text_20_body">The following software may be included in this product: Network Security Services; Use of any of this software is governed by the terms of the license below:</text:p>
      <text:h text:style-name="Heading_20_2" text:outline-level="2">The Mozilla Foundation</text:h>
      <text:h text:style-name="Heading_20_3" text:outline-level="3">Network Security Services (NSS)</text:h>
      <text:p text:style-name="P10"><text:span text:style-name="T5">MOZILLA PUBLIC LICENSE</text:span> <text:line-break/><text:span text:style-name="T4">Version 1.1</text:span> </text:p>
      <text:p text:style-name="P4"/>
      <text:p text:style-name="Text_20_body"><text:bookmark text:name="1"/><text:span text:style-name="T4">1. Definitions.</text:span> <text:bookmark text:name="1.0.1"/></text:p>
      <text:list xml:id="list738072653" text:style-name="L47">
        <text:list-header>
          <text:p text:style-name="P12"><text:span text:style-name="T4">1.0.1. "Commercial Use" </text:span>means distribution or otherwise making the Covered Code available to a third party. <text:bookmark text:name="1.1"/></text:p>
          <text:p text:style-name="P12"><text:span text:style-name="T4">1.1. ''Contributor''</text:span> means each entity that creates or contributes to the creation of Modifications. <text:bookmark text:name="1.2"/></text:p>
          <text:p text:style-name="P12"><text:span text:style-name="T4">1.2. ''Contributor Version''</text:span> means the combination of the Original Code, prior Modifications used by a Contributor, and the Modifications made by that particular Contributor. <text:bookmark text:name="1.3"/></text:p>
          <text:p text:style-name="P12"><text:span text:style-name="T4">1.3. ''Covered Code''</text:span> means the Original Code or Modifications or the combination of the Original Code and Modifications, in each case including portions thereof<text:span text:style-name="T4">.</text:span> <text:bookmark text:name="1.4"/></text:p>
          <text:p text:style-name="P12"><text:span text:style-name="T4">1.4. ''Electronic Distribution Mechanism''</text:span> means a mechanism generally accepted in the software development community for the electronic transfer of data. <text:bookmark text:name="1.5"/></text:p>
          <text:p text:style-name="P12"><text:span text:style-name="T4">1.5. ''Executable''</text:span> means Covered Code in any form other than Source Code. <text:bookmark text:name="1.6"/></text:p>
          <text:p text:style-name="P12"><text:span text:style-name="T4">1.6. ''Initial Developer''</text:span> means the individual or entity identified as the Initial Developer in the Source Code notice required by <text:span text:style-name="T4">Exhibit A</text:span>. <text:bookmark text:name="1.7"/></text:p>
          <text:p text:style-name="P12"><text:soft-page-break/><text:span text:style-name="T4">1.7. ''Larger Work''</text:span> means a work which combines Covered Code or portions thereof with code not governed by the terms of this License. <text:bookmark text:name="1.8"/></text:p>
          <text:p text:style-name="P12"><text:span text:style-name="T4">1.8. ''License''</text:span> means this document. <text:bookmark text:name="1.8.1"/></text:p>
          <text:p text:style-name="P12"><text:span text:style-name="T4">1.8.1. "Licensable"</text:span> means having the right to grant, to the maximum extent possible, whether at the time of the initial grant or subsequently acquired, any and all of the rights conveyed herein. <text:bookmark text:name="1.9"/></text:p>
          <text:p text:style-name="P12"><text:span text:style-name="T4">1.9. ''Modifications''</text:span> means any addition to or deletion from the substance or structure of either the Original Code or any previous Modifications. When Covered Code is released as a series of files, a Modification is: </text:p>
          <text:list>
            <text:list-header>
              <text:p text:style-name="P12"><text:span text:style-name="T4">A.</text:span> Any addition to or deletion from the contents of a file containing Original Code or previous Modifications. </text:p>
              <text:p text:style-name="P12"><text:span text:style-name="T4">B.</text:span> Any new file that contains any part of the Original Code or previous Modifications. <text:line-break/> </text:p>
            </text:list-header>
          </text:list>
          <text:p text:style-name="P12"><text:bookmark text:name="1.10"/><text:span text:style-name="T4">1.10. ''Original Code''</text:span> means Source Code of computer software code which is described in the Source Code notice required by <text:span text:style-name="T4">Exhibit A</text:span> as Original Code, and which, at the time of its release under this License is not already Covered Code governed by this License. <text:bookmark text:name="1.10.1"/></text:p>
          <text:p text:style-name="P12"><text:span text:style-name="T4">1.10.1. "Patent Claims"</text:span> means any patent claim(s), now owned or hereafter acquired, including without limitation,  method, process, and apparatus claims, in any patent Licensable by grantor. <text:bookmark text:name="1.11"/></text:p>
          <text:p text:style-name="P12"><text:span text:style-name="T4">1.11. ''Source Code''</text:span> 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 <text:bookmark text:name="1.12"/></text:p>
          <text:p text:style-name="P12"><text:span text:style-name="T4">1.12. "You'' (or "Your") </text:span> 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list-header>
      </text:list>
      <text:p text:style-name="Text_20_body"><text:bookmark text:name="2"/><text:span text:style-name="T4">2. Source Code License.</text:span> <text:bookmark text:name="2.1"/></text:p>
      <text:list xml:id="list1004125647" text:style-name="L48">
        <text:list-header>
          <text:p text:style-name="P61"><text:span text:style-name="T4">2.1. The Initial Developer Grant.</text:span> <text:line-break/>The Initial Developer hereby grants You a world-wide, royalty-free, non-exclusive license, subject to third party intellectual property claims: </text:p>
          <text:list>
            <text:list-header>
              <text:p text:style-name="P13"><text:span text:style-name="T4">(a)</text:span>  under intellectual property rights (other than patent or trademark) Licensable by Initial Developer to use, reproduce, modify, display, perform, sublicense and distribute the Original Code (or portions thereof) with or without Modifications, and/or as part of a Larger Work; and </text:p>
              <text:p text:style-name="P13"><text:span text:style-name="T4">(b)</text:span> under Patents Claims infringed by the making, using or selling of Original Code, to make, have made, use, practice, sell, and offer for sale, and/or otherwise dispose of the Original Code (or portions thereof). </text:p>
              <text:list>
                <text:list-item>
                  <text:list>
                    <text:list-header>
                      <text:p text:style-name="P61"> </text:p>
                    </text:list-header>
                  </text:list>
                </text:list-item>
              </text:list>
              <text:p text:style-name="P13"><text:span text:style-name="T4">(c) </text:span>the licenses granted in this Section 2.1(a) and (b) are effective on the date Initial Developer first distributes Original Code under the terms of this License. </text:p>
              <text:p text:style-name="P13"><text:span text:style-name="T4">(d) </text:span>Notwithstanding Section 2.1(b) above, no patent license is granted: 1) for code that You delete from the Original Code; 2) separate from the Original Code;  or 3) for infringements caused by: i) the modification of the Original Code or ii) the combination of the Original Code with other software or devices. <text:line-break/><text:soft-page-break/> </text:p>
            </text:list-header>
          </text:list>
          <text:p text:style-name="P61"><text:bookmark text:name="2.2"/><text:span text:style-name="T4">2.2. Contributor Grant.</text:span> <text:line-break/>Subject to third party intellectual property claims, each Contributor hereby grants You a world-wide, royalty-free, non-exclusive license </text:p>
          <text:list text:continue-numbering="true">
            <text:list-header>
              <text:p text:style-name="P13">  <text:line-break/><text:span text:style-name="T4">(a)</text:span>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 </text:p>
              <text:p text:style-name="P13"><text:span text:style-name="T4">(b)</text:span> under Patent Claims infringed by the making, using, or selling of  Modifications made by that Contributor either alone and/or in<text:span text:style-name="T6">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span> </text:p>
              <text:p text:style-name="P13"><text:span text:style-name="T4">(c) </text:span>the licenses granted in Sections 2.2(a) and 2.2(b) are effective on the date Contributor first makes Commercial Use of the Covered Code. </text:p>
              <text:p text:style-name="P13"><text:span text:style-name="T4">(d) </text:span>   Notwithstanding Section 2.2(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header>
          </text:list>
        </text:list-header>
      </text:list>
      <text:p text:style-name="Text_20_body"><text:bookmark text:name="3"/><text:line-break/><text:span text:style-name="T4">3. Distribution Obligations.</text:span> <text:bookmark text:name="3.1"/></text:p>
      <text:list xml:id="list355521332" text:style-name="L49">
        <text:list-header>
          <text:p text:style-name="P14"><text:span text:style-name="T4">3.1. Application of License.</text:span> <text:line-break/>The Modifications which You create or to which You contribute are governed by the terms of this License, including without limitation Section <text:span text:style-name="T4">2.2</text:span>. The Source Code version of Covered Code may be distributed only under the terms of this License or a future version of this License released under Section <text:span text:style-name="T4">6.1</text:span>,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text:span text:style-name="T4">3.5</text:span>. <text:bookmark text:name="3.2"/></text:p>
          <text:p text:style-name="P14"><text:span text:style-name="T4">3.2. Availability of Source Code.</text:span> <text:line-break/>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 <text:bookmark text:name="3.3"/></text:p>
          <text:p text:style-name="P14"><text:span text:style-name="T4">3.3. Description of Modifications.</text:span> <text:line-break/>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 <text:bookmark text:name="3.4"/></text:p>
          <text:p text:style-name="P14"><text:soft-page-break/><text:span text:style-name="T4">3.4. Intellectual Property Matters</text:span> </text:p>
          <text:list>
            <text:list-header>
              <text:p text:style-name="P14"><text:span text:style-name="T4">(a) Third Party Claims</text:span>. <text:line-break/>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 </text:p>
              <text:p text:style-name="P14"><text:span text:style-name="T4">(b) Contributor APIs</text:span>. <text:line-break/>If Contributor's Modifications include an application programming interface and Contributor has knowledge of patent licenses which are reasonably necessary to implement that API, Contributor must also include this information in the LEGAL file. <text:line-break/> </text:p>
            </text:list-header>
          </text:list>
          <text:p text:style-name="P62">          <text:span text:style-name="T4">(c)    Representations.</text:span> </text:p>
          <text:list text:continue-numbering="true">
            <text:list-header>
              <text:p text:style-name="P14">Contributor represents that, except as disclosed pursuant to Section 3.4(a) above, Contributor believes that Contributor's Modifications are Contributor's original creation(s) and/or Contributor has sufficient rights to grant the rights conveyed by this License.</text:p>
            </text:list-header>
          </text:list>
          <text:p text:style-name="P14"><text:bookmark text:name="3.5"/><text:line-break/><text:span text:style-name="T4">3.5. Required Notices.</text:span> <text:line-break/>You must duplicate the notice in <text:span text:style-name="T4">Exhibit A</text:span>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text:span text:style-name="T4">Exhibit A</text:span>.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 <text:bookmark text:name="3.6"/></text:p>
          <text:p text:style-name="P14"><text:span text:style-name="T4">3.6. Distribution of Executable Versions.</text:span> <text:line-break/>You may distribute Covered Code in Executable form only if the requirements of Section <text:span text:style-name="T4">3.1-3.5</text:span> have been met for that Covered Code, and if You include a notice stating that the Source Code version of the Covered Code is available under the terms of this License, including a description of how and where You have fulfilled the obligations of Section <text:span text:style-name="T4">3.2</text:span>.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 <text:bookmark text:name="3.7"/></text:p>
          <text:p text:style-name="P14"><text:span text:style-name="T4">3.7. Larger Works.</text:span> <text:line-break/><text:soft-page-break/>You may create a Larger Work by combining Covered Code with other code not governed by the terms of this License and distribute the Larger Work as a single product. In such a case, You must make sure the requirements of this License are fulfilled for the Covered Code.</text:p>
        </text:list-header>
      </text:list>
      <text:p text:style-name="Text_20_body"><text:bookmark text:name="4"/><text:span text:style-name="T4">4. Inability to Comply Due to Statute or Regulation.</text:span> </text:p>
      <text:list xml:id="list385705208" text:style-name="L50">
        <text:list-header>
          <text:p text:style-name="P15">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LEGAL file described in Section <text:span text:style-name="T4">3.4</text:span> and must be included with all distributions of the Source Code. Except to the extent prohibited by statute or regulation, such description must be sufficiently detailed for a recipient of ordinary skill to be able to understand it.</text:p>
        </text:list-header>
      </text:list>
      <text:p text:style-name="Text_20_body"><text:bookmark text:name="5"/><text:span text:style-name="T4">5. Application of this License.</text:span> </text:p>
      <text:list xml:id="list959675498" text:style-name="L51">
        <text:list-header>
          <text:p text:style-name="P16">This License applies to code to which the Initial Developer has attached the notice in <text:span text:style-name="T4">Exhibit A</text:span> and to related Covered Code.</text:p>
        </text:list-header>
      </text:list>
      <text:p text:style-name="Text_20_body"><text:bookmark text:name="6"/><text:span text:style-name="T4">6. Versions of the License.</text:span> <text:bookmark text:name="6.1"/></text:p>
      <text:list xml:id="list850517536" text:style-name="L52">
        <text:list-header>
          <text:p text:style-name="P17"><text:span text:style-name="T4">6.1. New Versions</text:span>. <text:line-break/>Netscape Communications Corporation (''Netscape'') may publish revised and/or new versions of the License from time to time. Each version will be given a distinguishing version number. <text:bookmark text:name="6.2"/></text:p>
          <text:p text:style-name="P17"><text:span text:style-name="T4">6.2. Effect of New Versions</text:span>. <text:line-break/>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 <text:bookmark text:name="6.3"/></text:p>
          <text:p text:style-name="P17"><text:span text:style-name="T4">6.3. Derivative Works</text:span>. <text:line-break/>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text:span text:style-name="T4">Exhibit A</text:span> shall not of themselves be deemed to be modifications of this License.)</text:p>
        </text:list-header>
      </text:list>
      <text:p text:style-name="Text_20_body"><text:bookmark text:name="7"/><text:span text:style-name="T4">7. DISCLAIMER OF WARRANTY.</text:span> </text:p>
      <text:list xml:id="list150085459" text:style-name="L53">
        <text:list-header>
          <text:p text:style-name="P18">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IS AUTHORIZED HEREUNDER EXCEPT UNDER THIS DISCLAIMER.</text:p>
        </text:list-header>
      </text:list>
      <text:p text:style-name="Text_20_body"><text:bookmark text:name="8"/><text:span text:style-name="T4">8. TERMINATION.</text:span> <text:bookmark text:name="8.1"/></text:p>
      <text:list xml:id="list2039464487" text:style-name="L54">
        <text:list-header>
          <text:p text:style-name="P19"><text:span text:style-name="T4">8.1.  </text:span>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text:soft-page-break/>License shall survive. <text:bookmark text:name="8.2"/></text:p>
          <text:p text:style-name="P19"><text:span text:style-name="T4">8.2.  </text:span>If You initiate litigation by asserting a patent infringement claim (excluding declatory judgment actions) against Initial Developer or a Contributor (the Initial Developer or Contributor against whom You file such action is referred to as "Participant")  alleging that: </text:p>
          <text:p text:style-name="P19"><text:span text:style-name="T4">(a)  </text:span>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 </text:p>
          <text:p text:style-name="P19"><text:span text:style-name="T4">(b)</text:span>  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 <text:bookmark text:name="8.3"/></text:p>
          <text:p text:style-name="P19"><text:span text:style-name="T4">8.3.  </text:span>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 <text:bookmark text:name="8.4"/></text:p>
          <text:p text:style-name="P19"><text:span text:style-name="T4">8.4.</text:span>  In the event of termination under Sections 8.1 or 8.2 above,  all end user license agreements (excluding distributors and resellers) which have been validly granted by You or any distributor hereunder prior to termination shall survive termination.</text:p>
        </text:list-header>
      </text:list>
      <text:p text:style-name="Text_20_body"><text:bookmark text:name="9"/><text:span text:style-name="T4">9. LIMITATION OF LIABILITY.</text:span> </text:p>
      <text:list xml:id="list1232124118" text:style-name="L55">
        <text:list-header>
          <text:p text:style-name="P20">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p>
        </text:list-header>
      </text:list>
      <text:p text:style-name="Text_20_body"><text:bookmark text:name="10"/><text:span text:style-name="T4">10. U.S. GOVERNMENT END USERS.</text:span> </text:p>
      <text:list xml:id="list1870552233" text:style-name="L56">
        <text:list-header>
          <text:p text:style-name="P21">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list-header>
      </text:list>
      <text:p text:style-name="Text_20_body"><text:bookmark text:name="11"/><text:span text:style-name="T4">11. MISCELLANEOUS.</text:span> </text:p>
      <text:list xml:id="list674236277" text:style-name="L57">
        <text:list-header>
          <text:p text:style-name="P22">This License represents the complete agreement concerning subject matter hereof. If any provision of <text:soft-page-break/>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list-header>
      </text:list>
      <text:p text:style-name="Text_20_body"><text:bookmark text:name="12"/><text:span text:style-name="T4">12. RESPONSIBILITY FOR CLAIMS.</text:span> </text:p>
      <text:list xml:id="list1334839535" text:style-name="L58">
        <text:list-header>
          <text:p text:style-name="P23">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list-header>
      </text:list>
      <text:p text:style-name="Text_20_body"><text:bookmark text:name="13"/><text:span text:style-name="T4">13. MULTIPLE-LICENSED CODE.</text:span> </text:p>
      <text:list xml:id="list1119184809" text:style-name="L59">
        <text:list-header>
          <text:p text:style-name="P24">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text:p>
        </text:list-header>
      </text:list>
      <text:p text:style-name="Text_20_body"><text:bookmark text:name="EXHIBIT-A"/><text:line-break/><text:span text:style-name="T4">EXHIBIT A -Mozilla Public License.</text:span> </text:p>
      <text:list xml:id="list1772477459" text:style-name="L60">
        <text:list-header>
          <text:p text:style-name="P25">``The contents of this file are subject to the Mozilla Public License Version 1.1 (the "License"); you may not use this file except in compliance with the License. You may obtain a copy of the License at <text:line-break/>http://www.mozilla.org/MPL/ </text:p>
          <text:p text:style-name="P25">Software distributed under the License is distributed on an "AS IS" basis, WITHOUT WARRANTY OF <text:line-break/>ANY KIND, either express or implied. See the License for the specific language governing rights and <text:line-break/>limitations under the License. </text:p>
          <text:p text:style-name="P25">The Original Code is ______________________________________. </text:p>
          <text:p text:style-name="P25">The Initial Developer of the Original Code is ________________________. Portions created by <text:line-break/> ______________________ are Copyright (C) ______ _______________________. All Rights <text:line-break/>Reserved. </text:p>
          <text:p text:style-name="P25">Contributor(s): ______________________________________. </text:p>
          <text:p text:style-name="P25">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 </text:p>
          <text:p text:style-name="P25">[NOTE: The text of this Exhibit A may differ slightly from the text of the notices in the Source Code files of the Original Code. You should use the text of this Exhibit A rather than the text found in the Original Code Source Code for Your Modifications.] </text:p>
        </text:list-header>
      </text:list>
      <text:p text:style-name="Horizontal_20_Line"/>
      <text:p text:style-name="Text_20_body">The following software may be included in this product: OpenSSL; Use of any of this software is governed <text:soft-page-break/>by the terms of the license below:</text:p>
      <text:h text:style-name="Heading_20_2" text:outline-level="2">OpenSSL Project</text:h>
      <text:h text:style-name="Heading_20_3" text:outline-level="3">OpenSSL</text:h>
      <text:p text:style-name="Preformatted_20_Text"><text:s text:c="2"/>LICENSE ISSUES</text:p>
      <text:p text:style-name="Preformatted_20_Text"><text:s text:c="2"/>==============</text:p>
      <text:p text:style-name="Preformatted_20_Text"/>
      <text:p text:style-name="Preformatted_20_Text"><text:s text:c="2"/>The OpenSSL toolkit stays under a dual license, i.e. both the conditions of</text:p>
      <text:p text:style-name="Preformatted_20_Text"><text:s text:c="2"/>the OpenSSL License and the original SSLeay license apply to the toolkit.</text:p>
      <text:p text:style-name="Preformatted_20_Text"><text:s text:c="2"/>See below for the actual license texts. Actually both licenses are BSD-style</text:p>
      <text:p text:style-name="Preformatted_20_Text"><text:s text:c="2"/>Open Source licenses. In case of any license issues related to OpenSSL</text:p>
      <text:p text:style-name="Preformatted_20_Text"><text:s text:c="2"/>please contact openssl-core@openssl.org.</text:p>
      <text:p text:style-name="Preformatted_20_Text"/>
      <text:p text:style-name="Preformatted_20_Text"><text:s text:c="2"/>OpenSSL License</text:p>
      <text:p text:style-name="Preformatted_20_Text"><text:s text:c="2"/>---------------</text:p>
      <text:p text:style-name="Preformatted_20_Text"/>
      <text:p text:style-name="Preformatted_20_Text">/* ====================================================================</text:p>
      <text:p text:style-name="Preformatted_20_Text"><text:s/>* Copyright (c) 1998-2007 The OpenSSL Project. <text:s/>All rights reserved.</text:p>
      <text:p text:style-name="Preformatted_20_Text"><text:s/>*</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text:p>
      <text:p text:style-name="Preformatted_20_Text"><text:s/>* 1. Redistributions of source code must retain the above copyright</text:p>
      <text:p text:style-name="Preformatted_20_Text"><text:s/>* <text:s text:c="3"/>notice, this list of conditions and the following disclaimer. </text:p>
      <text:p text:style-name="Preformatted_20_Text"><text:s/>*</text:p>
      <text:p text:style-name="Preformatted_20_Text"><text:s/>* 2. Redistributions in binary form must reproduce the above copyright</text:p>
      <text:p text:style-name="Preformatted_20_Text"><text:s/>* <text:s text:c="3"/>notice, this list of conditions and the following disclaimer in</text:p>
      <text:p text:style-name="Preformatted_20_Text"><text:s/>* <text:s text:c="3"/>the documentation and/or other materials provided with the</text:p>
      <text:p text:style-name="Preformatted_20_Text"><text:s/>* <text:s text:c="3"/>distribution.</text:p>
      <text:p text:style-name="Preformatted_20_Text"><text:s/>*</text:p>
      <text:p text:style-name="Preformatted_20_Text"><text:s/>* 3. All advertising materials mentioning features or use of this</text:p>
      <text:p text:style-name="Preformatted_20_Text"><text:s/>* <text:s text:c="3"/>software must display the following acknowledgment:</text:p>
      <text:p text:style-name="Preformatted_20_Text"><text:s/>* <text:s text:c="3"/>"This product includes software developed by the OpenSSL Project</text:p>
      <text:p text:style-name="Preformatted_20_Text"><text:s/>* <text:s text:c="3"/>for use in the OpenSSL Toolkit. (http://www.openssl.org/)"</text:p>
      <text:p text:style-name="Preformatted_20_Text"><text:s/>*</text:p>
      <text:p text:style-name="Preformatted_20_Text"><text:s/>* 4. The names "OpenSSL Toolkit" and "OpenSSL Project" must not be used to</text:p>
      <text:p text:style-name="Preformatted_20_Text"><text:s/>* <text:s text:c="3"/>endorse or promote products derived from this software without</text:p>
      <text:p text:style-name="Preformatted_20_Text"><text:s/>* <text:s text:c="3"/>prior written permission. For written permission, please contact</text:p>
      <text:p text:style-name="Preformatted_20_Text"><text:s/>* <text:s text:c="3"/>openssl-core@openssl.org.</text:p>
      <text:p text:style-name="Preformatted_20_Text"><text:s/>*</text:p>
      <text:p text:style-name="Preformatted_20_Text"><text:s/>* 5. Products derived from this software may not be called "OpenSSL"</text:p>
      <text:p text:style-name="Preformatted_20_Text"><text:s/>* <text:s text:c="3"/>nor may "OpenSSL" appear in their names without prior written</text:p>
      <text:p text:style-name="Preformatted_20_Text"><text:s/>* <text:s text:c="3"/>permission of the OpenSSL Project.</text:p>
      <text:p text:style-name="Preformatted_20_Text"><text:s/>*</text:p>
      <text:p text:style-name="Preformatted_20_Text"><text:s/>* 6. Redistributions of any form whatsoever must retain the following</text:p>
      <text:p text:style-name="Preformatted_20_Text"><text:s/>* <text:s text:c="3"/>acknowledgment:</text:p>
      <text:p text:style-name="Preformatted_20_Text"><text:s/>* <text:s text:c="3"/>"This product includes software developed by the OpenSSL Project</text:p>
      <text:p text:style-name="Preformatted_20_Text"><text:s/>* <text:s text:c="3"/>for use in the OpenSSL Toolkit (http://www.openssl.org/)"</text:p>
      <text:p text:style-name="Preformatted_20_Text"><text:s/>*</text:p>
      <text:p text:style-name="Preformatted_20_Text"><text:s/>* THIS SOFTWARE IS PROVIDED BY THE OpenSSL PROJECT ``AS IS'' AND ANY</text:p>
      <text:p text:style-name="Preformatted_20_Text"><text:s/>* EXPRESSED OR IMPLIED WARRANTIES, INCLUDING, BUT NOT LIMITED TO, THE</text:p>
      <text:p text:style-name="Preformatted_20_Text"><text:s/>* IMPLIED WARRANTIES OF MERCHANTABILITY AND FITNESS FOR A PARTICULAR</text:p>
      <text:p text:style-name="Preformatted_20_Text"><text:s/>* PURPOSE ARE DISCLAIMED. <text:s/>IN NO EVENT SHALL THE OpenSSL PROJECT OR</text:p>
      <text:p text:style-name="Preformatted_20_Text"><text:s/>* ITS CONTRIBUTORS BE LIABLE FOR ANY DIRECT, INDIRECT, INCIDENTAL,</text:p>
      <text:p text:style-name="Preformatted_20_Text"><text:s/>* SPECIAL, EXEMPLARY, OR CONSEQUENTIAL DAMAGES (INCLUDING, BUT</text:p>
      <text:p text:style-name="Preformatted_20_Text"><text:s/>* NOT LIMITED TO, PROCUREMENT OF SUBSTITUTE GOODS OR SERVICES;</text:p>
      <text:p text:style-name="Preformatted_20_Text"><text:s/>* LOSS OF USE, DATA, OR PROFITS; OR BUSINESS INTERRUPTION)</text:p>
      <text:p text:style-name="Preformatted_20_Text"><text:s/>* HOWEVER CAUSED AND ON ANY THEORY OF LIABILITY, WHETHER IN CONTRACT,</text:p>
      <text:p text:style-name="Preformatted_20_Text"><text:s/>* STRICT LIABILITY, OR TORT (INCLUDING NEGLIGENCE OR OTHERWISE)</text:p>
      <text:p text:style-name="Preformatted_20_Text"><text:soft-page-break/><text:s/>* ARISING IN ANY WAY OUT OF THE USE OF THIS SOFTWARE, EVEN IF ADVISED</text:p>
      <text:p text:style-name="Preformatted_20_Text"><text:s/>* OF THE POSSIBILITY OF SUCH DAMAGE.</text:p>
      <text:p text:style-name="Preformatted_20_Text"><text:s/>* ====================================================================</text:p>
      <text:p text:style-name="Preformatted_20_Text"><text:s/>*</text:p>
      <text:p text:style-name="Preformatted_20_Text"><text:s/>* This product includes cryptographic software written by Eric Young</text:p>
      <text:p text:style-name="Preformatted_20_Text"><text:s/>* (eay@cryptsoft.com). <text:s/>This product includes software written by Tim</text:p>
      <text:p text:style-name="Preformatted_20_Text"><text:s/>* Hudson (tjh@cryptsoft.com).</text:p>
      <text:p text:style-name="Preformatted_20_Text"><text:s/>*</text:p>
      <text:p text:style-name="Preformatted_20_Text"><text:s/>*/</text:p>
      <text:p text:style-name="Preformatted_20_Text"/>
      <text:p text:style-name="Preformatted_20_Text"><text:s/>Original SSLeay License</text:p>
      <text:p text:style-name="Preformatted_20_Text"><text:s/>-----------------------</text:p>
      <text:p text:style-name="Preformatted_20_Text"/>
      <text:p text:style-name="Preformatted_20_Text">/* Copyright (C) 1995-1998 Eric Young (eay@cryptsoft.com)</text:p>
      <text:p text:style-name="Preformatted_20_Text"><text:s/>* All rights reserved.</text:p>
      <text:p text:style-name="Preformatted_20_Text"><text:s/>*</text:p>
      <text:p text:style-name="Preformatted_20_Text"><text:s/>* This package is an SSL implementation written</text:p>
      <text:p text:style-name="Preformatted_20_Text"><text:s/>* by Eric Young (eay@cryptsoft.com).</text:p>
      <text:p text:style-name="Preformatted_20_Text"><text:s/>* The implementation was written so as to conform with Netscapes SSL.</text:p>
      <text:p text:style-name="Preformatted_20_Text"><text:s/>* </text:p>
      <text:p text:style-name="Preformatted_20_Text"><text:s/>* This library is free for commercial and non-commercial use as long as</text:p>
      <text:p text:style-name="Preformatted_20_Text"><text:s/>* the following conditions are aheared to. <text:s/>The following conditions</text:p>
      <text:p text:style-name="Preformatted_20_Text"><text:s/>* apply to all code found in this distribution, be it the RC4, RSA,</text:p>
      <text:p text:style-name="Preformatted_20_Text"><text:s/>* lhash, DES, etc., code; not just the SSL code. <text:s/>The SSL documentation</text:p>
      <text:p text:style-name="Preformatted_20_Text"><text:s/>* included with this distribution is covered by the same copyright terms</text:p>
      <text:p text:style-name="Preformatted_20_Text"><text:s/>* except that the holder is Tim Hudson (tjh@cryptsoft.com).</text:p>
      <text:p text:style-name="Preformatted_20_Text"><text:s/>* </text:p>
      <text:p text:style-name="Preformatted_20_Text"><text:s/>* Copyright remains Eric Young's, and as such any Copyright notices in</text:p>
      <text:p text:style-name="Preformatted_20_Text"><text:s/>* the code are not to be removed.</text:p>
      <text:p text:style-name="Preformatted_20_Text"><text:s/>* If this package is used in a product, Eric Young should be given attribution</text:p>
      <text:p text:style-name="Preformatted_20_Text"><text:s/>* as the author of the parts of the library used.</text:p>
      <text:p text:style-name="Preformatted_20_Text"><text:s/>* This can be in the form of a textual message at program startup or</text:p>
      <text:p text:style-name="Preformatted_20_Text"><text:s/>* in documentation (online or textual) provided with the package.</text:p>
      <text:p text:style-name="Preformatted_20_Text"><text:s/>* </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 1. Redistributions of source code must retain the copyright</text:p>
      <text:p text:style-name="Preformatted_20_Text"><text:s/>* <text:s text:c="3"/>notice, this list of conditions and the following disclaimer.</text:p>
      <text:p text:style-name="Preformatted_20_Text"><text:s/>* 2. Redistributions in binary form must reproduce the above copyright</text:p>
      <text:p text:style-name="Preformatted_20_Text"><text:s/>* <text:s text:c="3"/>notice, this list of conditions and the following disclaimer in the</text:p>
      <text:p text:style-name="Preformatted_20_Text"><text:s/>* <text:s text:c="3"/>documentation and/or other materials provided with the distribution.</text:p>
      <text:p text:style-name="Preformatted_20_Text"><text:s/>* 3. All advertising materials mentioning features or use of this software</text:p>
      <text:p text:style-name="Preformatted_20_Text"><text:s/>* <text:s text:c="3"/>must display the following acknowledgement:</text:p>
      <text:p text:style-name="Preformatted_20_Text"><text:s/>* <text:s text:c="3"/>"This product includes cryptographic software written by</text:p>
      <text:p text:style-name="Preformatted_20_Text"><text:s/>* <text:s text:c="4"/>Eric Young (eay@cryptsoft.com)"</text:p>
      <text:p text:style-name="Preformatted_20_Text"><text:s/>* <text:s text:c="3"/>The word 'cryptographic' can be left out if the rouines from the library</text:p>
      <text:p text:style-name="Preformatted_20_Text"><text:s/>* <text:s text:c="3"/>being used are not cryptographic related :-).</text:p>
      <text:p text:style-name="Preformatted_20_Text"><text:s/>* 4. If you include any Windows specific code (or a derivative thereof) from </text:p>
      <text:p text:style-name="Preformatted_20_Text"><text:s/>* <text:s text:c="3"/>the apps directory (application code) you must include an acknowledgement:</text:p>
      <text:p text:style-name="Preformatted_20_Text"><text:s/>* <text:s text:c="3"/>"This product includes software written by Tim Hudson (tjh@cryptsoft.com)"</text:p>
      <text:p text:style-name="Preformatted_20_Text"><text:s/>* </text:p>
      <text:p text:style-name="Preformatted_20_Text"><text:s/>* THIS SOFTWARE IS PROVIDED BY ERIC YOUNG ``AS IS'' AND</text:p>
      <text:p text:style-name="Preformatted_20_Text"><text:s/>* ANY EXPRESS OR IMPLIED WARRANTIES, INCLUDING, BUT NOT LIMITED TO, THE</text:p>
      <text:p text:style-name="Preformatted_20_Text"><text:s/>* IMPLIED WARRANTIES OF MERCHANTABILITY AND FITNESS FOR A PARTICULAR PURPOSE</text:p>
      <text:p text:style-name="Preformatted_20_Text"><text:s/>* ARE DISCLAIMED. <text:s/>IN NO EVENT SHALL THE AUTHOR OR CONTRIBUTORS BE LIABLE</text:p>
      <text:p text:style-name="Preformatted_20_Text"><text:s/>* FOR ANY DIRECT, INDIRECT, INCIDENTAL, SPECIAL, EXEMPLARY, OR CONSEQUENTIAL</text:p>
      <text:p text:style-name="Preformatted_20_Text"><text:s/>* DAMAGES (INCLUDING, BUT NOT LIMITED TO, PROCUREMENT OF SUBSTITUTE GOODS</text:p>
      <text:p text:style-name="Preformatted_20_Text"><text:s/>* OR SERVICES; LOSS OF USE, DATA, OR PROFITS; OR BUSINESS INTERRUPTION)</text:p>
      <text:p text:style-name="Preformatted_20_Text"><text:s/>* HOWEVER CAUSED AND ON ANY THEORY OF LIABILITY, WHETHER IN CONTRACT, STRICT</text:p>
      <text:p text:style-name="Preformatted_20_Text"><text:s/>* LIABILITY, OR TORT (INCLUDING NEGLIGENCE OR OTHERWISE) ARISING IN ANY WAY</text:p>
      <text:p text:style-name="Preformatted_20_Text"><text:s/>* OUT OF THE USE OF THIS SOFTWARE, EVEN IF ADVISED OF THE POSSIBILITY OF</text:p>
      <text:p text:style-name="Preformatted_20_Text"><text:s/>* SUCH DAMAGE.</text:p>
      <text:p text:style-name="Preformatted_20_Text"><text:s/>* </text:p>
      <text:p text:style-name="Preformatted_20_Text"><text:soft-page-break/><text:s/>* The licence and distribution terms for any publically available version or</text:p>
      <text:p text:style-name="Preformatted_20_Text"><text:s/>* derivative of this code cannot be changed. <text:s/>i.e. this code cannot simply be</text:p>
      <text:p text:style-name="Preformatted_20_Text"><text:s/>* copied and put under another distribution licence</text:p>
      <text:p text:style-name="Preformatted_20_Text"><text:s/>* [including the GNU Public Licence.]</text:p>
      <text:p text:style-name="Preformatted_20_Text"><text:s/>*/</text:p>
      <text:p text:style-name="P2"/>
      <text:p text:style-name="P59"/>
      <text:p text:style-name="Horizontal_20_Line"/>
      <text:p text:style-name="Text_20_body">The following software may be included in this product:PortAudio - Portable Real-Time Audio Library; Use of any of this software is governed by the terms of the license below:</text:p>
      <text:h text:style-name="Heading_20_2" text:outline-level="2">Ross Bencina and Phil Burk </text:h>
      <text:h text:style-name="Heading_20_3" text:outline-level="3">PortAudio</text:h>
      <text:p text:style-name="Text_20_body">PortAudio Portable Real-Time Audio Library <text:line-break/>Copyright (c) 1999-2000 Ross Bencina and Phil Burk </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p>
      <text:list xml:id="list2147347417" text:style-name="L61">
        <text:list-item>
          <text:p text:style-name="P63">The above copyright notice and this permission notice shall be included in all copies or substantial portions of the Software. </text:p>
        </text:list-item>
        <text:list-item>
          <text:p text:style-name="P26">Any person wishing to distribute modifications to the Software is requested to send the modifications to the original developer so that they can be incorporated into the canonical version. </text:p>
        </text:list-item>
      </text:list>
      <text:p text:style-name="Text_20_body">THE SOFTWARE IS PROVIDED "AS IS", WITHOUT WARRANTY OF ANY KIND, EXPRESS OR IMPLIED, INCLUDING BUT NOT LIMITED TO THE WARRANTIES OF MERCHANTABILITY, FITNESS FOR A PARTICULAR PURPOSE AND ON INFRINGEMENT. <text:line-break/>IN NO EVENT SHALL THE AUTHORS OR COPYRIGHT HOLDERS BE LIABLE FOR ANY CLAIM, DAMAGES OR OTHER LIABILITY, WHETHER IN AN ACTION OF CONTRACT, TORT OR OTHERWISE, ARISING FROM, OUT OF OR IN CONNECTION WITH THE SOFTWARE OR THE USE OR OTHER DEALINGS IN THE SOFTWARE. <text:line-break/>  </text:p>
      <text:h text:style-name="Heading_20_4" text:outline-level="4">Plain English Interpretation of the License</text:h>
      <text:p text:style-name="Text_20_body">The following is a plain English interpretation of the license. This interpretation is not part of the license and has no legal significance. To understand the full legal implications of the license you should consult the license itself. </text:p>
      <text:list xml:id="list780903079" text:style-name="L62">
        <text:list-item>
          <text:p text:style-name="P64">You <text:span text:style-name="T4">can</text:span> use PortAudio for free in your projects or applications, even commercial applications. </text:p>
        </text:list-item>
        <text:list-item>
          <text:p text:style-name="P64">You do <text:span text:style-name="T4">not</text:span> have to make your own source available as open-source code just because you used PortAudio. </text:p>
        </text:list-item>
        <text:list-item>
          <text:p text:style-name="P64">Do <text:span text:style-name="T4">not</text:span> take our copyright information out of the PortAudio source code. </text:p>
        </text:list-item>
        <text:list-item>
          <text:p text:style-name="P64">If you fix a bug in PortAudio, please send us the fix. </text:p>
        </text:list-item>
        <text:list-item>
          <text:p text:style-name="P27">You <text:span text:style-name="T4">cannot</text:span> sue us if your program fails because of PortAudio. </text:p>
        </text:list-item>
      </text:list>
      <text:p text:style-name="Text_20_body"/>
      <text:p text:style-name="Horizontal_20_Line"/>
      <text:p text:style-name="Text_20_body">The following software may be included in this product: XT; Use of any of this software is governed by the <text:soft-page-break/>terms of the license below:</text:p>
      <text:h text:style-name="Heading_20_2" text:outline-level="2">James Clark, Bill Lindsey</text:h>
      <text:h text:style-name="Heading_20_3" text:outline-level="3">PostgreSQL Database Management System </text:h>
      <text:p text:style-name="P59"><text:line-break/>(formerly known as Postgres, then as Postgres95) <text:line-break/>Portions Copyright (c) 1996-2003, PostgreSQL Global Development Group <text:line-break/>Portions Copyright (c) 1994, The Regents of the University of California <text:line-break/>Permission to use, copy, modify, and distribute this software and its documentation for any purpose, without fee, and without a written agreement is hereby granted, provided that the above copyright notice and this paragraph and the following two paragraphs appear in all copies. <text:line-break/>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 <text:line-break/>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 </text:p>
      <text:p text:style-name="Horizontal_20_Line"/>
      <text:p text:style-name="Text_20_body">The following software may be included in this product: PostScript(R) AFM Files; Use of any of this software is governed by the terms of the license below:</text:p>
      <text:h text:style-name="Heading_20_2" text:outline-level="2">Adobe</text:h>
      <text:h text:style-name="Heading_20_3" text:outline-level="3">Printer Description Files</text:h>
      <text:p text:style-name="Text_20_body"/>
      <text:p text:style-name="Preformatted_20_Text"><text:s/>Copyright 1987-1995 Adobe Systems Incorporated.</text:p>
      <text:p text:style-name="Preformatted_20_Text"><text:s/>All Rights Reserved.</text:p>
      <text:p text:style-name="Preformatted_20_Text"><text:s/>Permission is granted for redistribution of this file as</text:p>
      <text:p text:style-name="Preformatted_20_Text"><text:s/>long as this copyright notice is intact and the contents</text:p>
      <text:p text:style-name="Preformatted_20_Text"><text:s/>of the file is not altered in any way from its original form.</text:p>
      <text:p text:style-name="P2"><text:s/>End of Copyright statement</text:p>
      <text:p text:style-name="Horizontal_20_Line"/>
      <text:p text:style-name="Text_20_body">The following software may be included in this product: Python; Use of any of this software is governed by the terms of the license below:</text:p>
      <text:h text:style-name="Heading_20_2" text:outline-level="2">Python Software Foundation</text:h>
      <text:h text:style-name="Heading_20_3" text:outline-level="3">Python</text:h>
      <text:p text:style-name="Preformatted_20_Text"/>
      <text:p text:style-name="Preformatted_20_Text">B. TERMS AND CONDITIONS FOR ACCESSING OR OTHERWISE USING PYTHON</text:p>
      <text:p text:style-name="Preformatted_20_Text">===============================================================</text:p>
      <text:p text:style-name="Preformatted_20_Text"/>
      <text:p text:style-name="Preformatted_20_Text"><text:soft-page-break/>PSF LICENSE AGREEMENT FOR PYTHON 2.3</text:p>
      <text:p text:style-name="Preformatted_20_Text">------------------------------------</text:p>
      <text:p text:style-name="Preformatted_20_Text"/>
      <text:p text:style-name="Preformatted_20_Text">1. This LICENSE AGREEMENT is between the Python Software Foundation</text:p>
      <text:p text:style-name="Preformatted_20_Text">("PSF"), and the Individual or Organization ("Licensee") accessing and</text:p>
      <text:p text:style-name="Preformatted_20_Text">otherwise using Python 2.3 software in source or binary form and its</text:p>
      <text:p text:style-name="Preformatted_20_Text">associated documentation.</text:p>
      <text:p text:style-name="Preformatted_20_Text"/>
      <text:p text:style-name="Preformatted_20_Text">2. Subject to the terms and conditions of this License Agreement, PSF</text:p>
      <text:p text:style-name="Preformatted_20_Text">hereby grants Licensee a nonexclusive, royalty-free, world-wide</text:p>
      <text:p text:style-name="Preformatted_20_Text">license to reproduce, analyze, test, perform and/or display publicly,</text:p>
      <text:p text:style-name="Preformatted_20_Text">prepare derivative works, distribute, and otherwise use Python 2.3</text:p>
      <text:p text:style-name="Preformatted_20_Text">alone or in any derivative version, provided, however, that PSF's</text:p>
      <text:p text:style-name="Preformatted_20_Text">License Agreement and PSF's notice of copyright, i.e., "Copyright (c)</text:p>
      <text:p text:style-name="Preformatted_20_Text">2001, 2002, 2003, 2004 Python Software Foundation; All Rights Reserved" are</text:p>
      <text:p text:style-name="Preformatted_20_Text">retained in Python 2.3 alone or in any derivative version prepared by</text:p>
      <text:p text:style-name="Preformatted_20_Text">Licensee.</text:p>
      <text:p text:style-name="Preformatted_20_Text"/>
      <text:p text:style-name="Preformatted_20_Text">3. In the event Licensee prepares a derivative work that is based on</text:p>
      <text:p text:style-name="Preformatted_20_Text">or incorporates Python 2.3 or any part thereof, and wants to make</text:p>
      <text:p text:style-name="Preformatted_20_Text">the derivative work available to others as provided herein, then</text:p>
      <text:p text:style-name="Preformatted_20_Text">Licensee hereby agrees to include in any such work a brief summary of</text:p>
      <text:p text:style-name="Preformatted_20_Text">the changes made to Python 2.3.</text:p>
      <text:p text:style-name="Preformatted_20_Text"/>
      <text:p text:style-name="Preformatted_20_Text">4. PSF is making Python 2.3 available to Licensee on an "AS IS"</text:p>
      <text:p text:style-name="Preformatted_20_Text">basis. <text:s/>PSF MAKES NO REPRESENTATIONS OR WARRANTIES, EXPRESS OR</text:p>
      <text:p text:style-name="Preformatted_20_Text">IMPLIED. <text:s/>BY WAY OF EXAMPLE, BUT NOT LIMITATION, PSF MAKES NO AND</text:p>
      <text:p text:style-name="Preformatted_20_Text">DISCLAIMS ANY REPRESENTATION OR WARRANTY OF MERCHANTABILITY OR FITNESS</text:p>
      <text:p text:style-name="Preformatted_20_Text">FOR ANY PARTICULAR PURPOSE OR THAT THE USE OF PYTHON 2.3 WILL NOT</text:p>
      <text:p text:style-name="Preformatted_20_Text">INFRINGE ANY THIRD PARTY RIGHTS.</text:p>
      <text:p text:style-name="Preformatted_20_Text"/>
      <text:p text:style-name="Preformatted_20_Text">5. PSF SHALL NOT BE LIABLE TO LICENSEE OR ANY OTHER USERS OF PYTHON</text:p>
      <text:p text:style-name="Preformatted_20_Text">2.3 FOR ANY INCIDENTAL, SPECIAL, OR CONSEQUENTIAL DAMAGES OR LOSS AS</text:p>
      <text:p text:style-name="Preformatted_20_Text">A RESULT OF MODIFYING, DISTRIBUTING, OR OTHERWISE USING PYTHON 2.3,</text:p>
      <text:p text:style-name="Preformatted_20_Text">OR ANY DERIVATIVE THEREOF, EVEN IF ADVISED OF THE POSSIBILITY THEREOF.</text:p>
      <text:p text:style-name="Preformatted_20_Text"/>
      <text:p text:style-name="Preformatted_20_Text">6. This License Agreement will automatically terminate upon a material</text:p>
      <text:p text:style-name="Preformatted_20_Text">breach of its terms and conditions.</text:p>
      <text:p text:style-name="Preformatted_20_Text"/>
      <text:p text:style-name="Preformatted_20_Text">7. Nothing in this License Agreement shall be deemed to create any</text:p>
      <text:p text:style-name="Preformatted_20_Text">relationship of agency, partnership, or joint venture between PSF and</text:p>
      <text:p text:style-name="Preformatted_20_Text">Licensee. <text:s/>This License Agreement does not grant permission to use PSF</text:p>
      <text:p text:style-name="Preformatted_20_Text">trademarks or trade name in a trademark sense to endorse or promote</text:p>
      <text:p text:style-name="Preformatted_20_Text">products or services of Licensee, or any third party.</text:p>
      <text:p text:style-name="Preformatted_20_Text"/>
      <text:p text:style-name="Preformatted_20_Text">8. By copying, installing or otherwise using Python 2.3, Licensee</text:p>
      <text:p text:style-name="Preformatted_20_Text">agrees to be bound by the terms and conditions of this License</text:p>
      <text:p text:style-name="Preformatted_20_Text">Agreement.</text:p>
      <text:p text:style-name="Preformatted_20_Text"/>
      <text:p text:style-name="Preformatted_20_Text"/>
      <text:p text:style-name="Preformatted_20_Text">BEOPEN.COM LICENSE AGREEMENT FOR PYTHON 2.0</text:p>
      <text:p text:style-name="Preformatted_20_Text">-------------------------------------------</text:p>
      <text:p text:style-name="Preformatted_20_Text"/>
      <text:p text:style-name="Preformatted_20_Text">BEOPEN PYTHON OPEN SOURCE LICENSE AGREEMENT VERSION 1</text:p>
      <text:p text:style-name="Preformatted_20_Text"/>
      <text:p text:style-name="Preformatted_20_Text">1. This LICENSE AGREEMENT is between BeOpen.com ("BeOpen"), having an</text:p>
      <text:p text:style-name="Preformatted_20_Text">office at 160 Saratoga Avenue, Santa Clara, CA 95051, and the</text:p>
      <text:p text:style-name="Preformatted_20_Text">Individual or Organization ("Licensee") accessing and otherwise using</text:p>
      <text:p text:style-name="Preformatted_20_Text">this software in source or binary form and its associated</text:p>
      <text:p text:style-name="Preformatted_20_Text">documentation ("the Software").</text:p>
      <text:p text:style-name="Preformatted_20_Text"/>
      <text:p text:style-name="Preformatted_20_Text">2. Subject to the terms and conditions of this BeOpen Python License</text:p>
      <text:p text:style-name="Preformatted_20_Text">Agreement, BeOpen hereby grants Licensee a non-exclusive,</text:p>
      <text:p text:style-name="Preformatted_20_Text">royalty-free, world-wide license to reproduce, analyze, test, perform</text:p>
      <text:p text:style-name="Preformatted_20_Text"><text:soft-page-break/>and/or display publicly, prepare derivative works, distribute, and</text:p>
      <text:p text:style-name="Preformatted_20_Text">otherwise use the Software alone or in any derivative version,</text:p>
      <text:p text:style-name="Preformatted_20_Text">provided, however, that the BeOpen Python License is retained in the</text:p>
      <text:p text:style-name="Preformatted_20_Text">Software, alone or in any derivative version prepared by Licensee.</text:p>
      <text:p text:style-name="Preformatted_20_Text"/>
      <text:p text:style-name="Preformatted_20_Text">3. BeOpen is making the Software available to Licensee on an "AS IS"</text:p>
      <text:p text:style-name="Preformatted_20_Text">basis. <text:s/>BEOPEN MAKES NO REPRESENTATIONS OR WARRANTIES, EXPRESS OR</text:p>
      <text:p text:style-name="Preformatted_20_Text">IMPLIED. <text:s/>BY WAY OF EXAMPLE, BUT NOT LIMITATION, BEOPEN MAKES NO AND</text:p>
      <text:p text:style-name="Preformatted_20_Text">DISCLAIMS ANY REPRESENTATION OR WARRANTY OF MERCHANTABILITY OR FITNESS</text:p>
      <text:p text:style-name="Preformatted_20_Text">FOR ANY PARTICULAR PURPOSE OR THAT THE USE OF THE SOFTWARE WILL NOT</text:p>
      <text:p text:style-name="Preformatted_20_Text">INFRINGE ANY THIRD PARTY RIGHTS.</text:p>
      <text:p text:style-name="Preformatted_20_Text"/>
      <text:p text:style-name="Preformatted_20_Text">4. BEOPEN SHALL NOT BE LIABLE TO LICENSEE OR ANY OTHER USERS OF THE</text:p>
      <text:p text:style-name="Preformatted_20_Text">SOFTWARE FOR ANY INCIDENTAL, SPECIAL, OR CONSEQUENTIAL DAMAGES OR LOSS</text:p>
      <text:p text:style-name="Preformatted_20_Text">AS A RESULT OF USING, MODIFYING OR DISTRIBUTING THE SOFTWARE, OR ANY</text:p>
      <text:p text:style-name="Preformatted_20_Text">DERIVATIVE THEREOF, EVEN IF ADVISED OF THE POSSIBILITY THEREOF.</text:p>
      <text:p text:style-name="Preformatted_20_Text"/>
      <text:p text:style-name="Preformatted_20_Text">5. This License Agreement will automatically terminate upon a material</text:p>
      <text:p text:style-name="Preformatted_20_Text">breach of its terms and conditions.</text:p>
      <text:p text:style-name="Preformatted_20_Text"/>
      <text:p text:style-name="Preformatted_20_Text">6. This License Agreement shall be governed by and interpreted in all</text:p>
      <text:p text:style-name="Preformatted_20_Text">respects by the law of the State of California, excluding conflict of</text:p>
      <text:p text:style-name="Preformatted_20_Text">law provisions. <text:s/>Nothing in this License Agreement shall be deemed to</text:p>
      <text:p text:style-name="Preformatted_20_Text">create any relationship of agency, partnership, or joint venture</text:p>
      <text:p text:style-name="Preformatted_20_Text">between BeOpen and Licensee. <text:s/>This License Agreement does not grant</text:p>
      <text:p text:style-name="Preformatted_20_Text">permission to use BeOpen trademarks or trade names in a trademark</text:p>
      <text:p text:style-name="Preformatted_20_Text">sense to endorse or promote products or services of Licensee, or any</text:p>
      <text:p text:style-name="Preformatted_20_Text">third party. <text:s/>As an exception, the "BeOpen Python" logos available at</text:p>
      <text:p text:style-name="Preformatted_20_Text">http://www.pythonlabs.com/logos.html may be used according to the</text:p>
      <text:p text:style-name="Preformatted_20_Text">permissions granted on that web page.</text:p>
      <text:p text:style-name="Preformatted_20_Text"/>
      <text:p text:style-name="Preformatted_20_Text">7. By copying, installing or otherwise using the software, Licensee</text:p>
      <text:p text:style-name="Preformatted_20_Text">agrees to be bound by the terms and conditions of this License</text:p>
      <text:p text:style-name="Preformatted_20_Text">Agreement.</text:p>
      <text:p text:style-name="Preformatted_20_Text"/>
      <text:p text:style-name="Preformatted_20_Text"/>
      <text:p text:style-name="Preformatted_20_Text">CNRI LICENSE AGREEMENT FOR PYTHON 1.6.1</text:p>
      <text:p text:style-name="Preformatted_20_Text">---------------------------------------</text:p>
      <text:p text:style-name="Preformatted_20_Text"/>
      <text:p text:style-name="Preformatted_20_Text">1. This LICENSE AGREEMENT is between the Corporation for National</text:p>
      <text:p text:style-name="Preformatted_20_Text">Research Initiatives, having an office at 1895 Preston White Drive,</text:p>
      <text:p text:style-name="Preformatted_20_Text">Reston, VA 20191 ("CNRI"), and the Individual or Organization</text:p>
      <text:p text:style-name="Preformatted_20_Text">("Licensee") accessing and otherwise using Python 1.6.1 software in</text:p>
      <text:p text:style-name="Preformatted_20_Text">source or binary form and its associated documentation.</text:p>
      <text:p text:style-name="Preformatted_20_Text"/>
      <text:p text:style-name="Preformatted_20_Text">2. Subject to the terms and conditions of this License Agreement, CNRI</text:p>
      <text:p text:style-name="Preformatted_20_Text">hereby grants Licensee a nonexclusive, royalty-free, world-wide</text:p>
      <text:p text:style-name="Preformatted_20_Text">license to reproduce, analyze, test, perform and/or display publicly,</text:p>
      <text:p text:style-name="Preformatted_20_Text">prepare derivative works, distribute, and otherwise use Python 1.6.1</text:p>
      <text:p text:style-name="Preformatted_20_Text">alone or in any derivative version, provided, however, that CNRI's</text:p>
      <text:p text:style-name="Preformatted_20_Text">License Agreement and CNRI's notice of copyright, i.e., "Copyright (c)</text:p>
      <text:p text:style-name="Preformatted_20_Text">1995-2001 Corporation for National Research Initiatives; All Rights</text:p>
      <text:p text:style-name="Preformatted_20_Text">Reserved" are retained in Python 1.6.1 alone or in any derivative</text:p>
      <text:p text:style-name="Preformatted_20_Text">version prepared by Licensee. <text:s/>Alternately, in lieu of CNRI's License</text:p>
      <text:p text:style-name="Preformatted_20_Text">Agreement, Licensee may substitute the following text (omitting the</text:p>
      <text:p text:style-name="Preformatted_20_Text">quotes): "Python 1.6.1 is made available subject to the terms and</text:p>
      <text:p text:style-name="Preformatted_20_Text">conditions in CNRI's License Agreement. <text:s/>This Agreement together with</text:p>
      <text:p text:style-name="Preformatted_20_Text">Python 1.6.1 may be located on the Internet using the following</text:p>
      <text:p text:style-name="Preformatted_20_Text">unique, persistent identifier (known as a handle): 1895.22/1013. <text:s/>This</text:p>
      <text:p text:style-name="Preformatted_20_Text">Agreement may also be obtained from a proxy server on the Internet</text:p>
      <text:p text:style-name="Preformatted_20_Text">using the following URL: http://hdl.handle.net/1895.22/1013".</text:p>
      <text:p text:style-name="Preformatted_20_Text"/>
      <text:p text:style-name="Preformatted_20_Text">3. In the event Licensee prepares a derivative work that is based on</text:p>
      <text:p text:style-name="Preformatted_20_Text">or incorporates Python 1.6.1 or any part thereof, and wants to make</text:p>
      <text:p text:style-name="Preformatted_20_Text"><text:soft-page-break/>the derivative work available to others as provided herein, then</text:p>
      <text:p text:style-name="Preformatted_20_Text">Licensee hereby agrees to include in any such work a brief summary of</text:p>
      <text:p text:style-name="Preformatted_20_Text">the changes made to Python 1.6.1.</text:p>
      <text:p text:style-name="Preformatted_20_Text"/>
      <text:p text:style-name="Preformatted_20_Text">4. CNRI is making Python 1.6.1 available to Licensee on an "AS IS"</text:p>
      <text:p text:style-name="Preformatted_20_Text">basis. <text:s/>CNRI MAKES NO REPRESENTATIONS OR WARRANTIES, EXPRESS OR</text:p>
      <text:p text:style-name="Preformatted_20_Text">IMPLIED. <text:s/>BY WAY OF EXAMPLE, BUT NOT LIMITATION, CNRI MAKES NO AND</text:p>
      <text:p text:style-name="Preformatted_20_Text">DISCLAIMS ANY REPRESENTATION OR WARRANTY OF MERCHANTABILITY OR FITNESS</text:p>
      <text:p text:style-name="Preformatted_20_Text">FOR ANY PARTICULAR PURPOSE OR THAT THE USE OF PYTHON 1.6.1 WILL NOT</text:p>
      <text:p text:style-name="Preformatted_20_Text">INFRINGE ANY THIRD PARTY RIGHTS.</text:p>
      <text:p text:style-name="Preformatted_20_Text"/>
      <text:p text:style-name="Preformatted_20_Text">5. CNRI SHALL NOT BE LIABLE TO LICENSEE OR ANY OTHER USERS OF PYTHON</text:p>
      <text:p text:style-name="Preformatted_20_Text">1.6.1 FOR ANY INCIDENTAL, SPECIAL, OR CONSEQUENTIAL DAMAGES OR LOSS AS</text:p>
      <text:p text:style-name="Preformatted_20_Text">A RESULT OF MODIFYING, DISTRIBUTING, OR OTHERWISE USING PYTHON 1.6.1,</text:p>
      <text:p text:style-name="Preformatted_20_Text">OR ANY DERIVATIVE THEREOF, EVEN IF ADVISED OF THE POSSIBILITY THEREOF.</text:p>
      <text:p text:style-name="Preformatted_20_Text"/>
      <text:p text:style-name="Preformatted_20_Text">6. This License Agreement will automatically terminate upon a material</text:p>
      <text:p text:style-name="Preformatted_20_Text">breach of its terms and conditions.</text:p>
      <text:p text:style-name="Preformatted_20_Text"/>
      <text:p text:style-name="Preformatted_20_Text">7. This License Agreement shall be governed by the federal</text:p>
      <text:p text:style-name="Preformatted_20_Text">intellectual property law of the United States, including without</text:p>
      <text:p text:style-name="Preformatted_20_Text">limitation the federal copyright law, and, to the extent such</text:p>
      <text:p text:style-name="Preformatted_20_Text">U.S. federal law does not apply, by the law of the Commonwealth of</text:p>
      <text:p text:style-name="Preformatted_20_Text">Virginia, excluding Virginia's conflict of law provisions.</text:p>
      <text:p text:style-name="Preformatted_20_Text">Notwithstanding the foregoing, with regard to derivative works based</text:p>
      <text:p text:style-name="Preformatted_20_Text">on Python 1.6.1 that incorporate non-separable material that was</text:p>
      <text:p text:style-name="Preformatted_20_Text">previously distributed under the GNU General Public License (GPL), the</text:p>
      <text:p text:style-name="Preformatted_20_Text">law of the Commonwealth of Virginia shall govern this License</text:p>
      <text:p text:style-name="Preformatted_20_Text">Agreement only as to issues arising under or with respect to</text:p>
      <text:p text:style-name="Preformatted_20_Text">Paragraphs 4, 5, and 7 of this License Agreement. <text:s/>Nothing in this</text:p>
      <text:p text:style-name="Preformatted_20_Text">License Agreement shall be deemed to create any relationship of</text:p>
      <text:p text:style-name="Preformatted_20_Text">agency, partnership, or joint venture between CNRI and Licensee. <text:s/>This</text:p>
      <text:p text:style-name="Preformatted_20_Text">License Agreement does not grant permission to use CNRI trademarks or</text:p>
      <text:p text:style-name="Preformatted_20_Text">trade name in a trademark sense to endorse or promote products or</text:p>
      <text:p text:style-name="Preformatted_20_Text">services of Licensee, or any third party.</text:p>
      <text:p text:style-name="Preformatted_20_Text"/>
      <text:p text:style-name="Preformatted_20_Text">8. By clicking on the "ACCEPT" button where indicated, or by copying,</text:p>
      <text:p text:style-name="Preformatted_20_Text">installing or otherwise using Python 1.6.1, Licensee agrees to be</text:p>
      <text:p text:style-name="Preformatted_20_Text">bound by the terms and conditions of this License Agreement.</text:p>
      <text:p text:style-name="Preformatted_20_Text"/>
      <text:p text:style-name="Preformatted_20_Text"><text:s text:c="8"/>ACCEPT</text:p>
      <text:p text:style-name="Preformatted_20_Text"/>
      <text:p text:style-name="Preformatted_20_Text"/>
      <text:p text:style-name="Preformatted_20_Text">CWI LICENSE AGREEMENT FOR PYTHON 0.9.0 THROUGH 1.2</text:p>
      <text:p text:style-name="Preformatted_20_Text">--------------------------------------------------</text:p>
      <text:p text:style-name="Preformatted_20_Text"/>
      <text:p text:style-name="Preformatted_20_Text">Copyright (c) 1991 - 1995, Stichting Mathematisch Centrum Amsterdam,</text:p>
      <text:p text:style-name="Preformatted_20_Text">The Netherlands. <text:s/>All rights reserved.</text:p>
      <text:p text:style-name="Preformatted_20_Text"/>
      <text:p text:style-name="Preformatted_20_Text">Permission to use, copy, modify, and distribute this software and its</text:p>
      <text:p text:style-name="Preformatted_20_Text">documentation for any purpose and without fee is hereby granted,</text:p>
      <text:p text:style-name="Preformatted_20_Text">provided that the above copyright notice appear in all copies and that</text:p>
      <text:p text:style-name="Preformatted_20_Text">both that copyright notice and this permission notice appear in</text:p>
      <text:p text:style-name="Preformatted_20_Text">supporting documentation, and that the name of Stichting Mathematisch</text:p>
      <text:p text:style-name="Preformatted_20_Text">Centrum or CWI not be used in advertising or publicity pertaining to</text:p>
      <text:p text:style-name="Preformatted_20_Text">distribution of the software without specific, written prior</text:p>
      <text:p text:style-name="Preformatted_20_Text">permission.</text:p>
      <text:p text:style-name="Preformatted_20_Text"/>
      <text:p text:style-name="Preformatted_20_Text">STICHTING MATHEMATISCH CENTRUM DISCLAIMS ALL WARRANTIES WITH REGARD TO</text:p>
      <text:p text:style-name="Preformatted_20_Text">THIS SOFTWARE, INCLUDING ALL IMPLIED WARRANTIES OF MERCHANTABILITY AND</text:p>
      <text:p text:style-name="Preformatted_20_Text">FITNESS, IN NO EVENT SHALL STICHTING MATHEMATISCH CENTRUM BE LIABLE</text:p>
      <text:p text:style-name="Preformatted_20_Text">FOR ANY SPECIAL, INDIRECT OR CONSEQUENTIAL DAMAGES OR ANY DAMAGES</text:p>
      <text:p text:style-name="Preformatted_20_Text">WHATSOEVER RESULTING FROM LOSS OF USE, DATA OR PROFITS, WHETHER IN AN</text:p>
      <text:p text:style-name="Preformatted_20_Text">ACTION OF CONTRACT, NEGLIGENCE OR OTHER TORTIOUS ACTION, ARISING OUT</text:p>
      <text:p text:style-name="P2"><text:soft-page-break/>OF OR IN CONNECTION WITH THE USE OR PERFORMANCE OF THIS SOFTWARE.</text:p>
      <text:p text:style-name="P59"/>
      <text:p text:style-name="Horizontal_20_Line"/>
      <text:p text:style-name="Text_20_body">The following software may be included in this product: Redland RDF Library librdf; Use of any of this software is governed by the terms of the license below:</text:p>
      <text:h text:style-name="Heading_20_2" text:outline-level="2">librdf.org </text:h>
      <text:h text:style-name="Heading_20_3" text:outline-level="3">librdf</text:h>
      <text:p text:style-name="P59"><text:a xlink:type="simple" xlink:href="#lgpl">jump to LGPL</text:a></text:p>
      <text:p text:style-name="Horizontal_20_Line"/>
      <text:p text:style-name="Text_20_body">The following software may be included in this product: regexp; Use of any of this software is governed by the terms of the license below:</text:p>
      <text:h text:style-name="Heading_20_2" text:outline-level="2">Free Software Foundation, Inc. </text:h>
      <text:h text:style-name="Heading_20_3" text:outline-level="3">regexp</text:h>
      <text:p text:style-name="P59"><text:a xlink:type="simple" xlink:href="#lgpl">jump to LGPL</text:a></text:p>
      <text:p text:style-name="Horizontal_20_Line"/>
      <text:p text:style-name="Text_20_body">The following software may be included in this product: Remote Control Wrapper; Use of any of this software is governed by the terms of the license below:</text:p>
      <text:h text:style-name="Heading_20_2" text:outline-level="2">Martin Kahr</text:h>
      <text:h text:style-name="Heading_20_3" text:outline-level="3">Remote Control Wrapper</text:h>
      <text:p text:style-name="Preformatted_20_Text"/>
      <text:p text:style-name="Preformatted_20_Text">Created by Martin Kahr under a MIT-style license. </text:p>
      <text:p text:style-name="Preformatted_20_Text">Copyright (c) 2006/2007 martinkahr.com. All rights reserved.</text:p>
      <text:p text:style-name="Preformatted_20_Text"/>
      <text:p text:style-name="Preformatted_20_Text">Permission is hereby granted, free of charge, to any person obtaining a </text:p>
      <text:p text:style-name="Preformatted_20_Text">copy of this software and associated documentation files (the "Software"),</text:p>
      <text:p text:style-name="Preformatted_20_Text">to deal in the Software without restriction, including without limitation</text:p>
      <text:p text:style-name="Preformatted_20_Text">the rights to use, copy, modify, merge, publish, distribute, sublicense,</text:p>
      <text:p text:style-name="Preformatted_20_Text">and/or sell copies of the Software, and to permit persons to whom the</text:p>
      <text:p text:style-name="Preformatted_20_Text">Software is furnished to do so, subject to the following conditions:</text:p>
      <text:p text:style-name="Preformatted_20_Text"/>
      <text:p text:style-name="Preformatted_20_Text">The above copyright notice and this permission notice shall be included</text:p>
      <text:p text:style-name="Preformatted_20_Text">in all 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text:p>
      <text:p text:style-name="Preformatted_20_Text">FITNESS FOR A PARTICULAR PURPOSE AND NONINFRINGEMENT. IN NO EVENT SHALL </text:p>
      <text:p text:style-name="Preformatted_20_Text">THE AUTHORS OR COPYRIGHT HOLDERS BE LIABLE FOR ANY CLAIM, DAMAGES OR OTHER</text:p>
      <text:p text:style-name="Preformatted_20_Text">LIABILITY, WHETHER IN AN ACTION OF CONTRACT, TORT OR OTHERWISE, ARISING FROM,</text:p>
      <text:p text:style-name="Preformatted_20_Text">OUT OF OR IN CONNECTION WITH THE SOFTWARE OR THE USE OR OTHER DEALINGS IN</text:p>
      <text:p text:style-name="Preformatted_20_Text">THE SOFTWARE.</text:p>
      <text:p text:style-name="P2"/>
      <text:p text:style-name="Horizontal_20_Line"/>
      <text:p text:style-name="Text_20_body"><text:soft-page-break/>The following software may be included in this product: Rhino; Use of any of this software is governed by the terms of the license below:</text:p>
      <text:h text:style-name="Heading_20_2" text:outline-level="2">Norris Boyd, Patrick Beard</text:h>
      <text:h text:style-name="Heading_20_3" text:outline-level="3">Rhino</text:h>
      <text:p text:style-name="P10"><text:span text:style-name="T5">MOZILLA PUBLIC LICENSE</text:span> <text:line-break/><text:span text:style-name="T4">Version 1.1</text:span> </text:p>
      <text:p text:style-name="P4"/>
      <text:p text:style-name="Text_20_body"><text:bookmark text:name="14"/><text:span text:style-name="T4">1. Definitions.</text:span> <text:bookmark text:name="1.0.11"/></text:p>
      <text:list xml:id="list269083870" text:style-name="L63">
        <text:list-header>
          <text:p text:style-name="P28"><text:span text:style-name="T4">1.0.1. "Commercial Use" </text:span>means distribution or otherwise making the Covered Code available to a third party. <text:bookmark text:name="1.13"/></text:p>
          <text:p text:style-name="P28"><text:span text:style-name="T4">1.1. ''Contributor''</text:span> means each entity that creates or contributes to the creation of Modifications. <text:bookmark text:name="1.21"/></text:p>
          <text:p text:style-name="P28"><text:span text:style-name="T4">1.2. ''Contributor Version''</text:span> means the combination of the Original Code, prior Modifications used by a Contributor, and the Modifications made by that particular Contributor. <text:bookmark text:name="1.31"/></text:p>
          <text:p text:style-name="P28"><text:span text:style-name="T4">1.3. ''Covered Code''</text:span> means the Original Code or Modifications or the combination of the Original Code and Modifications, in each case including portions thereof<text:span text:style-name="T4">.</text:span> <text:bookmark text:name="1.41"/></text:p>
          <text:p text:style-name="P28"><text:span text:style-name="T4">1.4. ''Electronic Distribution Mechanism''</text:span> means a mechanism generally accepted in the software development community for the electronic transfer of data. <text:bookmark text:name="1.51"/></text:p>
          <text:p text:style-name="P28"><text:span text:style-name="T4">1.5. ''Executable''</text:span> means Covered Code in any form other than Source Code. <text:bookmark text:name="1.61"/></text:p>
          <text:p text:style-name="P28"><text:span text:style-name="T4">1.6. ''Initial Developer''</text:span> means the individual or entity identified as the Initial Developer in the Source Code notice required by <text:span text:style-name="T4">Exhibit A</text:span>. <text:bookmark text:name="1.71"/></text:p>
          <text:p text:style-name="P28"><text:span text:style-name="T4">1.7. ''Larger Work''</text:span> means a work which combines Covered Code or portions thereof with code not governed by the terms of this License. <text:bookmark text:name="1.81"/></text:p>
          <text:p text:style-name="P28"><text:span text:style-name="T4">1.8. ''License''</text:span> means this document. <text:bookmark text:name="1.8.11"/></text:p>
          <text:p text:style-name="P28"><text:span text:style-name="T4">1.8.1. "Licensable"</text:span> means having the right to grant, to the maximum extent possible, whether at the time of the initial grant or subsequently acquired, any and all of the rights conveyed herein. <text:bookmark text:name="1.91"/></text:p>
          <text:p text:style-name="P28"><text:span text:style-name="T4">1.9. ''Modifications''</text:span> means any addition to or deletion from the substance or structure of either the Original Code or any previous Modifications. When Covered Code is released as a series of files, a Modification is: </text:p>
          <text:list>
            <text:list-header>
              <text:p text:style-name="P28"><text:span text:style-name="T4">A.</text:span> Any addition to or deletion from the contents of a file containing Original Code or previous Modifications. </text:p>
              <text:p text:style-name="P28"><text:span text:style-name="T4">B.</text:span> Any new file that contains any part of the Original Code or previous Modifications. <text:line-break/> </text:p>
            </text:list-header>
          </text:list>
          <text:p text:style-name="P28"><text:bookmark text:name="1.101"/><text:span text:style-name="T4">1.10. ''Original Code''</text:span> means Source Code of computer software code which is described in the Source Code notice required by <text:span text:style-name="T4">Exhibit A</text:span> as Original Code, and which, at the time of its release under this License is not already Covered Code governed by this License. <text:bookmark text:name="1.10.11"/></text:p>
          <text:p text:style-name="P28"><text:span text:style-name="T4">1.10.1. "Patent Claims"</text:span> means any patent claim(s), now owned or hereafter acquired, including without limitation,  method, process, and apparatus claims, in any patent Licensable by grantor. <text:bookmark text:name="1.111"/></text:p>
          <text:p text:style-name="P28"><text:span text:style-name="T4">1.11. ''Source Code''</text:span> 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text:soft-page-break/>Source Code can be in a compressed or archival form, provided the appropriate decompression or de-archiving software is widely available for no charge. <text:bookmark text:name="1.121"/></text:p>
          <text:p text:style-name="P28"><text:span text:style-name="T4">1.12. "You'' (or "Your") </text:span> 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list-header>
      </text:list>
      <text:p text:style-name="Text_20_body"><text:bookmark text:name="21"/><text:span text:style-name="T4">2. Source Code License.</text:span> <text:bookmark text:name="2.11"/></text:p>
      <text:list xml:id="list1411168422" text:style-name="L64">
        <text:list-header>
          <text:p text:style-name="P65"><text:span text:style-name="T4">2.1. The Initial Developer Grant.</text:span> <text:line-break/>The Initial Developer hereby grants You a world-wide, royalty-free, non-exclusive license, subject to third party intellectual property claims: </text:p>
          <text:list>
            <text:list-header>
              <text:p text:style-name="P29"><text:span text:style-name="T4">(a)</text:span>  under intellectual property rights (other than patent or trademark) Licensable by Initial Developer to use, reproduce, modify, display, perform, sublicense and distribute the Original Code (or portions thereof) with or without Modifications, and/or as part of a Larger Work; and </text:p>
              <text:p text:style-name="P29"><text:span text:style-name="T4">(b)</text:span> under Patents Claims infringed by the making, using or selling of Original Code, to make, have made, use, practice, sell, and offer for sale, and/or otherwise dispose of the Original Code (or portions thereof). </text:p>
              <text:list>
                <text:list-item>
                  <text:list>
                    <text:list-header>
                      <text:p text:style-name="P65">  </text:p>
                    </text:list-header>
                  </text:list>
                </text:list-item>
              </text:list>
              <text:p text:style-name="P29"><text:span text:style-name="T4">(c) </text:span>the licenses granted in this Section 2.1(a) and (b) are effective on the date Initial Developer first distributes Original Code under the terms of this License. </text:p>
              <text:p text:style-name="P29"><text:span text:style-name="T4">(d) </text:span>Notwithstanding Section 2.1(b) above, no patent license is granted: 1) for code that You delete from the Original Code; 2) separate from the Original Code;  or 3) for infringements caused by: i) the modification of the Original Code or ii) the combination of the Original Code with other software or devices. <text:line-break/> </text:p>
            </text:list-header>
          </text:list>
          <text:p text:style-name="P65"><text:bookmark text:name="2.21"/><text:span text:style-name="T4">2.2. Contributor Grant.</text:span> <text:line-break/>Subject to third party intellectual property claims, each Contributor hereby grants You a world-wide, royalty-free, non-exclusive license </text:p>
          <text:list text:continue-numbering="true">
            <text:list-header>
              <text:p text:style-name="P29">  <text:line-break/><text:span text:style-name="T4">(a)</text:span>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 </text:p>
              <text:p text:style-name="P29"><text:span text:style-name="T4">(b)</text:span> under Patent Claims infringed by the making, using, or selling of  Modifications made by that Contributor either alone and/or in<text:span text:style-name="T6">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span> </text:p>
              <text:p text:style-name="P29"><text:span text:style-name="T4">(c) </text:span>the licenses granted in Sections 2.2(a) and 2.2(b) are effective on the date Contributor first makes Commercial Use of the Covered Code. </text:p>
              <text:p text:style-name="P29"><text:span text:style-name="T4">(d) </text:span>   Notwithstanding Section 2.2(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text:soft-page-break/>Covered Code in the absence of Modifications made by that Contributor.</text:p>
            </text:list-header>
          </text:list>
        </text:list-header>
      </text:list>
      <text:p text:style-name="Text_20_body"><text:bookmark text:name="31"/><text:line-break/><text:span text:style-name="T4">3. Distribution Obligations.</text:span> <text:bookmark text:name="3.11"/></text:p>
      <text:list xml:id="list139643259" text:style-name="L65">
        <text:list-header>
          <text:p text:style-name="P30"><text:span text:style-name="T4">3.1. Application of License.</text:span> <text:line-break/>The Modifications which You create or to which You contribute are governed by the terms of this License, including without limitation Section <text:span text:style-name="T4">2.2</text:span>. The Source Code version of Covered Code may be distributed only under the terms of this License or a future version of this License released under Section <text:span text:style-name="T4">6.1</text:span>,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text:span text:style-name="T4">3.5</text:span>. <text:bookmark text:name="3.21"/></text:p>
          <text:p text:style-name="P30"><text:span text:style-name="T4">3.2. Availability of Source Code.</text:span> <text:line-break/>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 <text:bookmark text:name="3.31"/></text:p>
          <text:p text:style-name="P30"><text:span text:style-name="T4">3.3. Description of Modifications.</text:span> <text:line-break/>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 <text:bookmark text:name="3.41"/></text:p>
          <text:p text:style-name="P30"><text:span text:style-name="T4">3.4. Intellectual Property Matters</text:span> </text:p>
          <text:list>
            <text:list-header>
              <text:p text:style-name="P30"><text:span text:style-name="T4">(a) Third Party Claims</text:span>. <text:line-break/>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 </text:p>
              <text:p text:style-name="P30"><text:span text:style-name="T4">(b) Contributor APIs</text:span>. <text:line-break/>If Contributor's Modifications include an application programming interface and Contributor has knowledge of patent licenses which are reasonably necessary to implement that API, Contributor must also include this information in the LEGAL file. <text:line-break/> </text:p>
            </text:list-header>
          </text:list>
          <text:p text:style-name="P66">          <text:span text:style-name="T4">(c)    Representations.</text:span> </text:p>
          <text:list text:continue-numbering="true">
            <text:list-header>
              <text:p text:style-name="P30">Contributor represents that, except as disclosed pursuant to Section 3.4(a) above, Contributor believes that Contributor's Modifications are Contributor's original creation(s) and/or Contributor has sufficient rights to grant the rights conveyed by this License. </text:p>
            </text:list-header>
          </text:list>
          <text:p text:style-name="P30"><text:bookmark text:name="3.51"/><text:line-break/><text:span text:style-name="T4">3.5. Required Notices.</text:span> <text:line-break/><text:soft-page-break/>You must duplicate the notice in <text:span text:style-name="T4">Exhibit A</text:span>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text:span text:style-name="T4">Exhibit A</text:span>.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 <text:bookmark text:name="3.61"/></text:p>
          <text:p text:style-name="P30"><text:span text:style-name="T4">3.6. Distribution of Executable Versions.</text:span> <text:line-break/>You may distribute Covered Code in Executable form only if the requirements of Section <text:span text:style-name="T4">3.1-3.5</text:span> have been met for that Covered Code, and if You include a notice stating that the Source Code version of the Covered Code is available under the terms of this License, including a description of how and where You have fulfilled the obligations of Section <text:span text:style-name="T4">3.2</text:span>.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 <text:bookmark text:name="3.71"/></text:p>
          <text:p text:style-name="P30"><text:span text:style-name="T4">3.7. Larger Works.</text:span> <text:line-break/>You may create a Larger Work by combining Covered Code with other code not governed by the terms of this License and distribute the Larger Work as a single product. In such a case, You must make sure the requirements of this License are fulfilled for the Covered Code.</text:p>
        </text:list-header>
      </text:list>
      <text:p text:style-name="Text_20_body"><text:bookmark text:name="41"/><text:span text:style-name="T4">4. Inability to Comply Due to Statute or Regulation.</text:span> </text:p>
      <text:list xml:id="list424920770" text:style-name="L66">
        <text:list-header>
          <text:p text:style-name="P31">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LEGAL file described in Section <text:span text:style-name="T4">3.4</text:span> and must be included with all distributions of the Source Code. Except to the extent prohibited by statute or regulation, such description must be sufficiently detailed for a recipient of ordinary skill to be able to understand it. </text:p>
        </text:list-header>
      </text:list>
      <text:p text:style-name="Text_20_body"><text:bookmark text:name="51"/><text:span text:style-name="T4">5. Application of this License.</text:span> </text:p>
      <text:list xml:id="list1792369743" text:style-name="L67">
        <text:list-header>
          <text:p text:style-name="P32">This License applies to code to which the Initial Developer has attached the notice in <text:span text:style-name="T4">Exhibit A</text:span> and to related Covered Code. </text:p>
        </text:list-header>
      </text:list>
      <text:p text:style-name="Text_20_body"><text:bookmark text:name="61"/><text:span text:style-name="T4">6. Versions of the License.</text:span> <text:bookmark text:name="6.11"/></text:p>
      <text:list xml:id="list2056762035" text:style-name="L68">
        <text:list-header>
          <text:p text:style-name="P33"><text:span text:style-name="T4">6.1. New Versions</text:span>. <text:line-break/>Netscape Communications Corporation (''Netscape'') may publish revised and/or new versions of the License from time to time. Each version will be given a distinguishing version number. <text:bookmark text:name="6.21"/></text:p>
          <text:p text:style-name="P33"><text:span text:style-name="T4">6.2. Effect of New Versions</text:span>. <text:line-break/>Once Covered Code has been published under a particular version of the License, You may always continue to use it under the terms of that version. You may also choose to use such Covered Code <text:soft-page-break/>under the terms of any subsequent version of the License published by Netscape. No one other than Netscape has the right to modify the terms applicable to Covered Code created under this License. <text:bookmark text:name="6.31"/></text:p>
          <text:p text:style-name="P33"><text:span text:style-name="T4">6.3. Derivative Works</text:span>. <text:line-break/>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text:span text:style-name="T4">Exhibit A</text:span> shall not of themselves be deemed to be modifications of this License.)</text:p>
        </text:list-header>
      </text:list>
      <text:p text:style-name="Text_20_body"><text:bookmark text:name="71"/><text:span text:style-name="T4">7. DISCLAIMER OF WARRANTY.</text:span> </text:p>
      <text:list xml:id="list1562019284" text:style-name="L69">
        <text:list-header>
          <text:p text:style-name="P34">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IS AUTHORIZED HEREUNDER EXCEPT UNDER THIS DISCLAIMER. </text:p>
        </text:list-header>
      </text:list>
      <text:p text:style-name="Text_20_body"><text:bookmark text:name="81"/><text:span text:style-name="T4">8. TERMINATION.</text:span> <text:bookmark text:name="8.11"/></text:p>
      <text:list xml:id="list560567790" text:style-name="L70">
        <text:list-header>
          <text:p text:style-name="P35"><text:span text:style-name="T4">8.1.  </text:span>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 <text:bookmark text:name="8.21"/></text:p>
          <text:p text:style-name="P35"><text:span text:style-name="T4">8.2.  </text:span>If You initiate litigation by asserting a patent infringement claim (excluding declatory judgment actions) against Initial Developer or a Contributor (the Initial Developer or Contributor against whom You file such action is referred to as "Participant")  alleging that: </text:p>
          <text:p text:style-name="P35"><text:span text:style-name="T4">(a)  </text:span>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 </text:p>
          <text:p text:style-name="P35"><text:span text:style-name="T4">(b)</text:span>  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 <text:bookmark text:name="8.31"/></text:p>
          <text:p text:style-name="P35"><text:span text:style-name="T4">8.3.  </text:span>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 <text:bookmark text:name="8.41"/></text:p>
          <text:p text:style-name="P35"><text:soft-page-break/><text:span text:style-name="T4">8.4.</text:span>  In the event of termination under Sections 8.1 or 8.2 above,  all end user license agreements (excluding distributors and resellers) which have been validly granted by You or any distributor hereunder prior to termination shall survive termination.</text:p>
        </text:list-header>
      </text:list>
      <text:p text:style-name="Text_20_body"><text:bookmark text:name="91"/><text:span text:style-name="T4">9. LIMITATION OF LIABILITY.</text:span> </text:p>
      <text:list xml:id="list901601384" text:style-name="L71">
        <text:list-header>
          <text:p text:style-name="P36">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 </text:p>
        </text:list-header>
      </text:list>
      <text:p text:style-name="Text_20_body"><text:bookmark text:name="101"/><text:span text:style-name="T4">10. U.S. GOVERNMENT END USERS.</text:span> </text:p>
      <text:list xml:id="list1531209804" text:style-name="L72">
        <text:list-header>
          <text:p text:style-name="P37">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 </text:p>
        </text:list-header>
      </text:list>
      <text:p text:style-name="Text_20_body"><text:bookmark text:name="111"/><text:span text:style-name="T4">11. MISCELLANEOUS.</text:span> </text:p>
      <text:list xml:id="list231093758" text:style-name="L73">
        <text:list-header>
          <text:p text:style-name="P38">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 </text:p>
        </text:list-header>
      </text:list>
      <text:p text:style-name="Text_20_body"><text:bookmark text:name="121"/><text:span text:style-name="T4">12. RESPONSIBILITY FOR CLAIMS.</text:span> </text:p>
      <text:list xml:id="list815239863" text:style-name="L74">
        <text:list-header>
          <text:p text:style-name="P39">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 </text:p>
        </text:list-header>
      </text:list>
      <text:p text:style-name="Text_20_body"><text:bookmark text:name="131"/><text:span text:style-name="T4">13. MULTIPLE-LICENSED CODE.</text:span> </text:p>
      <text:list xml:id="list202581590" text:style-name="L75">
        <text:list-header>
          <text:p text:style-name="P40">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 </text:p>
        </text:list-header>
      </text:list>
      <text:p text:style-name="Text_20_body"><text:bookmark text:name="EXHIBIT-A1"/><text:line-break/><text:soft-page-break/><text:span text:style-name="T4">EXHIBIT A -Mozilla Public License.</text:span> </text:p>
      <text:list xml:id="list878722184" text:style-name="L76">
        <text:list-header>
          <text:p text:style-name="P41">``The contents of this file are subject to the Mozilla Public License Version 1.1 (the "License"); you may not use this file except in compliance with the License. You may obtain a copy of the License at <text:line-break/>http://www.mozilla.org/MPL/ </text:p>
          <text:p text:style-name="P41">Software distributed under the License is distributed on an "AS IS" basis, WITHOUT WARRANTY OF <text:line-break/>ANY KIND, either express or implied. See the License for the specific language governing rights and <text:line-break/>limitations under the License. </text:p>
          <text:p text:style-name="P41">The Original Code is ______________________________________. </text:p>
          <text:p text:style-name="P41">The Initial Developer of the Original Code is ________________________. Portions created by <text:line-break/> ______________________ are Copyright (C) ______ _______________________. All Rights <text:line-break/>Reserved. </text:p>
          <text:p text:style-name="P41">Contributor(s): ______________________________________. </text:p>
          <text:p text:style-name="P41">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 </text:p>
          <text:p text:style-name="P41">[NOTE: The text of this Exhibit A may differ slightly from the text of the notices in the Source Code files of the Original Code. You should use the text of this Exhibit A rather than the text found in the Original Code Source Code for Your Modifications.] </text:p>
        </text:list-header>
      </text:list>
      <text:p text:style-name="Horizontal_20_Line"/>
      <text:p text:style-name="Text_20_body">The following software may be included in this product: sRGB Profiles; Use of any of this software is governed by the terms of the license below:</text:p>
      <text:h text:style-name="Heading_20_2" text:outline-level="2">International Color Consortium</text:h>
      <text:h text:style-name="Heading_20_3" text:outline-level="3">sRGB Profiles</text:h>
      <text:p text:style-name="Text_20_body"><text:line-break/>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 </text:p>
      <text:p text:style-name="P59"/>
      <text:p text:style-name="Horizontal_20_Line"/>
      <text:p text:style-name="Text_20_body">The following software may be included in this product: Sablotron; Use of any of this software is governed by the terms of the license below:</text:p>
      <text:h text:style-name="Heading_20_2" text:outline-level="2"><text:soft-page-break/>Ginger Alliance</text:h>
      <text:h text:style-name="Heading_20_3" text:outline-level="3">Sablotron</text:h>
      <text:p text:style-name="P59"><text:a xlink:type="simple" xlink:href="#lgpl">jump to LGPL</text:a></text:p>
      <text:p text:style-name="Horizontal_20_Line"/>
      <text:p text:style-name="Text_20_body">The following software may be included in this product: SANE; Use of any of this software is governed by the terms of the license below:</text:p>
      <text:h text:style-name="Heading_20_2" text:outline-level="2">David Mosberger-Tang, Andreas Beck</text:h>
      <text:h text:style-name="Heading_20_3" text:outline-level="3">SANE</text:h>
      <text:p text:style-name="Preformatted_20_Text">/* sane - Scanner Access Now Easy.</text:p>
      <text:p text:style-name="Preformatted_20_Text"><text:s text:c="3"/>Copyright (C) 1997-1999 David Mosberger-Tang and Andreas Beck</text:p>
      <text:p text:style-name="Preformatted_20_Text"><text:s text:c="3"/>This file is part of the SANE package.</text:p>
      <text:p text:style-name="Preformatted_20_Text"/>
      <text:p text:style-name="Preformatted_20_Text"><text:s text:c="3"/>This file is in the public domain. <text:s/>You may use and modify it as</text:p>
      <text:p text:style-name="Preformatted_20_Text"><text:s text:c="3"/>you see fit, as long as this copyright message is included and</text:p>
      <text:p text:style-name="Preformatted_20_Text"><text:s text:c="3"/>that there is an indication as to what modifications have been</text:p>
      <text:p text:style-name="Preformatted_20_Text"><text:s text:c="3"/>made (if any).</text:p>
      <text:p text:style-name="Preformatted_20_Text"/>
      <text:p text:style-name="Preformatted_20_Text"><text:s text:c="3"/>SANE is distributed in the hope that it will be useful, but WITHOUT</text:p>
      <text:p text:style-name="Preformatted_20_Text"><text:s text:c="3"/>ANY WARRANTY; without even the implied warranty of MERCHANTABILITY or</text:p>
      <text:p text:style-name="Preformatted_20_Text"><text:s text:c="3"/>FITNESS FOR A PARTICULAR PURPOSE.</text:p>
      <text:p text:style-name="Preformatted_20_Text"/>
      <text:p text:style-name="Preformatted_20_Text"><text:s text:c="3"/>This file declares SANE application interface. <text:s/>See the SANE</text:p>
      <text:p text:style-name="P2"><text:s text:c="3"/>standard for a detailed explanation of the interface. <text:s/>*/</text:p>
      <text:p text:style-name="P59"/>
      <text:p text:style-name="Horizontal_20_Line"/>
      <text:p text:style-name="Text_20_body">The following software may be included in this product: Saxon (B); Use of any of this software is governed by the terms of the license below:</text:p>
      <text:h text:style-name="Heading_20_2" text:outline-level="2">Michael Kay</text:h>
      <text:h text:style-name="Heading_20_3" text:outline-level="3">Saxon (B)</text:h>
      <text:p text:style-name="P59"><text:a xlink:type="simple" xlink:href="#mpllic">jump to MPL 1.1</text:a></text:p>
      <text:p text:style-name="Horizontal_20_Line"/>
      <text:p text:style-name="Text_20_body">The following software may be included in this product: Stax API; Use of any of this software is governed by the terms of the license below:</text:p>
      <text:h text:style-name="Heading_20_2" text:outline-level="2">stax.codehouse.org</text:h>
      <text:h text:style-name="Heading_20_3" text:outline-level="3">Stax</text:h>
      <text:p text:style-name="Preformatted_20_Text"><text:s text:c="33"/>Apache License</text:p>
      <text:p text:style-name="Preformatted_20_Text"><text:s text:c="27"/>Version 2.0, January 2004</text:p>
      <text:p text:style-name="Preformatted_20_Text"><text:s text:c="24"/>http://www.apache.org/licenses/</text:p>
      <text:p text:style-name="Preformatted_20_Text"/>
      <text:p text:style-name="Preformatted_20_Text"><text:s text:c="3"/>TERMS AND CONDITIONS FOR USE, REPRODUCTION, AND DISTRIBUTION</text:p>
      <text:p text:style-name="Preformatted_20_Text"><text:soft-page-break/></text:p>
      <text:p text:style-name="Preformatted_20_Text"><text:s text:c="3"/>1. Definitions.</text:p>
      <text:p text:style-name="Preformatted_20_Text"/>
      <text:p text:style-name="Preformatted_20_Text"><text:s text:c="6"/>"License" shall mean the terms and conditions for use, reproduction,</text:p>
      <text:p text:style-name="Preformatted_20_Text"><text:s text:c="6"/>and distribution as defined by Sections 1 through 9 of this document.</text:p>
      <text:p text:style-name="Preformatted_20_Text"/>
      <text:p text:style-name="Preformatted_20_Text"><text:s text:c="6"/>"Licensor" shall mean the copyright owner or entity authorized by</text:p>
      <text:p text:style-name="Preformatted_20_Text"><text:s text:c="6"/>the copyright owner that is granting the License.</text:p>
      <text:p text:style-name="Preformatted_20_Text"/>
      <text:p text:style-name="Preformatted_20_Text"><text:s text:c="6"/>"Legal Entity" shall mean the union of the acting entity and all</text:p>
      <text:p text:style-name="Preformatted_20_Text"><text:s text:c="6"/>other entities that control, are controlled by, or are under common</text:p>
      <text:p text:style-name="Preformatted_20_Text"><text:s text:c="6"/>control with that entity. For the purposes of this definition,</text:p>
      <text:p text:style-name="Preformatted_20_Text"><text:s text:c="6"/>"control" means (i) the power, direct or indirect, to cause the</text:p>
      <text:p text:style-name="Preformatted_20_Text"><text:s text:c="6"/>direction or management of such entity, whether by contract or</text:p>
      <text:p text:style-name="Preformatted_20_Text"><text:s text:c="6"/>otherwise, or (ii) ownership of fifty percent (50%) or more of the</text:p>
      <text:p text:style-name="Preformatted_20_Text"><text:s text:c="6"/>outstanding shares, or (iii) beneficial ownership of such entity.</text:p>
      <text:p text:style-name="Preformatted_20_Text"/>
      <text:p text:style-name="Preformatted_20_Text"><text:s text:c="6"/>"You" (or "Your") shall mean an individual or Legal Entity</text:p>
      <text:p text:style-name="Preformatted_20_Text"><text:s text:c="6"/>exercising permissions granted by this License.</text:p>
      <text:p text:style-name="Preformatted_20_Text"/>
      <text:p text:style-name="Preformatted_20_Text"><text:s text:c="6"/>"Source" form shall mean the preferred form for making modifications,</text:p>
      <text:p text:style-name="Preformatted_20_Text"><text:s text:c="6"/>including but not limited to software source code, documentation</text:p>
      <text:p text:style-name="Preformatted_20_Text"><text:s text:c="6"/>source, and configuration files.</text:p>
      <text:p text:style-name="Preformatted_20_Text"/>
      <text:p text:style-name="Preformatted_20_Text"><text:s text:c="6"/>"Object" form shall mean any form resulting from mechanical</text:p>
      <text:p text:style-name="Preformatted_20_Text"><text:s text:c="6"/>transformation or translation of a Source form, including but</text:p>
      <text:p text:style-name="Preformatted_20_Text"><text:s text:c="6"/>not limited to compiled object code, generated documentation,</text:p>
      <text:p text:style-name="Preformatted_20_Text"><text:s text:c="6"/>and conversions to other media types.</text:p>
      <text:p text:style-name="Preformatted_20_Text"/>
      <text:p text:style-name="Preformatted_20_Text"><text:s text:c="6"/>"Work" shall mean the work of authorship, whether in Source or</text:p>
      <text:p text:style-name="Preformatted_20_Text"><text:s text:c="6"/>Object form, made available under the License, as indicated by a</text:p>
      <text:p text:style-name="Preformatted_20_Text"><text:s text:c="6"/>copyright notice that is included in or attached to the work</text:p>
      <text:p text:style-name="Preformatted_20_Text"><text:s text:c="6"/>(an example is provided in the Appendix below).</text:p>
      <text:p text:style-name="Preformatted_20_Text"/>
      <text:p text:style-name="Preformatted_20_Text"><text:s text:c="6"/>"Derivative Works" shall mean any work, whether in Source or Object</text:p>
      <text:p text:style-name="Preformatted_20_Text"><text:s text:c="6"/>form, that is based on (or derived from) the Work and for which the</text:p>
      <text:p text:style-name="Preformatted_20_Text"><text:s text:c="6"/>editorial revisions, annotations, elaborations, or other modifications</text:p>
      <text:p text:style-name="Preformatted_20_Text"><text:s text:c="6"/>represent, as a whole, an original work of authorship. For the purposes</text:p>
      <text:p text:style-name="Preformatted_20_Text"><text:s text:c="6"/>of this License, Derivative Works shall not include works that remain</text:p>
      <text:p text:style-name="Preformatted_20_Text"><text:s text:c="6"/>separable from, or merely link (or bind by name) to the interfaces of,</text:p>
      <text:p text:style-name="Preformatted_20_Text"><text:s text:c="6"/>the Work and Derivative Works thereof.</text:p>
      <text:p text:style-name="Preformatted_20_Text"/>
      <text:p text:style-name="Preformatted_20_Text"><text:s text:c="6"/>"Contribution" shall mean any work of authorship, including</text:p>
      <text:p text:style-name="Preformatted_20_Text"><text:s text:c="6"/>the original version of the Work and any modifications or additions</text:p>
      <text:p text:style-name="Preformatted_20_Text"><text:s text:c="6"/>to that Work or Derivative Works thereof, that is intentionally</text:p>
      <text:p text:style-name="Preformatted_20_Text"><text:s text:c="6"/>submitted to Licensor for inclusion in the Work by the copyright owner</text:p>
      <text:p text:style-name="Preformatted_20_Text"><text:s text:c="6"/>or by an individual or Legal Entity authorized to submit on behalf of</text:p>
      <text:p text:style-name="Preformatted_20_Text"><text:s text:c="6"/>the copyright owner. For the purposes of this definition, "submitted"</text:p>
      <text:p text:style-name="Preformatted_20_Text"><text:s text:c="6"/>means any form of electronic, verbal, or written communication sent</text:p>
      <text:p text:style-name="Preformatted_20_Text"><text:s text:c="6"/>to the Licensor or its representatives, including but not limited to</text:p>
      <text:p text:style-name="Preformatted_20_Text"><text:s text:c="6"/>communication on electronic mailing lists, source code control systems,</text:p>
      <text:p text:style-name="Preformatted_20_Text"><text:s text:c="6"/>and issue tracking systems that are managed by, or on behalf of, the</text:p>
      <text:p text:style-name="Preformatted_20_Text"><text:s text:c="6"/>Licensor for the purpose of discussing and improving the Work, but</text:p>
      <text:p text:style-name="Preformatted_20_Text"><text:s text:c="6"/>excluding communication that is conspicuously marked or otherwise</text:p>
      <text:p text:style-name="Preformatted_20_Text"><text:s text:c="6"/>designated in writing by the copyright owner as "Not a Contribution."</text:p>
      <text:p text:style-name="Preformatted_20_Text"/>
      <text:p text:style-name="Preformatted_20_Text"><text:s text:c="6"/>"Contributor" shall mean Licensor and any individual or Legal Entity</text:p>
      <text:p text:style-name="Preformatted_20_Text"><text:s text:c="6"/>on behalf of whom a Contribution has been received by Licensor and</text:p>
      <text:p text:style-name="Preformatted_20_Text"><text:s text:c="6"/>subsequently incorporated within the Work.</text:p>
      <text:p text:style-name="Preformatted_20_Text"/>
      <text:p text:style-name="Preformatted_20_Text"><text:s text:c="3"/>2. Grant of Copyrigh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copyright license to reproduce, prepare Derivative Works of,</text:p>
      <text:p text:style-name="Preformatted_20_Text"><text:soft-page-break/><text:s text:c="6"/>publicly display, publicly perform, sublicense, and distribute the</text:p>
      <text:p text:style-name="Preformatted_20_Text"><text:s text:c="6"/>Work and such Derivative Works in Source or Object form.</text:p>
      <text:p text:style-name="Preformatted_20_Text"/>
      <text:p text:style-name="Preformatted_20_Text"><text:s text:c="3"/>3. Grant of Paten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except as stated in this section) patent license to make, have made,</text:p>
      <text:p text:style-name="Preformatted_20_Text"><text:s text:c="6"/>use, offer to sell, sell, import, and otherwise transfer the Work,</text:p>
      <text:p text:style-name="Preformatted_20_Text"><text:s text:c="6"/>where such license applies only to those patent claims licensable</text:p>
      <text:p text:style-name="Preformatted_20_Text"><text:s text:c="6"/>by such Contributor that are necessarily infringed by their</text:p>
      <text:p text:style-name="Preformatted_20_Text"><text:s text:c="6"/>Contribution(s) alone or by combination of their Contribution(s)</text:p>
      <text:p text:style-name="Preformatted_20_Text"><text:s text:c="6"/>with the Work to which such Contribution(s) was submitted. If You</text:p>
      <text:p text:style-name="Preformatted_20_Text"><text:s text:c="6"/>institute patent litigation against any entity (including a</text:p>
      <text:p text:style-name="Preformatted_20_Text"><text:s text:c="6"/>cross-claim or counterclaim in a lawsuit) alleging that the Work</text:p>
      <text:p text:style-name="Preformatted_20_Text"><text:s text:c="6"/>or a Contribution incorporated within the Work constitutes direct</text:p>
      <text:p text:style-name="Preformatted_20_Text"><text:s text:c="6"/>or contributory patent infringement, then any patent licenses</text:p>
      <text:p text:style-name="Preformatted_20_Text"><text:s text:c="6"/>granted to You under this License for that Work shall terminate</text:p>
      <text:p text:style-name="Preformatted_20_Text"><text:s text:c="6"/>as of the date such litigation is filed.</text:p>
      <text:p text:style-name="Preformatted_20_Text"/>
      <text:p text:style-name="Preformatted_20_Text"><text:s text:c="3"/>4. Redistribution. You may reproduce and distribute copies of the</text:p>
      <text:p text:style-name="Preformatted_20_Text"><text:s text:c="6"/>Work or Derivative Works thereof in any medium, with or without</text:p>
      <text:p text:style-name="Preformatted_20_Text"><text:s text:c="6"/>modifications, and in Source or Object form, provided that You</text:p>
      <text:p text:style-name="Preformatted_20_Text"><text:s text:c="6"/>meet the following conditions:</text:p>
      <text:p text:style-name="Preformatted_20_Text"/>
      <text:p text:style-name="Preformatted_20_Text"><text:s text:c="6"/>(a) You must give any other recipients of the Work or</text:p>
      <text:p text:style-name="Preformatted_20_Text"><text:s text:c="10"/>Derivative Works a copy of this License; and</text:p>
      <text:p text:style-name="Preformatted_20_Text"/>
      <text:p text:style-name="Preformatted_20_Text"><text:s text:c="6"/>(b) You must cause any modified files to carry prominent notices</text:p>
      <text:p text:style-name="Preformatted_20_Text"><text:s text:c="10"/>stating that You changed the files; and</text:p>
      <text:p text:style-name="Preformatted_20_Text"/>
      <text:p text:style-name="Preformatted_20_Text"><text:s text:c="6"/>(c) You must retain, in the Source form of any Derivative Works</text:p>
      <text:p text:style-name="Preformatted_20_Text"><text:s text:c="10"/>that You distribute, all copyright, patent, trademark, and</text:p>
      <text:p text:style-name="Preformatted_20_Text"><text:s text:c="10"/>attribution notices from the Source form of the Work,</text:p>
      <text:p text:style-name="Preformatted_20_Text"><text:s text:c="10"/>excluding those notices that do not pertain to any part of</text:p>
      <text:p text:style-name="Preformatted_20_Text"><text:s text:c="10"/>the Derivative Works; and</text:p>
      <text:p text:style-name="Preformatted_20_Text"/>
      <text:p text:style-name="Preformatted_20_Text"><text:s text:c="6"/>(d) If the Work includes a "NOTICE" text file as part of its</text:p>
      <text:p text:style-name="Preformatted_20_Text"><text:s text:c="10"/>distribution, then any Derivative Works that You distribute must</text:p>
      <text:p text:style-name="Preformatted_20_Text"><text:s text:c="10"/>include a readable copy of the attribution notices contained</text:p>
      <text:p text:style-name="Preformatted_20_Text"><text:s text:c="10"/>within such NOTICE file, excluding those notices that do not</text:p>
      <text:p text:style-name="Preformatted_20_Text"><text:s text:c="10"/>pertain to any part of the Derivative Works, in at least one</text:p>
      <text:p text:style-name="Preformatted_20_Text"><text:s text:c="10"/>of the following places: within a NOTICE text file distributed</text:p>
      <text:p text:style-name="Preformatted_20_Text"><text:s text:c="10"/>as part of the Derivative Works; within the Source form or</text:p>
      <text:p text:style-name="Preformatted_20_Text"><text:s text:c="10"/>documentation, if provided along with the Derivative Works; or,</text:p>
      <text:p text:style-name="Preformatted_20_Text"><text:s text:c="10"/>within a display generated by the Derivative Works, if and</text:p>
      <text:p text:style-name="Preformatted_20_Text"><text:s text:c="10"/>wherever such third-party notices normally appear. The contents</text:p>
      <text:p text:style-name="Preformatted_20_Text"><text:s text:c="10"/>of the NOTICE file are for informational purposes only and</text:p>
      <text:p text:style-name="Preformatted_20_Text"><text:s text:c="10"/>do not modify the License. You may add Your own attribution</text:p>
      <text:p text:style-name="Preformatted_20_Text"><text:s text:c="10"/>notices within Derivative Works that You distribute, alongside</text:p>
      <text:p text:style-name="Preformatted_20_Text"><text:s text:c="10"/>or as an addendum to the NOTICE text from the Work, provided</text:p>
      <text:p text:style-name="Preformatted_20_Text"><text:s text:c="10"/>that such additional attribution notices cannot be construed</text:p>
      <text:p text:style-name="Preformatted_20_Text"><text:s text:c="10"/>as modifying the License.</text:p>
      <text:p text:style-name="Preformatted_20_Text"/>
      <text:p text:style-name="Preformatted_20_Text"><text:s text:c="6"/>You may add Your own copyright statement to Your modifications and</text:p>
      <text:p text:style-name="Preformatted_20_Text"><text:s text:c="6"/>may provide additional or different license terms and conditions</text:p>
      <text:p text:style-name="Preformatted_20_Text"><text:s text:c="6"/>for use, reproduction, or distribution of Your modifications, or</text:p>
      <text:p text:style-name="Preformatted_20_Text"><text:s text:c="6"/>for any such Derivative Works as a whole, provided Your use,</text:p>
      <text:p text:style-name="Preformatted_20_Text"><text:s text:c="6"/>reproduction, and distribution of the Work otherwise complies with</text:p>
      <text:p text:style-name="Preformatted_20_Text"><text:s text:c="6"/>the conditions stated in this License.</text:p>
      <text:p text:style-name="Preformatted_20_Text"/>
      <text:p text:style-name="Preformatted_20_Text"><text:s text:c="3"/>5. Submission of Contributions. Unless You explicitly state otherwise,</text:p>
      <text:p text:style-name="Preformatted_20_Text"><text:s text:c="6"/>any Contribution intentionally submitted for inclusion in the Work</text:p>
      <text:p text:style-name="Preformatted_20_Text"><text:s text:c="6"/>by You to the Licensor shall be under the terms and conditions of</text:p>
      <text:p text:style-name="Preformatted_20_Text"><text:s text:c="6"/>this License, without any additional terms or conditions.</text:p>
      <text:p text:style-name="Preformatted_20_Text"><text:soft-page-break/><text:s text:c="6"/>Notwithstanding the above, nothing herein shall supersede or modify</text:p>
      <text:p text:style-name="Preformatted_20_Text"><text:s text:c="6"/>the terms of any separate license agreement you may have executed</text:p>
      <text:p text:style-name="Preformatted_20_Text"><text:s text:c="6"/>with Licensor regarding such Contributions.</text:p>
      <text:p text:style-name="Preformatted_20_Text"/>
      <text:p text:style-name="Preformatted_20_Text"><text:s text:c="3"/>6. Trademarks. This License does not grant permission to use the trade</text:p>
      <text:p text:style-name="Preformatted_20_Text"><text:s text:c="6"/>names, trademarks, service marks, or product names of the Licensor,</text:p>
      <text:p text:style-name="Preformatted_20_Text"><text:s text:c="6"/>except as required for reasonable and customary use in describing the</text:p>
      <text:p text:style-name="Preformatted_20_Text"><text:s text:c="6"/>origin of the Work and reproducing the content of the NOTICE file.</text:p>
      <text:p text:style-name="Preformatted_20_Text"/>
      <text:p text:style-name="Preformatted_20_Text"><text:s text:c="3"/>7. Disclaimer of Warranty. Unless required by applicable law or</text:p>
      <text:p text:style-name="Preformatted_20_Text"><text:s text:c="6"/>agreed to in writing, Licensor provides the Work (and each</text:p>
      <text:p text:style-name="Preformatted_20_Text"><text:s text:c="6"/>Contributor provides its Contributions) on an "AS IS" BASIS,</text:p>
      <text:p text:style-name="Preformatted_20_Text"><text:s text:c="6"/>WITHOUT WARRANTIES OR CONDITIONS OF ANY KIND, either express or</text:p>
      <text:p text:style-name="Preformatted_20_Text"><text:s text:c="6"/>implied, including, without limitation, any warranties or conditions</text:p>
      <text:p text:style-name="Preformatted_20_Text"><text:s text:c="6"/>of TITLE, NON-INFRINGEMENT, MERCHANTABILITY, or FITNESS FOR A</text:p>
      <text:p text:style-name="Preformatted_20_Text"><text:s text:c="6"/>PARTICULAR PURPOSE. You are solely responsible for determining the</text:p>
      <text:p text:style-name="Preformatted_20_Text"><text:s text:c="6"/>appropriateness of using or redistributing the Work and assume any</text:p>
      <text:p text:style-name="Preformatted_20_Text"><text:s text:c="6"/>risks associated with Your exercise of permissions under this License.</text:p>
      <text:p text:style-name="Preformatted_20_Text"/>
      <text:p text:style-name="Preformatted_20_Text"><text:s text:c="3"/>8. Limitation of Liability. In no event and under no legal theory,</text:p>
      <text:p text:style-name="Preformatted_20_Text"><text:s text:c="6"/>whether in tort (including negligence), contract, or otherwise,</text:p>
      <text:p text:style-name="Preformatted_20_Text"><text:s text:c="6"/>unless required by applicable law (such as deliberate and grossly</text:p>
      <text:p text:style-name="Preformatted_20_Text"><text:s text:c="6"/>negligent acts) or agreed to in writing, shall any Contributor be</text:p>
      <text:p text:style-name="Preformatted_20_Text"><text:s text:c="6"/>liable to You for damages, including any direct, indirect, special,</text:p>
      <text:p text:style-name="Preformatted_20_Text"><text:s text:c="6"/>incidental, or consequential damages of any character arising as a</text:p>
      <text:p text:style-name="Preformatted_20_Text"><text:s text:c="6"/>result of this License or out of the use or inability to use the</text:p>
      <text:p text:style-name="Preformatted_20_Text"><text:s text:c="6"/>Work (including but not limited to damages for loss of goodwill,</text:p>
      <text:p text:style-name="Preformatted_20_Text"><text:s text:c="6"/>work stoppage, computer failure or malfunction, or any and all</text:p>
      <text:p text:style-name="Preformatted_20_Text"><text:s text:c="6"/>other commercial damages or losses), even if such Contributor</text:p>
      <text:p text:style-name="Preformatted_20_Text"><text:s text:c="6"/>has been advised of the possibility of such damages.</text:p>
      <text:p text:style-name="Preformatted_20_Text"/>
      <text:p text:style-name="Preformatted_20_Text"><text:s text:c="3"/>9. Accepting Warranty or Additional Liability. While redistributing</text:p>
      <text:p text:style-name="Preformatted_20_Text"><text:s text:c="6"/>the Work or Derivative Works thereof, You may choose to offer,</text:p>
      <text:p text:style-name="Preformatted_20_Text"><text:s text:c="6"/>and charge a fee for, acceptance of support, warranty, indemnity,</text:p>
      <text:p text:style-name="Preformatted_20_Text"><text:s text:c="6"/>or other liability obligations and/or rights consistent with this</text:p>
      <text:p text:style-name="Preformatted_20_Text"><text:s text:c="6"/>License. However, in accepting such obligations, You may act only</text:p>
      <text:p text:style-name="Preformatted_20_Text"><text:s text:c="6"/>on Your own behalf and on Your sole responsibility, not on behalf</text:p>
      <text:p text:style-name="Preformatted_20_Text"><text:s text:c="6"/>of any other Contributor, and only if You agree to indemnify,</text:p>
      <text:p text:style-name="Preformatted_20_Text"><text:s text:c="6"/>defend, and hold each Contributor harmless for any liability</text:p>
      <text:p text:style-name="Preformatted_20_Text"><text:s text:c="6"/>incurred by, or claims asserted against, such Contributor by reason</text:p>
      <text:p text:style-name="Preformatted_20_Text"><text:s text:c="6"/>of your accepting any such warranty or additional liability.</text:p>
      <text:p text:style-name="Preformatted_20_Text"/>
      <text:p text:style-name="Preformatted_20_Text"><text:s text:c="3"/>END OF TERMS AND CONDITIONS</text:p>
      <text:p text:style-name="Preformatted_20_Text"/>
      <text:p text:style-name="Preformatted_20_Text"><text:s text:c="3"/>APPENDIX: How to apply the Apache License to your work.</text:p>
      <text:p text:style-name="Preformatted_20_Text"/>
      <text:p text:style-name="Preformatted_20_Text"><text:s text:c="6"/>To apply the Apache License to your work, attach the following</text:p>
      <text:p text:style-name="Preformatted_20_Text"><text:s text:c="6"/>boilerplate notice, with the fields enclosed by brackets "[]"</text:p>
      <text:p text:style-name="Preformatted_20_Text"><text:s text:c="6"/>replaced with your own identifying information. (Don't include</text:p>
      <text:p text:style-name="Preformatted_20_Text"><text:s text:c="6"/>the brackets!) <text:s/>The text should be enclosed in the appropriate</text:p>
      <text:p text:style-name="Preformatted_20_Text"><text:s text:c="6"/>comment syntax for the file format. We also recommend that a</text:p>
      <text:p text:style-name="Preformatted_20_Text"><text:s text:c="6"/>file or class name and description of purpose be included on the</text:p>
      <text:p text:style-name="Preformatted_20_Text"><text:s text:c="6"/>same "printed page" as the copyright notice for easier</text:p>
      <text:p text:style-name="Preformatted_20_Text"><text:s text:c="6"/>identification within third-party archives.</text:p>
      <text:p text:style-name="Preformatted_20_Text"/>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http://www.apache.org/licenses/LICENSE-2.0</text:p>
      <text:p text:style-name="Preformatted_20_Text"/>
      <text:p text:style-name="Preformatted_20_Text"><text:s text:c="3"/>Unless required by applicable law or agreed to in writing, software</text:p>
      <text:p text:style-name="Preformatted_20_Text"><text:soft-page-break/><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reformatted_20_Text"><text:s text:c="3"/>limitations under the License.</text:p>
      <text:p text:style-name="P2"/>
      <text:p text:style-name="Horizontal_20_Line"/>
      <text:p text:style-name="Text_20_body">The following software may be included in this product:STLport; Use of any of this software is governed by the terms of the license below:</text:p>
      <text:h text:style-name="Heading_20_2" text:outline-level="2">Boris Fomitchev</text:h>
      <text:h text:style-name="Heading_20_3" text:outline-level="3">STLport</text:h>
      <text:h text:style-name="Heading_20_4" text:outline-level="4">License Agreement</text:h>
      <text:p text:style-name="Text_20_body"><text:span text:style-name="T4">Boris Fomitchev</text:span> grants <text:span text:style-name="T4">Licensee</text:span> a non-exclusive, non-transferable, royalty-free license to use <text:span text:style-name="T4">STLport</text:span> and its documentation without fee.<text:line-break/><text:line-break/>By downloading, using, or copying <text:span text:style-name="T4">STLport</text:span> or any portion thereof,  <text:span text:style-name="T4">Licensee</text:span> agrees to abide by the intellectual property laws and all other applicable laws of the United States of America, and to all of the terms and conditions of this Agreement.<text:line-break/><text:line-break/><text:span text:style-name="T4">Licensee</text:span> shall maintain the following copyright and permission  notices on <text:span text:style-name="T4">STLport </text:span>sources and its documentation unchanged :</text:p>
      <text:p text:style-name="Text_20_body"><text:span text:style-name="T4">Copyright 1999,2000 Boris Fomitchev</text:span><text:line-break/><text:line-break/>This material is provided "as is", with absolutely no warranty expressed or implied. Any use is at your own risk.<text:line-break/>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 </text:p>
      <text:p text:style-name="Text_20_body">The <text:span text:style-name="T4">Licensee</text:span> may distribute binaries compiled with <text:span text:style-name="T4">STLport</text:span> (whether original or modified) without any royalties or restrictions.</text:p>
      <text:p text:style-name="Text_20_body">The <text:span text:style-name="T4">Licensee</text:span> may distribute original or modified <text:span text:style-name="T4">STLport</text:span> sources, provided that:</text:p>
      <text:list xml:id="list701638681" text:style-name="L77">
        <text:list-item>
          <text:p text:style-name="P67">The conditions indicated in the above permission notice are met; </text:p>
        </text:list-item>
        <text:list-item>
          <text:p text:style-name="P42">The following copyright notices are retained when present, and conditions provided in accompanying permission notices are met : </text:p>
        </text:list-item>
      </text:list>
      <text:p text:style-name="P11">Copyright 1994 Hewlett-Packard Company</text:p>
      <text:p text:style-name="P11">Copyright 1996,97 Silicon Graphics Computer Systems, Inc.</text:p>
      <text:p text:style-name="P11">Copyright 1997 Moscow Center for SPARC Technology.</text:p>
      <text:p text:style-name="P6">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6">Permission to use, copy, modify, distribute and sell this software and its documentation for any purpose is hereby <text:soft-page-break/>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text:span text:style-name="T7">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SPARC Technology  makes no representations about the suitability of this software for any purpose. It is provided "as is" without express or implied warranty.</text:span> </text:p>
      <text:p text:style-name="Horizontal_20_Line"/>
      <text:p text:style-name="Text_20_body">The following software may be included in this product: Italian Thesaurus; Use of any of this software is governed by the terms of the license below:</text:p>
      <text:h text:style-name="Heading_20_2" text:outline-level="2">Daniela Volta, Davide Prina</text:h>
      <text:h text:style-name="Heading_20_3" text:outline-level="3">Italian Thesaurus</text:h>
      <text:p text:style-name="P59"><text:line-break/><text:a xlink:type="simple" xlink:href="#gpl">Jump to GPL</text:a></text:p>
      <text:p text:style-name="Horizontal_20_Line"/>
      <text:p text:style-name="Text_20_body">The following software may be included in this product: Nepali thesaurus dictionary; Use of any of this software is governed by the terms of the license below:</text:p>
      <text:h text:style-name="Heading_20_2" text:outline-level="2">NepaLinux.org</text:h>
      <text:h text:style-name="Heading_20_3" text:outline-level="3">Nepali thesaurus dictionary (LGPL v2.1)</text:h>
      <text:p text:style-name="P59"><text:line-break/><text:a xlink:type="simple" xlink:href="#lgpl">jump to GNU Lesser General Public License</text:a></text:p>
      <text:p text:style-name="Horizontal_20_Line"/>
      <text:p text:style-name="Text_20_body">The following software may be included in this product: Italian Thesaurus; Use of any of this software is governed by the terms of the license below:</text:p>
      <text:h text:style-name="Heading_20_2" text:outline-level="2">Daniela Volta, Davide Prina</text:h>
      <text:h text:style-name="Heading_20_3" text:outline-level="3">Sownik synonimw v. 1, (Polish Thesaurus)</text:h>
      <text:p text:style-name="P59"><text:line-break/>Open Software License v. 2.1 <text:line-break/>This Open Software License (the "License") applies to any original work of authorship (the "Original Work") whose owner (the "Licensor") has placed the following notice immediately following the copyright notice for the Original Work: <text:line-break/>Licensed under the Open Software License version 2.1 <text:line-break/>1) Grant of Copyright License. Licensor hereby grants You a world-wide, royalty-free, non-exclusive, perpetual, sublicenseable license to do the following: <text:line-break/>* to reproduce the Original Work in copies; <text:line-break/>* to prepare derivative works ("Derivative Works") based upon the Original Work; <text:line-break/>* to distribute copies of the Original Work and Derivative Works to the <text:line-break/>public, with the proviso that copies of Original Work or Derivative Works that You distribute shall be <text:soft-page-break/>licensed under the Open Software License; * to perform the Original Work publicly; and <text:line-break/>* to display the Original Work publicly. <text:line-break/>2) Grant of Patent License. Licensor hereby grants You a world-wide, royalty-free, non-exclusive, perpetual, sublicenseable license, under patent claims owned or controlled by the Licensor that are embodied in the Original Work as furnished by the Licensor, to make, use, sell and offer for sale the Original Work and Derivative Works. <text:line-break/>3) Grant of Source Code License. The term "Source Code" means the preferred form of the Original Work for making modifications to it and all available documentation describing how to modify the Original Work. Licensor hereby agrees to provide a machine-readable copy of the Source Code of the Original Work along with each copy of the Original Work that Licensor distributes. Licensor reserves the right to satisfy this obligation by placing a machine-readable copy of the Source Code in an information repository reasonably calculated to permit inexpensive and convenient access by You for as long as Licensor continues to distribute the Original Work, and by publishing the address of that information repository in a notice immediately following the copyright notice that applies to the Original Work. <text:line-break/>4) Exclusions From License Grant. Neither the names of Licensor, nor the names of any contributors to the Original Work, nor any of their trademarks or service marks, may be used to endorse or promote products derived from this Original Work without express prior written permission of the Licensor. Nothing in this License shall be deemed to grant any rights to trademarks, copyrights, patents, trade secrets or any other intellectual property of Licensor except as expressly stated herein. No patent license is granted to make, use, sell or offer to sell embodiments of any patent claims other than the licensed claims defined in Section 2. No right is granted to the trademarks of Licensor even if such marks are included in the Original Work. Nothing in this License shall be interpreted to prohibit Licensor from licensing under different terms from this License any Original Work that Licensor otherwise would have a right to license. <text:line-break/>5) External Deployment. The term "External Deployment" means the use or distribution of the Original Work or Derivative Works in any way such that the Original Work or Derivative Works may be used by anyone other than You, whether the Original Work or Derivative Works are distributed to those persons or made available as an application intended for use over a computer network. As an express condition for the grants of license hereunder, You agree that any External Deployment by You of a Derivative Work shall be deemed a distribution and shall be licensed to all under the terms of this License, as prescribed in section 1(c) herein. <text:line-break/>6) Attribution Rights. You must retain, in the Source Code of any Derivative Works that You create, all copyright, patent or trademark notices from the Source Code of the Original Work, as well as any notices of licensing and any descriptive text identified therein as an "Attribution Notice." You must cause the Source Code for any Derivative Works that You create to carry a prominent Attribution Notice reasonably calculated to inform recipients that You have modified the Original Work. <text:line-break/>7) Warranty of Provenance and Disclaimer of Warranty. Licensor warrants that the copyright in and to the Original Work and the patent rights granted herein by Licensor are owned by the Licensor or are sublicensed to You under the terms of this License with the permission of the contributor(s) of those copyrights and patent rights. Except as expressly stated in the immediately proceeding sentence, the Original Work is provided under this License on an "AS IS" BASIS and WITHOUT WARRANTY, either express or implied, including, without limitation, the warranties of NON-INFRINGEMENT, MERCHANTABILITY or FITNESS FOR A PARTICULAR PURPOSE. THE ENTIRE RISK AS TO THE QUALITY OF THE ORIGINAL WORK IS WITH YOU. This DISCLAIMER OF WARRANTY constitutes an essential part of this License. No license to Original Work is granted hereunder except under this disclaimer. <text:line-break/>8) Limitation of Liability. Under no circumstances and under no legal theory, whether in tort (including negligence), contract, or otherwise, shall the Licensor be liable to any person for any direct, indirect,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liability for death or personal injury resulting from Licensor's negligence to the extent applicable law prohibits such limitation. Some jurisdictions do not allow the exclusion or limitation of incidental or consequential damages, so this exclusion and limitation may not apply to You. <text:line-break/>9) Acceptance and Termination. If You distribute copies of the Original Work or a Derivative Work, You must make a reasonable effort under the circumstances to obtain the express assent of recipients to the terms of this <text:soft-page-break/>License. Nothing else but this License (or another written agreement between Licensor and You) grants You permission to create Derivative Works based upon the Original Work or to exercise any of the rights granted in Section 1 herein, and any attempt to do so except under the terms of this License (or another written agreement between Licensor and You) is expressly prohibited by U.S. copyright law, the equivalent laws of other countries, and by international treaty. Therefore, by exercising any of the rights granted to You in Section 1 herein, You indicate Your acceptance of this License and all of its terms and conditions. This License shall terminate immediately and you may no longer exercise any of the rights granted to You by this License upon Your failure to honor the proviso in Section 1(c) herein. <text:line-break/>10) Termination for Patent Action. This License shall terminate automatically and You may no longer exercise any of the rights granted to You by this License as of the date You commence an action, including a cross-claim or counterclaim, against Licensor or any licensee alleging that the Original Work infringes a patent. This termination provision shall not apply for an action alleging patent infringement by combinations of the Original Work with other software or hardware. <text:line-break/>11) Jurisdiction, Venue and Governing Law. Any action or suit relating to this License may be brought only in the courts of a jurisdiction wherein the Licensor resides or in which Licensor conducts its primary busines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the U.S. Copyright Act, 17 U.S.C. § 101 et seq., the equivalent laws of other countries, and international treaty. This section shall survive the termination of this License. <text:line-break/>12) Attorneys Fees. 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 <text:line-break/>13) Miscellaneous. This License represents the complete agreement concerning the subject matter hereof. If any provision of this License is held to be unenforceable, such provision shall be reformed only to the extent necessary to make it enforceable. <text:line-break/>14) Definition of "You" in This License. "You" throughout this License, whether in upper or lower case, means an individual or a legal entity exercising rights under, and complying with all of the terms of, this License. For legal entities, "You" includes any entity that controls, is controlled by, or is under common control with you. For purposes of this definition, "control" means (i) the power, direct or indirect, to cause the direction or management of such entity, whether by contract or otherwise, or (ii) ownership of fifty percent (50%) or more of the outstanding shares, or (iii) beneficial ownership of such entity. <text:line-break/>15) Right to Use. You may use the Original Work in all ways not otherwise restricted or conditioned by this License or by law, and Licensor promises not to interfere with or be responsible for such uses by You. <text:line-break/>This license is Copyright (C) 2003-2004 Lawrence E. Rosen. All rights reserved. Permission is hereby granted to copy and distribute this license without modification. This license may not be modified without the express written permission of its copyright owner. </text:p>
      <text:p text:style-name="Horizontal_20_Line"/>
      <text:p text:style-name="Text_20_body">The following software may be included in this product: Russian thesaurus; Use of any of this software is governed by the terms of the license below:</text:p>
      <text:h text:style-name="Heading_20_2" text:outline-level="2">Mikhail Korolyov</text:h>
      <text:h text:style-name="Heading_20_3" text:outline-level="3">Russian thesaurus</text:h>
      <text:p text:style-name="P59"><text:line-break/><text:a xlink:type="simple" xlink:href="#lgpl">jump to GNU Lesser General Public License</text:a></text:p>
      <text:p text:style-name="Horizontal_20_Line"/>
      <text:p text:style-name="Text_20_body">The following software may be included in this product: TWAIN; Use of any of this software is governed by the terms of the license below:</text:p>
      <text:h text:style-name="Heading_20_2" text:outline-level="2"><text:soft-page-break/>TWAIN Working Group</text:h>
      <text:h text:style-name="Heading_20_3" text:outline-level="3">TWAIN</text:h>
      <text:p text:style-name="P59"><text:line-break/>The TWAIN License <text:line-break/>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 <text:line-break/>As a condition of this license, Customer agrees to include in software programs based in whole or in part on the TWAIN Toolkit the following provid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 </text:p>
      <text:p text:style-name="Horizontal_20_Line"/>
      <text:p text:style-name="Text_20_body">The following software may be included in this product: Unicode's CLDR data repository; Use of any of this software is governed by the terms of the license below:</text:p>
      <text:h text:style-name="Heading_20_2" text:outline-level="2">Unicode, Inc.</text:h>
      <text:h text:style-name="Heading_20_3" text:outline-level="3">Unicode CLDR data repository</text:h>
      <text:p text:style-name="P59"><text:line-break/>Copyright 1991-2005 Unicode, Inc. All rights reserved. Distributed under the Terms of Use in http://www.unicode.org/copyright.html. <text:line-break/>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 <text:line-break/>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text:soft-page-break/>USE, DATA OR PROFITS, WHETHER IN AN ACTION OF CONTRACT, NEGLIGENCE OR OTHER TORTIOUS ACTION, ARISING OUT OF OR IN CONNECTION WITH THE USE OR PERFORMANCE OF THE DATA FILES OR SOFTWARE. <text:line-break/>Except as contained in this notice, the name of a copyright holder shall not be used in advertising or otherwise to promote the sale, use or other dealings in these Data Files or Software without prior written authorization of the copyright holder. </text:p>
      <text:p text:style-name="Horizontal_20_Line"/>
      <text:p text:style-name="Text_20_body">The following software may be included in this product: unixODBC; Use of any of this software is governed by the terms of the license below:</text:p>
      <text:h text:style-name="Heading_20_2" text:outline-level="2">unixODBC.org</text:h>
      <text:h text:style-name="Heading_20_3" text:outline-level="3">unixODBC</text:h>
      <text:p text:style-name="P59"><text:a xlink:type="simple" xlink:href="#lgpl">jump to LGPL</text:a></text:p>
      <text:p text:style-name="Horizontal_20_Line"/>
      <text:p text:style-name="Text_20_body">The following software may be included in this product: vigra; Use of any of this software is governed by the terms of the license below:</text:p>
      <text:h text:style-name="Heading_20_2" text:outline-level="2">Ullrich Koethe</text:h>
      <text:h text:style-name="Heading_20_3" text:outline-level="3">vigra</text:h>
      <text:p text:style-name="P59"><text:line-break/>The VIGRA Artistic License <text:line-break/>========================== <text:line-break/>(modeled after the Perl Artistic License) <text:line-break/><text:line-break/>Preamble <text:line-break/>-------- <text:line-break/><text:line-break/>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 <text:line-break/>Definitions <text:line-break/>----------- <text:line-break/>"Copyright Holder" of the VIGRA library is Ullrich Koethe, Cognitive Systems Group, University of Hamburg, Germany. <text:line-break/>"Library" refers to the collection of files distributed by the Copyright Holder under the name "VIGRA" (including this LICENSE file and all accompanying documentation), and derivatives of that collection of files created through textual modification. <text:line-break/>"Standard Version" refers to the Library if it has not been modified, or has been modified in accordance with the wishes of the Copyright Holder as specified below. <text:line-break/>"You" is you, if you're thinking about using, copying, modifying or distributing this Library. <text:line-break/>"Freely Available" means that no fee is charged for the item. It also means that recipients of the item may redistribute it under the same conditions they received it. <text:line-break/>"Reasonable copying fee" is whatever you can justify on the basis of media cost, duplication charges, time of people involved, and so on. (You will not be required to justify it to the Copyright Holder, but only to the computing community at large as a market that must bear the fee.) <text:line-break/><text:soft-page-break/>License terms <text:line-break/>------------- <text:line-break/>1. You may make and give away verbatim copies of the Standard Version of this Library without restriction, provided that you duplicate all of the original copyright notices, this license, and associated disclaimers. <text:line-break/>2. The Standard Version of the Library may be distributed as part of a collection of software, provided no more than a reasonable copying fee is charged for the software collection. <text:line-break/>3. You may apply bug fixes and portability fixes derived from the Public Domain or from the Copyright Holder. A Library modified in such a way shall still be considered the Standard Version. <text:line-break/>4. You may otherwise modify your copy of this Library in any way, provided that you insert a prominent notice in each changed file stating how and when you changed that file, and provided that you do at least ONE of the following: <text:line-break/>a. place your modifications in the Public Domain or otherwise make them Freely Available, for example by allowing the Copyright Holder to include your modifications in the Standard Version of the Library. <text:line-break/>b. use the modified Library only within your corporation or organization. <text:line-break/>c. make other distribution arrangements with the Copyright Holder. <text:line-break/>5. You may distribute programs which use this Library in object code or executable form without restriction. <text:line-break/>6. Any object code generated as a result of using this Library does not fall under the copyright of this Library, but belongs to whomever generated it, and may be sold commercially. <text:line-break/>7. The name of the Copyright Holder or the Library may not be used to endorse or promote products derived from this software without specific prior written permission. <text:line-break/>8. THIS LIBRARY IS PROVIDED AS IS AND WITHOUT ANY EXPRESS OR IMPLIED WARRANTIES, INCLUDING, WITHOUT LIMITATION, THE IMPLIED WARRANTIES OF MERCHANTABILITY AND FITNESS FOR A PARTICULAR PURPOSE. <text:line-break/>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 </text:p>
      <text:p text:style-name="Horizontal_20_Line"/>
      <text:p text:style-name="Text_20_body">The following software may be included in this product: Xalan; Use of any of this software is governed by the terms of the license below:</text:p>
      <text:h text:style-name="Heading_20_2" text:outline-level="2">The Apache Software Foundation</text:h>
      <text:h text:style-name="Heading_20_3" text:outline-level="3">Xalan</text:h>
      <text:p text:style-name="Preformatted_20_Text"><text:s text:c="33"/>Apache License</text:p>
      <text:p text:style-name="Preformatted_20_Text"><text:s text:c="27"/>Version 2.0, January 2004</text:p>
      <text:p text:style-name="Preformatted_20_Text"><text:s text:c="24"/>http://www.apache.org/licenses/</text:p>
      <text:p text:style-name="Preformatted_20_Text"/>
      <text:p text:style-name="Preformatted_20_Text"><text:s text:c="3"/>TERMS AND CONDITIONS FOR USE, REPRODUCTION, AND DISTRIBUTION</text:p>
      <text:p text:style-name="Preformatted_20_Text"/>
      <text:p text:style-name="Preformatted_20_Text"><text:s text:c="3"/>1. Definitions.</text:p>
      <text:p text:style-name="Preformatted_20_Text"/>
      <text:p text:style-name="Preformatted_20_Text"><text:s text:c="6"/>"License" shall mean the terms and conditions for use, reproduction,</text:p>
      <text:p text:style-name="Preformatted_20_Text"><text:s text:c="6"/>and distribution as defined by Sections 1 through 9 of this document.</text:p>
      <text:p text:style-name="Preformatted_20_Text"/>
      <text:p text:style-name="Preformatted_20_Text"><text:s text:c="6"/>"Licensor" shall mean the copyright owner or entity authorized by</text:p>
      <text:p text:style-name="Preformatted_20_Text"><text:s text:c="6"/>the copyright owner that is granting the License.</text:p>
      <text:p text:style-name="Preformatted_20_Text"/>
      <text:p text:style-name="Preformatted_20_Text"><text:s text:c="6"/>"Legal Entity" shall mean the union of the acting entity and all</text:p>
      <text:p text:style-name="Preformatted_20_Text"><text:s text:c="6"/>other entities that control, are controlled by, or are under common</text:p>
      <text:p text:style-name="Preformatted_20_Text"><text:s text:c="6"/>control with that entity. For the purposes of this definition,</text:p>
      <text:p text:style-name="Preformatted_20_Text"><text:s text:c="6"/>"control" means (i) the power, direct or indirect, to cause the</text:p>
      <text:p text:style-name="Preformatted_20_Text"><text:s text:c="6"/>direction or management of such entity, whether by contract or</text:p>
      <text:p text:style-name="Preformatted_20_Text"><text:soft-page-break/><text:s text:c="6"/>otherwise, or (ii) ownership of fifty percent (50%) or more of the</text:p>
      <text:p text:style-name="Preformatted_20_Text"><text:s text:c="6"/>outstanding shares, or (iii) beneficial ownership of such entity.</text:p>
      <text:p text:style-name="Preformatted_20_Text"/>
      <text:p text:style-name="Preformatted_20_Text"><text:s text:c="6"/>"You" (or "Your") shall mean an individual or Legal Entity</text:p>
      <text:p text:style-name="Preformatted_20_Text"><text:s text:c="6"/>exercising permissions granted by this License.</text:p>
      <text:p text:style-name="Preformatted_20_Text"/>
      <text:p text:style-name="Preformatted_20_Text"><text:s text:c="6"/>"Source" form shall mean the preferred form for making modifications,</text:p>
      <text:p text:style-name="Preformatted_20_Text"><text:s text:c="6"/>including but not limited to software source code, documentation</text:p>
      <text:p text:style-name="Preformatted_20_Text"><text:s text:c="6"/>source, and configuration files.</text:p>
      <text:p text:style-name="Preformatted_20_Text"/>
      <text:p text:style-name="Preformatted_20_Text"><text:s text:c="6"/>"Object" form shall mean any form resulting from mechanical</text:p>
      <text:p text:style-name="Preformatted_20_Text"><text:s text:c="6"/>transformation or translation of a Source form, including but</text:p>
      <text:p text:style-name="Preformatted_20_Text"><text:s text:c="6"/>not limited to compiled object code, generated documentation,</text:p>
      <text:p text:style-name="Preformatted_20_Text"><text:s text:c="6"/>and conversions to other media types.</text:p>
      <text:p text:style-name="Preformatted_20_Text"/>
      <text:p text:style-name="Preformatted_20_Text"><text:s text:c="6"/>"Work" shall mean the work of authorship, whether in Source or</text:p>
      <text:p text:style-name="Preformatted_20_Text"><text:s text:c="6"/>Object form, made available under the License, as indicated by a</text:p>
      <text:p text:style-name="Preformatted_20_Text"><text:s text:c="6"/>copyright notice that is included in or attached to the work</text:p>
      <text:p text:style-name="Preformatted_20_Text"><text:s text:c="6"/>(an example is provided in the Appendix below).</text:p>
      <text:p text:style-name="Preformatted_20_Text"/>
      <text:p text:style-name="Preformatted_20_Text"><text:s text:c="6"/>"Derivative Works" shall mean any work, whether in Source or Object</text:p>
      <text:p text:style-name="Preformatted_20_Text"><text:s text:c="6"/>form, that is based on (or derived from) the Work and for which the</text:p>
      <text:p text:style-name="Preformatted_20_Text"><text:s text:c="6"/>editorial revisions, annotations, elaborations, or other modifications</text:p>
      <text:p text:style-name="Preformatted_20_Text"><text:s text:c="6"/>represent, as a whole, an original work of authorship. For the purposes</text:p>
      <text:p text:style-name="Preformatted_20_Text"><text:s text:c="6"/>of this License, Derivative Works shall not include works that remain</text:p>
      <text:p text:style-name="Preformatted_20_Text"><text:s text:c="6"/>separable from, or merely link (or bind by name) to the interfaces of,</text:p>
      <text:p text:style-name="Preformatted_20_Text"><text:s text:c="6"/>the Work and Derivative Works thereof.</text:p>
      <text:p text:style-name="Preformatted_20_Text"/>
      <text:p text:style-name="Preformatted_20_Text"><text:s text:c="6"/>"Contribution" shall mean any work of authorship, including</text:p>
      <text:p text:style-name="Preformatted_20_Text"><text:s text:c="6"/>the original version of the Work and any modifications or additions</text:p>
      <text:p text:style-name="Preformatted_20_Text"><text:s text:c="6"/>to that Work or Derivative Works thereof, that is intentionally</text:p>
      <text:p text:style-name="Preformatted_20_Text"><text:s text:c="6"/>submitted to Licensor for inclusion in the Work by the copyright owner</text:p>
      <text:p text:style-name="Preformatted_20_Text"><text:s text:c="6"/>or by an individual or Legal Entity authorized to submit on behalf of</text:p>
      <text:p text:style-name="Preformatted_20_Text"><text:s text:c="6"/>the copyright owner. For the purposes of this definition, "submitted"</text:p>
      <text:p text:style-name="Preformatted_20_Text"><text:s text:c="6"/>means any form of electronic, verbal, or written communication sent</text:p>
      <text:p text:style-name="Preformatted_20_Text"><text:s text:c="6"/>to the Licensor or its representatives, including but not limited to</text:p>
      <text:p text:style-name="Preformatted_20_Text"><text:s text:c="6"/>communication on electronic mailing lists, source code control systems,</text:p>
      <text:p text:style-name="Preformatted_20_Text"><text:s text:c="6"/>and issue tracking systems that are managed by, or on behalf of, the</text:p>
      <text:p text:style-name="Preformatted_20_Text"><text:s text:c="6"/>Licensor for the purpose of discussing and improving the Work, but</text:p>
      <text:p text:style-name="Preformatted_20_Text"><text:s text:c="6"/>excluding communication that is conspicuously marked or otherwise</text:p>
      <text:p text:style-name="Preformatted_20_Text"><text:s text:c="6"/>designated in writing by the copyright owner as "Not a Contribution."</text:p>
      <text:p text:style-name="Preformatted_20_Text"/>
      <text:p text:style-name="Preformatted_20_Text"><text:s text:c="6"/>"Contributor" shall mean Licensor and any individual or Legal Entity</text:p>
      <text:p text:style-name="Preformatted_20_Text"><text:s text:c="6"/>on behalf of whom a Contribution has been received by Licensor and</text:p>
      <text:p text:style-name="Preformatted_20_Text"><text:s text:c="6"/>subsequently incorporated within the Work.</text:p>
      <text:p text:style-name="Preformatted_20_Text"/>
      <text:p text:style-name="Preformatted_20_Text"><text:s text:c="3"/>2. Grant of Copyrigh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copyright license to reproduce, prepare Derivative Works of,</text:p>
      <text:p text:style-name="Preformatted_20_Text"><text:s text:c="6"/>publicly display, publicly perform, sublicense, and distribute the</text:p>
      <text:p text:style-name="Preformatted_20_Text"><text:s text:c="6"/>Work and such Derivative Works in Source or Object form.</text:p>
      <text:p text:style-name="Preformatted_20_Text"/>
      <text:p text:style-name="Preformatted_20_Text"><text:s text:c="3"/>3. Grant of Paten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except as stated in this section) patent license to make, have made,</text:p>
      <text:p text:style-name="Preformatted_20_Text"><text:s text:c="6"/>use, offer to sell, sell, import, and otherwise transfer the Work,</text:p>
      <text:p text:style-name="Preformatted_20_Text"><text:s text:c="6"/>where such license applies only to those patent claims licensable</text:p>
      <text:p text:style-name="Preformatted_20_Text"><text:s text:c="6"/>by such Contributor that are necessarily infringed by their</text:p>
      <text:p text:style-name="Preformatted_20_Text"><text:s text:c="6"/>Contribution(s) alone or by combination of their Contribution(s)</text:p>
      <text:p text:style-name="Preformatted_20_Text"><text:s text:c="6"/>with the Work to which such Contribution(s) was submitted. If You</text:p>
      <text:p text:style-name="Preformatted_20_Text"><text:s text:c="6"/>institute patent litigation against any entity (including a</text:p>
      <text:p text:style-name="Preformatted_20_Text"><text:s text:c="6"/>cross-claim or counterclaim in a lawsuit) alleging that the Work</text:p>
      <text:p text:style-name="Preformatted_20_Text"><text:soft-page-break/><text:s text:c="6"/>or a Contribution incorporated within the Work constitutes direct</text:p>
      <text:p text:style-name="Preformatted_20_Text"><text:s text:c="6"/>or contributory patent infringement, then any patent licenses</text:p>
      <text:p text:style-name="Preformatted_20_Text"><text:s text:c="6"/>granted to You under this License for that Work shall terminate</text:p>
      <text:p text:style-name="Preformatted_20_Text"><text:s text:c="6"/>as of the date such litigation is filed.</text:p>
      <text:p text:style-name="Preformatted_20_Text"/>
      <text:p text:style-name="Preformatted_20_Text"><text:s text:c="3"/>4. Redistribution. You may reproduce and distribute copies of the</text:p>
      <text:p text:style-name="Preformatted_20_Text"><text:s text:c="6"/>Work or Derivative Works thereof in any medium, with or without</text:p>
      <text:p text:style-name="Preformatted_20_Text"><text:s text:c="6"/>modifications, and in Source or Object form, provided that You</text:p>
      <text:p text:style-name="Preformatted_20_Text"><text:s text:c="6"/>meet the following conditions:</text:p>
      <text:p text:style-name="Preformatted_20_Text"/>
      <text:p text:style-name="Preformatted_20_Text"><text:s text:c="6"/>(a) You must give any other recipients of the Work or</text:p>
      <text:p text:style-name="Preformatted_20_Text"><text:s text:c="10"/>Derivative Works a copy of this License; and</text:p>
      <text:p text:style-name="Preformatted_20_Text"/>
      <text:p text:style-name="Preformatted_20_Text"><text:s text:c="6"/>(b) You must cause any modified files to carry prominent notices</text:p>
      <text:p text:style-name="Preformatted_20_Text"><text:s text:c="10"/>stating that You changed the files; and</text:p>
      <text:p text:style-name="Preformatted_20_Text"/>
      <text:p text:style-name="Preformatted_20_Text"><text:s text:c="6"/>(c) You must retain, in the Source form of any Derivative Works</text:p>
      <text:p text:style-name="Preformatted_20_Text"><text:s text:c="10"/>that You distribute, all copyright, patent, trademark, and</text:p>
      <text:p text:style-name="Preformatted_20_Text"><text:s text:c="10"/>attribution notices from the Source form of the Work,</text:p>
      <text:p text:style-name="Preformatted_20_Text"><text:s text:c="10"/>excluding those notices that do not pertain to any part of</text:p>
      <text:p text:style-name="Preformatted_20_Text"><text:s text:c="10"/>the Derivative Works; and</text:p>
      <text:p text:style-name="Preformatted_20_Text"/>
      <text:p text:style-name="Preformatted_20_Text"><text:s text:c="6"/>(d) If the Work includes a "NOTICE" text file as part of its</text:p>
      <text:p text:style-name="Preformatted_20_Text"><text:s text:c="10"/>distribution, then any Derivative Works that You distribute must</text:p>
      <text:p text:style-name="Preformatted_20_Text"><text:s text:c="10"/>include a readable copy of the attribution notices contained</text:p>
      <text:p text:style-name="Preformatted_20_Text"><text:s text:c="10"/>within such NOTICE file, excluding those notices that do not</text:p>
      <text:p text:style-name="Preformatted_20_Text"><text:s text:c="10"/>pertain to any part of the Derivative Works, in at least one</text:p>
      <text:p text:style-name="Preformatted_20_Text"><text:s text:c="10"/>of the following places: within a NOTICE text file distributed</text:p>
      <text:p text:style-name="Preformatted_20_Text"><text:s text:c="10"/>as part of the Derivative Works; within the Source form or</text:p>
      <text:p text:style-name="Preformatted_20_Text"><text:s text:c="10"/>documentation, if provided along with the Derivative Works; or,</text:p>
      <text:p text:style-name="Preformatted_20_Text"><text:s text:c="10"/>within a display generated by the Derivative Works, if and</text:p>
      <text:p text:style-name="Preformatted_20_Text"><text:s text:c="10"/>wherever such third-party notices normally appear. The contents</text:p>
      <text:p text:style-name="Preformatted_20_Text"><text:s text:c="10"/>of the NOTICE file are for informational purposes only and</text:p>
      <text:p text:style-name="Preformatted_20_Text"><text:s text:c="10"/>do not modify the License. You may add Your own attribution</text:p>
      <text:p text:style-name="Preformatted_20_Text"><text:s text:c="10"/>notices within Derivative Works that You distribute, alongside</text:p>
      <text:p text:style-name="Preformatted_20_Text"><text:s text:c="10"/>or as an addendum to the NOTICE text from the Work, provided</text:p>
      <text:p text:style-name="Preformatted_20_Text"><text:s text:c="10"/>that such additional attribution notices cannot be construed</text:p>
      <text:p text:style-name="Preformatted_20_Text"><text:s text:c="10"/>as modifying the License.</text:p>
      <text:p text:style-name="Preformatted_20_Text"/>
      <text:p text:style-name="Preformatted_20_Text"><text:s text:c="6"/>You may add Your own copyright statement to Your modifications and</text:p>
      <text:p text:style-name="Preformatted_20_Text"><text:s text:c="6"/>may provide additional or different license terms and conditions</text:p>
      <text:p text:style-name="Preformatted_20_Text"><text:s text:c="6"/>for use, reproduction, or distribution of Your modifications, or</text:p>
      <text:p text:style-name="Preformatted_20_Text"><text:s text:c="6"/>for any such Derivative Works as a whole, provided Your use,</text:p>
      <text:p text:style-name="Preformatted_20_Text"><text:s text:c="6"/>reproduction, and distribution of the Work otherwise complies with</text:p>
      <text:p text:style-name="Preformatted_20_Text"><text:s text:c="6"/>the conditions stated in this License.</text:p>
      <text:p text:style-name="Preformatted_20_Text"/>
      <text:p text:style-name="Preformatted_20_Text"><text:s text:c="3"/>5. Submission of Contributions. Unless You explicitly state otherwise,</text:p>
      <text:p text:style-name="Preformatted_20_Text"><text:s text:c="6"/>any Contribution intentionally submitted for inclusion in the Work</text:p>
      <text:p text:style-name="Preformatted_20_Text"><text:s text:c="6"/>by You to the Licensor shall be under the terms and conditions of</text:p>
      <text:p text:style-name="Preformatted_20_Text"><text:s text:c="6"/>this License, without any additional terms or conditions.</text:p>
      <text:p text:style-name="Preformatted_20_Text"><text:s text:c="6"/>Notwithstanding the above, nothing herein shall supersede or modify</text:p>
      <text:p text:style-name="Preformatted_20_Text"><text:s text:c="6"/>the terms of any separate license agreement you may have executed</text:p>
      <text:p text:style-name="Preformatted_20_Text"><text:s text:c="6"/>with Licensor regarding such Contributions.</text:p>
      <text:p text:style-name="Preformatted_20_Text"/>
      <text:p text:style-name="Preformatted_20_Text"><text:s text:c="3"/>6. Trademarks. This License does not grant permission to use the trade</text:p>
      <text:p text:style-name="Preformatted_20_Text"><text:s text:c="6"/>names, trademarks, service marks, or product names of the Licensor,</text:p>
      <text:p text:style-name="Preformatted_20_Text"><text:s text:c="6"/>except as required for reasonable and customary use in describing the</text:p>
      <text:p text:style-name="Preformatted_20_Text"><text:s text:c="6"/>origin of the Work and reproducing the content of the NOTICE file.</text:p>
      <text:p text:style-name="Preformatted_20_Text"/>
      <text:p text:style-name="Preformatted_20_Text"><text:s text:c="3"/>7. Disclaimer of Warranty. Unless required by applicable law or</text:p>
      <text:p text:style-name="Preformatted_20_Text"><text:s text:c="6"/>agreed to in writing, Licensor provides the Work (and each</text:p>
      <text:p text:style-name="Preformatted_20_Text"><text:s text:c="6"/>Contributor provides its Contributions) on an "AS IS" BASIS,</text:p>
      <text:p text:style-name="Preformatted_20_Text"><text:s text:c="6"/>WITHOUT WARRANTIES OR CONDITIONS OF ANY KIND, either express or</text:p>
      <text:p text:style-name="Preformatted_20_Text"><text:s text:c="6"/>implied, including, without limitation, any warranties or conditions</text:p>
      <text:p text:style-name="Preformatted_20_Text"><text:soft-page-break/><text:s text:c="6"/>of TITLE, NON-INFRINGEMENT, MERCHANTABILITY, or FITNESS FOR A</text:p>
      <text:p text:style-name="Preformatted_20_Text"><text:s text:c="6"/>PARTICULAR PURPOSE. You are solely responsible for determining the</text:p>
      <text:p text:style-name="Preformatted_20_Text"><text:s text:c="6"/>appropriateness of using or redistributing the Work and assume any</text:p>
      <text:p text:style-name="Preformatted_20_Text"><text:s text:c="6"/>risks associated with Your exercise of permissions under this License.</text:p>
      <text:p text:style-name="Preformatted_20_Text"/>
      <text:p text:style-name="Preformatted_20_Text"><text:s text:c="3"/>8. Limitation of Liability. In no event and under no legal theory,</text:p>
      <text:p text:style-name="Preformatted_20_Text"><text:s text:c="6"/>whether in tort (including negligence), contract, or otherwise,</text:p>
      <text:p text:style-name="Preformatted_20_Text"><text:s text:c="6"/>unless required by applicable law (such as deliberate and grossly</text:p>
      <text:p text:style-name="Preformatted_20_Text"><text:s text:c="6"/>negligent acts) or agreed to in writing, shall any Contributor be</text:p>
      <text:p text:style-name="Preformatted_20_Text"><text:s text:c="6"/>liable to You for damages, including any direct, indirect, special,</text:p>
      <text:p text:style-name="Preformatted_20_Text"><text:s text:c="6"/>incidental, or consequential damages of any character arising as a</text:p>
      <text:p text:style-name="Preformatted_20_Text"><text:s text:c="6"/>result of this License or out of the use or inability to use the</text:p>
      <text:p text:style-name="Preformatted_20_Text"><text:s text:c="6"/>Work (including but not limited to damages for loss of goodwill,</text:p>
      <text:p text:style-name="Preformatted_20_Text"><text:s text:c="6"/>work stoppage, computer failure or malfunction, or any and all</text:p>
      <text:p text:style-name="Preformatted_20_Text"><text:s text:c="6"/>other commercial damages or losses), even if such Contributor</text:p>
      <text:p text:style-name="Preformatted_20_Text"><text:s text:c="6"/>has been advised of the possibility of such damages.</text:p>
      <text:p text:style-name="Preformatted_20_Text"/>
      <text:p text:style-name="Preformatted_20_Text"><text:s text:c="3"/>9. Accepting Warranty or Additional Liability. While redistributing</text:p>
      <text:p text:style-name="Preformatted_20_Text"><text:s text:c="6"/>the Work or Derivative Works thereof, You may choose to offer,</text:p>
      <text:p text:style-name="Preformatted_20_Text"><text:s text:c="6"/>and charge a fee for, acceptance of support, warranty, indemnity,</text:p>
      <text:p text:style-name="Preformatted_20_Text"><text:s text:c="6"/>or other liability obligations and/or rights consistent with this</text:p>
      <text:p text:style-name="Preformatted_20_Text"><text:s text:c="6"/>License. However, in accepting such obligations, You may act only</text:p>
      <text:p text:style-name="Preformatted_20_Text"><text:s text:c="6"/>on Your own behalf and on Your sole responsibility, not on behalf</text:p>
      <text:p text:style-name="Preformatted_20_Text"><text:s text:c="6"/>of any other Contributor, and only if You agree to indemnify,</text:p>
      <text:p text:style-name="Preformatted_20_Text"><text:s text:c="6"/>defend, and hold each Contributor harmless for any liability</text:p>
      <text:p text:style-name="Preformatted_20_Text"><text:s text:c="6"/>incurred by, or claims asserted against, such Contributor by reason</text:p>
      <text:p text:style-name="Preformatted_20_Text"><text:s text:c="6"/>of your accepting any such warranty or additional liability.</text:p>
      <text:p text:style-name="Preformatted_20_Text"/>
      <text:p text:style-name="Preformatted_20_Text"><text:s text:c="3"/>END OF TERMS AND CONDITIONS</text:p>
      <text:p text:style-name="Preformatted_20_Text"/>
      <text:p text:style-name="Preformatted_20_Text"><text:s text:c="3"/>APPENDIX: How to apply the Apache License to your work.</text:p>
      <text:p text:style-name="Preformatted_20_Text"/>
      <text:p text:style-name="Preformatted_20_Text"><text:s text:c="6"/>To apply the Apache License to your work, attach the following</text:p>
      <text:p text:style-name="Preformatted_20_Text"><text:s text:c="6"/>boilerplate notice, with the fields enclosed by brackets "[]"</text:p>
      <text:p text:style-name="Preformatted_20_Text"><text:s text:c="6"/>replaced with your own identifying information. (Don't include</text:p>
      <text:p text:style-name="Preformatted_20_Text"><text:s text:c="6"/>the brackets!) <text:s/>The text should be enclosed in the appropriate</text:p>
      <text:p text:style-name="Preformatted_20_Text"><text:s text:c="6"/>comment syntax for the file format. We also recommend that a</text:p>
      <text:p text:style-name="Preformatted_20_Text"><text:s text:c="6"/>file or class name and description of purpose be included on the</text:p>
      <text:p text:style-name="Preformatted_20_Text"><text:s text:c="6"/>same "printed page" as the copyright notice for easier</text:p>
      <text:p text:style-name="Preformatted_20_Text"><text:s text:c="6"/>identification within third-party archives.</text:p>
      <text:p text:style-name="Preformatted_20_Text"/>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http://www.apache.org/licenses/LICENSE-2.0</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reformatted_20_Text"><text:s text:c="3"/>limitations under the License.</text:p>
      <text:p text:style-name="P2"/>
      <text:p text:style-name="Horizontal_20_Line"/>
      <text:p text:style-name="Text_20_body">The following software may be included in this product: XML Security Library (xmlsec); Use of any of this software is governed by the terms of the license below:</text:p>
      <text:h text:style-name="Heading_20_2" text:outline-level="2"><text:soft-page-break/>Aleksey Sanin</text:h>
      <text:h text:style-name="Heading_20_3" text:outline-level="3">XML Security Library (xmlsec)</text:h>
      <text:p text:style-name="P59">xmlsec, xmlsec-openssl, xmlsec-gnutls libraries <text:line-break/>------------------------------------------------------------------------------ <text:line-break/>Copyright (C) 2002-2003 Aleksey Sanin. All Rights Reserved.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 <text:line-break/>The above copyright notice and this permission notice shall be included in all copies or substantial portions of the Software. <text:line-break/>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 <text:line-break/>Except as contained in this notice, the name of Aleksey Sanin shall not be used in advertising or otherwise to promote the sale, use or other deal- ings in this Software without prior written authorization from him. <text:line-break/><text:line-break/>xmlsec-nss library <text:line-break/>------------------------------------------------------------------------------ <text:line-break/>Copyright (C) 2002-2003 Aleksey Sanin. All Rights Reserved. <text:line-break/>Copyright (c) 2003 America Online, Inc. All rights reserved.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 <text:line-break/>The above copyright notice and this permission notice shall be included in all copies or substantial portions of the Software. <text:line-break/>Portions of the Software were created using source code and/or APIs governed by the Mozilla Public License (MPL). The MPL is available at http://www.mozilla.org/MPL/MPL-1.1.html. The MPL permits such portions to be distributed with code not governed by MPL, as long as the requirements of MPL are fulfilled for such portions. <text:line-break/>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 <text:line-break/>Except as contained in this notice, the name of Aleksey Sanin shall not be used in advertising or otherwise to promote the sale, use or other deal- ings in this Software without prior written authorization from him. </text:p>
      <text:p text:style-name="Horizontal_20_Line"/>
      <text:p text:style-name="Text_20_body">The following software may be included in this product: X11 XRender Extension; Use of any of this software is governed by the terms of the license below:</text:p>
      <text:h text:style-name="Heading_20_2" text:outline-level="2"><text:soft-page-break/>Keith Packard, SuSE, Inc.</text:h>
      <text:h text:style-name="Heading_20_3" text:outline-level="3">X11 XRender Extension</text:h>
      <text:p text:style-name="P59">Copyright © 2000 SuSE, Inc. <text:line-break/>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 <text:line-break/>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 </text:p>
      <text:p text:style-name="Horizontal_20_Line"/>
      <text:p text:style-name="Text_20_body">The following software may be included in this product: XT; Use of any of this software is governed by the terms of the license below:</text:p>
      <text:h text:style-name="Heading_20_2" text:outline-level="2">James Clark, Bill Lindsey</text:h>
      <text:h text:style-name="Heading_20_3" text:outline-level="3">XT </text:h>
      <text:p text:style-name="P59">Copyright (c) 1998, 1999 James Clark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line-break/>The above copyright notice and this permission notice shall be included in all copies or substantial portions of the Software. <text:line-break/>THE SOFTWARE IS PROVIDED ``AS IS'', WITHOUT WARRANTY OF ANY KIND, EXPRESS OR IMPLIED, INCLUDING BUT NOT LIMITED TO THE WARRANTIES OF MERCHANTABILITY, FITNESS FOR A PARTICULAR PURPOSE AND NONINFRINGEMENT. IN NO EVENT SHALL JAMES CLARK BE LIABLE FOR ANY CLAIM, DAMAGES OR OTHER LIABILITY, WHETHER IN AN ACTION OF CONTRACT, TORT OR OTHERWISE, ARISING FROM, OUT OF OR IN CONNECTION WITH THE SOFTWARE OR THE USE OR OTHER DEALINGS IN THE SOFTWARE. <text:line-break/>Except as contained in this notice, the name of James Clark shall not be used in advertising or otherwise to promote the sale, use or other dealings in this Software without prior written authorization from James Clark. <text:line-break/><text:line-break/>Copyright (c) 2002 Bill Lindsey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line-break/>The above copyright notice and this permission notice shall be included in all copies or substantial portions of the Software. Substantial portions of the Software are copyrighted by James Clark. Copying permissions and restrictions for those portions are covered in the file "copyingjc.txt" <text:line-break/>THE SOFTWARE IS PROVIDED ``AS IS'', WITHOUT WARRANTY OF ANY KIND, EXPRESS OR <text:soft-page-break/>IMPLIED, INCLUDING BUT NOT LIMITED TO THE WARRANTIES OF MERCHANTABILITY, FITNESS FOR A PARTICULAR PURPOSE AND NONINFRINGEMENT. IN NO EVENT SHALL BILL LINDSEY BE LIABLE FOR ANY CLAIM, DAMAGES OR OTHER LIABILITY, WHETHER IN AN ACTION OF CONTRACT, TORT OR OTHERWISE, ARISING FROM, OUT OF OR IN CONNECTION WITH THE SOFTWARE OR THE USE OR OTHER DEALINGS IN THE SOFTWARE. <text:line-break/>Except as contained in this notice, the name of Bill Lindsey shall not be used in advertising or otherwise to promote the sale, use or other dealings in this Software without prior written authorization from Bill Lindsey. </text:p>
      <text:p text:style-name="Horizontal_20_Line"/>
      <text:p text:style-name="Text_20_body">The following software may be included in this product:zlib; Use of any of this software is governed by the terms of the license below:</text:p>
      <text:h text:style-name="Heading_20_2" text:outline-level="2">Jean-Loup Gailly, Mark Adler</text:h>
      <text:h text:style-name="Heading_20_3" text:outline-level="3">zlib</text:h>
      <text:p text:style-name="P59">(C) 1995-2002 Jean-loup Gailly and Mark Adler <text:line-break/>This software is provided 'as-is', without any express or implied warranty. In no event will the authors be held liable for any damages arising from the use of this software. <text:line-break/>Permission is granted to anyone to use this software for any purpose, including commercial applications, and to alter it and redistribute it freely, subject to the following restrictions: <text:line-break/><text:line-break/>1. The origin of this software must not be misrepresented; you must not claim that you wrote the original software. If you use this software in a product, an acknowledgment in the product documentation would be appreciated but is not required. <text:line-break/>2. Altered source versions must be plainly marked as such, and must not be misrepresented as being the original software. <text:line-break/>3. This notice may not be removed or altered from any source distribution. </text:p>
      <text:p text:style-name="Horizontal_20_Line"/>
      <text:p text:style-name="Text_20_body">The following software may be included in this product: Mozilla, Mozilla Address Book, NP SDK: Use of any of this software is governed by the terms of the license below:</text:p>
      <text:h text:style-name="Heading_20_2" text:outline-level="2">The Mozilla Foundation</text:h>
      <text:h text:style-name="Heading_20_3" text:outline-level="3">Mozilla Address Book</text:h>
      <text:p text:style-name="P10"><text:bookmark text:name="mpllic"/><text:span text:style-name="T5">MOZILLA PUBLIC LICENSE</text:span> <text:line-break/><text:span text:style-name="T4">Version 1.1</text:span> </text:p>
      <text:p text:style-name="P4"/>
      <text:p text:style-name="Text_20_body"><text:bookmark text:name="15"/><text:span text:style-name="T4">1. Definitions.</text:span> <text:bookmark text:name="1.0.12"/></text:p>
      <text:list xml:id="list899962320" text:style-name="L78">
        <text:list-header>
          <text:p text:style-name="P43"><text:span text:style-name="T4">1.0.1. "Commercial Use" </text:span>means distribution or otherwise making the Covered Code available to a third party. <text:bookmark text:name="1.14"/></text:p>
          <text:p text:style-name="P43"><text:span text:style-name="T4">1.1. ''Contributor''</text:span> means each entity that creates or contributes to the creation of Modifications. <text:bookmark text:name="1.22"/></text:p>
          <text:p text:style-name="P43"><text:span text:style-name="T4">1.2. ''Contributor Version''</text:span> means the combination of the Original Code, prior Modifications used by a Contributor, and the Modifications made by that particular Contributor. <text:bookmark text:name="1.32"/></text:p>
          <text:p text:style-name="P43"><text:span text:style-name="T4">1.3. ''Covered Code''</text:span> means the Original Code or Modifications or the combination of the Original Code and Modifications, in each case including portions thereof<text:span text:style-name="T4">.</text:span> <text:bookmark text:name="1.42"/></text:p>
          <text:p text:style-name="P43"><text:soft-page-break/><text:span text:style-name="T4">1.4. ''Electronic Distribution Mechanism''</text:span> means a mechanism generally accepted in the software development community for the electronic transfer of data. <text:bookmark text:name="1.52"/></text:p>
          <text:p text:style-name="P43"><text:span text:style-name="T4">1.5. ''Executable''</text:span> means Covered Code in any form other than Source Code. <text:bookmark text:name="1.62"/></text:p>
          <text:p text:style-name="P43"><text:span text:style-name="T4">1.6. ''Initial Developer''</text:span> means the individual or entity identified as the Initial Developer in the Source Code notice required by <text:span text:style-name="T4">Exhibit A</text:span>. <text:bookmark text:name="1.72"/></text:p>
          <text:p text:style-name="P43"><text:span text:style-name="T4">1.7. ''Larger Work''</text:span> means a work which combines Covered Code or portions thereof with code not governed by the terms of this License. <text:bookmark text:name="1.82"/></text:p>
          <text:p text:style-name="P43"><text:span text:style-name="T4">1.8. ''License''</text:span> means this document. <text:bookmark text:name="1.8.12"/></text:p>
          <text:p text:style-name="P43"><text:span text:style-name="T4">1.8.1. "Licensable"</text:span> means having the right to grant, to the maximum extent possible, whether at the time of the initial grant or subsequently acquired, any and all of the rights conveyed herein. <text:bookmark text:name="1.92"/></text:p>
          <text:p text:style-name="P43"><text:span text:style-name="T4">1.9. ''Modifications''</text:span> means any addition to or deletion from the substance or structure of either the Original Code or any previous Modifications. When Covered Code is released as a series of files, a Modification is: </text:p>
          <text:list>
            <text:list-header>
              <text:p text:style-name="P43"><text:span text:style-name="T4">A.</text:span> Any addition to or deletion from the contents of a file containing Original Code or previous Modifications. </text:p>
              <text:p text:style-name="P43"><text:span text:style-name="T4">B.</text:span> Any new file that contains any part of the Original Code or previous Modifications. <text:line-break/> </text:p>
            </text:list-header>
          </text:list>
          <text:p text:style-name="P43"><text:bookmark text:name="1.102"/><text:span text:style-name="T4">1.10. ''Original Code''</text:span> means Source Code of computer software code which is described in the Source Code notice required by <text:span text:style-name="T4">Exhibit A</text:span> as Original Code, and which, at the time of its release under this License is not already Covered Code governed by this License. <text:bookmark text:name="1.10.12"/></text:p>
          <text:p text:style-name="P43"><text:span text:style-name="T4">1.10.1. "Patent Claims"</text:span> means any patent claim(s), now owned or hereafter acquired, including without limitation,  method, process, and apparatus claims, in any patent Licensable by grantor. <text:bookmark text:name="1.112"/></text:p>
          <text:p text:style-name="P43"><text:span text:style-name="T4">1.11. ''Source Code''</text:span> 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 <text:bookmark text:name="1.122"/></text:p>
          <text:p text:style-name="P43"><text:span text:style-name="T4">1.12. "You'' (or "Your") </text:span> 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list-header>
      </text:list>
      <text:p text:style-name="Text_20_body"><text:bookmark text:name="22"/><text:span text:style-name="T4">2. Source Code License.</text:span> <text:bookmark text:name="2.12"/></text:p>
      <text:list xml:id="list1842155909" text:style-name="L79">
        <text:list-header>
          <text:p text:style-name="P68"><text:span text:style-name="T4">2.1. The Initial Developer Grant.</text:span> <text:line-break/>The Initial Developer hereby grants You a world-wide, royalty-free, non-exclusive license, subject to third party intellectual property claims: </text:p>
          <text:list>
            <text:list-header>
              <text:p text:style-name="P44"><text:span text:style-name="T4">(a)</text:span>  under intellectual property rights (other than patent or trademark) Licensable by Initial Developer to use, reproduce, modify, display, perform, sublicense and distribute the Original Code (or portions thereof) with or without Modifications, and/or as part of a Larger Work; and </text:p>
              <text:p text:style-name="P44"><text:span text:style-name="T4">(b)</text:span> under Patents Claims infringed by the making, using or selling of Original Code, to make, have made, use, practice, sell, and offer for sale, and/or otherwise dispose of the Original Code (or portions thereof). </text:p>
              <text:list>
                <text:list-item>
                  <text:list>
                    <text:list-header>
                      <text:p text:style-name="P68">  </text:p>
                    </text:list-header>
                  </text:list>
                </text:list-item>
              </text:list>
              <text:p text:style-name="P44"><text:soft-page-break/><text:span text:style-name="T4">(c) </text:span>the licenses granted in this Section 2.1(a) and (b) are effective on the date Initial Developer first distributes Original Code under the terms of this License. </text:p>
              <text:p text:style-name="P44"><text:span text:style-name="T4">(d) </text:span>Notwithstanding Section 2.1(b) above, no patent license is granted: 1) for code that You delete from the Original Code; 2) separate from the Original Code;  or 3) for infringements caused by: i) the modification of the Original Code or ii) the combination of the Original Code with other software or devices. <text:line-break/> </text:p>
            </text:list-header>
          </text:list>
          <text:p text:style-name="P68"><text:bookmark text:name="2.22"/><text:span text:style-name="T4">2.2. Contributor Grant.</text:span> <text:line-break/>Subject to third party intellectual property claims, each Contributor hereby grants You a world-wide, royalty-free, non-exclusive license </text:p>
          <text:list text:continue-numbering="true">
            <text:list-header>
              <text:p text:style-name="P44">  <text:line-break/><text:span text:style-name="T4">(a)</text:span>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 </text:p>
              <text:p text:style-name="P44"><text:span text:style-name="T4">(b)</text:span> under Patent Claims infringed by the making, using, or selling of  Modifications made by that Contributor either alone and/or in<text:span text:style-name="T6">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span> </text:p>
              <text:p text:style-name="P44"><text:span text:style-name="T4">(c) </text:span>the licenses granted in Sections 2.2(a) and 2.2(b) are effective on the date Contributor first makes Commercial Use of the Covered Code. </text:p>
              <text:p text:style-name="P44"><text:span text:style-name="T4">(d) </text:span>   Notwithstanding Section 2.2(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header>
          </text:list>
        </text:list-header>
      </text:list>
      <text:p text:style-name="Text_20_body"><text:bookmark text:name="32"/><text:line-break/><text:span text:style-name="T4">3. Distribution Obligations.</text:span> <text:bookmark text:name="3.12"/></text:p>
      <text:list xml:id="list1016468090" text:style-name="L80">
        <text:list-header>
          <text:p text:style-name="P45"><text:span text:style-name="T4">3.1. Application of License.</text:span> <text:line-break/>The Modifications which You create or to which You contribute are governed by the terms of this License, including without limitation Section <text:span text:style-name="T4">2.2</text:span>. The Source Code version of Covered Code may be distributed only under the terms of this License or a future version of this License released under Section <text:span text:style-name="T4">6.1</text:span>,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text:span text:style-name="T4">3.5</text:span>. <text:bookmark text:name="3.22"/></text:p>
          <text:p text:style-name="P45"><text:span text:style-name="T4">3.2. Availability of Source Code.</text:span> <text:line-break/>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 <text:bookmark text:name="3.32"/></text:p>
          <text:p text:style-name="P45"><text:span text:style-name="T4">3.3. Description of Modifications.</text:span> <text:line-break/><text:soft-page-break/>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 <text:bookmark text:name="3.42"/></text:p>
          <text:p text:style-name="P45"><text:span text:style-name="T4">3.4. Intellectual Property Matters</text:span> </text:p>
          <text:list>
            <text:list-header>
              <text:p text:style-name="P45"><text:span text:style-name="T4">(a) Third Party Claims</text:span>. <text:line-break/>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 </text:p>
              <text:p text:style-name="P45"><text:span text:style-name="T4">(b) Contributor APIs</text:span>. <text:line-break/>If Contributor's Modifications include an application programming interface and Contributor has knowledge of patent licenses which are reasonably necessary to implement that API, Contributor must also include this information in the LEGAL file. <text:line-break/> </text:p>
            </text:list-header>
          </text:list>
          <text:p text:style-name="P69">          <text:span text:style-name="T4">(c)    Representations.</text:span> </text:p>
          <text:list text:continue-numbering="true">
            <text:list-header>
              <text:p text:style-name="P45">Contributor represents that, except as disclosed pursuant to Section 3.4(a) above, Contributor believes that Contributor's Modifications are Contributor's original creation(s) and/or Contributor has sufficient rights to grant the rights conveyed by this License. </text:p>
            </text:list-header>
          </text:list>
          <text:p text:style-name="P45"><text:bookmark text:name="3.52"/><text:line-break/><text:span text:style-name="T4">3.5. Required Notices.</text:span> <text:line-break/>You must duplicate the notice in <text:span text:style-name="T4">Exhibit A</text:span>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text:span text:style-name="T4">Exhibit A</text:span>.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 <text:bookmark text:name="3.62"/></text:p>
          <text:p text:style-name="P45"><text:span text:style-name="T4">3.6. Distribution of Executable Versions.</text:span> <text:line-break/>You may distribute Covered Code in Executable form only if the requirements of Section <text:span text:style-name="T4">3.1-3.5</text:span> have been met for that Covered Code, and if You include a notice stating that the Source Code version of the Covered Code is available under the terms of this License, including a description of how and where You have fulfilled the obligations of Section <text:span text:style-name="T4">3.2</text:span>.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text:soft-page-break/>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 <text:bookmark text:name="3.72"/></text:p>
          <text:p text:style-name="P45"><text:span text:style-name="T4">3.7. Larger Works.</text:span> <text:line-break/>You may create a Larger Work by combining Covered Code with other code not governed by the terms of this License and distribute the Larger Work as a single product. In such a case, You must make sure the requirements of this License are fulfilled for the Covered Code.</text:p>
        </text:list-header>
      </text:list>
      <text:p text:style-name="Text_20_body"><text:bookmark text:name="42"/><text:span text:style-name="T4">4. Inability to Comply Due to Statute or Regulation.</text:span> </text:p>
      <text:list xml:id="list1244975605" text:style-name="L81">
        <text:list-header>
          <text:p text:style-name="P46">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LEGAL file described in Section <text:span text:style-name="T4">3.4</text:span> and must be included with all distributions of the Source Code. Except to the extent prohibited by statute or regulation, such description must be sufficiently detailed for a recipient of ordinary skill to be able to understand it. </text:p>
        </text:list-header>
      </text:list>
      <text:p text:style-name="Text_20_body"><text:bookmark text:name="52"/><text:span text:style-name="T4">5. Application of this License.</text:span> </text:p>
      <text:list xml:id="list613655836" text:style-name="L82">
        <text:list-header>
          <text:p text:style-name="P47">This License applies to code to which the Initial Developer has attached the notice in <text:span text:style-name="T4">Exhibit A</text:span> and to related Covered Code. </text:p>
        </text:list-header>
      </text:list>
      <text:p text:style-name="Text_20_body"><text:bookmark text:name="62"/><text:span text:style-name="T4">6. Versions of the License.</text:span> <text:bookmark text:name="6.12"/></text:p>
      <text:list xml:id="list1826293703" text:style-name="L83">
        <text:list-header>
          <text:p text:style-name="P48"><text:span text:style-name="T4">6.1. New Versions</text:span>. <text:line-break/>Netscape Communications Corporation (''Netscape'') may publish revised and/or new versions of the License from time to time. Each version will be given a distinguishing version number. <text:bookmark text:name="6.22"/></text:p>
          <text:p text:style-name="P48"><text:span text:style-name="T4">6.2. Effect of New Versions</text:span>. <text:line-break/>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 <text:bookmark text:name="6.32"/></text:p>
          <text:p text:style-name="P48"><text:span text:style-name="T4">6.3. Derivative Works</text:span>. <text:line-break/>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text:span text:style-name="T4">Exhibit A</text:span> shall not of themselves be deemed to be modifications of this License.)</text:p>
        </text:list-header>
      </text:list>
      <text:p text:style-name="Text_20_body"><text:bookmark text:name="72"/><text:span text:style-name="T4">7. DISCLAIMER OF WARRANTY.</text:span> </text:p>
      <text:list xml:id="list1354369141" text:style-name="L84">
        <text:list-header>
          <text:p text:style-name="P49">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text:soft-page-break/>IS AUTHORIZED HEREUNDER EXCEPT UNDER THIS DISCLAIMER. </text:p>
        </text:list-header>
      </text:list>
      <text:p text:style-name="Text_20_body"><text:bookmark text:name="82"/><text:span text:style-name="T4">8. TERMINATION.</text:span> <text:bookmark text:name="8.12"/></text:p>
      <text:list xml:id="list464944753" text:style-name="L85">
        <text:list-header>
          <text:p text:style-name="P50"><text:span text:style-name="T4">8.1.  </text:span>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 <text:bookmark text:name="8.22"/></text:p>
          <text:p text:style-name="P50"><text:span text:style-name="T4">8.2.  </text:span>If You initiate litigation by asserting a patent infringement claim (excluding declatory judgment actions) against Initial Developer or a Contributor (the Initial Developer or Contributor against whom You file such action is referred to as "Participant")  alleging that: </text:p>
          <text:p text:style-name="P50"><text:span text:style-name="T4">(a)  </text:span>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 </text:p>
          <text:p text:style-name="P50"><text:span text:style-name="T4">(b)</text:span>  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 <text:bookmark text:name="8.32"/></text:p>
          <text:p text:style-name="P50"><text:span text:style-name="T4">8.3.  </text:span>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 <text:bookmark text:name="8.42"/></text:p>
          <text:p text:style-name="P50"><text:span text:style-name="T4">8.4.</text:span>  In the event of termination under Sections 8.1 or 8.2 above,  all end user license agreements (excluding distributors and resellers) which have been validly granted by You or any distributor hereunder prior to termination shall survive termination.</text:p>
        </text:list-header>
      </text:list>
      <text:p text:style-name="Text_20_body"><text:bookmark text:name="92"/><text:span text:style-name="T4">9. LIMITATION OF LIABILITY.</text:span> </text:p>
      <text:list xml:id="list870242250" text:style-name="L86">
        <text:list-header>
          <text:p text:style-name="P51">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 </text:p>
        </text:list-header>
      </text:list>
      <text:p text:style-name="Text_20_body"><text:bookmark text:name="102"/><text:span text:style-name="T4">10. U.S. GOVERNMENT END USERS.</text:span> </text:p>
      <text:list xml:id="list1036745804" text:style-name="L87">
        <text:list-header>
          <text:p text:style-name="P52">The Covered Code is a ''commercial item,'' as that term is defined in 48 C.F.R. 2.101 (Oct. 1995), <text:soft-page-break/>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 </text:p>
        </text:list-header>
      </text:list>
      <text:p text:style-name="Text_20_body"><text:bookmark text:name="112"/><text:span text:style-name="T4">11. MISCELLANEOUS.</text:span> </text:p>
      <text:list xml:id="list1098489107" text:style-name="L88">
        <text:list-header>
          <text:p text:style-name="P53">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 </text:p>
        </text:list-header>
      </text:list>
      <text:p text:style-name="Text_20_body"><text:bookmark text:name="122"/><text:span text:style-name="T4">12. RESPONSIBILITY FOR CLAIMS.</text:span> </text:p>
      <text:list xml:id="list2164389862" text:style-name="L89">
        <text:list-header>
          <text:p text:style-name="P54">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 </text:p>
        </text:list-header>
      </text:list>
      <text:p text:style-name="Text_20_body"><text:bookmark text:name="132"/><text:span text:style-name="T4">13. MULTIPLE-LICENSED CODE.</text:span> </text:p>
      <text:list xml:id="list2115238690" text:style-name="L90">
        <text:list-header>
          <text:p text:style-name="P55">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 </text:p>
        </text:list-header>
      </text:list>
      <text:p text:style-name="Text_20_body"><text:bookmark text:name="EXHIBIT-A2"/><text:line-break/><text:span text:style-name="T4">EXHIBIT A -Mozilla Public License.</text:span> </text:p>
      <text:list xml:id="list682790995" text:style-name="L91">
        <text:list-header>
          <text:p text:style-name="P56">``The contents of this file are subject to the Mozilla Public License Version 1.1 (the "License"); you may not use this file except in compliance with the License. You may obtain a copy of the License at <text:line-break/>http://www.mozilla.org/MPL/ </text:p>
          <text:p text:style-name="P56">Software distributed under the License is distributed on an "AS IS" basis, WITHOUT WARRANTY OF <text:line-break/>ANY KIND, either express or implied. See the License for the specific language governing rights and <text:line-break/>limitations under the License. </text:p>
          <text:p text:style-name="P56">The Original Code is ______________________________________. </text:p>
          <text:p text:style-name="P56">The Initial Developer of the Original Code is ________________________. Portions created by <text:line-break/> ______________________ are Copyright (C) ______ _______________________. All Rights <text:line-break/>Reserved. </text:p>
          <text:p text:style-name="P56">Contributor(s): ______________________________________. </text:p>
          <text:p text:style-name="P56">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text:soft-page-break/>either the MPL or the [___] License." </text:p>
          <text:p text:style-name="P56">[NOTE: The text of this Exhibit A may differ slightly from the text of the notices in the Source Code files of the Original Code. You should use the text of this Exhibit A rather than the text found in the Original Code Source Code for Your Modifications.] </text:p>
        </text:list-header>
      </text:list>
      <text:p text:style-name="Horizontal_20_Line"/>
      <text:h text:style-name="Heading_20_2" text:outline-level="2">FSF</text:h>
      <text:h text:style-name="Heading_20_3" text:outline-level="3">GNU General Public License</text:h>
      <text:p text:style-name="Horizontal_20_Line"/>
      <text:p text:style-name="Text_20_body"/>
      <text:h text:style-name="Heading_20_4" text:outline-level="4"><text:bookmark text:name="gpl"/>GNU GENERAL PUBLIC LICENSE</text:h>
      <text:p text:style-name="Text_20_body">Version 2, June 1991 </text:p>
      <text:p text:style-name="Preformatted_20_Text">Copyright (C) 1989, 1991 Free Software Foundation, Inc. <text:s/></text:p>
      <text:p text:style-name="Preformatted_20_Text">51 Franklin Street, Fifth Floor, Boston, MA <text:s/>02110-1301, USA</text:p>
      <text:p text:style-name="Preformatted_20_Text"/>
      <text:p text:style-name="Preformatted_20_Text">Everyone is permitted to copy and distribute verbatim copies</text:p>
      <text:p text:style-name="P2">of this license document, but changing it is not allowed.</text:p>
      <text:h text:style-name="Heading_20_4" text:outline-level="4">Preamble</text:h>
      <text:p text:style-name="Text_20_body">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 </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 </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 </text:p>
      <text:p text:style-name="Text_20_body">We protect your rights with two steps: (1) copyright the software, and (2) offer you this license which gives you legal permission to copy, distribute and/or modify the software. </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 </text:p>
      <text:p text:style-name="Text_20_body">Finally, any free program is threatened constantly by software patents. We wish to avoid the danger that redistributors of a free program will individually obtain patent licenses, in effect making the program <text:soft-page-break/>proprietary. To prevent this, we have made it clear that any patent must be licensed for everyone's free use or not licensed at all. </text:p>
      <text:p text:style-name="Text_20_body">The precise terms and conditions for copying, distribution and modification follow. </text:p>
      <text:h text:style-name="Heading_20_4" text:outline-level="4">TERMS AND CONDITIONS FOR COPYING, DISTRIBUTION AND MODIFICATION</text:h>
      <text:p text:style-name="Text_20_body"><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 </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 </text:p>
      <text:p text:style-name="Text_20_body"><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text:p>
      <text:p text:style-name="Text_20_body">You may charge a fee for the physical act of transferring a copy, and you may at your option offer warranty protection in exchange for a fee. </text:p>
      <text:p text:style-name="Text_20_body"><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 </text:p>
      <text:p text:style-name="List_20_Contents"><text:span text:style-name="Strong_20_Emphasis">a)</text:span> You must cause the modified files to carry prominent notices stating that you changed the files and the date of any change. </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 </text:p>
      <text:p text:style-name="P7"><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 </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 </text:p>
      <text:p text:style-name="Text_20_body">Thus, it is not the intent of this section to claim rights or contest your rights to work written entirely by you; rather, the intent is to exercise the right to control the distribution of derivative or collective works based on the Program. </text:p>
      <text:p text:style-name="Text_20_body">In addition, mere aggregation of another work not based on the Program with the Program (or with a work based on the Program) on a volume of a storage or distribution medium does not bring the other work under the scope of this License. </text:p>
      <text:p text:style-name="Text_20_body"><text:soft-page-break/><text:span text:style-name="Strong_20_Emphasis">3.</text:span> You may copy and distribute the Program (or a work based on it, under Section 2) in object code or executable form under the terms of Sections 1 and 2 above provided that you also do one of the following: </text:p>
      <text:p text:style-name="List_20_Contents"><text:span text:style-name="Strong_20_Emphasis">a)</text:span> Accompany it with the complete corresponding machine-readable source code, which must be distributed under the terms of Sections 1 and 2 above on a medium customarily used for software interchange; or, </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 </text:p>
      <text:p text:style-name="P7"><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 </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 </text:p>
      <text:p text:style-name="Text_20_body"><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 </text:p>
      <text:p text:style-name="Text_20_body"><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 </text:p>
      <text:p text:style-name="Text_20_body"><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 </text:p>
      <text:p text:style-name="Text_20_body">If any portion of this section is held invalid or unenforceable under any particular circumstance, the balance of the section is intended to apply and the section as a whole is intended to apply in other circumstances. </text:p>
      <text:p text:style-name="Text_20_body">It is not the purpose of this section to induce you to infringe any patents or other property right claims or to contest validity of any such claims; this section has the sole purpose of protecting the integrity of the free <text:soft-page-break/>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Text_20_body">This section is intended to make thoroughly clear what is believed to be a consequence of the rest of this License. </text:p>
      <text:p text:style-name="Text_20_body"><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Text_20_body"><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 </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 </text:p>
      <text:p text:style-name="Text_20_body"><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Text_20_body"><text:span text:style-name="Strong_20_Emphasis">NO WARRANTY</text:span></text:p>
      <text:p text:style-name="Text_20_body"><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text:p>
      <text:p text:style-name="Text_20_body"><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text:p>
      <text:h text:style-name="Heading_20_4" text:outline-level="4">END OF TERMS AND CONDITIONS</text:h>
      <text:p text:style-name="Horizontal_20_Line"/>
      <text:h text:style-name="Heading_20_2" text:outline-level="2"><text:soft-page-break/>FSF</text:h>
      <text:h text:style-name="Heading_20_3" text:outline-level="3">GNU Lesser General Public License</text:h>
      <text:p text:style-name="Horizontal_20_Line"/>
      <text:p text:style-name="P59"><text:line-break/><text:bookmark text:name="lgpl"/>GNU LESSER GENERAL PUBLIC LICENSE <text:line-break/>Version 2.1, February 1999 <text:line-break/><text:line-break/>Copyright (C) 1991, 1999 Free Software Foundation, Inc. 59 Temple Place, Suite 330, Boston, MA 02111-1307 USA Everyone is permitted to copy and distribute verbatim copies of this license document, but changing it is not allowed. <text:line-break/>[This is the first released version of the Lesser GPL. It also counts as the successor of the GNU Library Public License, version 2, hence the version number 2.1.] <text:line-break/><text:line-break/>Preamble <text:line-break/><text:line-break/>The licenses for most software are designed to take away your freedom to share and change it. By contrast, the GNU General Public Licenses are intended to guarantee your freedom to share and change free software--to make sure the software is free for all its users. <text:line-break/>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 <text:line-break/>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 <text:line-break/>To protect your rights, we need to make restrictions that forbid distributors to deny you these rights or to ask you to surrender these rights. These restrictions translate to certain responsibilities for you if you distribute copies of the library or if you modify it. <text:line-break/>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 <text:line-break/>We protect your rights with a two-step method: (1) we copyright the library, and (2) we offer you this license, which gives you legal permission to copy, distribute and/or modify the library. <text:line-break/>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 <text:line-break/><text:line-break/>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 <text:line-break/>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 <text:line-break/>When a program is linked with a library, whether statically or using a shared library, the combination of the <text:soft-page-break/>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 <text:line-break/>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 <text:line-break/>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 <text:line-break/>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 <text:line-break/>Although the Lesser General Public License is Less protective of the users' freedom, it does ensure that the user of a program that is linked with the Library has the freedom and the wherewithal to run that program using a modified version of the Library. <text:line-break/>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 <text:line-break/><text:line-break/>GNU LESSER GENERAL PUBLIC LICENSE TERMS AND CONDITIONS FOR COPYING, DISTRIBUTION AND MODIFICATION <text:line-break/>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 <text:line-break/>A "library" means a collection of software functions and/or data prepared so as to be conveniently linked with application programs (which use some of those functions and data) to form executables. <text:line-break/>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line-break/>"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line-break/>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line-break/>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line-break/>You may charge a fee for the physical act of transferring a copy, and you may at your option offer warranty protection in exchange for a fee. <text:line-break/><text:line-break/>2. You may modify your copy or copies of the Library or any portion of it, thus forming a work based on the Library, and copy and distribute such modifications or work under the terms of Section 1 above, provided <text:soft-page-break/>that you also meet all of these conditions: <text:line-break/>a) The modified work must itself be a software library. <text:line-break/>b) You must cause the files modified to carry prominent notices stating that you changed the files and the date of any change. <text:line-break/>c) You must cause the whole of the work to be licensed at no charge to all third parties under the terms of this License. <text:line-break/>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line-break/>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line-break/>Thus, it is not the intent of this section to claim rights or contest your rights to work written entirely by you; rather, the intent is to exercise the right to control the distribution of derivative or collective works based on the Library. <text:line-break/>In addition, mere aggregation of another work not based on the Library with the Library (or with a work based on the Library) on a volume of a storage or distribution medium does not bring the other work under the scope of this License. <text:line-break/>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line-break/><text:line-break/>Once this change is made in a given copy, it is irreversible for that copy, so the ordinary GNU General Public License applies to all subsequent copies and derivative works made from that copy. <text:line-break/>This option is useful when you wish to copy part of the code of the Library into a program that is not a library. <text:line-break/>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line-break/>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line-break/>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line-break/>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line-break/>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line-break/><text:soft-page-break/>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line-break/>Otherwise, if the work is a derivative of the Library, you may distribute the object code for the work under the terms of Section 6. Any executables containing that work also fall under Section 6, whether or not they are linked directly with the Library itself. <text:line-break/><text:line-break/>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line-break/>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line-break/>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line-break/>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text:line-break/>c) Accompany the work with a written offer, valid for at least three years, to give the same user the materials specified in Subsection 6a, above, for a charge no more than the cost of performing this distribution. <text:line-break/>d) If distribution of the work is made by offering access to copy from a designated place, offer equivalent access to copy the above specified materials from the same place. <text:line-break/>e) Verify that the user has already received a copy of these materials or that you have already sent this user a copy. <text:line-break/>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 <text:line-break/>It may happen that this requirement contradicts the license restrictions of other proprietary libraries that do not normally accompany the operating system. Such a contradiction means you cannot use both them and the Library together in an executable that you distribute. <text:line-break/><text:line-break/>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 <text:line-break/>a) Accompany the combined library with a copy of the same work based on the Library, uncombined with any other library facilities. This must be distributed under the terms of the Sections above. <text:line-break/>b) Give prominent notice with the combined library of the fact that part of it is a work based on the Library, and explaining where to find the accompanying uncombined form of the same work. <text:line-break/>8. You may not copy, modify, sublicense, link with, or distribute the Library except as expressly provided under this License. Any attempt otherwise to copy, modify, sublicense, link with, or distribute the Library is <text:soft-page-break/>void, and will automatically terminate your rights under this License. However, parties who have received copies, or rights, from you under this License will not have their licenses terminated so long as such parties remain in full compliance. <text:line-break/>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line-break/>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 <text:line-break/><text:line-break/>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line-break/>If any portion of this section is held invalid or unenforceable under any particular circumstance, the balance of the section is intended to apply, and the section as a whole is intended to apply in other circumstances. <text:line-break/>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line-break/>This section is intended to make thoroughly clear what is believed to be a consequence of the rest of this License. <text:line-break/>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line-break/>13. The Free Software Foundation may publish revised and/or new versions of the Lesser General Public License from time to time. Such new versions will be similar in spirit to the present version, but may differ in detail to address new problems or concerns. <text:line-break/>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line-break/><text:line-break/>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line-break/><text:line-break/>NO WARRANTY <text:line-break/>15. BECAUSE THE LIBRARY IS LICENSED FREE OF CHARGE, THERE IS NO WARRANTY FOR <text:soft-page-break/>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 <text:line-break/>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line-break/>END OF TERMS AND CONDITIONS </text:p>
      <text:p text:style-name="Horizontal_20_Line"/>
      <text:h text:style-name="Heading_20_2" text:outline-level="2">LaTeX3 Project</text:h>
      <text:h text:style-name="Heading_20_3" text:outline-level="3">The LaTeX Project Public License</text:h>
      <text:p text:style-name="Text_20_body"><text:bookmark text:name="lppl"/>The LaTeX Project Public License </text:p>
      <text:p text:style-name="Preformatted_20_Text">=-=-=-=-=-=-=-=-=-=-=-=-=-=-=-=-</text:p>
      <text:p text:style-name="Preformatted_20_Text"/>
      <text:p text:style-name="Preformatted_20_Text">LPPL Version 1.3c <text:s/>2006-05-20</text:p>
      <text:p text:style-name="Preformatted_20_Text"/>
      <text:p text:style-name="Preformatted_20_Text">Copyright 1999 2002-2006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text:soft-page-break/>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 text:c="3"/>`Distribution'</text:p>
      <text:p text:style-name="Preformatted_20_Text"><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text:soft-page-break/></text:p>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oft-page-break/><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text:soft-page-break/></text:p>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text:soft-page-break/>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oft-page-break/><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text:p text:style-name="Preformatted_20_Tex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ans1" svg:font-family="FreeSans"/>
    <style:font-face style:name="OpenSymbol" svg:font-family="OpenSymbol"/>
    <style:font-face style:name="Cumberland AMT" svg:font-family="'Cumberland AMT'"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Droid Sans Fallback1" style:font-size-asian="10pt" style:font-name-complex="Cumberland AMT" style:font-size-complex="10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horndale AMT" fo:font-size="14pt" fo:font-weight="bold" style:font-name-asian="Droid Sans Fallback" style:font-size-asian="14pt" style:font-weight-asian="bold" style:font-name-complex="FreeSans"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Heading_20_2" style:display-name="Heading 2" style:family="paragraph" style:parent-style-name="Heading" style:next-style-name="Text_20_body" style:default-outline-level="2" style:list-style-name="" style:class="text">
      <style:text-properties style:font-name="Thorndale AMT" fo:font-size="18pt" fo:font-weight="bold" style:font-name-asian="Droid Sans Fallback"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horndale AMT" fo:font-size="12pt" fo:font-weight="bold" style:font-name-asian="Droid Sans Fallback" style:font-size-asian="12pt" style:font-weight-asian="bold" style:font-name-complex="FreeSans" style:font-size-complex="12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3T20:59:05</meta:creation-date>
    <dc:date>2010-09-23T21:00:20</dc:date>
    <meta:editing-duration>PT1M15S</meta:editing-duration>
    <meta:editing-cycles>2</meta:editing-cycles>
    <meta:generator>OpenOffice.org/3.3$Linux OpenOffice.org_project/330m7$Build-9526</meta:generator>
    <meta:document-statistic meta:table-count="0" meta:image-count="0" meta:object-count="0" meta:page-count="132" meta:paragraph-count="3742" meta:word-count="67869" meta:character-count="423442"/>
  </office:meta>
</office:document-meta>
</file>